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Standard">
      <style:table-properties style:width="58.242cm" fo:margin-left="0cm" fo:margin-top="0cm" fo:margin-bottom="0cm" style:page-number="auto" table:align="left" style:writing-mode="lr-tb"/>
    </style:style>
    <style:style style:name="Tabela1.A" style:family="table-column">
      <style:table-column-properties style:column-width="3.494cm"/>
    </style:style>
    <style:style style:name="Tabela1.B" style:family="table-column">
      <style:table-column-properties style:column-width="8.8cm"/>
    </style:style>
    <style:style style:name="Tabela1.C" style:family="table-column">
      <style:table-column-properties style:column-width="9.033cm"/>
    </style:style>
    <style:style style:name="Tabela1.D" style:family="table-column">
      <style:table-column-properties style:column-width="13.344cm"/>
    </style:style>
    <style:style style:name="Tabela1.E" style:family="table-column">
      <style:table-column-properties style:column-width="1.602cm"/>
    </style:style>
    <style:style style:name="Tabela1.F" style:family="table-column">
      <style:table-column-properties style:column-width="2.323cm"/>
    </style:style>
    <style:style style:name="Tabela1.G" style:family="table-column">
      <style:table-column-properties style:column-width="2.191cm"/>
    </style:style>
    <style:style style:name="Tabela1.H" style:family="table-column">
      <style:table-column-properties style:column-width="1.427cm"/>
    </style:style>
    <style:style style:name="Tabela1.I" style:family="table-column">
      <style:table-column-properties style:column-width="1.787cm"/>
    </style:style>
    <style:style style:name="Tabela1.J" style:family="table-column">
      <style:table-column-properties style:column-width="1.685cm"/>
    </style:style>
    <style:style style:name="Tabela1.K" style:family="table-column">
      <style:table-column-properties style:column-width="1.607cm"/>
    </style:style>
    <style:style style:name="Tabela1.L" style:family="table-column">
      <style:table-column-properties style:column-width="1.556cm"/>
    </style:style>
    <style:style style:name="Tabela1.M" style:family="table-column">
      <style:table-column-properties style:column-width="1.549cm"/>
    </style:style>
    <style:style style:name="Tabela1.N" style:family="table-column">
      <style:table-column-properties style:column-width="1.683cm"/>
    </style:style>
    <style:style style:name="Tabela1.O" style:family="table-column">
      <style:table-column-properties style:column-width="1.584cm"/>
    </style:style>
    <style:style style:name="Tabela1.P" style:family="table-column">
      <style:table-column-properties style:column-width="1.655cm"/>
    </style:style>
    <style:style style:name="Tabela1.Q" style:family="table-column">
      <style:table-column-properties style:column-width="1.404cm"/>
    </style:style>
    <style:style style:name="Tabela1.R" style:family="table-column">
      <style:table-column-properties style:column-width="1.506cm"/>
    </style:style>
    <style:style style:name="Tabela1.1" style:family="table-row">
      <style:table-row-properties style:row-height="0.686cm" fo:keep-together="auto"/>
    </style:style>
    <style:style style:name="Tabela1.A1" style:family="table-cell">
      <style:table-cell-properties style:vertical-align="middle" fo:padding-left="0.071cm" fo:padding-right="0cm" fo:padding-top="0cm" fo:padding-bottom="0cm" fo:border="none"/>
    </style:style>
    <style:style style:name="Tabela1.2" style:family="table-row">
      <style:table-row-properties style:row-height="0.457cm" fo:keep-together="auto"/>
    </style:style>
    <style:style style:name="Tabela1.A2" style:family="table-cell">
      <style:table-cell-properties style:vertical-align="middle" fo:padding-left="0.071cm" fo:padding-right="0cm" fo:padding-top="0cm" fo:padding-bottom="0cm" fo:border="0.5pt solid #000000"/>
    </style:style>
    <style:style style:name="Tabela1.B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0.5pt solid #000000"/>
    </style:style>
    <style:style style:name="Tabela1.E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none"/>
    </style:style>
    <style:style style:name="Tabela1.3" style:family="table-row">
      <style:table-row-properties style:row-height="0.406cm" fo:keep-together="auto"/>
    </style:style>
    <style:style style:name="Tabela1.4" style:family="table-row">
      <style:table-row-properties style:row-height="1.143cm" fo:keep-together="auto"/>
    </style:style>
    <style:style style:name="Tabela1.A5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/>
    </style:style>
    <style:style style:name="Tabela1.B5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/>
    </style:style>
    <style:style style:name="Tabela1.E5" style:family="table-cell">
      <style:table-cell-properties style:vertical-align="middle" fo:padding-left="0.071cm" fo:padding-right="0.071cm" fo:padding-top="0cm" fo:padding-bottom="0cm" fo:border-left="none" fo:border-right="0.5pt solid #000000" fo:border-top="none" fo:border-bottom="0.5pt solid #000000"/>
    </style:style>
    <style:style style:name="Tabela1.E43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/>
    </style:style>
    <style:style style:name="Tabela1.936" style:family="table-row">
      <style:table-row-properties style:row-height="0.762cm" fo:keep-together="auto"/>
    </style:style>
    <style:style style:name="Tabela1.A936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C936" style:family="table-cell">
      <style:table-cell-properties style:vertical-align="middle" fo:padding="0cm" fo:border-left="none" fo:border-right="0.5pt solid #000000" fo:border-top="none" fo:border-bottom="0.5pt solid #000000"/>
    </style:style>
    <style:style style:name="Tabela1.937" style:family="table-row">
      <style:table-row-properties style:row-height="0.508cm" fo:keep-together="auto"/>
    </style:style>
    <style:style style:name="Tabela1.A937" style:family="table-cell">
      <style:table-cell-properties fo:padding="0cm" fo:border="none"/>
    </style:style>
    <style:style style:name="Tabela1.B937" style:family="table-cell">
      <style:table-cell-properties fo:padding="0cm" fo:border="none"/>
    </style:style>
    <style:style style:name="Tabela1.A938" style:family="table-cell">
      <style:table-cell-properties fo:padding="0cm" fo:border="none"/>
    </style:style>
    <style:style style:name="Tabela1.B938" style:family="table-cell">
      <style:table-cell-properties fo:padding="0cm" fo:border="none"/>
    </style:style>
    <style:style style:name="Tabela1.939" style:family="table-row">
      <style:table-row-properties style:row-height="4.75cm" fo:keep-together="auto"/>
    </style:style>
    <style:style style:name="Tabela1.A939" style:family="table-cell">
      <style:table-cell-properties fo:padding="0cm" fo:border="non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 style:writing-mode="lr-tb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 style:writing-mode="lr-tb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 style:writing-mode="lr-tb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 style:writing-mode="lr-tb"/>
    </style:style>
    <style:style style:name="P5" style:family="paragraph" style:parent-style-name="Standard">
      <style:paragraph-properties fo:text-align="start" style:justify-single-word="false" style:writing-mode="lr-tb"/>
    </style:style>
    <style:style style:name="P6" style:family="paragraph" style:parent-style-name="Standard">
      <style:paragraph-properties fo:margin-left="0.102cm" fo:margin-right="0cm" fo:margin-top="0cm" fo:margin-bottom="0cm" loext:contextual-spacing="false" fo:line-height="100%" fo:text-align="start" style:justify-single-word="false" fo:text-indent="0cm" style:auto-text-indent="false" style:vertical-align="top" style:writing-mode="lr-tb"/>
    </style:style>
    <style:style style:name="T1" style:family="text">
      <style:text-properties style:font-name="Arial" fo:font-size="7pt" fo:font-weight="bold" style:font-size-asian="7pt" style:font-weight-asian="bold" style:font-size-complex="7pt"/>
    </style:style>
    <style:style style:name="T2" style:family="text">
      <style:text-properties style:font-name="Arial" fo:font-size="6pt" fo:font-weight="bold" style:font-size-asian="6pt" style:font-weight-asian="bold" style:font-size-complex="6pt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Q"/>
        <table:table-column table:style-name="Tabela1.R"/>
        <table:table-row table:style-name="Tabela1.1">
          <table:table-cell table:style-name="Tabela1.A1" office:value-type="string">
            <text:p text:style-name="P1"><text:bookmark text:name="JR_PAGE_ANCHOR_0_1"/><text:span text:style-name="T1">Mês/Ano de Referencia:</text:span></text:p>
          </table:table-cell>
          <table:table-cell table:style-name="Tabela1.A1" table:number-columns-spanned="17" office:value-type="string">
            <text:p text:style-name="P1"><text:span text:style-name="T1">Ago/202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table:number-rows-spanned="3" office:value-type="string">
            <text:p text:style-name="P3"><text:span text:style-name="T2">Matrícula</text:span></text:p>
          </table:table-cell>
          <table:table-cell table:style-name="Tabela1.B2" table:number-rows-spanned="3" office:value-type="string">
            <text:p text:style-name="P3"><text:span text:style-name="T2">Nome</text:span></text:p>
          </table:table-cell>
          <table:table-cell table:style-name="Tabela1.B2" table:number-rows-spanned="3" office:value-type="string">
            <text:p text:style-name="P3"><text:span text:style-name="T2">Cargo</text:span></text:p>
          </table:table-cell>
          <table:table-cell table:style-name="Tabela1.B2" table:number-rows-spanned="3" office:value-type="string">
            <text:p text:style-name="P3"><text:span text:style-name="T2">Lotação</text:span></text:p>
          </table:table-cell>
          <table:table-cell table:style-name="Tabela1.E2" table:number-columns-spanned="9" office:value-type="string">
            <text:p text:style-name="P3"><text:span text:style-name="T2">Rendiment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E2" table:number-columns-spanned="4" office:value-type="string">
            <text:p text:style-name="P3"><text:span text:style-name="T2">Descontos</text:span></text:p>
          </table:table-cell>
          <table:covered-table-cell/>
          <table:covered-table-cell/>
          <table:covered-table-cell/>
          <table:table-cell table:style-name="Tabela1.B2" table:number-rows-spanned="3" office:value-type="string">
            <text:p text:style-name="P3"><text:span text:style-name="T2">Rendimento Líquido Total (14)</text:span></text:p>
          </table:table-cell>
        </table:table-row>
        <table:table-row table:style-name="Tabela1.3">
          <table:covered-table-cell/>
          <table:covered-table-cell/>
          <table:covered-table-cell/>
          <table:covered-table-cell/>
          <table:table-cell table:style-name="Tabela1.E2" table:number-columns-spanned="2" office:value-type="string">
            <text:p text:style-name="P3"><text:span text:style-name="T2">Remuneração Básica</text:span></text:p>
          </table:table-cell>
          <table:covered-table-cell/>
          <table:table-cell table:style-name="Tabela1.E2" table:number-columns-spanned="4" office:value-type="string">
            <text:p text:style-name="P3"><text:span text:style-name="T2">Remuneração Eventual ou Temporária</text:span></text:p>
          </table:table-cell>
          <table:covered-table-cell/>
          <table:covered-table-cell/>
          <table:covered-table-cell/>
          <table:table-cell table:style-name="Tabela1.B2" table:number-rows-spanned="2" office:value-type="string">
            <text:p text:style-name="P3"><text:span text:style-name="T2">Outras Remunerações Temporárias(7)</text:span></text:p>
          </table:table-cell>
          <table:table-cell table:style-name="Tabela1.B2" table:number-rows-spanned="2" office:value-type="string">
            <text:p text:style-name="P3"><text:span text:style-name="T2">Verbas Indenizatórias(8)</text:span></text:p>
          </table:table-cell>
          <table:table-cell table:style-name="Tabela1.B2" table:number-rows-spanned="2" office:value-type="string">
            <text:p text:style-name="P3"><text:span text:style-name="T2">Total de Rendimentos Brutos(9)</text:span></text:p>
          </table:table-cell>
          <table:table-cell table:style-name="Tabela1.E2" table:number-columns-spanned="3" office:value-type="string">
            <text:p text:style-name="P3"><text:span text:style-name="T2">Obrigatórios/Legais</text:span></text:p>
          </table:table-cell>
          <table:covered-table-cell/>
          <table:covered-table-cell/>
          <table:table-cell table:style-name="Tabela1.B2" table:number-rows-spanned="2" office:value-type="string">
            <text:p text:style-name="P3"><text:span text:style-name="T2">Total de Descontos(13)</text:span></text:p>
          </table:table-cell>
          <table:covered-table-cell/>
        </table:table-row>
        <table:table-row table:style-name="Tabela1.4">
          <table:covered-table-cell/>
          <table:covered-table-cell/>
          <table:covered-table-cell/>
          <table:covered-table-cell/>
          <table:table-cell table:style-name="Tabela1.B2" office:value-type="string">
            <text:p text:style-name="P3"><text:span text:style-name="T2">Remuneração do Cargo Efetivo(1)</text:span></text:p>
          </table:table-cell>
          <table:table-cell table:style-name="Tabela1.B2" office:value-type="string">
            <text:p text:style-name="P3"><text:span text:style-name="T2">Outras Verbas Remuneratórias, Legais ou Judiciais(2)</text:span></text:p>
          </table:table-cell>
          <table:table-cell table:style-name="Tabela1.B2" office:value-type="string">
            <text:p text:style-name="P3"><text:span text:style-name="T2">Função de Confiança ou Cargo em Comissão(3)</text:span></text:p>
          </table:table-cell>
          <table:table-cell table:style-name="Tabela1.B2" office:value-type="string">
            <text:p text:style-name="P3"><text:span text:style-name="T2">Gratificação Natalina(4)</text:span></text:p>
          </table:table-cell>
          <table:table-cell table:style-name="Tabela1.B2" office:value-type="string">
            <text:p text:style-name="P3"><text:span text:style-name="T2">Férias (1/3 constitucional) (5)</text:span></text:p>
          </table:table-cell>
          <table:table-cell table:style-name="Tabela1.B2" office:value-type="string">
            <text:p text:style-name="P3"><text:span text:style-name="T2">Abono de Permanência(6)</text:span></text:p>
          </table:table-cell>
          <table:covered-table-cell/>
          <table:covered-table-cell/>
          <table:covered-table-cell/>
          <table:table-cell table:style-name="Tabela1.B2" office:value-type="string">
            <text:p text:style-name="P3"><text:span text:style-name="T2">Contribuição Previdenciária(10)</text:span></text:p>
          </table:table-cell>
          <table:table-cell table:style-name="Tabela1.B2" office:value-type="string">
            <text:p text:style-name="P3"><text:span text:style-name="T2">Imposto de Renda(11)</text:span></text:p>
          </table:table-cell>
          <table:table-cell table:style-name="Tabela1.B2" office:value-type="string">
            <text:p text:style-name="P3"><text:span text:style-name="T2">Retenção por Teto Constitucional(12)</text:span></text:p>
          </table:table-cell>
          <table:covered-table-cell/>
          <table:covered-table-cell/>
        </table:table-row>
        <table:table-row table:style-name="Tabela1.2">
          <table:table-cell table:style-name="Tabela1.A5" office:value-type="string">
            <text:p text:style-name="P3"><text:span text:style-name="T3">1741</text:span></text:p>
          </table:table-cell>
          <table:table-cell table:style-name="Tabela1.B5" office:value-type="string">
            <text:p text:style-name="P3"><text:span text:style-name="T3">ADEILDO JOSE DA SILVA</text:span></text:p>
          </table:table-cell>
          <table:table-cell table:style-name="Tabela1.B5" office:value-type="string">
            <text:p text:style-name="P3"><text:span text:style-name="T3">ANALISTA DO MP- CONTADOR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5" office:value-type="string">
            <text:p text:style-name="P4"><text:span text:style-name="T3">5.615,39</text:span></text:p>
          </table:table-cell>
          <table:table-cell table:style-name="Tabela1.E5" office:value-type="string">
            <text:p text:style-name="P4"><text:span text:style-name="T3">2.246,1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887,00</text:span></text:p>
          </table:table-cell>
          <table:table-cell table:style-name="Tabela1.E5" office:value-type="string">
            <text:p text:style-name="P4"><text:span text:style-name="T3">10.748,55</text:span></text:p>
          </table:table-cell>
          <table:table-cell table:style-name="Tabela1.E5" office:value-type="string">
            <text:p text:style-name="P4"><text:span text:style-name="T3">1.100,62</text:span></text:p>
          </table:table-cell>
          <table:table-cell table:style-name="Tabela1.E5" office:value-type="string">
            <text:p text:style-name="P4"><text:span text:style-name="T3">870,0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970,64</text:span></text:p>
          </table:table-cell>
          <table:table-cell table:style-name="Tabela1.E5" office:value-type="string">
            <text:p text:style-name="P4"><text:span text:style-name="T3">8.777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36</text:span></text:p>
          </table:table-cell>
          <table:table-cell table:style-name="Tabela1.B5" office:value-type="string">
            <text:p text:style-name="P3"><text:span text:style-name="T3">ADEILTON CARLOS DOS SANTOS</text:span></text:p>
          </table:table-cell>
          <table:table-cell table:style-name="Tabela1.B5" office:value-type="string">
            <text:p text:style-name="P3"><text:span text:style-name="T3">AUXILIAR DE SERVIÇOS GERAIS - requisitado</text:span></text:p>
          </table:table-cell>
          <table:table-cell table:style-name="Tabela1.B5" office:value-type="string">
            <text:p text:style-name="P3"><text:span text:style-name="T3">2ª PROMOTORIA DE JUSTICA - ITAPORANGA D'AJUDA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3.589,44</text:span></text:p>
          </table:table-cell>
          <table:table-cell table:style-name="Tabela1.E5" office:value-type="string">
            <text:p text:style-name="P4"><text:span text:style-name="T3">114,3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14,35</text:span></text:p>
          </table:table-cell>
          <table:table-cell table:style-name="Tabela1.E5" office:value-type="string">
            <text:p text:style-name="P4"><text:span text:style-name="T3">3.475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5</text:span></text:p>
          </table:table-cell>
          <table:table-cell table:style-name="Tabela1.B5" office:value-type="string">
            <text:p text:style-name="P3"><text:span text:style-name="T3">ADEILTON DE OLIVEIRA FIEL</text:span></text:p>
          </table:table-cell>
          <table:table-cell table:style-name="Tabela1.B5" office:value-type="string">
            <text:p text:style-name="P3"><text:span text:style-name="T3">1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9,56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887,00</text:span></text:p>
          </table:table-cell>
          <table:table-cell table:style-name="Tabela1.E5" office:value-type="string">
            <text:p text:style-name="P4"><text:span text:style-name="T3">5.186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186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</text:span></text:p>
          </table:table-cell>
          <table:table-cell table:style-name="Tabela1.B5" office:value-type="string">
            <text:p text:style-name="P3"><text:span text:style-name="T3">ADELIA MOREIRA PESSO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231,00</text:span></text:p>
          </table:table-cell>
          <table:table-cell table:style-name="Tabela1.E5" office:value-type="string">
            <text:p text:style-name="P4"><text:span text:style-name="T3">2.231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01</text:span></text:p>
          </table:table-cell>
          <table:table-cell table:style-name="Tabela1.B5" office:value-type="string">
            <text:p text:style-name="P3"><text:span text:style-name="T3">ADEMILTON DE OLIVEIRA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ITABAIANA</text:span></text:p>
          </table:table-cell>
          <table:table-cell table:style-name="Tabela1.E5" office:value-type="string">
            <text:p text:style-name="P4"><text:span text:style-name="T3">35.710,45</text:span></text:p>
          </table:table-cell>
          <table:table-cell table:style-name="Tabela1.E5" office:value-type="string">
            <text:p text:style-name="P4"><text:span text:style-name="T3">4.022,3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562,59</text:span></text:p>
          </table:table-cell>
          <table:table-cell table:style-name="Tabela1.E5" office:value-type="string">
            <text:p text:style-name="P4"><text:span text:style-name="T3">5.356,57</text:span></text:p>
          </table:table-cell>
          <table:table-cell table:style-name="Tabela1.E5" office:value-type="string">
            <text:p text:style-name="P4"><text:span text:style-name="T3">3.506,00</text:span></text:p>
          </table:table-cell>
          <table:table-cell table:style-name="Tabela1.E5" office:value-type="string">
            <text:p text:style-name="P4"><text:span text:style-name="T3">54.157,96</text:span></text:p>
          </table:table-cell>
          <table:table-cell table:style-name="Tabela1.E5" office:value-type="string">
            <text:p text:style-name="P4"><text:span text:style-name="T3">5.562,59</text:span></text:p>
          </table:table-cell>
          <table:table-cell table:style-name="Tabela1.E5" office:value-type="string">
            <text:p text:style-name="P4"><text:span text:style-name="T3">10.569,04</text:span></text:p>
          </table:table-cell>
          <table:table-cell table:style-name="Tabela1.E5" office:value-type="string">
            <text:p text:style-name="P4"><text:span text:style-name="T3">3.438,45</text:span></text:p>
          </table:table-cell>
          <table:table-cell table:style-name="Tabela1.E5" office:value-type="string">
            <text:p text:style-name="P4"><text:span text:style-name="T3">19.570,08</text:span></text:p>
          </table:table-cell>
          <table:table-cell table:style-name="Tabela1.E5" office:value-type="string">
            <text:p text:style-name="P4"><text:span text:style-name="T3">34.587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64</text:span></text:p>
          </table:table-cell>
          <table:table-cell table:style-name="Tabela1.B5" office:value-type="string">
            <text:p text:style-name="P3"><text:span text:style-name="T3">ADEMIR COSTA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GABINETE DE SEGURANCA INSTITUCIONAL - 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9,5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9,5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6</text:span></text:p>
          </table:table-cell>
          <table:table-cell table:style-name="Tabela1.B5" office:value-type="string">
            <text:p text:style-name="P3"><text:span text:style-name="T3">ADERBAL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231,00</text:span></text:p>
          </table:table-cell>
          <table:table-cell table:style-name="Tabela1.E5" office:value-type="string">
            <text:p text:style-name="P4"><text:span text:style-name="T3">2.231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5</text:span></text:p>
          </table:table-cell>
          <table:table-cell table:style-name="Tabela1.B5" office:value-type="string">
            <text:p text:style-name="P3"><text:span text:style-name="T3">ADIEL FEITOSA LEIT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5" office:value-type="string">
            <text:p text:style-name="P4"><text:span text:style-name="T3">4.831,51</text:span></text:p>
          </table:table-cell>
          <table:table-cell table:style-name="Tabela1.E5" office:value-type="string">
            <text:p text:style-name="P4"><text:span text:style-name="T3">508,2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9,1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690,21</text:span></text:p>
          </table:table-cell>
          <table:table-cell table:style-name="Tabela1.E5" office:value-type="string">
            <text:p text:style-name="P4"><text:span text:style-name="T3">11.519,12</text:span></text:p>
          </table:table-cell>
          <table:table-cell table:style-name="Tabela1.E5" office:value-type="string">
            <text:p text:style-name="P4"><text:span text:style-name="T3">747,57</text:span></text:p>
          </table:table-cell>
          <table:table-cell table:style-name="Tabela1.E5" office:value-type="string">
            <text:p text:style-name="P4"><text:span text:style-name="T3">220,4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68,03</text:span></text:p>
          </table:table-cell>
          <table:table-cell table:style-name="Tabela1.E5" office:value-type="string">
            <text:p text:style-name="P4"><text:span text:style-name="T3">10.551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2</text:span></text:p>
          </table:table-cell>
          <table:table-cell table:style-name="Tabela1.B5" office:value-type="string">
            <text:p text:style-name="P3"><text:span text:style-name="T3">ADLER DE OLIVEIRA SANTOS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VISAO DE PROD. DE SOFTWARE/DTI</text:span></text:p>
          </table:table-cell>
          <table:table-cell table:style-name="Tabela1.E5" office:value-type="string">
            <text:p text:style-name="P4"><text:span text:style-name="T3">8.809,14</text:span></text:p>
          </table:table-cell>
          <table:table-cell table:style-name="Tabela1.E5" office:value-type="string">
            <text:p text:style-name="P4"><text:span text:style-name="T3">926,7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309,00</text:span></text:p>
          </table:table-cell>
          <table:table-cell table:style-name="Tabela1.E5" office:value-type="string">
            <text:p text:style-name="P4"><text:span text:style-name="T3">12.044,86</text:span></text:p>
          </table:table-cell>
          <table:table-cell table:style-name="Tabela1.E5" office:value-type="string">
            <text:p text:style-name="P4"><text:span text:style-name="T3">1.363,02</text:span></text:p>
          </table:table-cell>
          <table:table-cell table:style-name="Tabela1.E5" office:value-type="string">
            <text:p text:style-name="P4"><text:span text:style-name="T3">1.417,5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780,59</text:span></text:p>
          </table:table-cell>
          <table:table-cell table:style-name="Tabela1.E5" office:value-type="string">
            <text:p text:style-name="P4"><text:span text:style-name="T3">9.264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9</text:span></text:p>
          </table:table-cell>
          <table:table-cell table:style-name="Tabela1.B5" office:value-type="string">
            <text:p text:style-name="P3"><text:span text:style-name="T3">ADNA CRISTINA DE CARVALHO VILANO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TURMA RECURSAL</text:span></text:p>
          </table:table-cell>
          <table:table-cell table:style-name="Tabela1.E5" office:value-type="string">
            <text:p text:style-name="P4"><text:span text:style-name="T3">11.121,34</text:span></text:p>
          </table:table-cell>
          <table:table-cell table:style-name="Tabela1.E5" office:value-type="string">
            <text:p text:style-name="P4"><text:span text:style-name="T3">2.224,2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309,00</text:span></text:p>
          </table:table-cell>
          <table:table-cell table:style-name="Tabela1.E5" office:value-type="string">
            <text:p text:style-name="P4"><text:span text:style-name="T3">15.654,61</text:span></text:p>
          </table:table-cell>
          <table:table-cell table:style-name="Tabela1.E5" office:value-type="string">
            <text:p text:style-name="P4"><text:span text:style-name="T3">1.868,39</text:span></text:p>
          </table:table-cell>
          <table:table-cell table:style-name="Tabela1.E5" office:value-type="string">
            <text:p text:style-name="P4"><text:span text:style-name="T3">2.271,2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.139,67</text:span></text:p>
          </table:table-cell>
          <table:table-cell table:style-name="Tabela1.E5" office:value-type="string">
            <text:p text:style-name="P4"><text:span text:style-name="T3">11.514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47</text:span></text:p>
          </table:table-cell>
          <table:table-cell table:style-name="Tabela1.B5" office:value-type="string">
            <text:p text:style-name="P3"><text:span text:style-name="T3">ADRIANA DOS SANTOS OLIVEIR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MARUIM 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3.589,44</text:span></text:p>
          </table:table-cell>
          <table:table-cell table:style-name="Tabela1.E5" office:value-type="string">
            <text:p text:style-name="P4"><text:span text:style-name="T3">101,0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01,01</text:span></text:p>
          </table:table-cell>
          <table:table-cell table:style-name="Tabela1.E5" office:value-type="string">
            <text:p text:style-name="P4"><text:span text:style-name="T3">3.488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35</text:span></text:p>
          </table:table-cell>
          <table:table-cell table:style-name="Tabela1.B5" office:value-type="string">
            <text:p text:style-name="P3"><text:span text:style-name="T3">ADRIANA FREIRE DE MENEZ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5" office:value-type="string">
            <text:p text:style-name="P4"><text:span text:style-name="T3">7.840,10</text:span></text:p>
          </table:table-cell>
          <table:table-cell table:style-name="Tabela1.E5" office:value-type="string">
            <text:p text:style-name="P4"><text:span text:style-name="T3">1.960,0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12.430,13</text:span></text:p>
          </table:table-cell>
          <table:table-cell table:style-name="Tabela1.E5" office:value-type="string">
            <text:p text:style-name="P4"><text:span text:style-name="T3">1.372,02</text:span></text:p>
          </table:table-cell>
          <table:table-cell table:style-name="Tabela1.E5" office:value-type="string">
            <text:p text:style-name="P4"><text:span text:style-name="T3">1.380,6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752,65</text:span></text:p>
          </table:table-cell>
          <table:table-cell table:style-name="Tabela1.E5" office:value-type="string">
            <text:p text:style-name="P4"><text:span text:style-name="T3">9.677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0</text:span></text:p>
          </table:table-cell>
          <table:table-cell table:style-name="Tabela1.B5" office:value-type="string">
            <text:p text:style-name="P3"><text:span text:style-name="T3">ADRIANA NUNE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ITABAIANA</text:span></text:p>
          </table:table-cell>
          <table:table-cell table:style-name="Tabela1.E5" office:value-type="string">
            <text:p text:style-name="P4"><text:span text:style-name="T3">4.558,03</text:span></text:p>
          </table:table-cell>
          <table:table-cell table:style-name="Tabela1.E5" office:value-type="string">
            <text:p text:style-name="P4"><text:span text:style-name="T3">479,50</text:span></text:p>
          </table:table-cell>
          <table:table-cell table:style-name="Tabela1.E5" office:value-type="string">
            <text:p text:style-name="P4"><text:span text:style-name="T3">1.172,6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322,87</text:span></text:p>
          </table:table-cell>
          <table:table-cell table:style-name="Tabela1.E5" office:value-type="string">
            <text:p text:style-name="P4"><text:span text:style-name="T3">9.533,06</text:span></text:p>
          </table:table-cell>
          <table:table-cell table:style-name="Tabela1.E5" office:value-type="string">
            <text:p text:style-name="P4"><text:span text:style-name="T3">705,25</text:span></text:p>
          </table:table-cell>
          <table:table-cell table:style-name="Tabela1.E5" office:value-type="string">
            <text:p text:style-name="P4"><text:span text:style-name="T3">628,9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4,15</text:span></text:p>
          </table:table-cell>
          <table:table-cell table:style-name="Tabela1.E5" office:value-type="string">
            <text:p text:style-name="P4"><text:span text:style-name="T3">8.198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3</text:span></text:p>
          </table:table-cell>
          <table:table-cell table:style-name="Tabela1.B5" office:value-type="string">
            <text:p text:style-name="P3"><text:span text:style-name="T3">ADRIANA RIBEIRO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ÇA AUXILIAR DE ARACAJU</text:span></text:p>
          </table:table-cell>
          <table:table-cell table:style-name="Tabela1.E5" office:value-type="string">
            <text:p text:style-name="P4"><text:span text:style-name="T3">35.710,45</text:span></text:p>
          </table:table-cell>
          <table:table-cell table:style-name="Tabela1.E5" office:value-type="string">
            <text:p text:style-name="P4"><text:span text:style-name="T3">1.462,6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356,57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45.159,69</text:span></text:p>
          </table:table-cell>
          <table:table-cell table:style-name="Tabela1.E5" office:value-type="string">
            <text:p text:style-name="P4"><text:span text:style-name="T3">5.204,24</text:span></text:p>
          </table:table-cell>
          <table:table-cell table:style-name="Tabela1.E5" office:value-type="string">
            <text:p text:style-name="P4"><text:span text:style-name="T3">9.137,88</text:span></text:p>
          </table:table-cell>
          <table:table-cell table:style-name="Tabela1.E5" office:value-type="string">
            <text:p text:style-name="P4"><text:span text:style-name="T3">878,77</text:span></text:p>
          </table:table-cell>
          <table:table-cell table:style-name="Tabela1.E5" office:value-type="string">
            <text:p text:style-name="P4"><text:span text:style-name="T3">15.220,89</text:span></text:p>
          </table:table-cell>
          <table:table-cell table:style-name="Tabela1.E5" office:value-type="string">
            <text:p text:style-name="P4"><text:span text:style-name="T3">29.938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81</text:span></text:p>
          </table:table-cell>
          <table:table-cell table:style-name="Tabela1.B5" office:value-type="string">
            <text:p text:style-name="P3"><text:span text:style-name="T3">ADRIANA SICUPIRA PEREGRINO BRAGA SAL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NSELHO NACIONAL DO MINISTÉRIO PÚBLICO</text:span></text:p>
          </table:table-cell>
          <table:table-cell table:style-name="Tabela1.E5" office:value-type="string">
            <text:p text:style-name="P4"><text:span text:style-name="T3">5.754,40</text:span></text:p>
          </table:table-cell>
          <table:table-cell table:style-name="Tabela1.E5" office:value-type="string">
            <text:p text:style-name="P4"><text:span text:style-name="T3">1.438,6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9.823,00</text:span></text:p>
          </table:table-cell>
          <table:table-cell table:style-name="Tabela1.E5" office:value-type="string">
            <text:p text:style-name="P4"><text:span text:style-name="T3">1.007,02</text:span></text:p>
          </table:table-cell>
          <table:table-cell table:style-name="Tabela1.E5" office:value-type="string">
            <text:p text:style-name="P4"><text:span text:style-name="T3">816,1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823,20</text:span></text:p>
          </table:table-cell>
          <table:table-cell table:style-name="Tabela1.E5" office:value-type="string">
            <text:p text:style-name="P4"><text:span text:style-name="T3">7.999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0</text:span></text:p>
          </table:table-cell>
          <table:table-cell table:style-name="Tabela1.B5" office:value-type="string">
            <text:p text:style-name="P3"><text:span text:style-name="T3">ADRIANO CARVALHO SOUZ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3ª PROCURADORIA DE JUSTICA (2ª CAMARA CIVEL)</text:span></text:p>
          </table:table-cell>
          <table:table-cell table:style-name="Tabela1.E5" office:value-type="string">
            <text:p text:style-name="P4"><text:span text:style-name="T3">9.897,95</text:span></text:p>
          </table:table-cell>
          <table:table-cell table:style-name="Tabela1.E5" office:value-type="string">
            <text:p text:style-name="P4"><text:span text:style-name="T3">1.979,59</text:span></text:p>
          </table:table-cell>
          <table:table-cell table:style-name="Tabela1.E5" office:value-type="string">
            <text:p text:style-name="P4"><text:span text:style-name="T3">10.993,8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25.501,35</text:span></text:p>
          </table:table-cell>
          <table:table-cell table:style-name="Tabela1.E5" office:value-type="string">
            <text:p text:style-name="P4"><text:span text:style-name="T3">1.662,86</text:span></text:p>
          </table:table-cell>
          <table:table-cell table:style-name="Tabela1.E5" office:value-type="string">
            <text:p text:style-name="P4"><text:span text:style-name="T3">4.843,1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.505,96</text:span></text:p>
          </table:table-cell>
          <table:table-cell table:style-name="Tabela1.E5" office:value-type="string">
            <text:p text:style-name="P4"><text:span text:style-name="T3">18.995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9</text:span></text:p>
          </table:table-cell>
          <table:table-cell table:style-name="Tabela1.B5" office:value-type="string">
            <text:p text:style-name="P3"><text:span text:style-name="T3">ADRIANO SANTOS DE OLIVEIR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PORTO DA FOLHA 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3.589,44</text:span></text:p>
          </table:table-cell>
          <table:table-cell table:style-name="Tabela1.E5" office:value-type="string">
            <text:p text:style-name="P4"><text:span text:style-name="T3">106,5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06,51</text:span></text:p>
          </table:table-cell>
          <table:table-cell table:style-name="Tabela1.E5" office:value-type="string">
            <text:p text:style-name="P4"><text:span text:style-name="T3">3.482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7</text:span></text:p>
          </table:table-cell>
          <table:table-cell table:style-name="Tabela1.B5" office:value-type="string">
            <text:p text:style-name="P3"><text:span text:style-name="T3">ADRIANO ULISSES DEDA CHAGAS DE MEL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AL DE NOTIFICACOES E INTIMACOES</text:span></text:p>
          </table:table-cell>
          <table:table-cell table:style-name="Tabela1.E5" office:value-type="string">
            <text:p text:style-name="P4"><text:span text:style-name="T3">3.406,03</text:span></text:p>
          </table:table-cell>
          <table:table-cell table:style-name="Tabela1.E5" office:value-type="string">
            <text:p text:style-name="P4"><text:span text:style-name="T3">510,90</text:span></text:p>
          </table:table-cell>
          <table:table-cell table:style-name="Tabela1.E5" office:value-type="string">
            <text:p text:style-name="P4"><text:span text:style-name="T3">5.801,5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309,00</text:span></text:p>
          </table:table-cell>
          <table:table-cell table:style-name="Tabela1.E5" office:value-type="string">
            <text:p text:style-name="P4"><text:span text:style-name="T3">12.027,49</text:span></text:p>
          </table:table-cell>
          <table:table-cell table:style-name="Tabela1.E5" office:value-type="string">
            <text:p text:style-name="P4"><text:span text:style-name="T3">548,37</text:span></text:p>
          </table:table-cell>
          <table:table-cell table:style-name="Tabela1.E5" office:value-type="string">
            <text:p text:style-name="P4"><text:span text:style-name="T3">1.584,6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33,06</text:span></text:p>
          </table:table-cell>
          <table:table-cell table:style-name="Tabela1.E5" office:value-type="string">
            <text:p text:style-name="P4"><text:span text:style-name="T3">9.894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12</text:span></text:p>
          </table:table-cell>
          <table:table-cell table:style-name="Tabela1.B5" office:value-type="string">
            <text:p text:style-name="P3"><text:span text:style-name="T3">ADSON ALBERTO CARDOSO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ESPECIAL CIVEL E CRIMINAL - LAGARTO </text:span></text:p>
          </table:table-cell>
          <table:table-cell table:style-name="Tabela1.E5" office:value-type="string">
            <text:p text:style-name="P4"><text:span text:style-name="T3">35.710,45</text:span></text:p>
          </table:table-cell>
          <table:table-cell table:style-name="Tabela1.E5" office:value-type="string">
            <text:p text:style-name="P4"><text:span text:style-name="T3">1.097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356,57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44.794,02</text:span></text:p>
          </table:table-cell>
          <table:table-cell table:style-name="Tabela1.E5" office:value-type="string">
            <text:p text:style-name="P4"><text:span text:style-name="T3">5.153,04</text:span></text:p>
          </table:table-cell>
          <table:table-cell table:style-name="Tabela1.E5" office:value-type="string">
            <text:p text:style-name="P4"><text:span text:style-name="T3">8.217,31</text:span></text:p>
          </table:table-cell>
          <table:table-cell table:style-name="Tabela1.E5" office:value-type="string">
            <text:p text:style-name="P4"><text:span text:style-name="T3">513,10</text:span></text:p>
          </table:table-cell>
          <table:table-cell table:style-name="Tabela1.E5" office:value-type="string">
            <text:p text:style-name="P4"><text:span text:style-name="T3">13.883,45</text:span></text:p>
          </table:table-cell>
          <table:table-cell table:style-name="Tabela1.E5" office:value-type="string">
            <text:p text:style-name="P4"><text:span text:style-name="T3">30.910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11</text:span></text:p>
          </table:table-cell>
          <table:table-cell table:style-name="Tabela1.B5" office:value-type="string">
            <text:p text:style-name="P3"><text:span text:style-name="T3">AGMARIO FABIANO SANTOS CONCEICAO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9,5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9,5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3</text:span></text:p>
          </table:table-cell>
          <table:table-cell table:style-name="Tabela1.B5" office:value-type="string">
            <text:p text:style-name="P3"><text:span text:style-name="T3">AGNALDO SILVA SANTO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231,00</text:span></text:p>
          </table:table-cell>
          <table:table-cell table:style-name="Tabela1.E5" office:value-type="string">
            <text:p text:style-name="P4"><text:span text:style-name="T3">2.231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3</text:span></text:p>
          </table:table-cell>
          <table:table-cell table:style-name="Tabela1.B5" office:value-type="string">
            <text:p text:style-name="P3"><text:span text:style-name="T3">AILA BATISTA DE OLIVEIR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5ª PROCURADORIA DE JUSTICA (1ª CAMARA CIVEL)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2.685,1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309,00</text:span></text:p>
          </table:table-cell>
          <table:table-cell table:style-name="Tabela1.E5" office:value-type="string">
            <text:p text:style-name="P4"><text:span text:style-name="T3">14.994,17</text:span></text:p>
          </table:table-cell>
          <table:table-cell table:style-name="Tabela1.E5" office:value-type="string">
            <text:p text:style-name="P4"><text:span text:style-name="T3">876,95</text:span></text:p>
          </table:table-cell>
          <table:table-cell table:style-name="Tabela1.E5" office:value-type="string">
            <text:p text:style-name="P4"><text:span text:style-name="T3">2.310,1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187,11</text:span></text:p>
          </table:table-cell>
          <table:table-cell table:style-name="Tabela1.E5" office:value-type="string">
            <text:p text:style-name="P4"><text:span text:style-name="T3">11.807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49</text:span></text:p>
          </table:table-cell>
          <table:table-cell table:style-name="Tabela1.B5" office:value-type="string">
            <text:p text:style-name="P3"><text:span text:style-name="T3">ALAN FERREIRA HOR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PORTO DA FOLHA 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560,55</text:span></text:p>
          </table:table-cell>
          <table:table-cell table:style-name="Tabela1.E5" office:value-type="string">
            <text:p text:style-name="P4"><text:span text:style-name="T3">319,8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4.469,80</text:span></text:p>
          </table:table-cell>
          <table:table-cell table:style-name="Tabela1.E5" office:value-type="string">
            <text:p text:style-name="P4"><text:span text:style-name="T3">118,6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18,62</text:span></text:p>
          </table:table-cell>
          <table:table-cell table:style-name="Tabela1.E5" office:value-type="string">
            <text:p text:style-name="P4"><text:span text:style-name="T3">4.351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8</text:span></text:p>
          </table:table-cell>
          <table:table-cell table:style-name="Tabela1.B5" office:value-type="string">
            <text:p text:style-name="P3"><text:span text:style-name="T3">ALAN VICTOR BATISTA DO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9,56</text:span></text:p>
          </table:table-cell>
          <table:table-cell table:style-name="Tabela1.E5" office:value-type="string">
            <text:p text:style-name="P4"><text:span text:style-name="T3">1.172,6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309,00</text:span></text:p>
          </table:table-cell>
          <table:table-cell table:style-name="Tabela1.E5" office:value-type="string">
            <text:p text:style-name="P4"><text:span text:style-name="T3">4.821,2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0,0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0,02</text:span></text:p>
          </table:table-cell>
          <table:table-cell table:style-name="Tabela1.E5" office:value-type="string">
            <text:p text:style-name="P4"><text:span text:style-name="T3">4.791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0</text:span></text:p>
          </table:table-cell>
          <table:table-cell table:style-name="Tabela1.B5" office:value-type="string">
            <text:p text:style-name="P3"><text:span text:style-name="T3">ALANNA CORREIA SILVA DE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NOSSA SENHORA DO SOCORRO</text:span></text:p>
          </table:table-cell>
          <table:table-cell table:style-name="Tabela1.E5" office:value-type="string">
            <text:p text:style-name="P4"><text:span text:style-name="T3">8.809,14</text:span></text:p>
          </table:table-cell>
          <table:table-cell table:style-name="Tabela1.E5" office:value-type="string">
            <text:p text:style-name="P4"><text:span text:style-name="T3">926,7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579,50</text:span></text:p>
          </table:table-cell>
          <table:table-cell table:style-name="Tabela1.E5" office:value-type="string">
            <text:p text:style-name="P4"><text:span text:style-name="T3">12.315,36</text:span></text:p>
          </table:table-cell>
          <table:table-cell table:style-name="Tabela1.E5" office:value-type="string">
            <text:p text:style-name="P4"><text:span text:style-name="T3">1.363,02</text:span></text:p>
          </table:table-cell>
          <table:table-cell table:style-name="Tabela1.E5" office:value-type="string">
            <text:p text:style-name="P4"><text:span text:style-name="T3">1.417,5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780,59</text:span></text:p>
          </table:table-cell>
          <table:table-cell table:style-name="Tabela1.E5" office:value-type="string">
            <text:p text:style-name="P4"><text:span text:style-name="T3">9.534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3</text:span></text:p>
          </table:table-cell>
          <table:table-cell table:style-name="Tabela1.B5" office:value-type="string">
            <text:p text:style-name="P3"><text:span text:style-name="T3">ALBERTO BATISTA SANTOS</text:span></text:p>
          </table:table-cell>
          <table:table-cell table:style-name="Tabela1.B5" office:value-type="string">
            <text:p text:style-name="P3"><text:span text:style-name="T3">2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25,1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781,4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406,5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406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5</text:span></text:p>
          </table:table-cell>
          <table:table-cell table:style-name="Tabela1.B5" office:value-type="string">
            <text:p text:style-name="P3"><text:span text:style-name="T3">ALBERTO RODRIGUES CARDOSO DA SILVA</text:span></text:p>
          </table:table-cell>
          <table:table-cell table:style-name="Tabela1.B5" office:value-type="string">
            <text:p text:style-name="P3"><text:span text:style-name="T3">ANALISTA DO MP- CONTADOR</text:span></text:p>
          </table:table-cell>
          <table:table-cell table:style-name="Tabela1.B5" office:value-type="string">
            <text:p text:style-name="P3"><text:span text:style-name="T3">DIVISÃO DE AUDITORIA INTERNA</text:span></text:p>
          </table:table-cell>
          <table:table-cell table:style-name="Tabela1.E5" office:value-type="string">
            <text:p text:style-name="P4"><text:span text:style-name="T3">9.897,95</text:span></text:p>
          </table:table-cell>
          <table:table-cell table:style-name="Tabela1.E5" office:value-type="string">
            <text:p text:style-name="P4"><text:span text:style-name="T3">1.979,5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889,05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15.396,59</text:span></text:p>
          </table:table-cell>
          <table:table-cell table:style-name="Tabela1.E5" office:value-type="string">
            <text:p text:style-name="P4"><text:span text:style-name="T3">1.662,86</text:span></text:p>
          </table:table-cell>
          <table:table-cell table:style-name="Tabela1.E5" office:value-type="string">
            <text:p text:style-name="P4"><text:span text:style-name="T3">2.168,5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831,43</text:span></text:p>
          </table:table-cell>
          <table:table-cell table:style-name="Tabela1.E5" office:value-type="string">
            <text:p text:style-name="P4"><text:span text:style-name="T3">11.565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</text:span></text:p>
          </table:table-cell>
          <table:table-cell table:style-name="Tabela1.B5" office:value-type="string">
            <text:p text:style-name="P3"><text:span text:style-name="T3">ALBERTO VINICIUS DE MELO SANTOS</text:span></text:p>
          </table:table-cell>
          <table:table-cell table:style-name="Tabela1.B5" office:value-type="string">
            <text:p text:style-name="P3"><text:span text:style-name="T3">PROGRAMADOR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5" office:value-type="string">
            <text:p text:style-name="P4"><text:span text:style-name="T3">959,07</text:span></text:p>
          </table:table-cell>
          <table:table-cell table:style-name="Tabela1.E5" office:value-type="string">
            <text:p text:style-name="P4"><text:span text:style-name="T3">845,1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.314,6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71,83</text:span></text:p>
          </table:table-cell>
          <table:table-cell table:style-name="Tabela1.E5" office:value-type="string">
            <text:p text:style-name="P4"><text:span text:style-name="T3">8.490,67</text:span></text:p>
          </table:table-cell>
          <table:table-cell table:style-name="Tabela1.E5" office:value-type="string">
            <text:p text:style-name="P4"><text:span text:style-name="T3">1.136,64</text:span></text:p>
          </table:table-cell>
          <table:table-cell table:style-name="Tabela1.E5" office:value-type="string">
            <text:p text:style-name="P4"><text:span text:style-name="T3">463,2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599,90</text:span></text:p>
          </table:table-cell>
          <table:table-cell table:style-name="Tabela1.E5" office:value-type="string">
            <text:p text:style-name="P4"><text:span text:style-name="T3">6.890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93</text:span></text:p>
          </table:table-cell>
          <table:table-cell table:style-name="Tabela1.B5" office:value-type="string">
            <text:p text:style-name="P3"><text:span text:style-name="T3">ALBERTO VINICIUS DE MELO SANTOS</text:span></text:p>
          </table:table-cell>
          <table:table-cell table:style-name="Tabela1.B5" office:value-type="string">
            <text:p text:style-name="P3"><text:span text:style-name="T3">PROGRAMADOR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859,17</text:span></text:p>
          </table:table-cell>
          <table:table-cell table:style-name="Tabela1.E5" office:value-type="string">
            <text:p text:style-name="P4"><text:span text:style-name="T3">1.859,1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859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71</text:span></text:p>
          </table:table-cell>
          <table:table-cell table:style-name="Tabela1.B5" office:value-type="string">
            <text:p text:style-name="P3"><text:span text:style-name="T3">ALDELEINE MELHOR BARBOS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5" office:value-type="string">
            <text:p text:style-name="P4"><text:span text:style-name="T3">33.924,9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3.883,6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0.177,48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60.616,05</text:span></text:p>
          </table:table-cell>
          <table:table-cell table:style-name="Tabela1.E5" office:value-type="string">
            <text:p text:style-name="P4"><text:span text:style-name="T3">4.749,49</text:span></text:p>
          </table:table-cell>
          <table:table-cell table:style-name="Tabela1.E5" office:value-type="string">
            <text:p text:style-name="P4"><text:span text:style-name="T3">9.210,80</text:span></text:p>
          </table:table-cell>
          <table:table-cell table:style-name="Tabela1.E5" office:value-type="string">
            <text:p text:style-name="P4"><text:span text:style-name="T3">2.451,49</text:span></text:p>
          </table:table-cell>
          <table:table-cell table:style-name="Tabela1.E5" office:value-type="string">
            <text:p text:style-name="P4"><text:span text:style-name="T3">16.411,78</text:span></text:p>
          </table:table-cell>
          <table:table-cell table:style-name="Tabela1.E5" office:value-type="string">
            <text:p text:style-name="P4"><text:span text:style-name="T3">44.204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</text:span></text:p>
          </table:table-cell>
          <table:table-cell table:style-name="Tabela1.B5" office:value-type="string">
            <text:p text:style-name="P3"><text:span text:style-name="T3">ALDO SOUZA ARAGA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DISTRITAL - ARACAJU</text:span></text:p>
          </table:table-cell>
          <table:table-cell table:style-name="Tabela1.E5" office:value-type="string">
            <text:p text:style-name="P4"><text:span text:style-name="T3">35.710,45</text:span></text:p>
          </table:table-cell>
          <table:table-cell table:style-name="Tabela1.E5" office:value-type="string">
            <text:p text:style-name="P4"><text:span text:style-name="T3">4.062,9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3.883,6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356,57</text:span></text:p>
          </table:table-cell>
          <table:table-cell table:style-name="Tabela1.E5" office:value-type="string">
            <text:p text:style-name="P4"><text:span text:style-name="T3">3.506,00</text:span></text:p>
          </table:table-cell>
          <table:table-cell table:style-name="Tabela1.E5" office:value-type="string">
            <text:p text:style-name="P4"><text:span text:style-name="T3">62.519,63</text:span></text:p>
          </table:table-cell>
          <table:table-cell table:style-name="Tabela1.E5" office:value-type="string">
            <text:p text:style-name="P4"><text:span text:style-name="T3">5.568,28</text:span></text:p>
          </table:table-cell>
          <table:table-cell table:style-name="Tabela1.E5" office:value-type="string">
            <text:p text:style-name="P4"><text:span text:style-name="T3">12.855,77</text:span></text:p>
          </table:table-cell>
          <table:table-cell table:style-name="Tabela1.E5" office:value-type="string">
            <text:p text:style-name="P4"><text:span text:style-name="T3">3.479,07</text:span></text:p>
          </table:table-cell>
          <table:table-cell table:style-name="Tabela1.E5" office:value-type="string">
            <text:p text:style-name="P4"><text:span text:style-name="T3">21.903,12</text:span></text:p>
          </table:table-cell>
          <table:table-cell table:style-name="Tabela1.E5" office:value-type="string">
            <text:p text:style-name="P4"><text:span text:style-name="T3">40.616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7</text:span></text:p>
          </table:table-cell>
          <table:table-cell table:style-name="Tabela1.B5" office:value-type="string">
            <text:p text:style-name="P3"><text:span text:style-name="T3">ALESSANDRA ALVES DE OLIVEIRA MENEZ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ESTANCIA</text:span></text:p>
          </table:table-cell>
          <table:table-cell table:style-name="Tabela1.E5" office:value-type="string">
            <text:p text:style-name="P4"><text:span text:style-name="T3">9.337,69</text:span></text:p>
          </table:table-cell>
          <table:table-cell table:style-name="Tabela1.E5" office:value-type="string">
            <text:p text:style-name="P4"><text:span text:style-name="T3">3.735,0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40,00</text:span></text:p>
          </table:table-cell>
          <table:table-cell table:style-name="Tabela1.E5" office:value-type="string">
            <text:p text:style-name="P4"><text:span text:style-name="T3">3.322,87</text:span></text:p>
          </table:table-cell>
          <table:table-cell table:style-name="Tabela1.E5" office:value-type="string">
            <text:p text:style-name="P4"><text:span text:style-name="T3">16.735,64</text:span></text:p>
          </table:table-cell>
          <table:table-cell table:style-name="Tabela1.E5" office:value-type="string">
            <text:p text:style-name="P4"><text:span text:style-name="T3">1.830,19</text:span></text:p>
          </table:table-cell>
          <table:table-cell table:style-name="Tabela1.E5" office:value-type="string">
            <text:p text:style-name="P4"><text:span text:style-name="T3">2.195,9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.026,17</text:span></text:p>
          </table:table-cell>
          <table:table-cell table:style-name="Tabela1.E5" office:value-type="string">
            <text:p text:style-name="P4"><text:span text:style-name="T3">12.709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6</text:span></text:p>
          </table:table-cell>
          <table:table-cell table:style-name="Tabela1.B5" office:value-type="string">
            <text:p text:style-name="P3"><text:span text:style-name="T3">ALESSANDRA PEDRAL DE SANTANA SUZART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LAGARTO</text:span></text:p>
          </table:table-cell>
          <table:table-cell table:style-name="Tabela1.E5" office:value-type="string">
            <text:p text:style-name="P4"><text:span text:style-name="T3">35.710,4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356,57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43.697,02</text:span></text:p>
          </table:table-cell>
          <table:table-cell table:style-name="Tabela1.E5" office:value-type="string">
            <text:p text:style-name="P4"><text:span text:style-name="T3">4.999,46</text:span></text:p>
          </table:table-cell>
          <table:table-cell table:style-name="Tabela1.E5" office:value-type="string">
            <text:p text:style-name="P4"><text:span text:style-name="T3">8.981,4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3.980,94</text:span></text:p>
          </table:table-cell>
          <table:table-cell table:style-name="Tabela1.E5" office:value-type="string">
            <text:p text:style-name="P4"><text:span text:style-name="T3">29.716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1</text:span></text:p>
          </table:table-cell>
          <table:table-cell table:style-name="Tabela1.B5" office:value-type="string">
            <text:p text:style-name="P3"><text:span text:style-name="T3">ALESSANDRA SOUZA DE SANTAN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VISAO DE GESTÃO ESTRATEGICA E PROJETOS</text:span></text:p>
          </table:table-cell>
          <table:table-cell table:style-name="Tabela1.E5" office:value-type="string">
            <text:p text:style-name="P4"><text:span text:style-name="T3">9.897,95</text:span></text:p>
          </table:table-cell>
          <table:table-cell table:style-name="Tabela1.E5" office:value-type="string">
            <text:p text:style-name="P4"><text:span text:style-name="T3">1.484,69</text:span></text:p>
          </table:table-cell>
          <table:table-cell table:style-name="Tabela1.E5" office:value-type="string">
            <text:p text:style-name="P4"><text:span text:style-name="T3">5.801,5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19.814,20</text:span></text:p>
          </table:table-cell>
          <table:table-cell table:style-name="Tabela1.E5" office:value-type="string">
            <text:p text:style-name="P4"><text:span text:style-name="T3">1.593,57</text:span></text:p>
          </table:table-cell>
          <table:table-cell table:style-name="Tabela1.E5" office:value-type="string">
            <text:p text:style-name="P4"><text:span text:style-name="T3">3.402,4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.996,03</text:span></text:p>
          </table:table-cell>
          <table:table-cell table:style-name="Tabela1.E5" office:value-type="string">
            <text:p text:style-name="P4"><text:span text:style-name="T3">14.818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6</text:span></text:p>
          </table:table-cell>
          <table:table-cell table:style-name="Tabela1.B5" office:value-type="string">
            <text:p text:style-name="P3"><text:span text:style-name="T3">ALEX ESTEVAM DE SOUZA LEI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5" office:value-type="string">
            <text:p text:style-name="P4"><text:span text:style-name="T3">11.121,34</text:span></text:p>
          </table:table-cell>
          <table:table-cell table:style-name="Tabela1.E5" office:value-type="string">
            <text:p text:style-name="P4"><text:span text:style-name="T3">2.224,2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00,00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16.575,61</text:span></text:p>
          </table:table-cell>
          <table:table-cell table:style-name="Tabela1.E5" office:value-type="string">
            <text:p text:style-name="P4"><text:span text:style-name="T3">1.868,39</text:span></text:p>
          </table:table-cell>
          <table:table-cell table:style-name="Tabela1.E5" office:value-type="string">
            <text:p text:style-name="P4"><text:span text:style-name="T3">2.332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.200,39</text:span></text:p>
          </table:table-cell>
          <table:table-cell table:style-name="Tabela1.E5" office:value-type="string">
            <text:p text:style-name="P4"><text:span text:style-name="T3">12.375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56</text:span></text:p>
          </table:table-cell>
          <table:table-cell table:style-name="Tabela1.B5" office:value-type="string">
            <text:p text:style-name="P3"><text:span text:style-name="T3">ALEX MAIA ESMERALDO DE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NOSSA SENHORA DA GLORIA </text:span></text:p>
          </table:table-cell>
          <table:table-cell table:style-name="Tabela1.E5" office:value-type="string">
            <text:p text:style-name="P4"><text:span text:style-name="T3">35.710,45</text:span></text:p>
          </table:table-cell>
          <table:table-cell table:style-name="Tabela1.E5" office:value-type="string">
            <text:p text:style-name="P4"><text:span text:style-name="T3">1.279,8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3.883,6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356,57</text:span></text:p>
          </table:table-cell>
          <table:table-cell table:style-name="Tabela1.E5" office:value-type="string">
            <text:p text:style-name="P4"><text:span text:style-name="T3">21.141,52</text:span></text:p>
          </table:table-cell>
          <table:table-cell table:style-name="Tabela1.E5" office:value-type="string">
            <text:p text:style-name="P4"><text:span text:style-name="T3">77.372,02</text:span></text:p>
          </table:table-cell>
          <table:table-cell table:style-name="Tabela1.E5" office:value-type="string">
            <text:p text:style-name="P4"><text:span text:style-name="T3">5.178,64</text:span></text:p>
          </table:table-cell>
          <table:table-cell table:style-name="Tabela1.E5" office:value-type="string">
            <text:p text:style-name="P4"><text:span text:style-name="T3">12.910,78</text:span></text:p>
          </table:table-cell>
          <table:table-cell table:style-name="Tabela1.E5" office:value-type="string">
            <text:p text:style-name="P4"><text:span text:style-name="T3">695,94</text:span></text:p>
          </table:table-cell>
          <table:table-cell table:style-name="Tabela1.E5" office:value-type="string">
            <text:p text:style-name="P4"><text:span text:style-name="T3">18.785,36</text:span></text:p>
          </table:table-cell>
          <table:table-cell table:style-name="Tabela1.E5" office:value-type="string">
            <text:p text:style-name="P4"><text:span text:style-name="T3">58.586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7</text:span></text:p>
          </table:table-cell>
          <table:table-cell table:style-name="Tabela1.B5" office:value-type="string">
            <text:p text:style-name="P3"><text:span text:style-name="T3">ALEX SANTOS DO CARMO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9,5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9,5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4</text:span></text:p>
          </table:table-cell>
          <table:table-cell table:style-name="Tabela1.B5" office:value-type="string">
            <text:p text:style-name="P3"><text:span text:style-name="T3">ALEXANDER REZENDE LIMA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5" office:value-type="string">
            <text:p text:style-name="P4"><text:span text:style-name="T3">4.558,03</text:span></text:p>
          </table:table-cell>
          <table:table-cell table:style-name="Tabela1.E5" office:value-type="string">
            <text:p text:style-name="P4"><text:span text:style-name="T3">227,9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7.415,93</text:span></text:p>
          </table:table-cell>
          <table:table-cell table:style-name="Tabela1.E5" office:value-type="string">
            <text:p text:style-name="P4"><text:span text:style-name="T3">670,03</text:span></text:p>
          </table:table-cell>
          <table:table-cell table:style-name="Tabela1.E5" office:value-type="string">
            <text:p text:style-name="P4"><text:span text:style-name="T3">190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860,14</text:span></text:p>
          </table:table-cell>
          <table:table-cell table:style-name="Tabela1.E5" office:value-type="string">
            <text:p text:style-name="P4"><text:span text:style-name="T3">6.555,79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2"/><text:span text:style-name="T3">625</text:span></text:p>
          </table:table-cell>
          <table:table-cell table:style-name="Tabela1.B5" office:value-type="string">
            <text:p text:style-name="P3"><text:span text:style-name="T3">ALEXANDRE ALBAGLI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ITAPORANGA D'AJUD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46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713,14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50.516,26</text:span></text:p>
          </table:table-cell>
          <table:table-cell table:style-name="Tabela1.E43" office:value-type="string">
            <text:p text:style-name="P4"><text:span text:style-name="T3">5.204,24</text:span></text:p>
          </table:table-cell>
          <table:table-cell table:style-name="Tabela1.E43" office:value-type="string">
            <text:p text:style-name="P4"><text:span text:style-name="T3">9.033,60</text:span></text:p>
          </table:table-cell>
          <table:table-cell table:style-name="Tabela1.E43" office:value-type="string">
            <text:p text:style-name="P4"><text:span text:style-name="T3">6.235,34</text:span></text:p>
          </table:table-cell>
          <table:table-cell table:style-name="Tabela1.E43" office:value-type="string">
            <text:p text:style-name="P4"><text:span text:style-name="T3">20.473,18</text:span></text:p>
          </table:table-cell>
          <table:table-cell table:style-name="Tabela1.E43" office:value-type="string">
            <text:p text:style-name="P4"><text:span text:style-name="T3">30.043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</text:span></text:p>
          </table:table-cell>
          <table:table-cell table:style-name="Tabela1.B5" office:value-type="string">
            <text:p text:style-name="P3"><text:span text:style-name="T3">ALEXANDRE ANDRADE DE SOUZA</text:span></text:p>
          </table:table-cell>
          <table:table-cell table:style-name="Tabela1.B5" office:value-type="string">
            <text:p text:style-name="P3"><text:span text:style-name="T3">ANALISTA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18.251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32.260,03</text:span></text:p>
          </table:table-cell>
          <table:table-cell table:style-name="Tabela1.E43" office:value-type="string">
            <text:p text:style-name="P4"><text:span text:style-name="T3">4.112,22</text:span></text:p>
          </table:table-cell>
          <table:table-cell table:style-name="Tabela1.E43" office:value-type="string">
            <text:p text:style-name="P4"><text:span text:style-name="T3">6.009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121,85</text:span></text:p>
          </table:table-cell>
          <table:table-cell table:style-name="Tabela1.E43" office:value-type="string">
            <text:p text:style-name="P4"><text:span text:style-name="T3">22.138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8</text:span></text:p>
          </table:table-cell>
          <table:table-cell table:style-name="Tabela1.B5" office:value-type="string">
            <text:p text:style-name="P3"><text:span text:style-name="T3">ALEXANDRE FRANCO BARRE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E PROTECAO AO RIO SAO FRANCISCO E AS NASCENTES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536,42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0.460,48</text:span></text:p>
          </table:table-cell>
          <table:table-cell table:style-name="Tabela1.E43" office:value-type="string">
            <text:p text:style-name="P4"><text:span text:style-name="T3">932,09</text:span></text:p>
          </table:table-cell>
          <table:table-cell table:style-name="Tabela1.E43" office:value-type="string">
            <text:p text:style-name="P4"><text:span text:style-name="T3">1.012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44,19</text:span></text:p>
          </table:table-cell>
          <table:table-cell table:style-name="Tabela1.E43" office:value-type="string">
            <text:p text:style-name="P4"><text:span text:style-name="T3">8.516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4</text:span></text:p>
          </table:table-cell>
          <table:table-cell table:style-name="Tabela1.B5" office:value-type="string">
            <text:p text:style-name="P3"><text:span text:style-name="T3">ALEXANDRE GONCALVES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LAGARTO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2.202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4,71</text:span></text:p>
          </table:table-cell>
          <table:table-cell table:style-name="Tabela1.E43" office:value-type="string">
            <text:p text:style-name="P4"><text:span text:style-name="T3">14.076,14</text:span></text:p>
          </table:table-cell>
          <table:table-cell table:style-name="Tabela1.E43" office:value-type="string">
            <text:p text:style-name="P4"><text:span text:style-name="T3">1.541,60</text:span></text:p>
          </table:table-cell>
          <table:table-cell table:style-name="Tabela1.E43" office:value-type="string">
            <text:p text:style-name="P4"><text:span text:style-name="T3">1.719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60,84</text:span></text:p>
          </table:table-cell>
          <table:table-cell table:style-name="Tabela1.E43" office:value-type="string">
            <text:p text:style-name="P4"><text:span text:style-name="T3">10.815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9</text:span></text:p>
          </table:table-cell>
          <table:table-cell table:style-name="Tabela1.B5" office:value-type="string">
            <text:p text:style-name="P3"><text:span text:style-name="T3">ALEXANDRE JOSE ANDRADE DE ARAUJO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5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5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0</text:span></text:p>
          </table:table-cell>
          <table:table-cell table:style-name="Tabela1.B5" office:value-type="string">
            <text:p text:style-name="P3"><text:span text:style-name="T3">ALEXANDRE MENDONCA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186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871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34,80</text:span></text:p>
          </table:table-cell>
          <table:table-cell table:style-name="Tabela1.E43" office:value-type="string">
            <text:p text:style-name="P4"><text:span text:style-name="T3">10.651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3</text:span></text:p>
          </table:table-cell>
          <table:table-cell table:style-name="Tabela1.B5" office:value-type="string">
            <text:p text:style-name="P3"><text:span text:style-name="T3">ALEXANDRE SOARES FREIRE DA COSTA</text:span></text:p>
          </table:table-cell>
          <table:table-cell table:style-name="Tabela1.B5" office:value-type="string">
            <text:p text:style-name="P3"><text:span text:style-name="T3">1º 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5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5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60</text:span></text:p>
          </table:table-cell>
          <table:table-cell table:style-name="Tabela1.B5" office:value-type="string">
            <text:p text:style-name="P3"><text:span text:style-name="T3">ALEXANDRO SAMPAIO SANTAN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SAO CRISTOVA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9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180,57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9.435,18</text:span></text:p>
          </table:table-cell>
          <table:table-cell table:style-name="Tabela1.E43" office:value-type="string">
            <text:p text:style-name="P4"><text:span text:style-name="T3">5.127,45</text:span></text:p>
          </table:table-cell>
          <table:table-cell table:style-name="Tabela1.E43" office:value-type="string">
            <text:p text:style-name="P4"><text:span text:style-name="T3">9.054,72</text:span></text:p>
          </table:table-cell>
          <table:table-cell table:style-name="Tabela1.E43" office:value-type="string">
            <text:p text:style-name="P4"><text:span text:style-name="T3">5.154,26</text:span></text:p>
          </table:table-cell>
          <table:table-cell table:style-name="Tabela1.E43" office:value-type="string">
            <text:p text:style-name="P4"><text:span text:style-name="T3">19.336,43</text:span></text:p>
          </table:table-cell>
          <table:table-cell table:style-name="Tabela1.E43" office:value-type="string">
            <text:p text:style-name="P4"><text:span text:style-name="T3">30.098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8</text:span></text:p>
          </table:table-cell>
          <table:table-cell table:style-name="Tabela1.B5" office:value-type="string">
            <text:p text:style-name="P3"><text:span text:style-name="T3">ALEXSANDRO AZEVEDO GUIMARA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TRIAGEM TECNICA DAS PROMOTORIAS DE JUSTICA DE SIMAO DIAS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64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00,00</text:span></text:p>
          </table:table-cell>
          <table:table-cell table:style-name="Tabela1.E43" office:value-type="string">
            <text:p text:style-name="P4"><text:span text:style-name="T3">3.435,38</text:span></text:p>
          </table:table-cell>
          <table:table-cell table:style-name="Tabela1.E43" office:value-type="string">
            <text:p text:style-name="P4"><text:span text:style-name="T3">9.280,41</text:span></text:p>
          </table:table-cell>
          <table:table-cell table:style-name="Tabela1.E43" office:value-type="string">
            <text:p text:style-name="P4"><text:span text:style-name="T3">692,30</text:span></text:p>
          </table:table-cell>
          <table:table-cell table:style-name="Tabela1.E43" office:value-type="string">
            <text:p text:style-name="P4"><text:span text:style-name="T3">479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72,20</text:span></text:p>
          </table:table-cell>
          <table:table-cell table:style-name="Tabela1.E43" office:value-type="string">
            <text:p text:style-name="P4"><text:span text:style-name="T3">8.108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1</text:span></text:p>
          </table:table-cell>
          <table:table-cell table:style-name="Tabela1.B5" office:value-type="string">
            <text:p text:style-name="P3"><text:span text:style-name="T3">ALEXSANDRO CARLOS DE JESU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INFRAESTRUTU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6,62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.111,01</text:span></text:p>
          </table:table-cell>
          <table:table-cell table:style-name="Tabela1.E43" office:value-type="string">
            <text:p text:style-name="P4"><text:span text:style-name="T3">239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39,29</text:span></text:p>
          </table:table-cell>
          <table:table-cell table:style-name="Tabela1.E43" office:value-type="string">
            <text:p text:style-name="P4"><text:span text:style-name="T3">4.871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2</text:span></text:p>
          </table:table-cell>
          <table:table-cell table:style-name="Tabela1.B5" office:value-type="string">
            <text:p text:style-name="P3"><text:span text:style-name="T3">ALFRAN PEREIRA JUNIOR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347,34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3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36,25</text:span></text:p>
          </table:table-cell>
          <table:table-cell table:style-name="Tabela1.E43" office:value-type="string">
            <text:p text:style-name="P4"><text:span text:style-name="T3">10.211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22</text:span></text:p>
          </table:table-cell>
          <table:table-cell table:style-name="Tabela1.B5" office:value-type="string">
            <text:p text:style-name="P3"><text:span text:style-name="T3">ALICE REGINA LOUREDO NASCIMEN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AS EXECUCOES CRIMINAIS - ARACAJU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7.550,73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362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96,39</text:span></text:p>
          </table:table-cell>
          <table:table-cell table:style-name="Tabela1.E43" office:value-type="string">
            <text:p text:style-name="P4"><text:span text:style-name="T3">6.454,3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3</text:span></text:p>
          </table:table-cell>
          <table:table-cell table:style-name="Tabela1.B5" office:value-type="string">
            <text:p text:style-name="P3"><text:span text:style-name="T3">ALINE BARBOZA ALCANTARA DE CARVALHO LEIT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GERAL / MP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336,84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2.343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10,31</text:span></text:p>
          </table:table-cell>
          <table:table-cell table:style-name="Tabela1.E43" office:value-type="string">
            <text:p text:style-name="P4"><text:span text:style-name="T3">12.026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3</text:span></text:p>
          </table:table-cell>
          <table:table-cell table:style-name="Tabela1.B5" office:value-type="string">
            <text:p text:style-name="P3"><text:span text:style-name="T3">ALINE MARIA DOS SANTOS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8.186,24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380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58,62</text:span></text:p>
          </table:table-cell>
          <table:table-cell table:style-name="Tabela1.E43" office:value-type="string">
            <text:p text:style-name="P4"><text:span text:style-name="T3">7.027,6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0</text:span></text:p>
          </table:table-cell>
          <table:table-cell table:style-name="Tabela1.B5" office:value-type="string">
            <text:p text:style-name="P3"><text:span text:style-name="T3">ALINE NUNES VASCONCEL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ISTRITAL - NOSSA SENHORA DO SOCORRO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9,50</text:span></text:p>
          </table:table-cell>
          <table:table-cell table:style-name="Tabela1.E43" office:value-type="string">
            <text:p text:style-name="P4"><text:span text:style-name="T3">15.925,11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167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35,39</text:span></text:p>
          </table:table-cell>
          <table:table-cell table:style-name="Tabela1.E43" office:value-type="string">
            <text:p text:style-name="P4"><text:span text:style-name="T3">11.889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59</text:span></text:p>
          </table:table-cell>
          <table:table-cell table:style-name="Tabela1.B5" office:value-type="string">
            <text:p text:style-name="P3"><text:span text:style-name="T3">ALINE RIBEIRO DE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8.310,61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2.86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28,51</text:span></text:p>
          </table:table-cell>
          <table:table-cell table:style-name="Tabela1.E43" office:value-type="string">
            <text:p text:style-name="P4"><text:span text:style-name="T3">13.782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4</text:span></text:p>
          </table:table-cell>
          <table:table-cell table:style-name="Tabela1.B5" office:value-type="string">
            <text:p text:style-name="P3"><text:span text:style-name="T3">ALINE WILTSHIRE CARVALHO RODRIGUES MACHA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DISTRITAL - ARACAJU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975,61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21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87,53</text:span></text:p>
          </table:table-cell>
          <table:table-cell table:style-name="Tabela1.E43" office:value-type="string">
            <text:p text:style-name="P4"><text:span text:style-name="T3">11.888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7</text:span></text:p>
          </table:table-cell>
          <table:table-cell table:style-name="Tabela1.B5" office:value-type="string">
            <text:p text:style-name="P3"><text:span text:style-name="T3">ALISSON SANTANA DO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44</text:span></text:p>
          </table:table-cell>
          <table:table-cell table:style-name="Tabela1.B5" office:value-type="string">
            <text:p text:style-name="P3"><text:span text:style-name="T3">ALISSON SANTANA MOTA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DIVISAO DE COMUNICACAO, CERIMONIAL E EVENTOS/COORDENADORIA DE COMUNICACAO SOCIAL (CODCOM/MPSE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92</text:span></text:p>
          </table:table-cell>
          <table:table-cell table:style-name="Tabela1.B5" office:value-type="string">
            <text:p text:style-name="P3"><text:span text:style-name="T3">ALLAINE CRISTINA SOUZA BISP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2ª PROMOTORIA DE JUSTICA - LARANJEIRAS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24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24,31</text:span></text:p>
          </table:table-cell>
          <table:table-cell table:style-name="Tabela1.E43" office:value-type="string">
            <text:p text:style-name="P4"><text:span text:style-name="T3">135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5,38</text:span></text:p>
          </table:table-cell>
          <table:table-cell table:style-name="Tabela1.E43" office:value-type="string">
            <text:p text:style-name="P4"><text:span text:style-name="T3">1.588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73</text:span></text:p>
          </table:table-cell>
          <table:table-cell table:style-name="Tabela1.B5" office:value-type="string">
            <text:p text:style-name="P3"><text:span text:style-name="T3">ALLAN DAVIS CARVALHO MACH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52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9,50</text:span></text:p>
          </table:table-cell>
          <table:table-cell table:style-name="Tabela1.E43" office:value-type="string">
            <text:p text:style-name="P4"><text:span text:style-name="T3">9.987,82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938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6,28</text:span></text:p>
          </table:table-cell>
          <table:table-cell table:style-name="Tabela1.E43" office:value-type="string">
            <text:p text:style-name="P4"><text:span text:style-name="T3">8.271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7</text:span></text:p>
          </table:table-cell>
          <table:table-cell table:style-name="Tabela1.B5" office:value-type="string">
            <text:p text:style-name="P3"><text:span text:style-name="T3">ALLAN SILVEIRA DE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RQUIVO CENTRAL DO MINISTERIO PUBLICO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338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1,32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181,59</text:span></text:p>
          </table:table-cell>
          <table:table-cell table:style-name="Tabela1.E43" office:value-type="string">
            <text:p text:style-name="P4"><text:span text:style-name="T3">497,18</text:span></text:p>
          </table:table-cell>
          <table:table-cell table:style-name="Tabela1.E43" office:value-type="string">
            <text:p text:style-name="P4"><text:span text:style-name="T3">131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8,47</text:span></text:p>
          </table:table-cell>
          <table:table-cell table:style-name="Tabela1.E43" office:value-type="string">
            <text:p text:style-name="P4"><text:span text:style-name="T3">5.553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0</text:span></text:p>
          </table:table-cell>
          <table:table-cell table:style-name="Tabela1.B5" office:value-type="string">
            <text:p text:style-name="P3"><text:span text:style-name="T3">ALLANA BRUNA ANDRADE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ESPECIAL CIVEL E CRIMINAL - LAGARTO 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874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1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4,71</text:span></text:p>
          </table:table-cell>
          <table:table-cell table:style-name="Tabela1.E43" office:value-type="string">
            <text:p text:style-name="P4"><text:span text:style-name="T3">15.311,07</text:span></text:p>
          </table:table-cell>
          <table:table-cell table:style-name="Tabela1.E43" office:value-type="string">
            <text:p text:style-name="P4"><text:span text:style-name="T3">1.285,87</text:span></text:p>
          </table:table-cell>
          <table:table-cell table:style-name="Tabela1.E43" office:value-type="string">
            <text:p text:style-name="P4"><text:span text:style-name="T3">2.129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5,04</text:span></text:p>
          </table:table-cell>
          <table:table-cell table:style-name="Tabela1.E43" office:value-type="string">
            <text:p text:style-name="P4"><text:span text:style-name="T3">11.896,0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1</text:span></text:p>
          </table:table-cell>
          <table:table-cell table:style-name="Tabela1.B5" office:value-type="string">
            <text:p text:style-name="P3"><text:span text:style-name="T3">ALLANA RACHEL MONTEIRO BATISTA SOARES COST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ITABAIAN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645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5.342,53</text:span></text:p>
          </table:table-cell>
          <table:table-cell table:style-name="Tabela1.E43" office:value-type="string">
            <text:p text:style-name="P4"><text:span text:style-name="T3">5.229,83</text:span></text:p>
          </table:table-cell>
          <table:table-cell table:style-name="Tabela1.E43" office:value-type="string">
            <text:p text:style-name="P4"><text:span text:style-name="T3">9.130,84</text:span></text:p>
          </table:table-cell>
          <table:table-cell table:style-name="Tabela1.E43" office:value-type="string">
            <text:p text:style-name="P4"><text:span text:style-name="T3">1.061,61</text:span></text:p>
          </table:table-cell>
          <table:table-cell table:style-name="Tabela1.E43" office:value-type="string">
            <text:p text:style-name="P4"><text:span text:style-name="T3">15.422,28</text:span></text:p>
          </table:table-cell>
          <table:table-cell table:style-name="Tabela1.E43" office:value-type="string">
            <text:p text:style-name="P4"><text:span text:style-name="T3">29.920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72</text:span></text:p>
          </table:table-cell>
          <table:table-cell table:style-name="Tabela1.B5" office:value-type="string">
            <text:p text:style-name="P3"><text:span text:style-name="T3">ALLIUSKA CAROLINE DA SILVA OLIVEIRA SOBRAL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2.001,68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1.501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6,19</text:span></text:p>
          </table:table-cell>
          <table:table-cell table:style-name="Tabela1.E43" office:value-type="string">
            <text:p text:style-name="P4"><text:span text:style-name="T3">9.675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51</text:span></text:p>
          </table:table-cell>
          <table:table-cell table:style-name="Tabela1.B5" office:value-type="string">
            <text:p text:style-name="P3"><text:span text:style-name="T3">ALONSO GOMES CAMPOS FI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0</text:span></text:p>
          </table:table-cell>
          <table:table-cell table:style-name="Tabela1.B5" office:value-type="string">
            <text:p text:style-name="P3"><text:span text:style-name="T3">ALVINO AQUINO SANTOS JUNIOR</text:span></text:p>
          </table:table-cell>
          <table:table-cell table:style-name="Tabela1.B5" office:value-type="string">
            <text:p text:style-name="P3"><text:span text:style-name="T3">SUB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4</text:span></text:p>
          </table:table-cell>
          <table:table-cell table:style-name="Tabela1.B5" office:value-type="string">
            <text:p text:style-name="P3"><text:span text:style-name="T3">AMANDA CARVALHO PAIVA DE ALMEIDA ANDRAD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4ª PROMOTORIA DE JUSTICA DISTRITAL - ARACAJU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574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710,06</text:span></text:p>
          </table:table-cell>
          <table:table-cell table:style-name="Tabela1.E43" office:value-type="string">
            <text:p text:style-name="P4"><text:span text:style-name="T3">616,15</text:span></text:p>
          </table:table-cell>
          <table:table-cell table:style-name="Tabela1.E43" office:value-type="string">
            <text:p text:style-name="P4"><text:span text:style-name="T3">199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16,02</text:span></text:p>
          </table:table-cell>
          <table:table-cell table:style-name="Tabela1.E43" office:value-type="string">
            <text:p text:style-name="P4"><text:span text:style-name="T3">5.894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7</text:span></text:p>
          </table:table-cell>
          <table:table-cell table:style-name="Tabela1.B5" office:value-type="string">
            <text:p text:style-name="P3"><text:span text:style-name="T3">AMILTON NEVES BRITO FILH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BOQUIM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88,74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1.643,67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8.485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35,04</text:span></text:p>
          </table:table-cell>
          <table:table-cell table:style-name="Tabela1.E43" office:value-type="string">
            <text:p text:style-name="P4"><text:span text:style-name="T3">28.408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9</text:span></text:p>
          </table:table-cell>
          <table:table-cell table:style-name="Tabela1.B5" office:value-type="string">
            <text:p text:style-name="P3"><text:span text:style-name="T3">ANA CARLA MORAIS DE SOUZA MEL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515,54</text:span></text:p>
          </table:table-cell>
          <table:table-cell table:style-name="Tabela1.E43" office:value-type="string">
            <text:p text:style-name="P4"><text:span text:style-name="T3">827,33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4.774,43</text:span></text:p>
          </table:table-cell>
          <table:table-cell table:style-name="Tabela1.E43" office:value-type="string">
            <text:p text:style-name="P4"><text:span text:style-name="T3">888,00</text:span></text:p>
          </table:table-cell>
          <table:table-cell table:style-name="Tabela1.E43" office:value-type="string">
            <text:p text:style-name="P4"><text:span text:style-name="T3">2.158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46,42</text:span></text:p>
          </table:table-cell>
          <table:table-cell table:style-name="Tabela1.E43" office:value-type="string">
            <text:p text:style-name="P4"><text:span text:style-name="T3">11.728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0</text:span></text:p>
          </table:table-cell>
          <table:table-cell table:style-name="Tabela1.B5" office:value-type="string">
            <text:p text:style-name="P3"><text:span text:style-name="T3">ANA CAROLINA OLIVEIRA D AVIL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7ª PROMOTORIA DE JUSTICA DISTRITAL - ARACAJU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2.439,51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458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77,04</text:span></text:p>
          </table:table-cell>
          <table:table-cell table:style-name="Tabela1.E43" office:value-type="string">
            <text:p text:style-name="P4"><text:span text:style-name="T3">9.562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0</text:span></text:p>
          </table:table-cell>
          <table:table-cell table:style-name="Tabela1.B5" office:value-type="string">
            <text:p text:style-name="P3"><text:span text:style-name="T3">ANA CELIA BARBOSA MATIA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49,45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049,92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1.103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14,72</text:span></text:p>
          </table:table-cell>
          <table:table-cell table:style-name="Tabela1.E43" office:value-type="string">
            <text:p text:style-name="P4"><text:span text:style-name="T3">9.135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3</text:span></text:p>
          </table:table-cell>
          <table:table-cell table:style-name="Tabela1.B5" office:value-type="string">
            <text:p text:style-name="P3"><text:span text:style-name="T3">ANA CELIA GUIMARAES PRADO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186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2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6,94</text:span></text:p>
          </table:table-cell>
          <table:table-cell table:style-name="Tabela1.E43" office:value-type="string">
            <text:p text:style-name="P4"><text:span text:style-name="T3">10.599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</text:span></text:p>
          </table:table-cell>
          <table:table-cell table:style-name="Tabela1.B5" office:value-type="string">
            <text:p text:style-name="P3"><text:span text:style-name="T3">ANA CHRISTINA SOUZA BRANDI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7.110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3.156,48</text:span></text:p>
          </table:table-cell>
          <table:table-cell table:style-name="Tabela1.E43" office:value-type="string">
            <text:p text:style-name="P4"><text:span text:style-name="T3">22.017,52</text:span></text:p>
          </table:table-cell>
          <table:table-cell table:style-name="Tabela1.E43" office:value-type="string">
            <text:p text:style-name="P4"><text:span text:style-name="T3">85.705,29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16.205,72</text:span></text:p>
          </table:table-cell>
          <table:table-cell table:style-name="Tabela1.E43" office:value-type="string">
            <text:p text:style-name="P4"><text:span text:style-name="T3">32.605,89</text:span></text:p>
          </table:table-cell>
          <table:table-cell table:style-name="Tabela1.E43" office:value-type="string">
            <text:p text:style-name="P4"><text:span text:style-name="T3">53.099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6</text:span></text:p>
          </table:table-cell>
          <table:table-cell table:style-name="Tabela1.B5" office:value-type="string">
            <text:p text:style-name="P3"><text:span text:style-name="T3">ANA CLAUDIA MACHADO COSTA MORA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6ª PROMOTORIA DE JUSTICA DISTRITAL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2.84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46.798,10</text:span></text:p>
          </table:table-cell>
          <table:table-cell table:style-name="Tabela1.E43" office:value-type="string">
            <text:p text:style-name="P4"><text:span text:style-name="T3">5.397,63</text:span></text:p>
          </table:table-cell>
          <table:table-cell table:style-name="Tabela1.E43" office:value-type="string">
            <text:p text:style-name="P4"><text:span text:style-name="T3">9.084,69</text:span></text:p>
          </table:table-cell>
          <table:table-cell table:style-name="Tabela1.E43" office:value-type="string">
            <text:p text:style-name="P4"><text:span text:style-name="T3">2.260,18</text:span></text:p>
          </table:table-cell>
          <table:table-cell table:style-name="Tabela1.E43" office:value-type="string">
            <text:p text:style-name="P4"><text:span text:style-name="T3">16.742,50</text:span></text:p>
          </table:table-cell>
          <table:table-cell table:style-name="Tabela1.E43" office:value-type="string">
            <text:p text:style-name="P4"><text:span text:style-name="T3">30.055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8</text:span></text:p>
          </table:table-cell>
          <table:table-cell table:style-name="Tabela1.B5" office:value-type="string">
            <text:p text:style-name="P3"><text:span text:style-name="T3">ANA CONCEICAO LIMA ALMEIDA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0</text:span></text:p>
          </table:table-cell>
          <table:table-cell table:style-name="Tabela1.B5" office:value-type="string">
            <text:p text:style-name="P3"><text:span text:style-name="T3">ANA CRISTINA ARAGAO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ISTRITAL - ARACAJU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4.266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96,72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54.435,87</text:span></text:p>
          </table:table-cell>
          <table:table-cell table:style-name="Tabela1.E43" office:value-type="string">
            <text:p text:style-name="P4"><text:span text:style-name="T3">5.596,72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3.682,23</text:span></text:p>
          </table:table-cell>
          <table:table-cell table:style-name="Tabela1.E43" office:value-type="string">
            <text:p text:style-name="P4"><text:span text:style-name="T3">19.847,99</text:span></text:p>
          </table:table-cell>
          <table:table-cell table:style-name="Tabela1.E43" office:value-type="string">
            <text:p text:style-name="P4"><text:span text:style-name="T3">34.587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47</text:span></text:p>
          </table:table-cell>
          <table:table-cell table:style-name="Tabela1.B5" office:value-type="string">
            <text:p text:style-name="P3"><text:span text:style-name="T3">ANA CRISTINA CARVALHO BARROS</text:span></text:p>
          </table:table-cell>
          <table:table-cell table:style-name="Tabela1.B5" office:value-type="string">
            <text:p text:style-name="P3"><text:span text:style-name="T3">ENFERMEIRA</text:span></text:p>
          </table:table-cell>
          <table:table-cell table:style-name="Tabela1.B5" office:value-type="string">
            <text:p text:style-name="P3"><text:span text:style-name="T3">CENTRO MEDICO/SG</text:span></text:p>
          </table:table-cell>
          <table:table-cell table:style-name="Tabela1.E43" office:value-type="string">
            <text:p text:style-name="P4"><text:span text:style-name="T3">5.858,58</text:span></text:p>
          </table:table-cell>
          <table:table-cell table:style-name="Tabela1.E43" office:value-type="string">
            <text:p text:style-name="P4"><text:span text:style-name="T3">2.401,49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52,90</text:span></text:p>
          </table:table-cell>
          <table:table-cell table:style-name="Tabela1.E43" office:value-type="string">
            <text:p text:style-name="P4"><text:span text:style-name="T3">1.156,41</text:span></text:p>
          </table:table-cell>
          <table:table-cell table:style-name="Tabela1.E43" office:value-type="string">
            <text:p text:style-name="P4"><text:span text:style-name="T3">1.105,39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8.255,00</text:span></text:p>
          </table:table-cell>
          <table:table-cell table:style-name="Tabela1.E43" office:value-type="string">
            <text:p text:style-name="P4"><text:span text:style-name="T3">1.156,41</text:span></text:p>
          </table:table-cell>
          <table:table-cell table:style-name="Tabela1.E43" office:value-type="string">
            <text:p text:style-name="P4"><text:span text:style-name="T3">3.02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79,64</text:span></text:p>
          </table:table-cell>
          <table:table-cell table:style-name="Tabela1.E43" office:value-type="string">
            <text:p text:style-name="P4"><text:span text:style-name="T3">14.075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7</text:span></text:p>
          </table:table-cell>
          <table:table-cell table:style-name="Tabela1.B5" office:value-type="string">
            <text:p text:style-name="P3"><text:span text:style-name="T3">ANA GALGANE PA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7ª PROMOTORIA DE JUSTICA DISTRITAL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859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39,84</text:span></text:p>
          </table:table-cell>
          <table:table-cell table:style-name="Tabela1.E43" office:value-type="string">
            <text:p text:style-name="P4"><text:span text:style-name="T3">6.187,54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54.803,66</text:span></text:p>
          </table:table-cell>
          <table:table-cell table:style-name="Tabela1.E43" office:value-type="string">
            <text:p text:style-name="P4"><text:span text:style-name="T3">5.539,84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4.106,90</text:span></text:p>
          </table:table-cell>
          <table:table-cell table:style-name="Tabela1.E43" office:value-type="string">
            <text:p text:style-name="P4"><text:span text:style-name="T3">20.215,78</text:span></text:p>
          </table:table-cell>
          <table:table-cell table:style-name="Tabela1.E43" office:value-type="string">
            <text:p text:style-name="P4"><text:span text:style-name="T3">34.587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42</text:span></text:p>
          </table:table-cell>
          <table:table-cell table:style-name="Tabela1.B5" office:value-type="string">
            <text:p text:style-name="P3"><text:span text:style-name="T3">ANA KARLA LIMA SANTOS</text:span></text:p>
          </table:table-cell>
          <table:table-cell table:style-name="Tabela1.B5" office:value-type="string">
            <text:p text:style-name="P3"><text:span text:style-name="T3">ASSESSOR DE APOIO OPERACIONAL </text:span></text:p>
          </table:table-cell>
          <table:table-cell table:style-name="Tabela1.B5" office:value-type="string">
            <text:p text:style-name="P3"><text:span text:style-name="T3">DIVISAO DE APOIO ADMINISTRATIVO/DIRETORIA ADMINISTRATIV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43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5.773,09</text:span></text:p>
          </table:table-cell>
          <table:table-cell table:style-name="Tabela1.E43" office:value-type="string">
            <text:p text:style-name="P4"><text:span text:style-name="T3">280,22</text:span></text:p>
          </table:table-cell>
          <table:table-cell table:style-name="Tabela1.E43" office:value-type="string">
            <text:p text:style-name="P4"><text:span text:style-name="T3">37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7,95</text:span></text:p>
          </table:table-cell>
          <table:table-cell table:style-name="Tabela1.E43" office:value-type="string">
            <text:p text:style-name="P4"><text:span text:style-name="T3">5.455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8</text:span></text:p>
          </table:table-cell>
          <table:table-cell table:style-name="Tabela1.B5" office:value-type="string">
            <text:p text:style-name="P3"><text:span text:style-name="T3">ANA LEILA COSTA GARCEZ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ÇA AUXILIAR DE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645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45.599,53</text:span></text:p>
          </table:table-cell>
          <table:table-cell table:style-name="Tabela1.E43" office:value-type="string">
            <text:p text:style-name="P4"><text:span text:style-name="T3">5.229,83</text:span></text:p>
          </table:table-cell>
          <table:table-cell table:style-name="Tabela1.E43" office:value-type="string">
            <text:p text:style-name="P4"><text:span text:style-name="T3">9.078,70</text:span></text:p>
          </table:table-cell>
          <table:table-cell table:style-name="Tabela1.E43" office:value-type="string">
            <text:p text:style-name="P4"><text:span text:style-name="T3">1.061,61</text:span></text:p>
          </table:table-cell>
          <table:table-cell table:style-name="Tabela1.E43" office:value-type="string">
            <text:p text:style-name="P4"><text:span text:style-name="T3">15.370,14</text:span></text:p>
          </table:table-cell>
          <table:table-cell table:style-name="Tabela1.E43" office:value-type="string">
            <text:p text:style-name="P4"><text:span text:style-name="T3">30.229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8</text:span></text:p>
          </table:table-cell>
          <table:table-cell table:style-name="Tabela1.B5" office:value-type="string">
            <text:p text:style-name="P3"><text:span text:style-name="T3">ANA LUIZA OLIVEIRA SOBRAL</text:span></text:p>
          </table:table-cell>
          <table:table-cell table:style-name="Tabela1.B5" office:value-type="string">
            <text:p text:style-name="P3"><text:span text:style-name="T3">PSICOLOGO-requisitad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40,47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3.911,59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1.872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48,99</text:span></text:p>
          </table:table-cell>
          <table:table-cell table:style-name="Tabela1.E43" office:value-type="string">
            <text:p text:style-name="P4"><text:span text:style-name="T3">11.162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3</text:span></text:p>
          </table:table-cell>
          <table:table-cell table:style-name="Tabela1.B5" office:value-type="string">
            <text:p text:style-name="P3"><text:span text:style-name="T3">ANA MARIA MENEZES SANTOS DE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- ITABAIANA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22,87</text:span></text:p>
          </table:table-cell>
          <table:table-cell table:style-name="Tabela1.E43" office:value-type="string">
            <text:p text:style-name="P4"><text:span text:style-name="T3">9.468,55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516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76,75</text:span></text:p>
          </table:table-cell>
          <table:table-cell table:style-name="Tabela1.E43" office:value-type="string">
            <text:p text:style-name="P4"><text:span text:style-name="T3">8.091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0</text:span></text:p>
          </table:table-cell>
          <table:table-cell table:style-name="Tabela1.B5" office:value-type="string">
            <text:p text:style-name="P3"><text:span text:style-name="T3">ANA MARIA MENEZES TAPIO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48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1.081,24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1.131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92,25</text:span></text:p>
          </table:table-cell>
          <table:table-cell table:style-name="Tabela1.E43" office:value-type="string">
            <text:p text:style-name="P4"><text:span text:style-name="T3">9.088,99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3"/><text:span text:style-name="T3">1321</text:span></text:p>
          </table:table-cell>
          <table:table-cell table:style-name="Tabela1.B5" office:value-type="string">
            <text:p text:style-name="P3"><text:span text:style-name="T3">ANA PATRICIA FONTES DA SILVA VILLACOR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6.575,61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436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4,67</text:span></text:p>
          </table:table-cell>
          <table:table-cell table:style-name="Tabela1.E43" office:value-type="string">
            <text:p text:style-name="P4"><text:span text:style-name="T3">12.270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43</text:span></text:p>
          </table:table-cell>
          <table:table-cell table:style-name="Tabela1.B5" office:value-type="string">
            <text:p text:style-name="P3"><text:span text:style-name="T3">ANA PAULA DE JESUS PASSOS LU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BARRA DOS COQUEIROS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622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00,50</text:span></text:p>
          </table:table-cell>
          <table:table-cell table:style-name="Tabela1.E43" office:value-type="string">
            <text:p text:style-name="P4"><text:span text:style-name="T3">16.015,29</text:span></text:p>
          </table:table-cell>
          <table:table-cell table:style-name="Tabela1.E43" office:value-type="string">
            <text:p text:style-name="P4"><text:span text:style-name="T3">1.836,07</text:span></text:p>
          </table:table-cell>
          <table:table-cell table:style-name="Tabela1.E43" office:value-type="string">
            <text:p text:style-name="P4"><text:span text:style-name="T3">2.216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52,76</text:span></text:p>
          </table:table-cell>
          <table:table-cell table:style-name="Tabela1.E43" office:value-type="string">
            <text:p text:style-name="P4"><text:span text:style-name="T3">11.962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</text:span></text:p>
          </table:table-cell>
          <table:table-cell table:style-name="Tabela1.B5" office:value-type="string">
            <text:p text:style-name="P3"><text:span text:style-name="T3">ANA PAULA MACHADO COSTA MENES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5ª PROMOTORIA DE JUSTICA DOS DIREITOS DO CIDADA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250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236,07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49.083,90</text:span></text:p>
          </table:table-cell>
          <table:table-cell table:style-name="Tabela1.E43" office:value-type="string">
            <text:p text:style-name="P4"><text:span text:style-name="T3">5.454,52</text:span></text:p>
          </table:table-cell>
          <table:table-cell table:style-name="Tabela1.E43" office:value-type="string">
            <text:p text:style-name="P4"><text:span text:style-name="T3">9.069,05</text:span></text:p>
          </table:table-cell>
          <table:table-cell table:style-name="Tabela1.E43" office:value-type="string">
            <text:p text:style-name="P4"><text:span text:style-name="T3">4.545,98</text:span></text:p>
          </table:table-cell>
          <table:table-cell table:style-name="Tabela1.E43" office:value-type="string">
            <text:p text:style-name="P4"><text:span text:style-name="T3">19.069,55</text:span></text:p>
          </table:table-cell>
          <table:table-cell table:style-name="Tabela1.E43" office:value-type="string">
            <text:p text:style-name="P4"><text:span text:style-name="T3">30.014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5</text:span></text:p>
          </table:table-cell>
          <table:table-cell table:style-name="Tabela1.B5" office:value-type="string">
            <text:p text:style-name="P3"><text:span text:style-name="T3">ANA PAULA PEREIRA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RREGEDORIA GERAL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608,49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8.588,35</text:span></text:p>
          </table:table-cell>
          <table:table-cell table:style-name="Tabela1.E43" office:value-type="string">
            <text:p text:style-name="P4"><text:span text:style-name="T3">653,12</text:span></text:p>
          </table:table-cell>
          <table:table-cell table:style-name="Tabela1.E43" office:value-type="string">
            <text:p text:style-name="P4"><text:span text:style-name="T3">521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74,96</text:span></text:p>
          </table:table-cell>
          <table:table-cell table:style-name="Tabela1.E43" office:value-type="string">
            <text:p text:style-name="P4"><text:span text:style-name="T3">7.413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7</text:span></text:p>
          </table:table-cell>
          <table:table-cell table:style-name="Tabela1.B5" office:value-type="string">
            <text:p text:style-name="P3"><text:span text:style-name="T3">ANA PAULA SOUZA VIAN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BARRA DOS COQUEIROS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9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83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58.494,82</text:span></text:p>
          </table:table-cell>
          <table:table-cell table:style-name="Tabela1.E43" office:value-type="string">
            <text:p text:style-name="P4"><text:span text:style-name="T3">5.127,45</text:span></text:p>
          </table:table-cell>
          <table:table-cell table:style-name="Tabela1.E43" office:value-type="string">
            <text:p text:style-name="P4"><text:span text:style-name="T3">12.924,86</text:span></text:p>
          </table:table-cell>
          <table:table-cell table:style-name="Tabela1.E43" office:value-type="string">
            <text:p text:style-name="P4"><text:span text:style-name="T3">330,26</text:span></text:p>
          </table:table-cell>
          <table:table-cell table:style-name="Tabela1.E43" office:value-type="string">
            <text:p text:style-name="P4"><text:span text:style-name="T3">18.382,57</text:span></text:p>
          </table:table-cell>
          <table:table-cell table:style-name="Tabela1.E43" office:value-type="string">
            <text:p text:style-name="P4"><text:span text:style-name="T3">40.112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52</text:span></text:p>
          </table:table-cell>
          <table:table-cell table:style-name="Tabela1.B5" office:value-type="string">
            <text:p text:style-name="P3"><text:span text:style-name="T3">ANA SOARES DE SOUZA</text:span></text:p>
          </table:table-cell>
          <table:table-cell table:style-name="Tabela1.B5" office:value-type="string">
            <text:p text:style-name="P3"><text:span text:style-name="T3">SECRETÁRIA - requisitado</text:span></text:p>
          </table:table-cell>
          <table:table-cell table:style-name="Tabela1.B5" office:value-type="string">
            <text:p text:style-name="P3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3.846,44</text:span></text:p>
          </table:table-cell>
          <table:table-cell table:style-name="Tabela1.E43" office:value-type="string">
            <text:p text:style-name="P4"><text:span text:style-name="T3">134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4,31</text:span></text:p>
          </table:table-cell>
          <table:table-cell table:style-name="Tabela1.E43" office:value-type="string">
            <text:p text:style-name="P4"><text:span text:style-name="T3">3.712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71</text:span></text:p>
          </table:table-cell>
          <table:table-cell table:style-name="Tabela1.B5" office:value-type="string">
            <text:p text:style-name="P3"><text:span text:style-name="T3">ANANIAS SILVA SOUZA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9</text:span></text:p>
          </table:table-cell>
          <table:table-cell table:style-name="Tabela1.B5" office:value-type="string">
            <text:p text:style-name="P3"><text:span text:style-name="T3">ANDERSON BARRETO DE JESUS</text:span></text:p>
          </table:table-cell>
          <table:table-cell table:style-name="Tabela1.B5" office:value-type="string">
            <text:p text:style-name="P3"><text:span text:style-name="T3">1º 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5.399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,80</text:span></text:p>
          </table:table-cell>
          <table:table-cell table:style-name="Tabela1.E43" office:value-type="string">
            <text:p text:style-name="P4"><text:span text:style-name="T3">5.383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3</text:span></text:p>
          </table:table-cell>
          <table:table-cell table:style-name="Tabela1.B5" office:value-type="string">
            <text:p text:style-name="P3"><text:span text:style-name="T3">ANDERSON ESTEVAM DE SOUZA LEI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0ª PROMOTORIA DE JUSTIÇA DOS DIREITOS DO CIDADÃO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568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1.717,12</text:span></text:p>
          </table:table-cell>
          <table:table-cell table:style-name="Tabela1.E43" office:value-type="string">
            <text:p text:style-name="P4"><text:span text:style-name="T3">1.317,14</text:span></text:p>
          </table:table-cell>
          <table:table-cell table:style-name="Tabela1.E43" office:value-type="string">
            <text:p text:style-name="P4"><text:span text:style-name="T3">1.235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52,93</text:span></text:p>
          </table:table-cell>
          <table:table-cell table:style-name="Tabela1.E43" office:value-type="string">
            <text:p text:style-name="P4"><text:span text:style-name="T3">9.164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34</text:span></text:p>
          </table:table-cell>
          <table:table-cell table:style-name="Tabela1.B5" office:value-type="string">
            <text:p text:style-name="P3"><text:span text:style-name="T3">ANDERSON NASCIMENTO</text:span></text:p>
          </table:table-cell>
          <table:table-cell table:style-name="Tabela1.B5" office:value-type="string">
            <text:p text:style-name="P3"><text:span text:style-name="T3">ASSISTENTE DE ADMINISTRAÇÃO - requisitado</text:span></text:p>
          </table:table-cell>
          <table:table-cell table:style-name="Tabela1.B5" office:value-type="string">
            <text:p text:style-name="P3"><text:span text:style-name="T3">PROMOTORIA DE JUSTICA - JAPAR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3.589,44</text:span></text:p>
          </table:table-cell>
          <table:table-cell table:style-name="Tabela1.E43" office:value-type="string">
            <text:p text:style-name="P4"><text:span text:style-name="T3">90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0,71</text:span></text:p>
          </table:table-cell>
          <table:table-cell table:style-name="Tabela1.E43" office:value-type="string">
            <text:p text:style-name="P4"><text:span text:style-name="T3">3.498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9</text:span></text:p>
          </table:table-cell>
          <table:table-cell table:style-name="Tabela1.B5" office:value-type="string">
            <text:p text:style-name="P3"><text:span text:style-name="T3">ANDERSON OLIVEIRA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46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3</text:span></text:p>
          </table:table-cell>
          <table:table-cell table:style-name="Tabela1.B5" office:value-type="string">
            <text:p text:style-name="P3"><text:span text:style-name="T3">ANDERSON VIANA SOUZ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DE ESTANCI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097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641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60.435,63</text:span></text:p>
          </table:table-cell>
          <table:table-cell table:style-name="Tabela1.E43" office:value-type="string">
            <text:p text:style-name="P4"><text:span text:style-name="T3">5.153,04</text:span></text:p>
          </table:table-cell>
          <table:table-cell table:style-name="Tabela1.E43" office:value-type="string">
            <text:p text:style-name="P4"><text:span text:style-name="T3">9.151,96</text:span></text:p>
          </table:table-cell>
          <table:table-cell table:style-name="Tabela1.E43" office:value-type="string">
            <text:p text:style-name="P4"><text:span text:style-name="T3">513,10</text:span></text:p>
          </table:table-cell>
          <table:table-cell table:style-name="Tabela1.E43" office:value-type="string">
            <text:p text:style-name="P4"><text:span text:style-name="T3">14.818,10</text:span></text:p>
          </table:table-cell>
          <table:table-cell table:style-name="Tabela1.E43" office:value-type="string">
            <text:p text:style-name="P4"><text:span text:style-name="T3">45.617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68</text:span></text:p>
          </table:table-cell>
          <table:table-cell table:style-name="Tabela1.B5" office:value-type="string">
            <text:p text:style-name="P3"><text:span text:style-name="T3">ANDRE ARAGAO DA FONSECA</text:span></text:p>
          </table:table-cell>
          <table:table-cell table:style-name="Tabela1.B5" office:value-type="string">
            <text:p text:style-name="P3"><text:span text:style-name="T3">Assessor da Diretoria de Gestão Estratégica e Orçamentária</text:span></text:p>
          </table:table-cell>
          <table:table-cell table:style-name="Tabela1.B5" office:value-type="string">
            <text:p text:style-name="P3"><text:span text:style-name="T3">DIRETORIA DE GESTAO ESTRATEGICA E ORCAMENTAR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9.581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403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66,95</text:span></text:p>
          </table:table-cell>
          <table:table-cell table:style-name="Tabela1.E43" office:value-type="string">
            <text:p text:style-name="P4"><text:span text:style-name="T3">8.414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15</text:span></text:p>
          </table:table-cell>
          <table:table-cell table:style-name="Tabela1.B5" office:value-type="string">
            <text:p text:style-name="P3"><text:span text:style-name="T3">ANDRE DOS SANTOS SOUZA</text:span></text:p>
          </table:table-cell>
          <table:table-cell table:style-name="Tabela1.B5" office:value-type="string">
            <text:p text:style-name="P3"><text:span text:style-name="T3">ASSESSOR DE APOIO OPERACIONAL </text:span></text:p>
          </table:table-cell>
          <table:table-cell table:style-name="Tabela1.B5" office:value-type="string">
            <text:p text:style-name="P3"><text:span text:style-name="T3">DIVISAO DE GESTAO DE PESSOAS - INSTITUCION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43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5.773,09</text:span></text:p>
          </table:table-cell>
          <table:table-cell table:style-name="Tabela1.E43" office:value-type="string">
            <text:p text:style-name="P4"><text:span text:style-name="T3">280,22</text:span></text:p>
          </table:table-cell>
          <table:table-cell table:style-name="Tabela1.E43" office:value-type="string">
            <text:p text:style-name="P4"><text:span text:style-name="T3">37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7,95</text:span></text:p>
          </table:table-cell>
          <table:table-cell table:style-name="Tabela1.E43" office:value-type="string">
            <text:p text:style-name="P4"><text:span text:style-name="T3">5.455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5</text:span></text:p>
          </table:table-cell>
          <table:table-cell table:style-name="Tabela1.B5" office:value-type="string">
            <text:p text:style-name="P3"><text:span text:style-name="T3">ANDRE FABIANO DO NASCIMENTO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46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1</text:span></text:p>
          </table:table-cell>
          <table:table-cell table:style-name="Tabela1.B5" office:value-type="string">
            <text:p text:style-name="P3"><text:span text:style-name="T3">ANDRE LIMA FEITOZ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.785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611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8</text:span></text:p>
          </table:table-cell>
          <table:table-cell table:style-name="Tabela1.B5" office:value-type="string">
            <text:p text:style-name="P3"><text:span text:style-name="T3">ANDRE LUCAS ALMADA MARINHO PONT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69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001,87</text:span></text:p>
          </table:table-cell>
          <table:table-cell table:style-name="Tabela1.E43" office:value-type="string">
            <text:p text:style-name="P4"><text:span text:style-name="T3">16.474,11</text:span></text:p>
          </table:table-cell>
          <table:table-cell table:style-name="Tabela1.E43" office:value-type="string">
            <text:p text:style-name="P4"><text:span text:style-name="T3">1.330,59</text:span></text:p>
          </table:table-cell>
          <table:table-cell table:style-name="Tabela1.E43" office:value-type="string">
            <text:p text:style-name="P4"><text:span text:style-name="T3">2.453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84,58</text:span></text:p>
          </table:table-cell>
          <table:table-cell table:style-name="Tabela1.E43" office:value-type="string">
            <text:p text:style-name="P4"><text:span text:style-name="T3">12.689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19</text:span></text:p>
          </table:table-cell>
          <table:table-cell table:style-name="Tabela1.B5" office:value-type="string">
            <text:p text:style-name="P3"><text:span text:style-name="T3">ANDRE LUIZ MENEZES GUIMARAES</text:span></text:p>
          </table:table-cell>
          <table:table-cell table:style-name="Tabela1.B5" office:value-type="string">
            <text:p text:style-name="P3"><text:span text:style-name="T3">Chefe do Núcleo de Empenho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7.067,72</text:span></text:p>
          </table:table-cell>
          <table:table-cell table:style-name="Tabela1.E43" office:value-type="string">
            <text:p text:style-name="P4"><text:span text:style-name="T3">447,18</text:span></text:p>
          </table:table-cell>
          <table:table-cell table:style-name="Tabela1.E43" office:value-type="string">
            <text:p text:style-name="P4"><text:span text:style-name="T3">203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0,66</text:span></text:p>
          </table:table-cell>
          <table:table-cell table:style-name="Tabela1.E43" office:value-type="string">
            <text:p text:style-name="P4"><text:span text:style-name="T3">6.417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7</text:span></text:p>
          </table:table-cell>
          <table:table-cell table:style-name="Tabela1.B5" office:value-type="string">
            <text:p text:style-name="P3"><text:span text:style-name="T3">ANDRE ROLLEMBERG MENDONCA</text:span></text:p>
          </table:table-cell>
          <table:table-cell table:style-name="Tabela1.B5" office:value-type="string">
            <text:p text:style-name="P3"><text:span text:style-name="T3">COORDENADOR DA CENTRAL DE DILIGÊNCIAS</text:span></text:p>
          </table:table-cell>
          <table:table-cell table:style-name="Tabela1.B5" office:value-type="string">
            <text:p text:style-name="P3"><text:span text:style-name="T3">CENTRAL DE NOTIFICACOES E INTIMACOE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324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332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95,85</text:span></text:p>
          </table:table-cell>
          <table:table-cell table:style-name="Tabela1.E43" office:value-type="string">
            <text:p text:style-name="P4"><text:span text:style-name="T3">8.228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3</text:span></text:p>
          </table:table-cell>
          <table:table-cell table:style-name="Tabela1.B5" office:value-type="string">
            <text:p text:style-name="P3"><text:span text:style-name="T3">ANDREA DOS ANJOS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220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092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55,25</text:span></text:p>
          </table:table-cell>
          <table:table-cell table:style-name="Tabela1.E43" office:value-type="string">
            <text:p text:style-name="P4"><text:span text:style-name="T3">11.364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3</text:span></text:p>
          </table:table-cell>
          <table:table-cell table:style-name="Tabela1.B5" office:value-type="string">
            <text:p text:style-name="P3"><text:span text:style-name="T3">ANDREA LEITE TORR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9,50</text:span></text:p>
          </table:table-cell>
          <table:table-cell table:style-name="Tabela1.E43" office:value-type="string">
            <text:p text:style-name="P4"><text:span text:style-name="T3">12.315,36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417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0,59</text:span></text:p>
          </table:table-cell>
          <table:table-cell table:style-name="Tabela1.E43" office:value-type="string">
            <text:p text:style-name="P4"><text:span text:style-name="T3">9.534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96</text:span></text:p>
          </table:table-cell>
          <table:table-cell table:style-name="Tabela1.B5" office:value-type="string">
            <text:p text:style-name="P3"><text:span text:style-name="T3">ANDREA MARIA PRATA MARTIN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13.960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62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9,25</text:span></text:p>
          </table:table-cell>
          <table:table-cell table:style-name="Tabela1.E43" office:value-type="string">
            <text:p text:style-name="P4"><text:span text:style-name="T3">10.720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37</text:span></text:p>
          </table:table-cell>
          <table:table-cell table:style-name="Tabela1.B5" office:value-type="string">
            <text:p text:style-name="P3"><text:span text:style-name="T3">ANDRESSA PEDRAL DE SANTANA RODRIGU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8.454,68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568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8,89</text:span></text:p>
          </table:table-cell>
          <table:table-cell table:style-name="Tabela1.E43" office:value-type="string">
            <text:p text:style-name="P4"><text:span text:style-name="T3">7.025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85</text:span></text:p>
          </table:table-cell>
          <table:table-cell table:style-name="Tabela1.B5" office:value-type="string">
            <text:p text:style-name="P3"><text:span text:style-name="T3">ANGELO MARCIO ARAGAO MACE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SAO CRISTOVAO 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33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00,50</text:span></text:p>
          </table:table-cell>
          <table:table-cell table:style-name="Tabela1.E43" office:value-type="string">
            <text:p text:style-name="P4"><text:span text:style-name="T3">14.572,61</text:span></text:p>
          </table:table-cell>
          <table:table-cell table:style-name="Tabela1.E43" office:value-type="string">
            <text:p text:style-name="P4"><text:span text:style-name="T3">1.634,10</text:span></text:p>
          </table:table-cell>
          <table:table-cell table:style-name="Tabela1.E43" office:value-type="string">
            <text:p text:style-name="P4"><text:span text:style-name="T3">1.597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1,55</text:span></text:p>
          </table:table-cell>
          <table:table-cell table:style-name="Tabela1.E43" office:value-type="string">
            <text:p text:style-name="P4"><text:span text:style-name="T3">11.341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4</text:span></text:p>
          </table:table-cell>
          <table:table-cell table:style-name="Tabela1.B5" office:value-type="string">
            <text:p text:style-name="P3"><text:span text:style-name="T3">ANISIO ANDRADE AMARAL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3</text:span></text:p>
          </table:table-cell>
          <table:table-cell table:style-name="Tabela1.B5" office:value-type="string">
            <text:p text:style-name="P3"><text:span text:style-name="T3">ANNA CARLA ANDRADE DA SILVA</text:span></text:p>
          </table:table-cell>
          <table:table-cell table:style-name="Tabela1.B5" office:value-type="string">
            <text:p text:style-name="P3"><text:span text:style-name="T3">ASSESSOR DE GESTAO OPERACIONAL II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746,72</text:span></text:p>
          </table:table-cell>
          <table:table-cell table:style-name="Tabela1.E43" office:value-type="string">
            <text:p text:style-name="P4"><text:span text:style-name="T3">447,18</text:span></text:p>
          </table:table-cell>
          <table:table-cell table:style-name="Tabela1.E43" office:value-type="string">
            <text:p text:style-name="P4"><text:span text:style-name="T3">227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5,14</text:span></text:p>
          </table:table-cell>
          <table:table-cell table:style-name="Tabela1.E43" office:value-type="string">
            <text:p text:style-name="P4"><text:span text:style-name="T3">6.071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3</text:span></text:p>
          </table:table-cell>
          <table:table-cell table:style-name="Tabela1.B5" office:value-type="string">
            <text:p text:style-name="P3"><text:span text:style-name="T3">ANNA CAROLINA SANTOS NUN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1.325,12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1.247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09,61</text:span></text:p>
          </table:table-cell>
          <table:table-cell table:style-name="Tabela1.E43" office:value-type="string">
            <text:p text:style-name="P4"><text:span text:style-name="T3">8.815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4</text:span></text:p>
          </table:table-cell>
          <table:table-cell table:style-name="Tabela1.B5" office:value-type="string">
            <text:p text:style-name="P3"><text:span text:style-name="T3">ANNA KARINA ROLIM CARTAX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ARAUA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8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85,71</text:span></text:p>
          </table:table-cell>
          <table:table-cell table:style-name="Tabela1.E43" office:value-type="string">
            <text:p text:style-name="P4"><text:span text:style-name="T3">12.050,59</text:span></text:p>
          </table:table-cell>
          <table:table-cell table:style-name="Tabela1.E43" office:value-type="string">
            <text:p text:style-name="P4"><text:span text:style-name="T3">1.213,08</text:span></text:p>
          </table:table-cell>
          <table:table-cell table:style-name="Tabela1.E43" office:value-type="string">
            <text:p text:style-name="P4"><text:span text:style-name="T3">1.164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77,37</text:span></text:p>
          </table:table-cell>
          <table:table-cell table:style-name="Tabela1.E43" office:value-type="string">
            <text:p text:style-name="P4"><text:span text:style-name="T3">9.673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5</text:span></text:p>
          </table:table-cell>
          <table:table-cell table:style-name="Tabela1.B5" office:value-type="string">
            <text:p text:style-name="P3"><text:span text:style-name="T3">ANNE CAROLYNE OLIVEIRA SANTOS</text:span></text:p>
          </table:table-cell>
          <table:table-cell table:style-name="Tabela1.B5" office:value-type="string">
            <text:p text:style-name="P3"><text:span text:style-name="T3">ASSESSOR INSTITUCIONAL OPERACIONAL</text:span></text:p>
          </table:table-cell>
          <table:table-cell table:style-name="Tabela1.B5" office:value-type="string">
            <text:p text:style-name="P3"><text:span text:style-name="T3">PROMOTORIA DE JUSTICA ESPECIAL CIVEL E CRIMINAL - ITABAIAN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003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746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09,15</text:span></text:p>
          </table:table-cell>
          <table:table-cell table:style-name="Tabela1.E43" office:value-type="string">
            <text:p text:style-name="P4"><text:span text:style-name="T3">7.493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8</text:span></text:p>
          </table:table-cell>
          <table:table-cell table:style-name="Tabela1.B5" office:value-type="string">
            <text:p text:style-name="P3"><text:span text:style-name="T3">ANTONIO ALMEIDA SANTANA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2</text:span></text:p>
          </table:table-cell>
          <table:table-cell table:style-name="Tabela1.B5" office:value-type="string">
            <text:p text:style-name="P3"><text:span text:style-name="T3">ANTONIO AUTRAN SANTOS ALVES</text:span></text:p>
          </table:table-cell>
          <table:table-cell table:style-name="Tabela1.B5" office:value-type="string">
            <text:p text:style-name="P3"><text:span text:style-name="T3">2º SARGENT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42,12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77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3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3,65</text:span></text:p>
          </table:table-cell>
          <table:table-cell table:style-name="Tabela1.E43" office:value-type="string">
            <text:p text:style-name="P4"><text:span text:style-name="T3">8.837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3</text:span></text:p>
          </table:table-cell>
          <table:table-cell table:style-name="Tabela1.B5" office:value-type="string">
            <text:p text:style-name="P3"><text:span text:style-name="T3">ANTONIO CARLOS ANDRADE DE CARV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NOSSA SENHORA DO SOCORR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508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9,50</text:span></text:p>
          </table:table-cell>
          <table:table-cell table:style-name="Tabela1.E43" office:value-type="string">
            <text:p text:style-name="P4"><text:span text:style-name="T3">7.919,28</text:span></text:p>
          </table:table-cell>
          <table:table-cell table:style-name="Tabela1.E43" office:value-type="string">
            <text:p text:style-name="P4"><text:span text:style-name="T3">747,57</text:span></text:p>
          </table:table-cell>
          <table:table-cell table:style-name="Tabela1.E43" office:value-type="string">
            <text:p text:style-name="P4"><text:span text:style-name="T3">381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29,09</text:span></text:p>
          </table:table-cell>
          <table:table-cell table:style-name="Tabela1.E43" office:value-type="string">
            <text:p text:style-name="P4"><text:span text:style-name="T3">6.790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</text:span></text:p>
          </table:table-cell>
          <table:table-cell table:style-name="Tabela1.B5" office:value-type="string">
            <text:p text:style-name="P3"><text:span text:style-name="T3">ANTONIO CARLOS NASCIMENTO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TOBIAS BARRET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5.485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767,37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55.825,41</text:span></text:p>
          </table:table-cell>
          <table:table-cell table:style-name="Tabela1.E43" office:value-type="string">
            <text:p text:style-name="P4"><text:span text:style-name="T3">5.767,37</text:span></text:p>
          </table:table-cell>
          <table:table-cell table:style-name="Tabela1.E43" office:value-type="string">
            <text:p text:style-name="P4"><text:span text:style-name="T3">5.013,16</text:span></text:p>
          </table:table-cell>
          <table:table-cell table:style-name="Tabela1.E43" office:value-type="string">
            <text:p text:style-name="P4"><text:span text:style-name="T3">4.901,12</text:span></text:p>
          </table:table-cell>
          <table:table-cell table:style-name="Tabela1.E43" office:value-type="string">
            <text:p text:style-name="P4"><text:span text:style-name="T3">15.681,65</text:span></text:p>
          </table:table-cell>
          <table:table-cell table:style-name="Tabela1.E43" office:value-type="string">
            <text:p text:style-name="P4"><text:span text:style-name="T3">40.143,7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35</text:span></text:p>
          </table:table-cell>
          <table:table-cell table:style-name="Tabela1.B5" office:value-type="string">
            <text:p text:style-name="P3"><text:span text:style-name="T3">ANTONIO CARLOS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7</text:span></text:p>
          </table:table-cell>
          <table:table-cell table:style-name="Tabela1.B5" office:value-type="string">
            <text:p text:style-name="P3"><text:span text:style-name="T3">ANTONIO CESAR LEITE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05</text:span></text:p>
          </table:table-cell>
          <table:table-cell table:style-name="Tabela1.B5" office:value-type="string">
            <text:p text:style-name="P3"><text:span text:style-name="T3">ANTONIO DIEGO CARDOSO VIANA</text:span></text:p>
          </table:table-cell>
          <table:table-cell table:style-name="Tabela1.B5" office:value-type="string">
            <text:p text:style-name="P3"><text:span text:style-name="T3">Coordenador da Div. de C. e G. de Estagiários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3.526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2.529,26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641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04,88</text:span></text:p>
          </table:table-cell>
          <table:table-cell table:style-name="Tabela1.E43" office:value-type="string">
            <text:p text:style-name="P4"><text:span text:style-name="T3">11.124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3</text:span></text:p>
          </table:table-cell>
          <table:table-cell table:style-name="Tabela1.B5" office:value-type="string">
            <text:p text:style-name="P3"><text:span text:style-name="T3">ANTONIO FERNANDES DA SILVA JUNIOR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GARARU 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207,78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42.019,71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8.361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11,37</text:span></text:p>
          </table:table-cell>
          <table:table-cell table:style-name="Tabela1.E43" office:value-type="string">
            <text:p text:style-name="P4"><text:span text:style-name="T3">28.908,3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4</text:span></text:p>
          </table:table-cell>
          <table:table-cell table:style-name="Tabela1.B5" office:value-type="string">
            <text:p text:style-name="P3"><text:span text:style-name="T3">ANTONIO FERNANDES LIMA BRAZ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</text:span></text:p>
          </table:table-cell>
          <table:table-cell table:style-name="Tabela1.B5" office:value-type="string">
            <text:p text:style-name="P3"><text:span text:style-name="T3">ANTONIO RESENDE NETO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SETOR DE ALMOXARIFADO/DM//DA/SG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3.311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60,84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3.713,42</text:span></text:p>
          </table:table-cell>
          <table:table-cell table:style-name="Tabela1.E43" office:value-type="string">
            <text:p text:style-name="P4"><text:span text:style-name="T3">1.269,18</text:span></text:p>
          </table:table-cell>
          <table:table-cell table:style-name="Tabela1.E43" office:value-type="string">
            <text:p text:style-name="P4"><text:span text:style-name="T3">1.743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12,46</text:span></text:p>
          </table:table-cell>
          <table:table-cell table:style-name="Tabela1.E43" office:value-type="string">
            <text:p text:style-name="P4"><text:span text:style-name="T3">10.700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3</text:span></text:p>
          </table:table-cell>
          <table:table-cell table:style-name="Tabela1.B5" office:value-type="string">
            <text:p text:style-name="P3"><text:span text:style-name="T3">ANTONIO RICARDO MENDONCA DE ALMEID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APOIO ADMINISTRATIVO/DIRETORIA ADMINISTRATIV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1.320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6.106,2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5.932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1</text:span></text:p>
          </table:table-cell>
          <table:table-cell table:style-name="Tabela1.B5" office:value-type="string">
            <text:p text:style-name="P3"><text:span text:style-name="T3">ANTONIO SERGIO CARVALHO SOUZA FILH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2.879,97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615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95,01</text:span></text:p>
          </table:table-cell>
          <table:table-cell table:style-name="Tabela1.E43" office:value-type="string">
            <text:p text:style-name="P4"><text:span text:style-name="T3">9.784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6</text:span></text:p>
          </table:table-cell>
          <table:table-cell table:style-name="Tabela1.B5" office:value-type="string">
            <text:p text:style-name="P3"><text:span text:style-name="T3">ANTONIO TELES LEITE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NOSSA SENHORA DAS DORES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48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4,71</text:span></text:p>
          </table:table-cell>
          <table:table-cell table:style-name="Tabela1.E43" office:value-type="string">
            <text:p text:style-name="P4"><text:span text:style-name="T3">14.447,35</text:span></text:p>
          </table:table-cell>
          <table:table-cell table:style-name="Tabela1.E43" office:value-type="string">
            <text:p text:style-name="P4"><text:span text:style-name="T3">1.593,57</text:span></text:p>
          </table:table-cell>
          <table:table-cell table:style-name="Tabela1.E43" office:value-type="string">
            <text:p text:style-name="P4"><text:span text:style-name="T3">1.702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96,33</text:span></text:p>
          </table:table-cell>
          <table:table-cell table:style-name="Tabela1.E43" office:value-type="string">
            <text:p text:style-name="P4"><text:span text:style-name="T3">11.151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3</text:span></text:p>
          </table:table-cell>
          <table:table-cell table:style-name="Tabela1.B5" office:value-type="string">
            <text:p text:style-name="P3"><text:span text:style-name="T3">ANTONIO VIANA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4</text:span></text:p>
          </table:table-cell>
          <table:table-cell table:style-name="Tabela1.B5" office:value-type="string">
            <text:p text:style-name="P3"><text:span text:style-name="T3">ARANDA GOMES DE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LARANJEIRAS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18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0,00</text:span></text:p>
          </table:table-cell>
          <table:table-cell table:style-name="Tabela1.E43" office:value-type="string">
            <text:p text:style-name="P4"><text:span text:style-name="T3">3.104,23</text:span></text:p>
          </table:table-cell>
          <table:table-cell table:style-name="Tabela1.E43" office:value-type="string">
            <text:p text:style-name="P4"><text:span text:style-name="T3">7.315,14</text:span></text:p>
          </table:table-cell>
          <table:table-cell table:style-name="Tabela1.E43" office:value-type="string">
            <text:p text:style-name="P4"><text:span text:style-name="T3">530,73</text:span></text:p>
          </table:table-cell>
          <table:table-cell table:style-name="Tabela1.E43" office:value-type="string">
            <text:p text:style-name="P4"><text:span text:style-name="T3">181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2,36</text:span></text:p>
          </table:table-cell>
          <table:table-cell table:style-name="Tabela1.E43" office:value-type="string">
            <text:p text:style-name="P4"><text:span text:style-name="T3">6.602,78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4"/><text:span text:style-name="T3">1904</text:span></text:p>
          </table:table-cell>
          <table:table-cell table:style-name="Tabela1.B5" office:value-type="string">
            <text:p text:style-name="P3"><text:span text:style-name="T3">ARIELE ROCHA FELICIO CAVALCANTI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5ª PROMOTORIA DE JUSTICA DOS DIREITOS DO CIDADAO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874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10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5.904,47</text:span></text:p>
          </table:table-cell>
          <table:table-cell table:style-name="Tabela1.E43" office:value-type="string">
            <text:p text:style-name="P4"><text:span text:style-name="T3">1.285,87</text:span></text:p>
          </table:table-cell>
          <table:table-cell table:style-name="Tabela1.E43" office:value-type="string">
            <text:p text:style-name="P4"><text:span text:style-name="T3">1.287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3,11</text:span></text:p>
          </table:table-cell>
          <table:table-cell table:style-name="Tabela1.E43" office:value-type="string">
            <text:p text:style-name="P4"><text:span text:style-name="T3">13.331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76</text:span></text:p>
          </table:table-cell>
          <table:table-cell table:style-name="Tabela1.B5" office:value-type="string">
            <text:p text:style-name="P3"><text:span text:style-name="T3">ARILMA VIANA DA FONSECA</text:span></text:p>
          </table:table-cell>
          <table:table-cell table:style-name="Tabela1.B5" office:value-type="string">
            <text:p text:style-name="P3"><text:span text:style-name="T3">ANALISTA DO MP - SERVIÇO SOCIAL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3.147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47,55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9.416,93</text:span></text:p>
          </table:table-cell>
          <table:table-cell table:style-name="Tabela1.E43" office:value-type="string">
            <text:p text:style-name="P4"><text:span text:style-name="T3">1.909,51</text:span></text:p>
          </table:table-cell>
          <table:table-cell table:style-name="Tabela1.E43" office:value-type="string">
            <text:p text:style-name="P4"><text:span text:style-name="T3">3.102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11,57</text:span></text:p>
          </table:table-cell>
          <table:table-cell table:style-name="Tabela1.E43" office:value-type="string">
            <text:p text:style-name="P4"><text:span text:style-name="T3">14.405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13</text:span></text:p>
          </table:table-cell>
          <table:table-cell table:style-name="Tabela1.B5" office:value-type="string">
            <text:p text:style-name="P3"><text:span text:style-name="T3">ARNALDO BARRETTO NE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TRIAGEM TECNICA - COORDENADORIA-GERAL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860,01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9.838,70</text:span></text:p>
          </table:table-cell>
          <table:table-cell table:style-name="Tabela1.E43" office:value-type="string">
            <text:p text:style-name="P4"><text:span text:style-name="T3">722,41</text:span></text:p>
          </table:table-cell>
          <table:table-cell table:style-name="Tabela1.E43" office:value-type="string">
            <text:p text:style-name="P4"><text:span text:style-name="T3">657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80,28</text:span></text:p>
          </table:table-cell>
          <table:table-cell table:style-name="Tabela1.E43" office:value-type="string">
            <text:p text:style-name="P4"><text:span text:style-name="T3">8.458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</text:span></text:p>
          </table:table-cell>
          <table:table-cell table:style-name="Tabela1.B5" office:value-type="string">
            <text:p text:style-name="P3"><text:span text:style-name="T3">ARNALDO FIGUEIREDO SOBRAL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5.6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.132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795,81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2.017,52</text:span></text:p>
          </table:table-cell>
          <table:table-cell table:style-name="Tabela1.E43" office:value-type="string">
            <text:p text:style-name="P4"><text:span text:style-name="T3">92.700,75</text:span></text:p>
          </table:table-cell>
          <table:table-cell table:style-name="Tabela1.E43" office:value-type="string">
            <text:p text:style-name="P4"><text:span text:style-name="T3">5.795,81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5.104,26</text:span></text:p>
          </table:table-cell>
          <table:table-cell table:style-name="Tabela1.E43" office:value-type="string">
            <text:p text:style-name="P4"><text:span text:style-name="T3">21.469,11</text:span></text:p>
          </table:table-cell>
          <table:table-cell table:style-name="Tabela1.E43" office:value-type="string">
            <text:p text:style-name="P4"><text:span text:style-name="T3">71.231,6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9</text:span></text:p>
          </table:table-cell>
          <table:table-cell table:style-name="Tabela1.B5" office:value-type="string">
            <text:p text:style-name="P3"><text:span text:style-name="T3">ARNALDO JOSE DE SANTAN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3</text:span></text:p>
          </table:table-cell>
          <table:table-cell table:style-name="Tabela1.B5" office:value-type="string">
            <text:p text:style-name="P3"><text:span text:style-name="T3">AROLDINA ARAGAO SOUZA DUARTE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</text:span></text:p>
          </table:table-cell>
          <table:table-cell table:style-name="Tabela1.B5" office:value-type="string">
            <text:p text:style-name="P3"><text:span text:style-name="T3">AROLDO LUIZ NOGUEIRA SOARES JUNIOR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6.54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25.190,90</text:span></text:p>
          </table:table-cell>
          <table:table-cell table:style-name="Tabela1.E43" office:value-type="string">
            <text:p text:style-name="P4"><text:span text:style-name="T3">3.122,55</text:span></text:p>
          </table:table-cell>
          <table:table-cell table:style-name="Tabela1.E43" office:value-type="string">
            <text:p text:style-name="P4"><text:span text:style-name="T3">4.389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512,46</text:span></text:p>
          </table:table-cell>
          <table:table-cell table:style-name="Tabela1.E43" office:value-type="string">
            <text:p text:style-name="P4"><text:span text:style-name="T3">17.678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7</text:span></text:p>
          </table:table-cell>
          <table:table-cell table:style-name="Tabela1.B5" office:value-type="string">
            <text:p text:style-name="P3"><text:span text:style-name="T3">AROLDO VIEIRA FREITAS</text:span></text:p>
          </table:table-cell>
          <table:table-cell table:style-name="Tabela1.B5" office:value-type="string">
            <text:p text:style-name="P3"><text:span text:style-name="T3">CAB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5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5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5</text:span></text:p>
          </table:table-cell>
          <table:table-cell table:style-name="Tabela1.B5" office:value-type="string">
            <text:p text:style-name="P3"><text:span text:style-name="T3">ARTUR LEANDRO DA COSTA OLIVEIR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827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628,63</text:span></text:p>
          </table:table-cell>
          <table:table-cell table:style-name="Tabela1.E43" office:value-type="string">
            <text:p text:style-name="P4"><text:span text:style-name="T3">1.584,75</text:span></text:p>
          </table:table-cell>
          <table:table-cell table:style-name="Tabela1.E43" office:value-type="string">
            <text:p text:style-name="P4"><text:span text:style-name="T3">1.792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76,88</text:span></text:p>
          </table:table-cell>
          <table:table-cell table:style-name="Tabela1.E43" office:value-type="string">
            <text:p text:style-name="P4"><text:span text:style-name="T3">10.251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3</text:span></text:p>
          </table:table-cell>
          <table:table-cell table:style-name="Tabela1.B5" office:value-type="string">
            <text:p text:style-name="P3"><text:span text:style-name="T3">ARTUR OSCAR NABUCO DAVIL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9</text:span></text:p>
          </table:table-cell>
          <table:table-cell table:style-name="Tabela1.B5" office:value-type="string">
            <text:p text:style-name="P3"><text:span text:style-name="T3">ARTUR PEREIRA DOS REIS BARBOS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GERAL / MP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402,6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0.341,68</text:span></text:p>
          </table:table-cell>
          <table:table-cell table:style-name="Tabela1.E43" office:value-type="string">
            <text:p text:style-name="P4"><text:span text:style-name="T3">592,15</text:span></text:p>
          </table:table-cell>
          <table:table-cell table:style-name="Tabela1.E43" office:value-type="string">
            <text:p text:style-name="P4"><text:span text:style-name="T3">1.161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53,34</text:span></text:p>
          </table:table-cell>
          <table:table-cell table:style-name="Tabela1.E43" office:value-type="string">
            <text:p text:style-name="P4"><text:span text:style-name="T3">8.588,3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8</text:span></text:p>
          </table:table-cell>
          <table:table-cell table:style-name="Tabela1.B5" office:value-type="string">
            <text:p text:style-name="P3"><text:span text:style-name="T3">ATHOS BRITO DO AM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01,87</text:span></text:p>
          </table:table-cell>
          <table:table-cell table:style-name="Tabela1.E43" office:value-type="string">
            <text:p text:style-name="P4"><text:span text:style-name="T3">14.207,10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65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33,81</text:span></text:p>
          </table:table-cell>
          <table:table-cell table:style-name="Tabela1.E43" office:value-type="string">
            <text:p text:style-name="P4"><text:span text:style-name="T3">10.873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78</text:span></text:p>
          </table:table-cell>
          <table:table-cell table:style-name="Tabela1.B5" office:value-type="string">
            <text:p text:style-name="P3"><text:span text:style-name="T3">AUGUSTO CESAR LEITE DE RESENDE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ESPECIAL CIVEL E CRIMINAL - SAO CRISTOVAO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218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4.915,91</text:span></text:p>
          </table:table-cell>
          <table:table-cell table:style-name="Tabela1.E43" office:value-type="string">
            <text:p text:style-name="P4"><text:span text:style-name="T3">5.170,11</text:span></text:p>
          </table:table-cell>
          <table:table-cell table:style-name="Tabela1.E43" office:value-type="string">
            <text:p text:style-name="P4"><text:span text:style-name="T3">9.095,13</text:span></text:p>
          </table:table-cell>
          <table:table-cell table:style-name="Tabela1.E43" office:value-type="string">
            <text:p text:style-name="P4"><text:span text:style-name="T3">634,99</text:span></text:p>
          </table:table-cell>
          <table:table-cell table:style-name="Tabela1.E43" office:value-type="string">
            <text:p text:style-name="P4"><text:span text:style-name="T3">14.900,23</text:span></text:p>
          </table:table-cell>
          <table:table-cell table:style-name="Tabela1.E43" office:value-type="string">
            <text:p text:style-name="P4"><text:span text:style-name="T3">30.015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7</text:span></text:p>
          </table:table-cell>
          <table:table-cell table:style-name="Tabela1.B5" office:value-type="string">
            <text:p text:style-name="P3"><text:span text:style-name="T3">AYMIR RALIN PIRES DE ATHAY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MOTORIA DE JUSTICA DOS DIREITOS DO CIDADA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4.507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2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6,94</text:span></text:p>
          </table:table-cell>
          <table:table-cell table:style-name="Tabela1.E43" office:value-type="string">
            <text:p text:style-name="P4"><text:span text:style-name="T3">10.920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1</text:span></text:p>
          </table:table-cell>
          <table:table-cell table:style-name="Tabela1.B5" office:value-type="string">
            <text:p text:style-name="P3"><text:span text:style-name="T3">AYRE ROCHA MESSIAS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PROMOTORIA DE JUSTICA - MARUIM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97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870,54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4.747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8</text:span></text:p>
          </table:table-cell>
          <table:table-cell table:style-name="Tabela1.B5" office:value-type="string">
            <text:p text:style-name="P3"><text:span text:style-name="T3">BARBARA FERREIRA DOS REI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9.884,74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894,39</text:span></text:p>
          </table:table-cell>
          <table:table-cell table:style-name="Tabela1.E43" office:value-type="string">
            <text:p text:style-name="P4"><text:span text:style-name="T3">1.579,95</text:span></text:p>
          </table:table-cell>
          <table:table-cell table:style-name="Tabela1.E43" office:value-type="string">
            <text:p text:style-name="P4"><text:span text:style-name="T3">1.866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46,49</text:span></text:p>
          </table:table-cell>
          <table:table-cell table:style-name="Tabela1.E43" office:value-type="string">
            <text:p text:style-name="P4"><text:span text:style-name="T3">10.447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9</text:span></text:p>
          </table:table-cell>
          <table:table-cell table:style-name="Tabela1.B5" office:value-type="string">
            <text:p text:style-name="P3"><text:span text:style-name="T3">BARBARA LIMA DE ARAUJ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POCO VERDE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28</text:span></text:p>
          </table:table-cell>
          <table:table-cell table:style-name="Tabela1.B5" office:value-type="string">
            <text:p text:style-name="P3"><text:span text:style-name="T3">BELARMINO ALVES DOS ANJOS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828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713,14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49.526,94</text:span></text:p>
          </table:table-cell>
          <table:table-cell table:style-name="Tabela1.E43" office:value-type="string">
            <text:p text:style-name="P4"><text:span text:style-name="T3">5.255,43</text:span></text:p>
          </table:table-cell>
          <table:table-cell table:style-name="Tabela1.E43" office:value-type="string">
            <text:p text:style-name="P4"><text:span text:style-name="T3">9.123,80</text:span></text:p>
          </table:table-cell>
          <table:table-cell table:style-name="Tabela1.E43" office:value-type="string">
            <text:p text:style-name="P4"><text:span text:style-name="T3">6.601,02</text:span></text:p>
          </table:table-cell>
          <table:table-cell table:style-name="Tabela1.E43" office:value-type="string">
            <text:p text:style-name="P4"><text:span text:style-name="T3">20.980,25</text:span></text:p>
          </table:table-cell>
          <table:table-cell table:style-name="Tabela1.E43" office:value-type="string">
            <text:p text:style-name="P4"><text:span text:style-name="T3">28.546,6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4</text:span></text:p>
          </table:table-cell>
          <table:table-cell table:style-name="Tabela1.B5" office:value-type="string">
            <text:p text:style-name="P3"><text:span text:style-name="T3">BERENICE ANDRADE DE MEL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4</text:span></text:p>
          </table:table-cell>
          <table:table-cell table:style-name="Tabela1.B5" office:value-type="string">
            <text:p text:style-name="P3"><text:span text:style-name="T3">BILLY CARDOSO SOARES</text:span></text:p>
          </table:table-cell>
          <table:table-cell table:style-name="Tabela1.B5" office:value-type="string">
            <text:p text:style-name="P3"><text:span text:style-name="T3">ASSISTENTE TECNICO-ADMINISTRATIVO requisitado</text:span></text:p>
          </table:table-cell>
          <table:table-cell table:style-name="Tabela1.B5" office:value-type="string">
            <text:p text:style-name="P3"><text:span text:style-name="T3">2ª PROMOTORIA DE JUSTICA CRIMINAL - SAO CRISTOVA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3.574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74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3</text:span></text:p>
          </table:table-cell>
          <table:table-cell table:style-name="Tabela1.B5" office:value-type="string">
            <text:p text:style-name="P3"><text:span text:style-name="T3">BRENO AMORIM DE BRI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5,38</text:span></text:p>
          </table:table-cell>
          <table:table-cell table:style-name="Tabela1.E43" office:value-type="string">
            <text:p text:style-name="P4"><text:span text:style-name="T3">9.951,06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69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70,81</text:span></text:p>
          </table:table-cell>
          <table:table-cell table:style-name="Tabela1.E43" office:value-type="string">
            <text:p text:style-name="P4"><text:span text:style-name="T3">8.480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0</text:span></text:p>
          </table:table-cell>
          <table:table-cell table:style-name="Tabela1.B5" office:value-type="string">
            <text:p text:style-name="P3"><text:span text:style-name="T3">BRUNA BARRETO NUNES MENEZ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ESPECIAL CRIMINAL - ARACAJU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792,38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21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43,47</text:span></text:p>
          </table:table-cell>
          <table:table-cell table:style-name="Tabela1.E43" office:value-type="string">
            <text:p text:style-name="P4"><text:span text:style-name="T3">5.948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6</text:span></text:p>
          </table:table-cell>
          <table:table-cell table:style-name="Tabela1.B5" office:value-type="string">
            <text:p text:style-name="P3"><text:span text:style-name="T3">BRUNA KAROLINE ALVES RIBEIR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AQUIDABA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8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4,71</text:span></text:p>
          </table:table-cell>
          <table:table-cell table:style-name="Tabela1.E43" office:value-type="string">
            <text:p text:style-name="P4"><text:span text:style-name="T3">11.729,59</text:span></text:p>
          </table:table-cell>
          <table:table-cell table:style-name="Tabela1.E43" office:value-type="string">
            <text:p text:style-name="P4"><text:span text:style-name="T3">1.213,08</text:span></text:p>
          </table:table-cell>
          <table:table-cell table:style-name="Tabela1.E43" office:value-type="string">
            <text:p text:style-name="P4"><text:span text:style-name="T3">1.164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77,37</text:span></text:p>
          </table:table-cell>
          <table:table-cell table:style-name="Tabela1.E43" office:value-type="string">
            <text:p text:style-name="P4"><text:span text:style-name="T3">9.352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1</text:span></text:p>
          </table:table-cell>
          <table:table-cell table:style-name="Tabela1.B5" office:value-type="string">
            <text:p text:style-name="P3"><text:span text:style-name="T3">BRUNA TAYNARA DA SILVA NASCIMEN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LAGARTO 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508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08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4,71</text:span></text:p>
          </table:table-cell>
          <table:table-cell table:style-name="Tabela1.E43" office:value-type="string">
            <text:p text:style-name="P4"><text:span text:style-name="T3">11.213,44</text:span></text:p>
          </table:table-cell>
          <table:table-cell table:style-name="Tabela1.E43" office:value-type="string">
            <text:p text:style-name="P4"><text:span text:style-name="T3">747,57</text:span></text:p>
          </table:table-cell>
          <table:table-cell table:style-name="Tabela1.E43" office:value-type="string">
            <text:p text:style-name="P4"><text:span text:style-name="T3">381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29,09</text:span></text:p>
          </table:table-cell>
          <table:table-cell table:style-name="Tabela1.E43" office:value-type="string">
            <text:p text:style-name="P4"><text:span text:style-name="T3">10.084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4</text:span></text:p>
          </table:table-cell>
          <table:table-cell table:style-name="Tabela1.B5" office:value-type="string">
            <text:p text:style-name="P3"><text:span text:style-name="T3">BRUNO CARVALHO DE ALENCA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379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60,00</text:span></text:p>
          </table:table-cell>
          <table:table-cell table:style-name="Tabela1.E43" office:value-type="string">
            <text:p text:style-name="P4"><text:span text:style-name="T3">3.435,38</text:span></text:p>
          </table:table-cell>
          <table:table-cell table:style-name="Tabela1.E43" office:value-type="string">
            <text:p text:style-name="P4"><text:span text:style-name="T3">7.985,58</text:span></text:p>
          </table:table-cell>
          <table:table-cell table:style-name="Tabela1.E43" office:value-type="string">
            <text:p text:style-name="P4"><text:span text:style-name="T3">558,63</text:span></text:p>
          </table:table-cell>
          <table:table-cell table:style-name="Tabela1.E43" office:value-type="string">
            <text:p text:style-name="P4"><text:span text:style-name="T3">246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05,00</text:span></text:p>
          </table:table-cell>
          <table:table-cell table:style-name="Tabela1.E43" office:value-type="string">
            <text:p text:style-name="P4"><text:span text:style-name="T3">7.180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36</text:span></text:p>
          </table:table-cell>
          <table:table-cell table:style-name="Tabela1.B5" office:value-type="string">
            <text:p text:style-name="P3"><text:span text:style-name="T3">BRUNO GARCIA CRUZ DE HOLANDA CAVALCANT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GESTAO DE PESSOAS - SERVIDORES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2.11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1.326,59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1.224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91,49</text:span></text:p>
          </table:table-cell>
          <table:table-cell table:style-name="Tabela1.E43" office:value-type="string">
            <text:p text:style-name="P4"><text:span text:style-name="T3">9.135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8</text:span></text:p>
          </table:table-cell>
          <table:table-cell table:style-name="Tabela1.B5" office:value-type="string">
            <text:p text:style-name="P3"><text:span text:style-name="T3">BRUNO LEMOS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ITAPORANGA D'AJUDA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1.395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91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04,23</text:span></text:p>
          </table:table-cell>
          <table:table-cell table:style-name="Tabela1.E43" office:value-type="string">
            <text:p text:style-name="P4"><text:span text:style-name="T3">14.268,48</text:span></text:p>
          </table:table-cell>
          <table:table-cell table:style-name="Tabela1.E43" office:value-type="string">
            <text:p text:style-name="P4"><text:span text:style-name="T3">1.172,25</text:span></text:p>
          </table:table-cell>
          <table:table-cell table:style-name="Tabela1.E43" office:value-type="string">
            <text:p text:style-name="P4"><text:span text:style-name="T3">1.248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21,06</text:span></text:p>
          </table:table-cell>
          <table:table-cell table:style-name="Tabela1.E43" office:value-type="string">
            <text:p text:style-name="P4"><text:span text:style-name="T3">11.847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34</text:span></text:p>
          </table:table-cell>
          <table:table-cell table:style-name="Tabela1.B5" office:value-type="string">
            <text:p text:style-name="P3"><text:span text:style-name="T3">BRUNO LIMA PEREIR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93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2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8</text:span></text:p>
          </table:table-cell>
          <table:table-cell table:style-name="Tabela1.B5" office:value-type="string">
            <text:p text:style-name="P3"><text:span text:style-name="T3">BRUNO MELO MOU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MALHADOR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0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88,74</text:span></text:p>
          </table:table-cell>
          <table:table-cell table:style-name="Tabela1.E43" office:value-type="string">
            <text:p text:style-name="P4"><text:span text:style-name="T3">19.969,41</text:span></text:p>
          </table:table-cell>
          <table:table-cell table:style-name="Tabela1.E43" office:value-type="string">
            <text:p text:style-name="P4"><text:span text:style-name="T3">71.987,64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12.061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811,30</text:span></text:p>
          </table:table-cell>
          <table:table-cell table:style-name="Tabela1.E43" office:value-type="string">
            <text:p text:style-name="P4"><text:span text:style-name="T3">55.176,34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330</text:span></text:p>
          </table:table-cell>
          <table:table-cell table:style-name="Tabela1.B5" office:value-type="string">
            <text:p text:style-name="P3"><text:span text:style-name="T3">BRUNO OLIVEIRA FALC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4.746,05</text:span></text:p>
          </table:table-cell>
          <table:table-cell table:style-name="Tabela1.E43" office:value-type="string">
            <text:p text:style-name="P4"><text:span text:style-name="T3">8.346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5.893,01</text:span></text:p>
          </table:table-cell>
          <table:table-cell table:style-name="Tabela1.E43" office:value-type="string">
            <text:p text:style-name="P4"><text:span text:style-name="T3">2.133,30</text:span></text:p>
          </table:table-cell>
          <table:table-cell table:style-name="Tabela1.E43" office:value-type="string">
            <text:p text:style-name="P4"><text:span text:style-name="T3">4.961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095,15</text:span></text:p>
          </table:table-cell>
          <table:table-cell table:style-name="Tabela1.E43" office:value-type="string">
            <text:p text:style-name="P4"><text:span text:style-name="T3">18.797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48</text:span></text:p>
          </table:table-cell>
          <table:table-cell table:style-name="Tabela1.B5" office:value-type="string">
            <text:p text:style-name="P3"><text:span text:style-name="T3">BRUNO RAMOS ELOY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9.926,95</text:span></text:p>
          </table:table-cell>
          <table:table-cell table:style-name="Tabela1.E43" office:value-type="string">
            <text:p text:style-name="P4"><text:span text:style-name="T3">11.435,41</text:span></text:p>
          </table:table-cell>
          <table:table-cell table:style-name="Tabela1.E43" office:value-type="string">
            <text:p text:style-name="P4"><text:span text:style-name="T3">3.728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23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7.944,85</text:span></text:p>
          </table:table-cell>
          <table:table-cell table:style-name="Tabela1.E43" office:value-type="string">
            <text:p text:style-name="P4"><text:span text:style-name="T3">2.803,19</text:span></text:p>
          </table:table-cell>
          <table:table-cell table:style-name="Tabela1.E43" office:value-type="string">
            <text:p text:style-name="P4"><text:span text:style-name="T3">5.305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108,94</text:span></text:p>
          </table:table-cell>
          <table:table-cell table:style-name="Tabela1.E43" office:value-type="string">
            <text:p text:style-name="P4"><text:span text:style-name="T3">19.835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9</text:span></text:p>
          </table:table-cell>
          <table:table-cell table:style-name="Tabela1.B5" office:value-type="string">
            <text:p text:style-name="P3"><text:span text:style-name="T3">CAIO NABUCO D AVILA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O MEIO AMBIENTE, URBANISMO, PATRIMONIO SOCIAL E CULTURAL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726,32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0.962,38</text:span></text:p>
          </table:table-cell>
          <table:table-cell table:style-name="Tabela1.E43" office:value-type="string">
            <text:p text:style-name="P4"><text:span text:style-name="T3">1.047,30</text:span></text:p>
          </table:table-cell>
          <table:table-cell table:style-name="Tabela1.E43" office:value-type="string">
            <text:p text:style-name="P4"><text:span text:style-name="T3">1.206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54,01</text:span></text:p>
          </table:table-cell>
          <table:table-cell table:style-name="Tabela1.E43" office:value-type="string">
            <text:p text:style-name="P4"><text:span text:style-name="T3">8.708,3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2</text:span></text:p>
          </table:table-cell>
          <table:table-cell table:style-name="Tabela1.B5" office:value-type="string">
            <text:p text:style-name="P3"><text:span text:style-name="T3">CAIQUE RABELO ALONSO GONZALEZ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4,89</text:span></text:p>
          </table:table-cell>
          <table:table-cell table:style-name="Tabela1.E43" office:value-type="string">
            <text:p text:style-name="P4"><text:span text:style-name="T3">2.328,38</text:span></text:p>
          </table:table-cell>
          <table:table-cell table:style-name="Tabela1.E43" office:value-type="string">
            <text:p text:style-name="P4"><text:span text:style-name="T3">5.179,37</text:span></text:p>
          </table:table-cell>
          <table:table-cell table:style-name="Tabela1.E43" office:value-type="string">
            <text:p text:style-name="P4"><text:span text:style-name="T3">226,14</text:span></text:p>
          </table:table-cell>
          <table:table-cell table:style-name="Tabela1.E43" office:value-type="string">
            <text:p text:style-name="P4"><text:span text:style-name="T3">3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30,07</text:span></text:p>
          </table:table-cell>
          <table:table-cell table:style-name="Tabela1.E43" office:value-type="string">
            <text:p text:style-name="P4"><text:span text:style-name="T3">4.949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3</text:span></text:p>
          </table:table-cell>
          <table:table-cell table:style-name="Tabela1.B5" office:value-type="string">
            <text:p text:style-name="P3"><text:span text:style-name="T3">CAMILA MEDEIROS DE SOUZA MELO VILA NO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DOS DIREITOS DO CIDADA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747,91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871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32,39</text:span></text:p>
          </table:table-cell>
          <table:table-cell table:style-name="Tabela1.E43" office:value-type="string">
            <text:p text:style-name="P4"><text:span text:style-name="T3">8.015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7</text:span></text:p>
          </table:table-cell>
          <table:table-cell table:style-name="Tabela1.B5" office:value-type="string">
            <text:p text:style-name="P3"><text:span text:style-name="T3">CAMILA NUNES DE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5.654,61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271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39,67</text:span></text:p>
          </table:table-cell>
          <table:table-cell table:style-name="Tabela1.E43" office:value-type="string">
            <text:p text:style-name="P4"><text:span text:style-name="T3">11.514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4</text:span></text:p>
          </table:table-cell>
          <table:table-cell table:style-name="Tabela1.B5" office:value-type="string">
            <text:p text:style-name="P3"><text:span text:style-name="T3">CAMILLA CANUTO ALVES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PROMOTORIA DE JUSTICA - CAPEL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10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0,05</text:span></text:p>
          </table:table-cell>
          <table:table-cell table:style-name="Tabela1.E43" office:value-type="string">
            <text:p text:style-name="P4"><text:span text:style-name="T3">3.785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4</text:span></text:p>
          </table:table-cell>
          <table:table-cell table:style-name="Tabela1.B5" office:value-type="string">
            <text:p text:style-name="P3"><text:span text:style-name="T3">CARINA ALVES DE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MALHADOR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16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,00</text:span></text:p>
          </table:table-cell>
          <table:table-cell table:style-name="Tabela1.E43" office:value-type="string">
            <text:p text:style-name="P4"><text:span text:style-name="T3">2.783,23</text:span></text:p>
          </table:table-cell>
          <table:table-cell table:style-name="Tabela1.E43" office:value-type="string">
            <text:p text:style-name="P4"><text:span text:style-name="T3">6.177,13</text:span></text:p>
          </table:table-cell>
          <table:table-cell table:style-name="Tabela1.E43" office:value-type="string">
            <text:p text:style-name="P4"><text:span text:style-name="T3">472,35</text:span></text:p>
          </table:table-cell>
          <table:table-cell table:style-name="Tabela1.E43" office:value-type="string">
            <text:p text:style-name="P4"><text:span text:style-name="T3">59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31,84</text:span></text:p>
          </table:table-cell>
          <table:table-cell table:style-name="Tabela1.E43" office:value-type="string">
            <text:p text:style-name="P4"><text:span text:style-name="T3">5.645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4</text:span></text:p>
          </table:table-cell>
          <table:table-cell table:style-name="Tabela1.B5" office:value-type="string">
            <text:p text:style-name="P3"><text:span text:style-name="T3">CARLA ROCHA BARRETO HORA DE LIM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422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5.119,07</text:span></text:p>
          </table:table-cell>
          <table:table-cell table:style-name="Tabela1.E43" office:value-type="string">
            <text:p text:style-name="P4"><text:span text:style-name="T3">5.198,55</text:span></text:p>
          </table:table-cell>
          <table:table-cell table:style-name="Tabela1.E43" office:value-type="string">
            <text:p text:style-name="P4"><text:span text:style-name="T3">8.983,03</text:span></text:p>
          </table:table-cell>
          <table:table-cell table:style-name="Tabela1.E43" office:value-type="string">
            <text:p text:style-name="P4"><text:span text:style-name="T3">838,15</text:span></text:p>
          </table:table-cell>
          <table:table-cell table:style-name="Tabela1.E43" office:value-type="string">
            <text:p text:style-name="P4"><text:span text:style-name="T3">15.019,73</text:span></text:p>
          </table:table-cell>
          <table:table-cell table:style-name="Tabela1.E43" office:value-type="string">
            <text:p text:style-name="P4"><text:span text:style-name="T3">30.099,3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5</text:span></text:p>
          </table:table-cell>
          <table:table-cell table:style-name="Tabela1.B5" office:value-type="string">
            <text:p text:style-name="P3"><text:span text:style-name="T3">CARLOS AUGUSTO ALCANTARA MACHAD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6.127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2.107,83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65.162,28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14.174,23</text:span></text:p>
          </table:table-cell>
          <table:table-cell table:style-name="Tabela1.E43" office:value-type="string">
            <text:p text:style-name="P4"><text:span text:style-name="T3">30.574,40</text:span></text:p>
          </table:table-cell>
          <table:table-cell table:style-name="Tabela1.E43" office:value-type="string">
            <text:p text:style-name="P4"><text:span text:style-name="T3">34.587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9</text:span></text:p>
          </table:table-cell>
          <table:table-cell table:style-name="Tabela1.B5" office:value-type="string">
            <text:p text:style-name="P3"><text:span text:style-name="T3">CARLOS AUGUSTO DOS SANTOS RAM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6</text:span></text:p>
          </table:table-cell>
          <table:table-cell table:style-name="Tabela1.B5" office:value-type="string">
            <text:p text:style-name="P3"><text:span text:style-name="T3">CARLOS CEZAR SOUZA SOAR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40</text:span></text:p>
          </table:table-cell>
          <table:table-cell table:style-name="Tabela1.B5" office:value-type="string">
            <text:p text:style-name="P3"><text:span text:style-name="T3">CARLOS EDUARDO VIEIRA</text:span></text:p>
          </table:table-cell>
          <table:table-cell table:style-name="Tabela1.B5" office:value-type="string">
            <text:p text:style-name="P3"><text:span text:style-name="T3">1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5</text:span></text:p>
          </table:table-cell>
          <table:table-cell table:style-name="Tabela1.B5" office:value-type="string">
            <text:p text:style-name="P3"><text:span text:style-name="T3">CARLOS FERNANDO AQUINO MOTA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0.767,69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063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47,60</text:span></text:p>
          </table:table-cell>
          <table:table-cell table:style-name="Tabela1.E43" office:value-type="string">
            <text:p text:style-name="P4"><text:span text:style-name="T3">8.520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8</text:span></text:p>
          </table:table-cell>
          <table:table-cell table:style-name="Tabela1.B5" office:value-type="string">
            <text:p text:style-name="P3"><text:span text:style-name="T3">CARLOS HENRIQUE DE MELO CONCEICAO</text:span></text:p>
          </table:table-cell>
          <table:table-cell table:style-name="Tabela1.B5" office:value-type="string">
            <text:p text:style-name="P3"><text:span text:style-name="T3">COORDENADOR DE ACOMP. DE ATIV. JUDICIAIS</text:span></text:p>
          </table:table-cell>
          <table:table-cell table:style-name="Tabela1.B5" office:value-type="string">
            <text:p text:style-name="P3"><text:span text:style-name="T3">CORREGEDORIA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324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746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09,15</text:span></text:p>
          </table:table-cell>
          <table:table-cell table:style-name="Tabela1.E43" office:value-type="string">
            <text:p text:style-name="P4"><text:span text:style-name="T3">7.814,96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5"/><text:span text:style-name="T3">589</text:span></text:p>
          </table:table-cell>
          <table:table-cell table:style-name="Tabela1.B5" office:value-type="string">
            <text:p text:style-name="P3"><text:span text:style-name="T3">CARLOS HENRIQUE SIQUEIRA RIBEIR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SIMAO DIAS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828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713,14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50.881,94</text:span></text:p>
          </table:table-cell>
          <table:table-cell table:style-name="Tabela1.E43" office:value-type="string">
            <text:p text:style-name="P4"><text:span text:style-name="T3">5.255,43</text:span></text:p>
          </table:table-cell>
          <table:table-cell table:style-name="Tabela1.E43" office:value-type="string">
            <text:p text:style-name="P4"><text:span text:style-name="T3">9.019,53</text:span></text:p>
          </table:table-cell>
          <table:table-cell table:style-name="Tabela1.E43" office:value-type="string">
            <text:p text:style-name="P4"><text:span text:style-name="T3">6.601,02</text:span></text:p>
          </table:table-cell>
          <table:table-cell table:style-name="Tabela1.E43" office:value-type="string">
            <text:p text:style-name="P4"><text:span text:style-name="T3">20.875,98</text:span></text:p>
          </table:table-cell>
          <table:table-cell table:style-name="Tabela1.E43" office:value-type="string">
            <text:p text:style-name="P4"><text:span text:style-name="T3">30.005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7</text:span></text:p>
          </table:table-cell>
          <table:table-cell table:style-name="Tabela1.B5" office:value-type="string">
            <text:p text:style-name="P3"><text:span text:style-name="T3">CARLOS ISSAC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NOSSA SENHORA DA GLORIA </text:span></text:p>
          </table:table-cell>
          <table:table-cell table:style-name="Tabela1.E43" office:value-type="string">
            <text:p text:style-name="P4"><text:span text:style-name="T3">3.031,36</text:span></text:p>
          </table:table-cell>
          <table:table-cell table:style-name="Tabela1.E43" office:value-type="string">
            <text:p text:style-name="P4"><text:span text:style-name="T3">318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5,38</text:span></text:p>
          </table:table-cell>
          <table:table-cell table:style-name="Tabela1.E43" office:value-type="string">
            <text:p text:style-name="P4"><text:span text:style-name="T3">6.785,64</text:span></text:p>
          </table:table-cell>
          <table:table-cell table:style-name="Tabela1.E43" office:value-type="string">
            <text:p text:style-name="P4"><text:span text:style-name="T3">469,04</text:span></text:p>
          </table:table-cell>
          <table:table-cell table:style-name="Tabela1.E43" office:value-type="string">
            <text:p text:style-name="P4"><text:span text:style-name="T3">0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69,85</text:span></text:p>
          </table:table-cell>
          <table:table-cell table:style-name="Tabela1.E43" office:value-type="string">
            <text:p text:style-name="P4"><text:span text:style-name="T3">6.315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0</text:span></text:p>
          </table:table-cell>
          <table:table-cell table:style-name="Tabela1.B5" office:value-type="string">
            <text:p text:style-name="P3"><text:span text:style-name="T3">CARLOS RONALD DE JESUS SANTOS</text:span></text:p>
          </table:table-cell>
          <table:table-cell table:style-name="Tabela1.B5" office:value-type="string">
            <text:p text:style-name="P3"><text:span text:style-name="T3">2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2</text:span></text:p>
          </table:table-cell>
          <table:table-cell table:style-name="Tabela1.B5" office:value-type="string">
            <text:p text:style-name="P3"><text:span text:style-name="T3">CARMEN LUCIA BUARQUE DE GUSMA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ISTRITAL - ARACAJU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4.908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686,65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2.017,52</text:span></text:p>
          </table:table-cell>
          <table:table-cell table:style-name="Tabela1.E43" office:value-type="string">
            <text:p text:style-name="P4"><text:span text:style-name="T3">73.679,67</text:span></text:p>
          </table:table-cell>
          <table:table-cell table:style-name="Tabela1.E43" office:value-type="string">
            <text:p text:style-name="P4"><text:span text:style-name="T3">5.686,65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4.324,58</text:span></text:p>
          </table:table-cell>
          <table:table-cell table:style-name="Tabela1.E43" office:value-type="string">
            <text:p text:style-name="P4"><text:span text:style-name="T3">20.580,27</text:span></text:p>
          </table:table-cell>
          <table:table-cell table:style-name="Tabela1.E43" office:value-type="string">
            <text:p text:style-name="P4"><text:span text:style-name="T3">53.099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8</text:span></text:p>
          </table:table-cell>
          <table:table-cell table:style-name="Tabela1.B5" office:value-type="string">
            <text:p text:style-name="P3"><text:span text:style-name="T3">CAROLINE LEAO NOGUEIRA MEL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88,74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1.643,67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8.485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35,04</text:span></text:p>
          </table:table-cell>
          <table:table-cell table:style-name="Tabela1.E43" office:value-type="string">
            <text:p text:style-name="P4"><text:span text:style-name="T3">28.408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1</text:span></text:p>
          </table:table-cell>
          <table:table-cell table:style-name="Tabela1.B5" office:value-type="string">
            <text:p text:style-name="P3"><text:span text:style-name="T3">CAROLINE OLIVEIRA RIBEIR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PROCURADOR GERAL DE JUSTICA/PGJ/MP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680,20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2.19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57,28</text:span></text:p>
          </table:table-cell>
          <table:table-cell table:style-name="Tabela1.E43" office:value-type="string">
            <text:p text:style-name="P4"><text:span text:style-name="T3">11.822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1</text:span></text:p>
          </table:table-cell>
          <table:table-cell table:style-name="Tabela1.B5" office:value-type="string">
            <text:p text:style-name="P3"><text:span text:style-name="T3">CATIANE DOS SANTOS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5ª PROMOTORIA DE JUSTICA DOS DIREITOS DO CIDADA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48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624,24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1.351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12,25</text:span></text:p>
          </table:table-cell>
          <table:table-cell table:style-name="Tabela1.E43" office:value-type="string">
            <text:p text:style-name="P4"><text:span text:style-name="T3">9.411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9</text:span></text:p>
          </table:table-cell>
          <table:table-cell table:style-name="Tabela1.B5" office:value-type="string">
            <text:p text:style-name="P3"><text:span text:style-name="T3">CAYO RUBENS CASTILHANO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280,35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2.834,82</text:span></text:p>
          </table:table-cell>
          <table:table-cell table:style-name="Tabela1.E43" office:value-type="string">
            <text:p text:style-name="P4"><text:span text:style-name="T3">896,25</text:span></text:p>
          </table:table-cell>
          <table:table-cell table:style-name="Tabela1.E43" office:value-type="string">
            <text:p text:style-name="P4"><text:span text:style-name="T3">1.674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1,15</text:span></text:p>
          </table:table-cell>
          <table:table-cell table:style-name="Tabela1.E43" office:value-type="string">
            <text:p text:style-name="P4"><text:span text:style-name="T3">10.263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8</text:span></text:p>
          </table:table-cell>
          <table:table-cell table:style-name="Tabela1.B5" office:value-type="string">
            <text:p text:style-name="P3"><text:span text:style-name="T3">CECILIA NOGUEIRA GUIMARAES BARR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ESPECIAL CIVEL E CRIMINAL - ESTANCIA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731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713,14</text:span></text:p>
          </table:table-cell>
          <table:table-cell table:style-name="Tabela1.E43" office:value-type="string">
            <text:p text:style-name="P4"><text:span text:style-name="T3">21.141,52</text:span></text:p>
          </table:table-cell>
          <table:table-cell table:style-name="Tabela1.E43" office:value-type="string">
            <text:p text:style-name="P4"><text:span text:style-name="T3">68.296,44</text:span></text:p>
          </table:table-cell>
          <table:table-cell table:style-name="Tabela1.E43" office:value-type="string">
            <text:p text:style-name="P4"><text:span text:style-name="T3">5.101,85</text:span></text:p>
          </table:table-cell>
          <table:table-cell table:style-name="Tabela1.E43" office:value-type="string">
            <text:p text:style-name="P4"><text:span text:style-name="T3">9.113,90</text:span></text:p>
          </table:table-cell>
          <table:table-cell table:style-name="Tabela1.E43" office:value-type="string">
            <text:p text:style-name="P4"><text:span text:style-name="T3">5.504,00</text:span></text:p>
          </table:table-cell>
          <table:table-cell table:style-name="Tabela1.E43" office:value-type="string">
            <text:p text:style-name="P4"><text:span text:style-name="T3">19.719,75</text:span></text:p>
          </table:table-cell>
          <table:table-cell table:style-name="Tabela1.E43" office:value-type="string">
            <text:p text:style-name="P4"><text:span text:style-name="T3">48.576,6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1</text:span></text:p>
          </table:table-cell>
          <table:table-cell table:style-name="Tabela1.B5" office:value-type="string">
            <text:p text:style-name="P3"><text:span text:style-name="T3">CELENE SOCORRO DE MORAES OLIVEI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77</text:span></text:p>
          </table:table-cell>
          <table:table-cell table:style-name="Tabela1.B5" office:value-type="string">
            <text:p text:style-name="P3"><text:span text:style-name="T3">CELIA REGINA SANTOS ANDRADE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AQUIDAB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9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2.554,25</text:span></text:p>
          </table:table-cell>
          <table:table-cell table:style-name="Tabela1.E43" office:value-type="string">
            <text:p text:style-name="P4"><text:span text:style-name="T3">121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1,46</text:span></text:p>
          </table:table-cell>
          <table:table-cell table:style-name="Tabela1.E43" office:value-type="string">
            <text:p text:style-name="P4"><text:span text:style-name="T3">2.432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</text:span></text:p>
          </table:table-cell>
          <table:table-cell table:style-name="Tabela1.B5" office:value-type="string">
            <text:p text:style-name="P3"><text:span text:style-name="T3">CELSO LUIS DORIA LE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6.939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5.638,49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59.505,54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8.517,49</text:span></text:p>
          </table:table-cell>
          <table:table-cell table:style-name="Tabela1.E43" office:value-type="string">
            <text:p text:style-name="P4"><text:span text:style-name="T3">24.917,66</text:span></text:p>
          </table:table-cell>
          <table:table-cell table:style-name="Tabela1.E43" office:value-type="string">
            <text:p text:style-name="P4"><text:span text:style-name="T3">34.587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7</text:span></text:p>
          </table:table-cell>
          <table:table-cell table:style-name="Tabela1.B5" office:value-type="string">
            <text:p text:style-name="P3"><text:span text:style-name="T3">CIBELLE MACHADO DE SOUZA ENOMO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DE ACIDENTES E DE DELITOS DE TRÂNSITO DE ARACAJ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220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092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55,25</text:span></text:p>
          </table:table-cell>
          <table:table-cell table:style-name="Tabela1.E43" office:value-type="string">
            <text:p text:style-name="P4"><text:span text:style-name="T3">11.364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8</text:span></text:p>
          </table:table-cell>
          <table:table-cell table:style-name="Tabela1.B5" office:value-type="string">
            <text:p text:style-name="P3"><text:span text:style-name="T3">CICERO SANTOS DA SILVA</text:span></text:p>
          </table:table-cell>
          <table:table-cell table:style-name="Tabela1.B5" office:value-type="string">
            <text:p text:style-name="P3"><text:span text:style-name="T3">1º SARGENTO - requisitado 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9</text:span></text:p>
          </table:table-cell>
          <table:table-cell table:style-name="Tabela1.B5" office:value-type="string">
            <text:p text:style-name="P3"><text:span text:style-name="T3">CINTHIA CARDOZO ROZA DE ANDRAD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SSESSORIA JURIDIC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4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3.169,15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1.81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45,34</text:span></text:p>
          </table:table-cell>
          <table:table-cell table:style-name="Tabela1.E43" office:value-type="string">
            <text:p text:style-name="P4"><text:span text:style-name="T3">10.623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8</text:span></text:p>
          </table:table-cell>
          <table:table-cell table:style-name="Tabela1.B5" office:value-type="string">
            <text:p text:style-name="P3"><text:span text:style-name="T3">CINTHIA MAGNO SANTOS LEA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3.430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3.256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32</text:span></text:p>
          </table:table-cell>
          <table:table-cell table:style-name="Tabela1.B5" office:value-type="string">
            <text:p text:style-name="P3"><text:span text:style-name="T3">CLAUDEMIR MAURICIO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0</text:span></text:p>
          </table:table-cell>
          <table:table-cell table:style-name="Tabela1.B5" office:value-type="string">
            <text:p text:style-name="P3"><text:span text:style-name="T3">CLAUDIA DANIELA DE FREITAS SILVEIRA FRANC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015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4.712,77</text:span></text:p>
          </table:table-cell>
          <table:table-cell table:style-name="Tabela1.E43" office:value-type="string">
            <text:p text:style-name="P4"><text:span text:style-name="T3">5.141,67</text:span></text:p>
          </table:table-cell>
          <table:table-cell table:style-name="Tabela1.E43" office:value-type="string">
            <text:p text:style-name="P4"><text:span text:style-name="T3">9.102,95</text:span></text:p>
          </table:table-cell>
          <table:table-cell table:style-name="Tabela1.E43" office:value-type="string">
            <text:p text:style-name="P4"><text:span text:style-name="T3">431,85</text:span></text:p>
          </table:table-cell>
          <table:table-cell table:style-name="Tabela1.E43" office:value-type="string">
            <text:p text:style-name="P4"><text:span text:style-name="T3">14.676,47</text:span></text:p>
          </table:table-cell>
          <table:table-cell table:style-name="Tabela1.E43" office:value-type="string">
            <text:p text:style-name="P4"><text:span text:style-name="T3">30.036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6</text:span></text:p>
          </table:table-cell>
          <table:table-cell table:style-name="Tabela1.B5" office:value-type="string">
            <text:p text:style-name="P3"><text:span text:style-name="T3">CLAUDIA DE OLIVEIRA MENDONCA BARROS</text:span></text:p>
          </table:table-cell>
          <table:table-cell table:style-name="Tabela1.B5" office:value-type="string">
            <text:p text:style-name="P3"><text:span text:style-name="T3">MAJOR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5.14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,80</text:span></text:p>
          </table:table-cell>
          <table:table-cell table:style-name="Tabela1.E43" office:value-type="string">
            <text:p text:style-name="P4"><text:span text:style-name="T3">5.126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4</text:span></text:p>
          </table:table-cell>
          <table:table-cell table:style-name="Tabela1.B5" office:value-type="string">
            <text:p text:style-name="P3"><text:span text:style-name="T3">CLAUDIA DO AMARAL CALMON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DAS EXECUCOES CRIMINAIS DE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9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4.611,18</text:span></text:p>
          </table:table-cell>
          <table:table-cell table:style-name="Tabela1.E43" office:value-type="string">
            <text:p text:style-name="P4"><text:span text:style-name="T3">5.127,45</text:span></text:p>
          </table:table-cell>
          <table:table-cell table:style-name="Tabela1.E43" office:value-type="string">
            <text:p text:style-name="P4"><text:span text:style-name="T3">9.054,72</text:span></text:p>
          </table:table-cell>
          <table:table-cell table:style-name="Tabela1.E43" office:value-type="string">
            <text:p text:style-name="P4"><text:span text:style-name="T3">330,26</text:span></text:p>
          </table:table-cell>
          <table:table-cell table:style-name="Tabela1.E43" office:value-type="string">
            <text:p text:style-name="P4"><text:span text:style-name="T3">14.512,43</text:span></text:p>
          </table:table-cell>
          <table:table-cell table:style-name="Tabela1.E43" office:value-type="string">
            <text:p text:style-name="P4"><text:span text:style-name="T3">30.098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1</text:span></text:p>
          </table:table-cell>
          <table:table-cell table:style-name="Tabela1.B5" office:value-type="string">
            <text:p text:style-name="P3"><text:span text:style-name="T3">CLAUDIA ERNESTA DOS SANTOS</text:span></text:p>
          </table:table-cell>
          <table:table-cell table:style-name="Tabela1.B5" office:value-type="string">
            <text:p text:style-name="P3"><text:span text:style-name="T3">EXEC. DE SERV. BÁSICOS - requisitado</text:span></text:p>
          </table:table-cell>
          <table:table-cell table:style-name="Tabela1.B5" office:value-type="string">
            <text:p text:style-name="P3"><text:span text:style-name="T3">1ª PROMOTORIA DE JUSTICA DISTRITAL - ARACAJU </text:span></text:p>
          </table:table-cell>
          <table:table-cell table:style-name="Tabela1.E43" office:value-type="string">
            <text:p text:style-name="P4"><text:span text:style-name="T3">1.470,76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078,76</text:span></text:p>
          </table:table-cell>
          <table:table-cell table:style-name="Tabela1.E43" office:value-type="string">
            <text:p text:style-name="P4"><text:span text:style-name="T3">205,91</text:span></text:p>
          </table:table-cell>
          <table:table-cell table:style-name="Tabela1.E43" office:value-type="string">
            <text:p text:style-name="P4"><text:span text:style-name="T3">115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1,77</text:span></text:p>
          </table:table-cell>
          <table:table-cell table:style-name="Tabela1.E43" office:value-type="string">
            <text:p text:style-name="P4"><text:span text:style-name="T3">5.756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5</text:span></text:p>
          </table:table-cell>
          <table:table-cell table:style-name="Tabela1.B5" office:value-type="string">
            <text:p text:style-name="P3"><text:span text:style-name="T3">CLAUDIA REGINA SANTOS LIMA GETIRAN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714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6.204,71</text:span></text:p>
          </table:table-cell>
          <table:table-cell table:style-name="Tabela1.E43" office:value-type="string">
            <text:p text:style-name="P4"><text:span text:style-name="T3">500,46</text:span></text:p>
          </table:table-cell>
          <table:table-cell table:style-name="Tabela1.E43" office:value-type="string">
            <text:p text:style-name="P4"><text:span text:style-name="T3">86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87,07</text:span></text:p>
          </table:table-cell>
          <table:table-cell table:style-name="Tabela1.E43" office:value-type="string">
            <text:p text:style-name="P4"><text:span text:style-name="T3">5.617,6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3</text:span></text:p>
          </table:table-cell>
          <table:table-cell table:style-name="Tabela1.B5" office:value-type="string">
            <text:p text:style-name="P3"><text:span text:style-name="T3">CLAUDIA VIRGINIA OLIVER DE S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43.954,02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9.033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033,08</text:span></text:p>
          </table:table-cell>
          <table:table-cell table:style-name="Tabela1.E43" office:value-type="string">
            <text:p text:style-name="P4"><text:span text:style-name="T3">29.920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4</text:span></text:p>
          </table:table-cell>
          <table:table-cell table:style-name="Tabela1.B5" office:value-type="string">
            <text:p text:style-name="P3"><text:span text:style-name="T3">CLAUDIO ROBERTO ALFREDO DE SOUS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LAGART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689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57.386,03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12.745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.745,42</text:span></text:p>
          </table:table-cell>
          <table:table-cell table:style-name="Tabela1.E43" office:value-type="string">
            <text:p text:style-name="P4"><text:span text:style-name="T3">39.640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67</text:span></text:p>
          </table:table-cell>
          <table:table-cell table:style-name="Tabela1.B5" office:value-type="string">
            <text:p text:style-name="P3"><text:span text:style-name="T3">CLAUDIONOR DE JESUS</text:span></text:p>
          </table:table-cell>
          <table:table-cell table:style-name="Tabela1.B5" office:value-type="string">
            <text:p text:style-name="P3"><text:span text:style-name="T3">SUBTENENTE - requisitado - BESP</text:span></text:p>
          </table:table-cell>
          <table:table-cell table:style-name="Tabela1.B5" office:value-type="string">
            <text:p text:style-name="P3"><text:span text:style-name="T3">GABINETE DE SEGURANCA INSTITUCIONAL - 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94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4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3</text:span></text:p>
          </table:table-cell>
          <table:table-cell table:style-name="Tabela1.B5" office:value-type="string">
            <text:p text:style-name="P3"><text:span text:style-name="T3">CLEIDINALDO TAVAR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280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33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57,50</text:span></text:p>
          </table:table-cell>
          <table:table-cell table:style-name="Tabela1.E43" office:value-type="string">
            <text:p text:style-name="P4"><text:span text:style-name="T3">11.693,17</text:span></text:p>
          </table:table-cell>
          <table:table-cell table:style-name="Tabela1.E43" office:value-type="string">
            <text:p text:style-name="P4"><text:span text:style-name="T3">896,25</text:span></text:p>
          </table:table-cell>
          <table:table-cell table:style-name="Tabela1.E43" office:value-type="string">
            <text:p text:style-name="P4"><text:span text:style-name="T3">1.1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59,99</text:span></text:p>
          </table:table-cell>
          <table:table-cell table:style-name="Tabela1.E43" office:value-type="string">
            <text:p text:style-name="P4"><text:span text:style-name="T3">9.633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5</text:span></text:p>
          </table:table-cell>
          <table:table-cell table:style-name="Tabela1.B5" office:value-type="string">
            <text:p text:style-name="P3"><text:span text:style-name="T3">CLELIO MAIA SANTOS</text:span></text:p>
          </table:table-cell>
          <table:table-cell table:style-name="Tabela1.B5" office:value-type="string">
            <text:p text:style-name="P3"><text:span text:style-name="T3">ASSESSOR DE GESTAO DE PESSOAS II</text:span></text:p>
          </table:table-cell>
          <table:table-cell table:style-name="Tabela1.B5" office:value-type="string">
            <text:p text:style-name="P3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7.067,72</text:span></text:p>
          </table:table-cell>
          <table:table-cell table:style-name="Tabela1.E43" office:value-type="string">
            <text:p text:style-name="P4"><text:span text:style-name="T3">447,18</text:span></text:p>
          </table:table-cell>
          <table:table-cell table:style-name="Tabela1.E43" office:value-type="string">
            <text:p text:style-name="P4"><text:span text:style-name="T3">113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61,04</text:span></text:p>
          </table:table-cell>
          <table:table-cell table:style-name="Tabela1.E43" office:value-type="string">
            <text:p text:style-name="P4"><text:span text:style-name="T3">6.506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4</text:span></text:p>
          </table:table-cell>
          <table:table-cell table:style-name="Tabela1.B5" office:value-type="string">
            <text:p text:style-name="P3"><text:span text:style-name="T3">CLESIA MARIA OLIVEIRA CAVALCANTE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39</text:span></text:p>
          </table:table-cell>
          <table:table-cell table:style-name="Tabela1.B5" office:value-type="string">
            <text:p text:style-name="P3"><text:span text:style-name="T3">CLEYDSON MACHADO DOS SANTOS</text:span></text:p>
          </table:table-cell>
          <table:table-cell table:style-name="Tabela1.B5" office:value-type="string">
            <text:p text:style-name="P3"><text:span text:style-name="T3">AGENTE ADMINISTRATIVO - requisitado</text:span></text:p>
          </table:table-cell>
          <table:table-cell table:style-name="Tabela1.B5" office:value-type="string">
            <text:p text:style-name="P3"><text:span text:style-name="T3">PROMOTORIA DE JUSTICA ESPECIAL CIVEL E CRIMINAL - ESTANCI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268,44</text:span></text:p>
          </table:table-cell>
          <table:table-cell table:style-name="Tabela1.E43" office:value-type="string">
            <text:p text:style-name="P4"><text:span text:style-name="T3">114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4,96</text:span></text:p>
          </table:table-cell>
          <table:table-cell table:style-name="Tabela1.E43" office:value-type="string">
            <text:p text:style-name="P4"><text:span text:style-name="T3">3.153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4</text:span></text:p>
          </table:table-cell>
          <table:table-cell table:style-name="Tabela1.B5" office:value-type="string">
            <text:p text:style-name="P3"><text:span text:style-name="T3">CONCEICAO FONTES FELIX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0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5.810,57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2.442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66,82</text:span></text:p>
          </table:table-cell>
          <table:table-cell table:style-name="Tabela1.E43" office:value-type="string">
            <text:p text:style-name="P4"><text:span text:style-name="T3">12.543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1</text:span></text:p>
          </table:table-cell>
          <table:table-cell table:style-name="Tabela1.B5" office:value-type="string">
            <text:p text:style-name="P3"><text:span text:style-name="T3">CRISTIANNE DELGADO CARVALHO PESSOA DE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989,31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1.474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52,81</text:span></text:p>
          </table:table-cell>
          <table:table-cell table:style-name="Tabela1.E43" office:value-type="string">
            <text:p text:style-name="P4"><text:span text:style-name="T3">9.736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5</text:span></text:p>
          </table:table-cell>
          <table:table-cell table:style-name="Tabela1.B5" office:value-type="string">
            <text:p text:style-name="P3"><text:span text:style-name="T3">DAIANE SILVA SAMPAIO LOB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OORDENADORIA RECURSAL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206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2.182,42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167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35,39</text:span></text:p>
          </table:table-cell>
          <table:table-cell table:style-name="Tabela1.E43" office:value-type="string">
            <text:p text:style-name="P4"><text:span text:style-name="T3">18.147,0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7</text:span></text:p>
          </table:table-cell>
          <table:table-cell table:style-name="Tabela1.B5" office:value-type="string">
            <text:p text:style-name="P3"><text:span text:style-name="T3">DANIEL ARAUJO RAM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RIR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227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5,38</text:span></text:p>
          </table:table-cell>
          <table:table-cell table:style-name="Tabela1.E43" office:value-type="string">
            <text:p text:style-name="P4"><text:span text:style-name="T3">8.221,31</text:span></text:p>
          </table:table-cell>
          <table:table-cell table:style-name="Tabela1.E43" office:value-type="string">
            <text:p text:style-name="P4"><text:span text:style-name="T3">670,03</text:span></text:p>
          </table:table-cell>
          <table:table-cell table:style-name="Tabela1.E43" office:value-type="string">
            <text:p text:style-name="P4"><text:span text:style-name="T3">231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01,72</text:span></text:p>
          </table:table-cell>
          <table:table-cell table:style-name="Tabela1.E43" office:value-type="string">
            <text:p text:style-name="P4"><text:span text:style-name="T3">7.319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57</text:span></text:p>
          </table:table-cell>
          <table:table-cell table:style-name="Tabela1.B5" office:value-type="string">
            <text:p text:style-name="P3"><text:span text:style-name="T3">DANIEL BISPO DOS SANTOS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1ª PROMOTORIA DE JUSTICA - TOBIAS BARRET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7</text:span></text:p>
          </table:table-cell>
          <table:table-cell table:style-name="Tabela1.B5" office:value-type="string">
            <text:p text:style-name="P3"><text:span text:style-name="T3">DANIEL CARNEIRO DUARTE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2ª PROMOTORIA DE JUSTICA - NOSSA SENHORA DAS DORES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1.785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689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57.386,03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12.745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.745,42</text:span></text:p>
          </table:table-cell>
          <table:table-cell table:style-name="Tabela1.E43" office:value-type="string">
            <text:p text:style-name="P4"><text:span text:style-name="T3">39.640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6</text:span></text:p>
          </table:table-cell>
          <table:table-cell table:style-name="Tabela1.B5" office:value-type="string">
            <text:p text:style-name="P3"><text:span text:style-name="T3">DANIEL DE BARROS BRANCO CAJUEIR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TECNICA - GAAE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645,0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3.870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0,01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3.908,21</text:span></text:p>
          </table:table-cell>
          <table:table-cell table:style-name="Tabela1.E43" office:value-type="string">
            <text:p text:style-name="P4"><text:span text:style-name="T3">692,30</text:span></text:p>
          </table:table-cell>
          <table:table-cell table:style-name="Tabela1.E43" office:value-type="string">
            <text:p text:style-name="P4"><text:span text:style-name="T3">909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01,94</text:span></text:p>
          </table:table-cell>
          <table:table-cell table:style-name="Tabela1.E43" office:value-type="string">
            <text:p text:style-name="P4"><text:span text:style-name="T3">12.306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2</text:span></text:p>
          </table:table-cell>
          <table:table-cell table:style-name="Tabela1.B5" office:value-type="string">
            <text:p text:style-name="P3"><text:span text:style-name="T3">DANIEL DIAS SANTA ROS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33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441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9.743,79</text:span></text:p>
          </table:table-cell>
          <table:table-cell table:style-name="Tabela1.E43" office:value-type="string">
            <text:p text:style-name="P4"><text:span text:style-name="T3">1.634,10</text:span></text:p>
          </table:table-cell>
          <table:table-cell table:style-name="Tabela1.E43" office:value-type="string">
            <text:p text:style-name="P4"><text:span text:style-name="T3">1.875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9,59</text:span></text:p>
          </table:table-cell>
          <table:table-cell table:style-name="Tabela1.E43" office:value-type="string">
            <text:p text:style-name="P4"><text:span text:style-name="T3">16.234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4</text:span></text:p>
          </table:table-cell>
          <table:table-cell table:style-name="Tabela1.B5" office:value-type="string">
            <text:p text:style-name="P3"><text:span text:style-name="T3">DANIEL FAGUNDES SILV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932</text:span></text:p>
          </table:table-cell>
          <table:table-cell table:style-name="Tabela1.B5" office:value-type="string">
            <text:p text:style-name="P3"><text:span text:style-name="T3">DANIEL RIBEIRO DA SILVEI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94</text:span></text:p>
          </table:table-cell>
          <table:table-cell table:style-name="Tabela1.B5" office:value-type="string">
            <text:p text:style-name="P3"><text:span text:style-name="T3">DANIELLE COSTA MENDONC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3.147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6.269,38</text:span></text:p>
          </table:table-cell>
          <table:table-cell table:style-name="Tabela1.E43" office:value-type="string">
            <text:p text:style-name="P4"><text:span text:style-name="T3">1.909,51</text:span></text:p>
          </table:table-cell>
          <table:table-cell table:style-name="Tabela1.E43" office:value-type="string">
            <text:p text:style-name="P4"><text:span text:style-name="T3">2.340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50,26</text:span></text:p>
          </table:table-cell>
          <table:table-cell table:style-name="Tabela1.E43" office:value-type="string">
            <text:p text:style-name="P4"><text:span text:style-name="T3">12.019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47</text:span></text:p>
          </table:table-cell>
          <table:table-cell table:style-name="Tabela1.B5" office:value-type="string">
            <text:p text:style-name="P3"><text:span text:style-name="T3">DANIELLE TAVARES DA SILVA DRAPAL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5.654,61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21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87,53</text:span></text:p>
          </table:table-cell>
          <table:table-cell table:style-name="Tabela1.E43" office:value-type="string">
            <text:p text:style-name="P4"><text:span text:style-name="T3">11.567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06</text:span></text:p>
          </table:table-cell>
          <table:table-cell table:style-name="Tabela1.B5" office:value-type="string">
            <text:p text:style-name="P3"><text:span text:style-name="T3">DANILO BUARQUE COU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8.427,81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434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45,78</text:span></text:p>
          </table:table-cell>
          <table:table-cell table:style-name="Tabela1.E43" office:value-type="string">
            <text:p text:style-name="P4"><text:span text:style-name="T3">7.182,0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73</text:span></text:p>
          </table:table-cell>
          <table:table-cell table:style-name="Tabela1.B5" office:value-type="string">
            <text:p text:style-name="P3"><text:span text:style-name="T3">DANILO JOSE AMARAL GOULART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BARRA DOS COQUEIROS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792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9,50</text:span></text:p>
          </table:table-cell>
          <table:table-cell table:style-name="Tabela1.E43" office:value-type="string">
            <text:p text:style-name="P4"><text:span text:style-name="T3">9.493,39</text:span></text:p>
          </table:table-cell>
          <table:table-cell table:style-name="Tabela1.E43" office:value-type="string">
            <text:p text:style-name="P4"><text:span text:style-name="T3">967,94</text:span></text:p>
          </table:table-cell>
          <table:table-cell table:style-name="Tabela1.E43" office:value-type="string">
            <text:p text:style-name="P4"><text:span text:style-name="T3">750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8,12</text:span></text:p>
          </table:table-cell>
          <table:table-cell table:style-name="Tabela1.E43" office:value-type="string">
            <text:p text:style-name="P4"><text:span text:style-name="T3">7.775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</text:span></text:p>
          </table:table-cell>
          <table:table-cell table:style-name="Tabela1.B5" office:value-type="string">
            <text:p text:style-name="P3"><text:span text:style-name="T3">DARCILO MELO COST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6"/><text:span text:style-name="T3">1647</text:span></text:p>
          </table:table-cell>
          <table:table-cell table:style-name="Tabela1.B5" office:value-type="string">
            <text:p text:style-name="P3"><text:span text:style-name="T3">DARLY GIULIA SANTOS ANDRAD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DISTRITAL - SAO CRISTOVAO 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1.0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9,50</text:span></text:p>
          </table:table-cell>
          <table:table-cell table:style-name="Tabela1.E43" office:value-type="string">
            <text:p text:style-name="P4"><text:span text:style-name="T3">7.650,29</text:span></text:p>
          </table:table-cell>
          <table:table-cell table:style-name="Tabela1.E43" office:value-type="string">
            <text:p text:style-name="P4"><text:span text:style-name="T3">709,91</text:span></text:p>
          </table:table-cell>
          <table:table-cell table:style-name="Tabela1.E43" office:value-type="string">
            <text:p text:style-name="P4"><text:span text:style-name="T3">286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6,72</text:span></text:p>
          </table:table-cell>
          <table:table-cell table:style-name="Tabela1.E43" office:value-type="string">
            <text:p text:style-name="P4"><text:span text:style-name="T3">6.653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8</text:span></text:p>
          </table:table-cell>
          <table:table-cell table:style-name="Tabela1.B5" office:value-type="string">
            <text:p text:style-name="P3"><text:span text:style-name="T3">DAVID RIBEIRO DE JESUS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2</text:span></text:p>
          </table:table-cell>
          <table:table-cell table:style-name="Tabela1.B5" office:value-type="string">
            <text:p text:style-name="P3"><text:span text:style-name="T3">DAYSE MORAE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ITABAIANA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22,87</text:span></text:p>
          </table:table-cell>
          <table:table-cell table:style-name="Tabela1.E43" office:value-type="string">
            <text:p text:style-name="P4"><text:span text:style-name="T3">10.761,78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924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4,53</text:span></text:p>
          </table:table-cell>
          <table:table-cell table:style-name="Tabela1.E43" office:value-type="string">
            <text:p text:style-name="P4"><text:span text:style-name="T3">8.977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6</text:span></text:p>
          </table:table-cell>
          <table:table-cell table:style-name="Tabela1.B5" office:value-type="string">
            <text:p text:style-name="P3"><text:span text:style-name="T3">DEBORA CARDOSO CAVALHER REZEN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ISTRITAL - ARACAJU 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3.892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04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2.648,41</text:span></text:p>
          </table:table-cell>
          <table:table-cell table:style-name="Tabela1.E43" office:value-type="string">
            <text:p text:style-name="P4"><text:span text:style-name="T3">2.101,93</text:span></text:p>
          </table:table-cell>
          <table:table-cell table:style-name="Tabela1.E43" office:value-type="string">
            <text:p text:style-name="P4"><text:span text:style-name="T3">4.042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144,00</text:span></text:p>
          </table:table-cell>
          <table:table-cell table:style-name="Tabela1.E43" office:value-type="string">
            <text:p text:style-name="P4"><text:span text:style-name="T3">16.504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</text:span></text:p>
          </table:table-cell>
          <table:table-cell table:style-name="Tabela1.B5" office:value-type="string">
            <text:p text:style-name="P3"><text:span text:style-name="T3">DEIJANIRO JONAS FI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656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47.610,69</text:span></text:p>
          </table:table-cell>
          <table:table-cell table:style-name="Tabela1.E43" office:value-type="string">
            <text:p text:style-name="P4"><text:span text:style-name="T3">5.511,40</text:span></text:p>
          </table:table-cell>
          <table:table-cell table:style-name="Tabela1.E43" office:value-type="string">
            <text:p text:style-name="P4"><text:span text:style-name="T3">8.949,13</text:span></text:p>
          </table:table-cell>
          <table:table-cell table:style-name="Tabela1.E43" office:value-type="string">
            <text:p text:style-name="P4"><text:span text:style-name="T3">3.072,77</text:span></text:p>
          </table:table-cell>
          <table:table-cell table:style-name="Tabela1.E43" office:value-type="string">
            <text:p text:style-name="P4"><text:span text:style-name="T3">17.533,30</text:span></text:p>
          </table:table-cell>
          <table:table-cell table:style-name="Tabela1.E43" office:value-type="string">
            <text:p text:style-name="P4"><text:span text:style-name="T3">30.077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6</text:span></text:p>
          </table:table-cell>
          <table:table-cell table:style-name="Tabela1.B5" office:value-type="string">
            <text:p text:style-name="P3"><text:span text:style-name="T3">DEJAIR DA COSTA TAVARES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1.216,99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706,69</text:span></text:p>
          </table:table-cell>
          <table:table-cell table:style-name="Tabela1.E43" office:value-type="string">
            <text:p text:style-name="P4"><text:span text:style-name="T3">738,31</text:span></text:p>
          </table:table-cell>
          <table:table-cell table:style-name="Tabela1.E43" office:value-type="string">
            <text:p text:style-name="P4"><text:span text:style-name="T3">1.408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0</text:span></text:p>
          </table:table-cell>
          <table:table-cell table:style-name="Tabela1.E43" office:value-type="string">
            <text:p text:style-name="P4"><text:span text:style-name="T3">9.560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67</text:span></text:p>
          </table:table-cell>
          <table:table-cell table:style-name="Tabela1.B5" office:value-type="string">
            <text:p text:style-name="P3"><text:span text:style-name="T3">DENISE COELHO DE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0.707,94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1.070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37,36</text:span></text:p>
          </table:table-cell>
          <table:table-cell table:style-name="Tabela1.E43" office:value-type="string">
            <text:p text:style-name="P4"><text:span text:style-name="T3">8.670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6</text:span></text:p>
          </table:table-cell>
          <table:table-cell table:style-name="Tabela1.B5" office:value-type="string">
            <text:p text:style-name="P3"><text:span text:style-name="T3">DENISE DOS SANTOS COST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7</text:span></text:p>
          </table:table-cell>
          <table:table-cell table:style-name="Tabela1.B5" office:value-type="string">
            <text:p text:style-name="P3"><text:span text:style-name="T3">DENISE DOS SANTOS COSTA</text:span></text:p>
          </table:table-cell>
          <table:table-cell table:style-name="Tabela1.B5" office:value-type="string">
            <text:p text:style-name="P3"><text:span text:style-name="T3">Coordenador da Div. Ad. do Gab. do Proc. Geral</text:span></text:p>
          </table:table-cell>
          <table:table-cell table:style-name="Tabela1.B5" office:value-type="string">
            <text:p text:style-name="P3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7.969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746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09,15</text:span></text:p>
          </table:table-cell>
          <table:table-cell table:style-name="Tabela1.E43" office:value-type="string">
            <text:p text:style-name="P4"><text:span text:style-name="T3">6.459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7</text:span></text:p>
          </table:table-cell>
          <table:table-cell table:style-name="Tabela1.B5" office:value-type="string">
            <text:p text:style-name="P3"><text:span text:style-name="T3">DENISE OLIVEIRA DE SANTAN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9</text:span></text:p>
          </table:table-cell>
          <table:table-cell table:style-name="Tabela1.B5" office:value-type="string">
            <text:p text:style-name="P3"><text:span text:style-name="T3">DENISSON SANTANA DOS SANTOS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1.668,20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6.391,77</text:span></text:p>
          </table:table-cell>
          <table:table-cell table:style-name="Tabela1.E43" office:value-type="string">
            <text:p text:style-name="P4"><text:span text:style-name="T3">1.790,54</text:span></text:p>
          </table:table-cell>
          <table:table-cell table:style-name="Tabela1.E43" office:value-type="string">
            <text:p text:style-name="P4"><text:span text:style-name="T3">2.391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81,67</text:span></text:p>
          </table:table-cell>
          <table:table-cell table:style-name="Tabela1.E43" office:value-type="string">
            <text:p text:style-name="P4"><text:span text:style-name="T3">12.210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9</text:span></text:p>
          </table:table-cell>
          <table:table-cell table:style-name="Tabela1.B5" office:value-type="string">
            <text:p text:style-name="P3"><text:span text:style-name="T3">DENISSON SOARES BEZER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ÃO DE AUDITORIA INTERNA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3.249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245,71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978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90,20</text:span></text:p>
          </table:table-cell>
          <table:table-cell table:style-name="Tabela1.E43" office:value-type="string">
            <text:p text:style-name="P4"><text:span text:style-name="T3">11.355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02</text:span></text:p>
          </table:table-cell>
          <table:table-cell table:style-name="Tabela1.B5" office:value-type="string">
            <text:p text:style-name="P3"><text:span text:style-name="T3">DENIVAL ANDRADE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969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56,38</text:span></text:p>
          </table:table-cell>
          <table:table-cell table:style-name="Tabela1.E43" office:value-type="string">
            <text:p text:style-name="P4"><text:span text:style-name="T3">16.623,72</text:span></text:p>
          </table:table-cell>
          <table:table-cell table:style-name="Tabela1.E43" office:value-type="string">
            <text:p text:style-name="P4"><text:span text:style-name="T3">1.801,43</text:span></text:p>
          </table:table-cell>
          <table:table-cell table:style-name="Tabela1.E43" office:value-type="string">
            <text:p text:style-name="P4"><text:span text:style-name="T3">2.106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07,46</text:span></text:p>
          </table:table-cell>
          <table:table-cell table:style-name="Tabela1.E43" office:value-type="string">
            <text:p text:style-name="P4"><text:span text:style-name="T3">12.716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80</text:span></text:p>
          </table:table-cell>
          <table:table-cell table:style-name="Tabela1.B5" office:value-type="string">
            <text:p text:style-name="P3"><text:span text:style-name="T3">DENIVAN RODRIGUES FREIRE</text:span></text:p>
          </table:table-cell>
          <table:table-cell table:style-name="Tabela1.B5" office:value-type="string">
            <text:p text:style-name="P3"><text:span text:style-name="T3">Assessor do Coord. da D. Adm. do Gab. do Proc. Geral</text:span></text:p>
          </table:table-cell>
          <table:table-cell table:style-name="Tabela1.B5" office:value-type="string">
            <text:p text:style-name="P3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9.581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641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04,88</text:span></text:p>
          </table:table-cell>
          <table:table-cell table:style-name="Tabela1.E43" office:value-type="string">
            <text:p text:style-name="P4"><text:span text:style-name="T3">8.176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7</text:span></text:p>
          </table:table-cell>
          <table:table-cell table:style-name="Tabela1.B5" office:value-type="string">
            <text:p text:style-name="P3"><text:span text:style-name="T3">DENNIS CHRISTIAN NUNES DE FREITA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2.879,97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615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95,01</text:span></text:p>
          </table:table-cell>
          <table:table-cell table:style-name="Tabela1.E43" office:value-type="string">
            <text:p text:style-name="P4"><text:span text:style-name="T3">9.784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70</text:span></text:p>
          </table:table-cell>
          <table:table-cell table:style-name="Tabela1.B5" office:value-type="string">
            <text:p text:style-name="P3"><text:span text:style-name="T3">DERVAL MORAES HORT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38</text:span></text:p>
          </table:table-cell>
          <table:table-cell table:style-name="Tabela1.B5" office:value-type="string">
            <text:p text:style-name="P3"><text:span text:style-name="T3">DHIANA GOES DA SILVA MONTE ALEGRE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6</text:span></text:p>
          </table:table-cell>
          <table:table-cell table:style-name="Tabela1.B5" office:value-type="string">
            <text:p text:style-name="P3"><text:span text:style-name="T3">DHIOGO LIMA VELOZ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280,35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92,7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0.297,26</text:span></text:p>
          </table:table-cell>
          <table:table-cell table:style-name="Tabela1.E43" office:value-type="string">
            <text:p text:style-name="P4"><text:span text:style-name="T3">896,25</text:span></text:p>
          </table:table-cell>
          <table:table-cell table:style-name="Tabela1.E43" office:value-type="string">
            <text:p text:style-name="P4"><text:span text:style-name="T3">3.763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59,46</text:span></text:p>
          </table:table-cell>
          <table:table-cell table:style-name="Tabela1.E43" office:value-type="string">
            <text:p text:style-name="P4"><text:span text:style-name="T3">15.637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7</text:span></text:p>
          </table:table-cell>
          <table:table-cell table:style-name="Tabela1.B5" office:value-type="string">
            <text:p text:style-name="P3"><text:span text:style-name="T3">DIANA NATHALIE MELO PEREIRA DE OLIVEIR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4</text:span></text:p>
          </table:table-cell>
          <table:table-cell table:style-name="Tabela1.B5" office:value-type="string">
            <text:p text:style-name="P3"><text:span text:style-name="T3">DIEGO GARCIA CRUZ CARVALH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5.911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9.911,86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1.999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23,64</text:span></text:p>
          </table:table-cell>
          <table:table-cell table:style-name="Tabela1.E43" office:value-type="string">
            <text:p text:style-name="P4"><text:span text:style-name="T3">17.088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2</text:span></text:p>
          </table:table-cell>
          <table:table-cell table:style-name="Tabela1.B5" office:value-type="string">
            <text:p text:style-name="P3"><text:span text:style-name="T3">DIEGO GOUVEIA PESSOA DE LIM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ARIRA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88,74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1.643,67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8.433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82,91</text:span></text:p>
          </table:table-cell>
          <table:table-cell table:style-name="Tabela1.E43" office:value-type="string">
            <text:p text:style-name="P4"><text:span text:style-name="T3">28.460,7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6</text:span></text:p>
          </table:table-cell>
          <table:table-cell table:style-name="Tabela1.B5" office:value-type="string">
            <text:p text:style-name="P3"><text:span text:style-name="T3">DIEGO SOARES RIBEIRO</text:span></text:p>
          </table:table-cell>
          <table:table-cell table:style-name="Tabela1.B5" office:value-type="string">
            <text:p text:style-name="P3"><text:span text:style-name="T3">COORDENADOR DA DIVISÃO FINANCEIRA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003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746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09,15</text:span></text:p>
          </table:table-cell>
          <table:table-cell table:style-name="Tabela1.E43" office:value-type="string">
            <text:p text:style-name="P4"><text:span text:style-name="T3">7.493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5</text:span></text:p>
          </table:table-cell>
          <table:table-cell table:style-name="Tabela1.B5" office:value-type="string">
            <text:p text:style-name="P3"><text:span text:style-name="T3">DIOGO HENRIQUE PEREIRA MONTALV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6.210,09</text:span></text:p>
          </table:table-cell>
          <table:table-cell table:style-name="Tabela1.E43" office:value-type="string">
            <text:p text:style-name="P4"><text:span text:style-name="T3">1.863,03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1.696,93</text:span></text:p>
          </table:table-cell>
          <table:table-cell table:style-name="Tabela1.E43" office:value-type="string">
            <text:p text:style-name="P4"><text:span text:style-name="T3">1.130,24</text:span></text:p>
          </table:table-cell>
          <table:table-cell table:style-name="Tabela1.E43" office:value-type="string">
            <text:p text:style-name="P4"><text:span text:style-name="T3">3.943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73,60</text:span></text:p>
          </table:table-cell>
          <table:table-cell table:style-name="Tabela1.E43" office:value-type="string">
            <text:p text:style-name="P4"><text:span text:style-name="T3">16.623,3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8</text:span></text:p>
          </table:table-cell>
          <table:table-cell table:style-name="Tabela1.B5" office:value-type="string">
            <text:p text:style-name="P3"><text:span text:style-name="T3">DJHONE DO NASCIMENTO SIQUEIRA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PROMOTORIA DE JUSTICA - CARI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32</text:span></text:p>
          </table:table-cell>
          <table:table-cell table:style-name="Tabela1.B5" office:value-type="string">
            <text:p text:style-name="P3"><text:span text:style-name="T3">DORVALINA TELES DANTA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4.196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7.318,56</text:span></text:p>
          </table:table-cell>
          <table:table-cell table:style-name="Tabela1.E43" office:value-type="string">
            <text:p text:style-name="P4"><text:span text:style-name="T3">2.056,40</text:span></text:p>
          </table:table-cell>
          <table:table-cell table:style-name="Tabela1.E43" office:value-type="string">
            <text:p text:style-name="P4"><text:span text:style-name="T3">2.53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93,15</text:span></text:p>
          </table:table-cell>
          <table:table-cell table:style-name="Tabela1.E43" office:value-type="string">
            <text:p text:style-name="P4"><text:span text:style-name="T3">12.725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8</text:span></text:p>
          </table:table-cell>
          <table:table-cell table:style-name="Tabela1.B5" office:value-type="string">
            <text:p text:style-name="P3"><text:span text:style-name="T3">DOUGLAS SOARES ARAUJ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PROPRIA </text:span></text:p>
          </table:table-cell>
          <table:table-cell table:style-name="Tabela1.E43" office:value-type="string">
            <text:p text:style-name="P4"><text:span text:style-name="T3">4.338,81</text:span></text:p>
          </table:table-cell>
          <table:table-cell table:style-name="Tabela1.E43" office:value-type="string">
            <text:p text:style-name="P4"><text:span text:style-name="T3">40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5,38</text:span></text:p>
          </table:table-cell>
          <table:table-cell table:style-name="Tabela1.E43" office:value-type="string">
            <text:p text:style-name="P4"><text:span text:style-name="T3">8.176,79</text:span></text:p>
          </table:table-cell>
          <table:table-cell table:style-name="Tabela1.E43" office:value-type="string">
            <text:p text:style-name="P4"><text:span text:style-name="T3">663,80</text:span></text:p>
          </table:table-cell>
          <table:table-cell table:style-name="Tabela1.E43" office:value-type="string">
            <text:p text:style-name="P4"><text:span text:style-name="T3">265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29,53</text:span></text:p>
          </table:table-cell>
          <table:table-cell table:style-name="Tabela1.E43" office:value-type="string">
            <text:p text:style-name="P4"><text:span text:style-name="T3">7.247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02</text:span></text:p>
          </table:table-cell>
          <table:table-cell table:style-name="Tabela1.B5" office:value-type="string">
            <text:p text:style-name="P3"><text:span text:style-name="T3">EDILENILZA DA SILVA SOUZA MACEDO</text:span></text:p>
          </table:table-cell>
          <table:table-cell table:style-name="Tabela1.B5" office:value-type="string">
            <text:p text:style-name="P3"><text:span text:style-name="T3">PROFESSOR - requisitado</text:span></text:p>
          </table:table-cell>
          <table:table-cell table:style-name="Tabela1.B5" office:value-type="string">
            <text:p text:style-name="P3"><text:span text:style-name="T3">PROMOTORIA DE JUSTICA - BOQUIM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3.846,44</text:span></text:p>
          </table:table-cell>
          <table:table-cell table:style-name="Tabela1.E43" office:value-type="string">
            <text:p text:style-name="P4"><text:span text:style-name="T3">85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5,85</text:span></text:p>
          </table:table-cell>
          <table:table-cell table:style-name="Tabela1.E43" office:value-type="string">
            <text:p text:style-name="P4"><text:span text:style-name="T3">3.760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43</text:span></text:p>
          </table:table-cell>
          <table:table-cell table:style-name="Tabela1.B5" office:value-type="string">
            <text:p text:style-name="P3"><text:span text:style-name="T3">EDILSON BARRETO DOS SANTOS</text:span></text:p>
          </table:table-cell>
          <table:table-cell table:style-name="Tabela1.B5" office:value-type="string">
            <text:p text:style-name="P3"><text:span text:style-name="T3">2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69</text:span></text:p>
          </table:table-cell>
          <table:table-cell table:style-name="Tabela1.B5" office:value-type="string">
            <text:p text:style-name="P3"><text:span text:style-name="T3">EDILSON DAS VIRGENS LEM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0</text:span></text:p>
          </table:table-cell>
          <table:table-cell table:style-name="Tabela1.B5" office:value-type="string">
            <text:p text:style-name="P3"><text:span text:style-name="T3">EDINALDO BARBOSA DA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8</text:span></text:p>
          </table:table-cell>
          <table:table-cell table:style-name="Tabela1.B5" office:value-type="string">
            <text:p text:style-name="P3"><text:span text:style-name="T3">EDJILDA RESENDE DE LIMA GUER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CA DISTRITAL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4.875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83,64</text:span></text:p>
          </table:table-cell>
          <table:table-cell table:style-name="Tabela1.E43" office:value-type="string">
            <text:p text:style-name="P4"><text:span text:style-name="T3">5.682,04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2.017,52</text:span></text:p>
          </table:table-cell>
          <table:table-cell table:style-name="Tabela1.E43" office:value-type="string">
            <text:p text:style-name="P4"><text:span text:style-name="T3">87.525,78</text:span></text:p>
          </table:table-cell>
          <table:table-cell table:style-name="Tabela1.E43" office:value-type="string">
            <text:p text:style-name="P4"><text:span text:style-name="T3">5.682,04</text:span></text:p>
          </table:table-cell>
          <table:table-cell table:style-name="Tabela1.E43" office:value-type="string">
            <text:p text:style-name="P4"><text:span text:style-name="T3">14.387,04</text:span></text:p>
          </table:table-cell>
          <table:table-cell table:style-name="Tabela1.E43" office:value-type="string">
            <text:p text:style-name="P4"><text:span text:style-name="T3">4.291,66</text:span></text:p>
          </table:table-cell>
          <table:table-cell table:style-name="Tabela1.E43" office:value-type="string">
            <text:p text:style-name="P4"><text:span text:style-name="T3">24.360,74</text:span></text:p>
          </table:table-cell>
          <table:table-cell table:style-name="Tabela1.E43" office:value-type="string">
            <text:p text:style-name="P4"><text:span text:style-name="T3">63.165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31</text:span></text:p>
          </table:table-cell>
          <table:table-cell table:style-name="Tabela1.B5" office:value-type="string">
            <text:p text:style-name="P3"><text:span text:style-name="T3">EDMILSON ARAUJO DO CARMO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0</text:span></text:p>
          </table:table-cell>
          <table:table-cell table:style-name="Tabela1.B5" office:value-type="string">
            <text:p text:style-name="P3"><text:span text:style-name="T3">EDMILSON DE SOUZA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8</text:span></text:p>
          </table:table-cell>
          <table:table-cell table:style-name="Tabela1.B5" office:value-type="string">
            <text:p text:style-name="P3"><text:span text:style-name="T3">EDMILSON PEREIRA DA SILVA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07</text:span></text:p>
          </table:table-cell>
          <table:table-cell table:style-name="Tabela1.B5" office:value-type="string">
            <text:p text:style-name="P3"><text:span text:style-name="T3">EDNALDO SANTOS</text:span></text:p>
          </table:table-cell>
          <table:table-cell table:style-name="Tabela1.B5" office:value-type="string">
            <text:p text:style-name="P3"><text:span text:style-name="T3">2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5</text:span></text:p>
          </table:table-cell>
          <table:table-cell table:style-name="Tabela1.B5" office:value-type="string">
            <text:p text:style-name="P3"><text:span text:style-name="T3">EDSON DOS SANTOS</text:span></text:p>
          </table:table-cell>
          <table:table-cell table:style-name="Tabela1.B5" office:value-type="string">
            <text:p text:style-name="P3"><text:span text:style-name="T3">Assessor do Núcleo de C. e D. Proc. do C. Superior</text:span></text:p>
          </table:table-cell>
          <table:table-cell table:style-name="Tabela1.B5" office:value-type="string">
            <text:p text:style-name="P3"><text:span text:style-name="T3">CONSELHO SUPERIOR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6.407,52</text:span></text:p>
          </table:table-cell>
          <table:table-cell table:style-name="Tabela1.E43" office:value-type="string">
            <text:p text:style-name="P4"><text:span text:style-name="T3">325,51</text:span></text:p>
          </table:table-cell>
          <table:table-cell table:style-name="Tabela1.E43" office:value-type="string">
            <text:p text:style-name="P4"><text:span text:style-name="T3">78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3,99</text:span></text:p>
          </table:table-cell>
          <table:table-cell table:style-name="Tabela1.E43" office:value-type="string">
            <text:p text:style-name="P4"><text:span text:style-name="T3">6.00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3</text:span></text:p>
          </table:table-cell>
          <table:table-cell table:style-name="Tabela1.B5" office:value-type="string">
            <text:p text:style-name="P3"><text:span text:style-name="T3">EDUARDO ALBERTO FREIRE DE ALMEIDA SEAB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ARTORIO DO 2º GRAU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7.778,64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408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74,36</text:span></text:p>
          </table:table-cell>
          <table:table-cell table:style-name="Tabela1.E43" office:value-type="string">
            <text:p text:style-name="P4"><text:span text:style-name="T3">6.604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04</text:span></text:p>
          </table:table-cell>
          <table:table-cell table:style-name="Tabela1.B5" office:value-type="string">
            <text:p text:style-name="P3"><text:span text:style-name="T3">EDUARDO ANTONIO SEAB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</text:span></text:p>
          </table:table-cell>
          <table:table-cell table:style-name="Tabela1.B5" office:value-type="string">
            <text:p text:style-name="P3"><text:span text:style-name="T3">EDUARDO BARRETO DAVILA FONTES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5ª PROCURADORIA DE JUSTICA (1ª CAMARA CIVE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5.721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5.638,49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58.286,64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7.298,59</text:span></text:p>
          </table:table-cell>
          <table:table-cell table:style-name="Tabela1.E43" office:value-type="string">
            <text:p text:style-name="P4"><text:span text:style-name="T3">23.698,76</text:span></text:p>
          </table:table-cell>
          <table:table-cell table:style-name="Tabela1.E43" office:value-type="string">
            <text:p text:style-name="P4"><text:span text:style-name="T3">34.587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20</text:span></text:p>
          </table:table-cell>
          <table:table-cell table:style-name="Tabela1.B5" office:value-type="string">
            <text:p text:style-name="P3"><text:span text:style-name="T3">EDUARDO DE CABRAL MENEZES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83</text:span></text:p>
          </table:table-cell>
          <table:table-cell table:style-name="Tabela1.B5" office:value-type="string">
            <text:p text:style-name="P3"><text:span text:style-name="T3">EDUARDO DE SOUSA CARVALHO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835,28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830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97,38</text:span></text:p>
          </table:table-cell>
          <table:table-cell table:style-name="Tabela1.E43" office:value-type="string">
            <text:p text:style-name="P4"><text:span text:style-name="T3">8.037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2</text:span></text:p>
          </table:table-cell>
          <table:table-cell table:style-name="Tabela1.B5" office:value-type="string">
            <text:p text:style-name="P3"><text:span text:style-name="T3">EDUARDO FARIAS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ENTRO DE APOIO OPERACIONAL DA INFANCIA E DA ADOLESCENCIA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148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1.968,26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205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68,11</text:span></text:p>
          </table:table-cell>
          <table:table-cell table:style-name="Tabela1.E43" office:value-type="string">
            <text:p text:style-name="P4"><text:span text:style-name="T3">18.000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6</text:span></text:p>
          </table:table-cell>
          <table:table-cell table:style-name="Tabela1.B5" office:value-type="string">
            <text:p text:style-name="P3"><text:span text:style-name="T3">EDUARDO FRANKLIN MIRANDA DE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5</text:span></text:p>
          </table:table-cell>
          <table:table-cell table:style-name="Tabela1.B5" office:value-type="string">
            <text:p text:style-name="P3"><text:span text:style-name="T3">EDUARDO LIMA DE MA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0ª PROMOTORIA DE JUSTIÇA DOS DIREITOS DO CIDADÃO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5.721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00,41</text:span></text:p>
          </table:table-cell>
          <table:table-cell table:style-name="Tabela1.E43" office:value-type="string">
            <text:p text:style-name="P4"><text:span text:style-name="T3">5.605,82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56.343,75</text:span></text:p>
          </table:table-cell>
          <table:table-cell table:style-name="Tabela1.E43" office:value-type="string">
            <text:p text:style-name="P4"><text:span text:style-name="T3">5.800,41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5.386,42</text:span></text:p>
          </table:table-cell>
          <table:table-cell table:style-name="Tabela1.E43" office:value-type="string">
            <text:p text:style-name="P4"><text:span text:style-name="T3">21.755,87</text:span></text:p>
          </table:table-cell>
          <table:table-cell table:style-name="Tabela1.E43" office:value-type="string">
            <text:p text:style-name="P4"><text:span text:style-name="T3">34.587,88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7"/><text:span text:style-name="T3">1968</text:span></text:p>
          </table:table-cell>
          <table:table-cell table:style-name="Tabela1.B5" office:value-type="string">
            <text:p text:style-name="P3"><text:span text:style-name="T3">EDUARDO VIEIRA DOS SANTOS JUNI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982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01,87</text:span></text:p>
          </table:table-cell>
          <table:table-cell table:style-name="Tabela1.E43" office:value-type="string">
            <text:p text:style-name="P4"><text:span text:style-name="T3">13.321,89</text:span></text:p>
          </table:table-cell>
          <table:table-cell table:style-name="Tabela1.E43" office:value-type="string">
            <text:p text:style-name="P4"><text:span text:style-name="T3">1.444,80</text:span></text:p>
          </table:table-cell>
          <table:table-cell table:style-name="Tabela1.E43" office:value-type="string">
            <text:p text:style-name="P4"><text:span text:style-name="T3">1.555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00,53</text:span></text:p>
          </table:table-cell>
          <table:table-cell table:style-name="Tabela1.E43" office:value-type="string">
            <text:p text:style-name="P4"><text:span text:style-name="T3">10.321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6</text:span></text:p>
          </table:table-cell>
          <table:table-cell table:style-name="Tabela1.B5" office:value-type="string">
            <text:p text:style-name="P3"><text:span text:style-name="T3">EDVALDO BEZERR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</text:span></text:p>
          </table:table-cell>
          <table:table-cell table:style-name="Tabela1.B5" office:value-type="string">
            <text:p text:style-name="P3"><text:span text:style-name="T3">EDVALDO VIEIRA MESSIA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824</text:span></text:p>
          </table:table-cell>
          <table:table-cell table:style-name="Tabela1.B5" office:value-type="string">
            <text:p text:style-name="P3"><text:span text:style-name="T3">EDYLENO ITALO SANTOS SODRE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PROPRIA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689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57.643,03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8.825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24,53</text:span></text:p>
          </table:table-cell>
          <table:table-cell table:style-name="Tabela1.E43" office:value-type="string">
            <text:p text:style-name="P4"><text:span text:style-name="T3">43.818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5</text:span></text:p>
          </table:table-cell>
          <table:table-cell table:style-name="Tabela1.B5" office:value-type="string">
            <text:p text:style-name="P3"><text:span text:style-name="T3">ELAINE PESSO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AQUIDABA 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202,83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4,71</text:span></text:p>
          </table:table-cell>
          <table:table-cell table:style-name="Tabela1.E43" office:value-type="string">
            <text:p text:style-name="P4"><text:span text:style-name="T3">8.496,83</text:span></text:p>
          </table:table-cell>
          <table:table-cell table:style-name="Tabela1.E43" office:value-type="string">
            <text:p text:style-name="P4"><text:span text:style-name="T3">596,32</text:span></text:p>
          </table:table-cell>
          <table:table-cell table:style-name="Tabela1.E43" office:value-type="string">
            <text:p text:style-name="P4"><text:span text:style-name="T3">444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41,21</text:span></text:p>
          </table:table-cell>
          <table:table-cell table:style-name="Tabela1.E43" office:value-type="string">
            <text:p text:style-name="P4"><text:span text:style-name="T3">7.455,6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2</text:span></text:p>
          </table:table-cell>
          <table:table-cell table:style-name="Tabela1.B5" office:value-type="string">
            <text:p text:style-name="P3"><text:span text:style-name="T3">ELBER GONCALVES DOS ANJ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8.519,61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33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58,66</text:span></text:p>
          </table:table-cell>
          <table:table-cell table:style-name="Tabela1.E43" office:value-type="string">
            <text:p text:style-name="P4"><text:span text:style-name="T3">7.360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2</text:span></text:p>
          </table:table-cell>
          <table:table-cell table:style-name="Tabela1.B5" office:value-type="string">
            <text:p text:style-name="P3"><text:span text:style-name="T3">ELDA MARIA GONCALVES MENEZES MACE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5ª PROMOTORIA DE JUSTICA DISTRITAL - ARACAJU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514,23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65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33,81</text:span></text:p>
          </table:table-cell>
          <table:table-cell table:style-name="Tabela1.E43" office:value-type="string">
            <text:p text:style-name="P4"><text:span text:style-name="T3">10.180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59</text:span></text:p>
          </table:table-cell>
          <table:table-cell table:style-name="Tabela1.B5" office:value-type="string">
            <text:p text:style-name="P3"><text:span text:style-name="T3">ELEN ROSE SOUZA SANTO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6.297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1.291,45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62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9,25</text:span></text:p>
          </table:table-cell>
          <table:table-cell table:style-name="Tabela1.E43" office:value-type="string">
            <text:p text:style-name="P4"><text:span text:style-name="T3">18.052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5</text:span></text:p>
          </table:table-cell>
          <table:table-cell table:style-name="Tabela1.B5" office:value-type="string">
            <text:p text:style-name="P3"><text:span text:style-name="T3">ELENICE PIRES DAMACEN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SIMAO DIAS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5,38</text:span></text:p>
          </table:table-cell>
          <table:table-cell table:style-name="Tabela1.E43" office:value-type="string">
            <text:p text:style-name="P4"><text:span text:style-name="T3">10.340,66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748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4,88</text:span></text:p>
          </table:table-cell>
          <table:table-cell table:style-name="Tabela1.E43" office:value-type="string">
            <text:p text:style-name="P4"><text:span text:style-name="T3">8.625,7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08</text:span></text:p>
          </table:table-cell>
          <table:table-cell table:style-name="Tabela1.B5" office:value-type="string">
            <text:p text:style-name="P3"><text:span text:style-name="T3">ELIANE CARNEIRO FRANCO</text:span></text:p>
          </table:table-cell>
          <table:table-cell table:style-name="Tabela1.B5" office:value-type="string">
            <text:p text:style-name="P3"><text:span text:style-name="T3">AUX.ADMINISTRATIVO - requisitado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3.846,44</text:span></text:p>
          </table:table-cell>
          <table:table-cell table:style-name="Tabela1.E43" office:value-type="string">
            <text:p text:style-name="P4"><text:span text:style-name="T3">101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1,01</text:span></text:p>
          </table:table-cell>
          <table:table-cell table:style-name="Tabela1.E43" office:value-type="string">
            <text:p text:style-name="P4"><text:span text:style-name="T3">3.745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</text:span></text:p>
          </table:table-cell>
          <table:table-cell table:style-name="Tabela1.B5" office:value-type="string">
            <text:p text:style-name="P3"><text:span text:style-name="T3">ELIANE GOES DA SILVA MONTE ALEGRE</text:span></text:p>
          </table:table-cell>
          <table:table-cell table:style-name="Tabela1.B5" office:value-type="string">
            <text:p text:style-name="P3"><text:span text:style-name="T3">* ADVOGAD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75</text:span></text:p>
          </table:table-cell>
          <table:table-cell table:style-name="Tabela1.B5" office:value-type="string">
            <text:p text:style-name="P3"><text:span text:style-name="T3">ELIAS DOS SANTOS FEITOSA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77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77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77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0</text:span></text:p>
          </table:table-cell>
          <table:table-cell table:style-name="Tabela1.B5" office:value-type="string">
            <text:p text:style-name="P3"><text:span text:style-name="T3">ELISGARDENIA RODRIGUES MACENA MENDON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ÇA DA CURADORIA DA FAZENDA PUBLICA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0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1.884,21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403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8,21</text:span></text:p>
          </table:table-cell>
          <table:table-cell table:style-name="Tabela1.E43" office:value-type="string">
            <text:p text:style-name="P4"><text:span text:style-name="T3">10.656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4</text:span></text:p>
          </table:table-cell>
          <table:table-cell table:style-name="Tabela1.B5" office:value-type="string">
            <text:p text:style-name="P3"><text:span text:style-name="T3">ELIZALDO DIAS DOS SANTOS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2</text:span></text:p>
          </table:table-cell>
          <table:table-cell table:style-name="Tabela1.B5" office:value-type="string">
            <text:p text:style-name="P3"><text:span text:style-name="T3">ELLEN SUSAN DOS SANTOS CORREI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99</text:span></text:p>
          </table:table-cell>
          <table:table-cell table:style-name="Tabela1.B5" office:value-type="string">
            <text:p text:style-name="P3"><text:span text:style-name="T3">ELOANDERSON DANTAS BATI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DE ACIDENTES E DE DELITOS DE TRÂNSITO DE ARACAJ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60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06,28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780,83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1.052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19,11</text:span></text:p>
          </table:table-cell>
          <table:table-cell table:style-name="Tabela1.E43" office:value-type="string">
            <text:p text:style-name="P4"><text:span text:style-name="T3">11.761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5</text:span></text:p>
          </table:table-cell>
          <table:table-cell table:style-name="Tabela1.B5" office:value-type="string">
            <text:p text:style-name="P3"><text:span text:style-name="T3">ELZA CESPEDES RAMOS SIQUEIR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9</text:span></text:p>
          </table:table-cell>
          <table:table-cell table:style-name="Tabela1.B5" office:value-type="string">
            <text:p text:style-name="P3"><text:span text:style-name="T3">ELZA LORENZA QUARANTA LEITE CARV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037,90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751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9,44</text:span></text:p>
          </table:table-cell>
          <table:table-cell table:style-name="Tabela1.E43" office:value-type="string">
            <text:p text:style-name="P4"><text:span text:style-name="T3">7.508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72</text:span></text:p>
          </table:table-cell>
          <table:table-cell table:style-name="Tabela1.B5" office:value-type="string">
            <text:p text:style-name="P3"><text:span text:style-name="T3">EMANUELY KARILINY MENDES SILVA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5</text:span></text:p>
          </table:table-cell>
          <table:table-cell table:style-name="Tabela1.B5" office:value-type="string">
            <text:p text:style-name="P3"><text:span text:style-name="T3">EMILLY VARJAO RIBEIR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4</text:span></text:p>
          </table:table-cell>
          <table:table-cell table:style-name="Tabela1.B5" office:value-type="string">
            <text:p text:style-name="P3"><text:span text:style-name="T3">EMILSON CHAGA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</text:span></text:p>
          </table:table-cell>
          <table:table-cell table:style-name="Tabela1.B5" office:value-type="string">
            <text:p text:style-name="P3"><text:span text:style-name="T3">ENID SANTOS DE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6</text:span></text:p>
          </table:table-cell>
          <table:table-cell table:style-name="Tabela1.B5" office:value-type="string">
            <text:p text:style-name="P3"><text:span text:style-name="T3">ENIO PEREIRA ANDRADE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31</text:span></text:p>
          </table:table-cell>
          <table:table-cell table:style-name="Tabela1.B5" office:value-type="string">
            <text:p text:style-name="P3"><text:span text:style-name="T3">ERALDO ALVES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0</text:span></text:p>
          </table:table-cell>
          <table:table-cell table:style-name="Tabela1.B5" office:value-type="string">
            <text:p text:style-name="P3"><text:span text:style-name="T3">ERIC VINICIUS MOURA DANTAS</text:span></text:p>
          </table:table-cell>
          <table:table-cell table:style-name="Tabela1.B5" office:value-type="string">
            <text:p text:style-name="P3"><text:span text:style-name="T3">CHEFE DO SETOR DE ALMOXARIFADO</text:span></text:p>
          </table:table-cell>
          <table:table-cell table:style-name="Tabela1.B5" office:value-type="string">
            <text:p text:style-name="P3"><text:span text:style-name="T3">SETOR DE ALMOXARIFADO/DM/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52,05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181,57</text:span></text:p>
          </table:table-cell>
          <table:table-cell table:style-name="Tabela1.E43" office:value-type="string">
            <text:p text:style-name="P4"><text:span text:style-name="T3">368,06</text:span></text:p>
          </table:table-cell>
          <table:table-cell table:style-name="Tabela1.E43" office:value-type="string">
            <text:p text:style-name="P4"><text:span text:style-name="T3">126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94,90</text:span></text:p>
          </table:table-cell>
          <table:table-cell table:style-name="Tabela1.E43" office:value-type="string">
            <text:p text:style-name="P4"><text:span text:style-name="T3">5.686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16</text:span></text:p>
          </table:table-cell>
          <table:table-cell table:style-name="Tabela1.B5" office:value-type="string">
            <text:p text:style-name="P3"><text:span text:style-name="T3">ERICA LUIZE LIM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AS EXECUCOES CRIMINAIS - ARACAJU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514,23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1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81,67</text:span></text:p>
          </table:table-cell>
          <table:table-cell table:style-name="Tabela1.E43" office:value-type="string">
            <text:p text:style-name="P4"><text:span text:style-name="T3">10.232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6</text:span></text:p>
          </table:table-cell>
          <table:table-cell table:style-name="Tabela1.B5" office:value-type="string">
            <text:p text:style-name="P3"><text:span text:style-name="T3">ERIKA VALERIA CABRAL TAVARES REZEND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GESTÃO ESTRATEGICA E PROJETOS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1.117,31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1.300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61,12</text:span></text:p>
          </table:table-cell>
          <table:table-cell table:style-name="Tabela1.E43" office:value-type="string">
            <text:p text:style-name="P4"><text:span text:style-name="T3">8.956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1</text:span></text:p>
          </table:table-cell>
          <table:table-cell table:style-name="Tabela1.B5" office:value-type="string">
            <text:p text:style-name="P3"><text:span text:style-name="T3">ERLON LEAL MARTIN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SIMAO DIAS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969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56,38</text:span></text:p>
          </table:table-cell>
          <table:table-cell table:style-name="Tabela1.E43" office:value-type="string">
            <text:p text:style-name="P4"><text:span text:style-name="T3">16.623,72</text:span></text:p>
          </table:table-cell>
          <table:table-cell table:style-name="Tabela1.E43" office:value-type="string">
            <text:p text:style-name="P4"><text:span text:style-name="T3">1.801,43</text:span></text:p>
          </table:table-cell>
          <table:table-cell table:style-name="Tabela1.E43" office:value-type="string">
            <text:p text:style-name="P4"><text:span text:style-name="T3">2.001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03,18</text:span></text:p>
          </table:table-cell>
          <table:table-cell table:style-name="Tabela1.E43" office:value-type="string">
            <text:p text:style-name="P4"><text:span text:style-name="T3">12.820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</text:span></text:p>
          </table:table-cell>
          <table:table-cell table:style-name="Tabela1.B5" office:value-type="string">
            <text:p text:style-name="P3"><text:span text:style-name="T3">ERNESTO ANIZIO AZEVEDO MEL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6.907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1.276,98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65.111,11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14.123,06</text:span></text:p>
          </table:table-cell>
          <table:table-cell table:style-name="Tabela1.E43" office:value-type="string">
            <text:p text:style-name="P4"><text:span text:style-name="T3">30.523,23</text:span></text:p>
          </table:table-cell>
          <table:table-cell table:style-name="Tabela1.E43" office:value-type="string">
            <text:p text:style-name="P4"><text:span text:style-name="T3">34.587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71</text:span></text:p>
          </table:table-cell>
          <table:table-cell table:style-name="Tabela1.B5" office:value-type="string">
            <text:p text:style-name="P3"><text:span text:style-name="T3">ESTACIO MOREIRA DE ARIMATE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5.572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1.526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3,52</text:span></text:p>
          </table:table-cell>
          <table:table-cell table:style-name="Tabela1.E43" office:value-type="string">
            <text:p text:style-name="P4"><text:span text:style-name="T3">13.168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0</text:span></text:p>
          </table:table-cell>
          <table:table-cell table:style-name="Tabela1.B5" office:value-type="string">
            <text:p text:style-name="P3"><text:span text:style-name="T3">ESTER ALVES RAMOS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8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23,80</text:span></text:p>
          </table:table-cell>
          <table:table-cell table:style-name="Tabela1.E43" office:value-type="string">
            <text:p text:style-name="P4"><text:span text:style-name="T3">170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0,53</text:span></text:p>
          </table:table-cell>
          <table:table-cell table:style-name="Tabela1.E43" office:value-type="string">
            <text:p text:style-name="P4"><text:span text:style-name="T3">4.253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57</text:span></text:p>
          </table:table-cell>
          <table:table-cell table:style-name="Tabela1.B5" office:value-type="string">
            <text:p text:style-name="P3"><text:span text:style-name="T3">ETELIO DE CARVALHO PRADO JUNIO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O TRIBUNAL DO JURI - ARACAJU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645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142,09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7.128,05</text:span></text:p>
          </table:table-cell>
          <table:table-cell table:style-name="Tabela1.E43" office:value-type="string">
            <text:p text:style-name="P4"><text:span text:style-name="T3">5.229,83</text:span></text:p>
          </table:table-cell>
          <table:table-cell table:style-name="Tabela1.E43" office:value-type="string">
            <text:p text:style-name="P4"><text:span text:style-name="T3">9.026,57</text:span></text:p>
          </table:table-cell>
          <table:table-cell table:style-name="Tabela1.E43" office:value-type="string">
            <text:p text:style-name="P4"><text:span text:style-name="T3">2.847,13</text:span></text:p>
          </table:table-cell>
          <table:table-cell table:style-name="Tabela1.E43" office:value-type="string">
            <text:p text:style-name="P4"><text:span text:style-name="T3">17.103,53</text:span></text:p>
          </table:table-cell>
          <table:table-cell table:style-name="Tabela1.E43" office:value-type="string">
            <text:p text:style-name="P4"><text:span text:style-name="T3">30.024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3</text:span></text:p>
          </table:table-cell>
          <table:table-cell table:style-name="Tabela1.B5" office:value-type="string">
            <text:p text:style-name="P3"><text:span text:style-name="T3">EUVALDO MENESES ALVES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</text:span></text:p>
          </table:table-cell>
          <table:table-cell table:style-name="Tabela1.B5" office:value-type="string">
            <text:p text:style-name="P3"><text:span text:style-name="T3">EUZA MARIA GENTIL MISSANO COST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5.026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48.980,52</text:span></text:p>
          </table:table-cell>
          <table:table-cell table:style-name="Tabela1.E43" office:value-type="string">
            <text:p text:style-name="P4"><text:span text:style-name="T3">5.703,17</text:span></text:p>
          </table:table-cell>
          <table:table-cell table:style-name="Tabela1.E43" office:value-type="string">
            <text:p text:style-name="P4"><text:span text:style-name="T3">8.948,53</text:span></text:p>
          </table:table-cell>
          <table:table-cell table:style-name="Tabela1.E43" office:value-type="string">
            <text:p text:style-name="P4"><text:span text:style-name="T3">4.442,60</text:span></text:p>
          </table:table-cell>
          <table:table-cell table:style-name="Tabela1.E43" office:value-type="string">
            <text:p text:style-name="P4"><text:span text:style-name="T3">19.094,30</text:span></text:p>
          </table:table-cell>
          <table:table-cell table:style-name="Tabela1.E43" office:value-type="string">
            <text:p text:style-name="P4"><text:span text:style-name="T3">29.886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00</text:span></text:p>
          </table:table-cell>
          <table:table-cell table:style-name="Tabela1.B5" office:value-type="string">
            <text:p text:style-name="P3"><text:span text:style-name="T3">EVA CECILIA TRINDADE SIQU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214,28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748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4,88</text:span></text:p>
          </table:table-cell>
          <table:table-cell table:style-name="Tabela1.E43" office:value-type="string">
            <text:p text:style-name="P4"><text:span text:style-name="T3">7.499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58</text:span></text:p>
          </table:table-cell>
          <table:table-cell table:style-name="Tabela1.B5" office:value-type="string">
            <text:p text:style-name="P3"><text:span text:style-name="T3">EVERALDO DA SILVA CERQUEIRA</text:span></text:p>
          </table:table-cell>
          <table:table-cell table:style-name="Tabela1.B5" office:value-type="string">
            <text:p text:style-name="P3"><text:span text:style-name="T3">PROGRAMADOR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9.815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20.637,15</text:span></text:p>
          </table:table-cell>
          <table:table-cell table:style-name="Tabela1.E43" office:value-type="string">
            <text:p text:style-name="P4"><text:span text:style-name="T3">2.179,84</text:span></text:p>
          </table:table-cell>
          <table:table-cell table:style-name="Tabela1.E43" office:value-type="string">
            <text:p text:style-name="P4"><text:span text:style-name="T3">3.344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24,58</text:span></text:p>
          </table:table-cell>
          <table:table-cell table:style-name="Tabela1.E43" office:value-type="string">
            <text:p text:style-name="P4"><text:span text:style-name="T3">15.112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6</text:span></text:p>
          </table:table-cell>
          <table:table-cell table:style-name="Tabela1.B5" office:value-type="string">
            <text:p text:style-name="P3"><text:span text:style-name="T3">EVERTON OLIVEIRA ANGELO DA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BOQUIM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191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4,71</text:span></text:p>
          </table:table-cell>
          <table:table-cell table:style-name="Tabela1.E43" office:value-type="string">
            <text:p text:style-name="P4"><text:span text:style-name="T3">7.083,07</text:span></text:p>
          </table:table-cell>
          <table:table-cell table:style-name="Tabela1.E43" office:value-type="string">
            <text:p text:style-name="P4"><text:span text:style-name="T3">562,57</text:span></text:p>
          </table:table-cell>
          <table:table-cell table:style-name="Tabela1.E43" office:value-type="string">
            <text:p text:style-name="P4"><text:span text:style-name="T3">147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0,54</text:span></text:p>
          </table:table-cell>
          <table:table-cell table:style-name="Tabela1.E43" office:value-type="string">
            <text:p text:style-name="P4"><text:span text:style-name="T3">6.372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4</text:span></text:p>
          </table:table-cell>
          <table:table-cell table:style-name="Tabela1.B5" office:value-type="string">
            <text:p text:style-name="P3"><text:span text:style-name="T3">EVERTON REGO GO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DISTRITAL - NOSSA SENHORA DO SOCORRO 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508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579,50</text:span></text:p>
          </table:table-cell>
          <table:table-cell table:style-name="Tabela1.E43" office:value-type="string">
            <text:p text:style-name="P4"><text:span text:style-name="T3">8.219,28</text:span></text:p>
          </table:table-cell>
          <table:table-cell table:style-name="Tabela1.E43" office:value-type="string">
            <text:p text:style-name="P4"><text:span text:style-name="T3">747,57</text:span></text:p>
          </table:table-cell>
          <table:table-cell table:style-name="Tabela1.E43" office:value-type="string">
            <text:p text:style-name="P4"><text:span text:style-name="T3">460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7,97</text:span></text:p>
          </table:table-cell>
          <table:table-cell table:style-name="Tabela1.E43" office:value-type="string">
            <text:p text:style-name="P4"><text:span text:style-name="T3">7.011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7</text:span></text:p>
          </table:table-cell>
          <table:table-cell table:style-name="Tabela1.B5" office:value-type="string">
            <text:p text:style-name="P3"><text:span text:style-name="T3">EVERTON SOUZ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2.234,44</text:span></text:p>
          </table:table-cell>
          <table:table-cell table:style-name="Tabela1.E43" office:value-type="string">
            <text:p text:style-name="P4"><text:span text:style-name="T3">86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6,35</text:span></text:p>
          </table:table-cell>
          <table:table-cell table:style-name="Tabela1.E43" office:value-type="string">
            <text:p text:style-name="P4"><text:span text:style-name="T3">2.148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8</text:span></text:p>
          </table:table-cell>
          <table:table-cell table:style-name="Tabela1.B5" office:value-type="string">
            <text:p text:style-name="P3"><text:span text:style-name="T3">EVILIN OLIVEIRA SANTOS MENEZ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76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3,23</text:span></text:p>
          </table:table-cell>
          <table:table-cell table:style-name="Tabela1.E43" office:value-type="string">
            <text:p text:style-name="P4"><text:span text:style-name="T3">16.290,58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2.439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57,81</text:span></text:p>
          </table:table-cell>
          <table:table-cell table:style-name="Tabela1.E43" office:value-type="string">
            <text:p text:style-name="P4"><text:span text:style-name="T3">12.432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91</text:span></text:p>
          </table:table-cell>
          <table:table-cell table:style-name="Tabela1.B5" office:value-type="string">
            <text:p text:style-name="P3"><text:span text:style-name="T3">EWERTON FARIAS DO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.929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29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0</text:span></text:p>
          </table:table-cell>
          <table:table-cell table:style-name="Tabela1.B5" office:value-type="string">
            <text:p text:style-name="P3"><text:span text:style-name="T3">FABIA PRISCILLA DE ARAUJO CO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LAGARTO 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4,71</text:span></text:p>
          </table:table-cell>
          <table:table-cell table:style-name="Tabela1.E43" office:value-type="string">
            <text:p text:style-name="P4"><text:span text:style-name="T3">14.942,25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2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6,94</text:span></text:p>
          </table:table-cell>
          <table:table-cell table:style-name="Tabela1.E43" office:value-type="string">
            <text:p text:style-name="P4"><text:span text:style-name="T3">11.355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25</text:span></text:p>
          </table:table-cell>
          <table:table-cell table:style-name="Tabela1.B5" office:value-type="string">
            <text:p text:style-name="P3"><text:span text:style-name="T3">FABIANA CARVALHO VIANA FRANC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ISTRITAL - NOSSA SENHORA DO SOCORRO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2.011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45.965,18</text:span></text:p>
          </table:table-cell>
          <table:table-cell table:style-name="Tabela1.E43" office:value-type="string">
            <text:p text:style-name="P4"><text:span text:style-name="T3">5.281,03</text:span></text:p>
          </table:table-cell>
          <table:table-cell table:style-name="Tabela1.E43" office:value-type="string">
            <text:p text:style-name="P4"><text:span text:style-name="T3">9.116,76</text:span></text:p>
          </table:table-cell>
          <table:table-cell table:style-name="Tabela1.E43" office:value-type="string">
            <text:p text:style-name="P4"><text:span text:style-name="T3">1.427,26</text:span></text:p>
          </table:table-cell>
          <table:table-cell table:style-name="Tabela1.E43" office:value-type="string">
            <text:p text:style-name="P4"><text:span text:style-name="T3">15.825,05</text:span></text:p>
          </table:table-cell>
          <table:table-cell table:style-name="Tabela1.E43" office:value-type="string">
            <text:p text:style-name="P4"><text:span text:style-name="T3">30.140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0</text:span></text:p>
          </table:table-cell>
          <table:table-cell table:style-name="Tabela1.B5" office:value-type="string">
            <text:p text:style-name="P3"><text:span text:style-name="T3">FABIANA LIMA CARV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ESPECIAL CIVEL E CRIMINAL - LAGARTO 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536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85,71</text:span></text:p>
          </table:table-cell>
          <table:table-cell table:style-name="Tabela1.E43" office:value-type="string">
            <text:p text:style-name="P4"><text:span text:style-name="T3">10.043,53</text:span></text:p>
          </table:table-cell>
          <table:table-cell table:style-name="Tabela1.E43" office:value-type="string">
            <text:p text:style-name="P4"><text:span text:style-name="T3">932,09</text:span></text:p>
          </table:table-cell>
          <table:table-cell table:style-name="Tabela1.E43" office:value-type="string">
            <text:p text:style-name="P4"><text:span text:style-name="T3">689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21,71</text:span></text:p>
          </table:table-cell>
          <table:table-cell table:style-name="Tabela1.E43" office:value-type="string">
            <text:p text:style-name="P4"><text:span text:style-name="T3">8.421,82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8"/><text:span text:style-name="T3">1451</text:span></text:p>
          </table:table-cell>
          <table:table-cell table:style-name="Tabela1.B5" office:value-type="string">
            <text:p text:style-name="P3"><text:span text:style-name="T3">FABIO ANTONIO LEITE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0.068,91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871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32,39</text:span></text:p>
          </table:table-cell>
          <table:table-cell table:style-name="Tabela1.E43" office:value-type="string">
            <text:p text:style-name="P4"><text:span text:style-name="T3">8.336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79</text:span></text:p>
          </table:table-cell>
          <table:table-cell table:style-name="Tabela1.B5" office:value-type="string">
            <text:p text:style-name="P3"><text:span text:style-name="T3">FABIO AUGUSTO MENEZES SANTOS</text:span></text:p>
          </table:table-cell>
          <table:table-cell table:style-name="Tabela1.B5" office:value-type="string">
            <text:p text:style-name="P3"><text:span text:style-name="T3">Chefe do Setor de Estat. da Ouvidoria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6.150,52</text:span></text:p>
          </table:table-cell>
          <table:table-cell table:style-name="Tabela1.E43" office:value-type="string">
            <text:p text:style-name="P4"><text:span text:style-name="T3">325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5,51</text:span></text:p>
          </table:table-cell>
          <table:table-cell table:style-name="Tabela1.E43" office:value-type="string">
            <text:p text:style-name="P4"><text:span text:style-name="T3">5.825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8</text:span></text:p>
          </table:table-cell>
          <table:table-cell table:style-name="Tabela1.B5" office:value-type="string">
            <text:p text:style-name="P3"><text:span text:style-name="T3">FABIO COSTA DOS SANTOS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16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.682,90</text:span></text:p>
          </table:table-cell>
          <table:table-cell table:style-name="Tabela1.E43" office:value-type="string">
            <text:p text:style-name="P4"><text:span text:style-name="T3">472,35</text:span></text:p>
          </table:table-cell>
          <table:table-cell table:style-name="Tabela1.E43" office:value-type="string">
            <text:p text:style-name="P4"><text:span text:style-name="T3">56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8,84</text:span></text:p>
          </table:table-cell>
          <table:table-cell table:style-name="Tabela1.E43" office:value-type="string">
            <text:p text:style-name="P4"><text:span text:style-name="T3">5.154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3</text:span></text:p>
          </table:table-cell>
          <table:table-cell table:style-name="Tabela1.B5" office:value-type="string">
            <text:p text:style-name="P3"><text:span text:style-name="T3">FABIO ERIK MONTE D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780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368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2.900,11</text:span></text:p>
          </table:table-cell>
          <table:table-cell table:style-name="Tabela1.E43" office:value-type="string">
            <text:p text:style-name="P4"><text:span text:style-name="T3">1.946,24</text:span></text:p>
          </table:table-cell>
          <table:table-cell table:style-name="Tabela1.E43" office:value-type="string">
            <text:p text:style-name="P4"><text:span text:style-name="T3">2.402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49,03</text:span></text:p>
          </table:table-cell>
          <table:table-cell table:style-name="Tabela1.E43" office:value-type="string">
            <text:p text:style-name="P4"><text:span text:style-name="T3">18.551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48</text:span></text:p>
          </table:table-cell>
          <table:table-cell table:style-name="Tabela1.B5" office:value-type="string">
            <text:p text:style-name="P3"><text:span text:style-name="T3">FABIO OLIVEIRA UCHOA</text:span></text:p>
          </table:table-cell>
          <table:table-cell table:style-name="Tabela1.B5" office:value-type="string">
            <text:p text:style-name="P3"><text:span text:style-name="T3">OFICIAL ADMINISTRATIVO</text:span></text:p>
          </table:table-cell>
          <table:table-cell table:style-name="Tabela1.B5" office:value-type="string">
            <text:p text:style-name="P3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5.629,76</text:span></text:p>
          </table:table-cell>
          <table:table-cell table:style-name="Tabela1.E43" office:value-type="string">
            <text:p text:style-name="P4"><text:span text:style-name="T3">6.649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8.379,35</text:span></text:p>
          </table:table-cell>
          <table:table-cell table:style-name="Tabela1.E43" office:value-type="string">
            <text:p text:style-name="P4"><text:span text:style-name="T3">1.238,02</text:span></text:p>
          </table:table-cell>
          <table:table-cell table:style-name="Tabela1.E43" office:value-type="string">
            <text:p text:style-name="P4"><text:span text:style-name="T3">2.681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19,61</text:span></text:p>
          </table:table-cell>
          <table:table-cell table:style-name="Tabela1.E43" office:value-type="string">
            <text:p text:style-name="P4"><text:span text:style-name="T3">14.459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6</text:span></text:p>
          </table:table-cell>
          <table:table-cell table:style-name="Tabela1.B5" office:value-type="string">
            <text:p text:style-name="P3"><text:span text:style-name="T3">FABIO PINHEIRO SILVA DE MENEZ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- SAO CRISTOVAO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218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83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1.141,52</text:span></text:p>
          </table:table-cell>
          <table:table-cell table:style-name="Tabela1.E43" office:value-type="string">
            <text:p text:style-name="P4"><text:span text:style-name="T3">77.311,07</text:span></text:p>
          </table:table-cell>
          <table:table-cell table:style-name="Tabela1.E43" office:value-type="string">
            <text:p text:style-name="P4"><text:span text:style-name="T3">5.170,11</text:span></text:p>
          </table:table-cell>
          <table:table-cell table:style-name="Tabela1.E43" office:value-type="string">
            <text:p text:style-name="P4"><text:span text:style-name="T3">10.350,71</text:span></text:p>
          </table:table-cell>
          <table:table-cell table:style-name="Tabela1.E43" office:value-type="string">
            <text:p text:style-name="P4"><text:span text:style-name="T3">634,99</text:span></text:p>
          </table:table-cell>
          <table:table-cell table:style-name="Tabela1.E43" office:value-type="string">
            <text:p text:style-name="P4"><text:span text:style-name="T3">16.155,81</text:span></text:p>
          </table:table-cell>
          <table:table-cell table:style-name="Tabela1.E43" office:value-type="string">
            <text:p text:style-name="P4"><text:span text:style-name="T3">61.155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6</text:span></text:p>
          </table:table-cell>
          <table:table-cell table:style-name="Tabela1.B5" office:value-type="string">
            <text:p text:style-name="P3"><text:span text:style-name="T3">FABIO PUTUMUJU DE OLIVEI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PORTO DA FOLHA 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219,25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5.774,18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9.227,16</text:span></text:p>
          </table:table-cell>
          <table:table-cell table:style-name="Tabela1.E43" office:value-type="string">
            <text:p text:style-name="P4"><text:span text:style-name="T3">1.433,74</text:span></text:p>
          </table:table-cell>
          <table:table-cell table:style-name="Tabela1.E43" office:value-type="string">
            <text:p text:style-name="P4"><text:span text:style-name="T3">15.410,39</text:span></text:p>
          </table:table-cell>
          <table:table-cell table:style-name="Tabela1.E43" office:value-type="string">
            <text:p text:style-name="P4"><text:span text:style-name="T3">30.363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5</text:span></text:p>
          </table:table-cell>
          <table:table-cell table:style-name="Tabela1.B5" office:value-type="string">
            <text:p text:style-name="P3"><text:span text:style-name="T3">FABIO SILVA TORRES</text:span></text:p>
          </table:table-cell>
          <table:table-cell table:style-name="Tabela1.B5" office:value-type="string">
            <text:p text:style-name="P3"><text:span text:style-name="T3">ASSESSOR DO DIRETOR ADMINISTRATIV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324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641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04,88</text:span></text:p>
          </table:table-cell>
          <table:table-cell table:style-name="Tabela1.E43" office:value-type="string">
            <text:p text:style-name="P4"><text:span text:style-name="T3">7.919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00</text:span></text:p>
          </table:table-cell>
          <table:table-cell table:style-name="Tabela1.B5" office:value-type="string">
            <text:p text:style-name="P3"><text:span text:style-name="T3">FABIO VIEGAS MENDONCA DE ARAUJ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ÇA ESPECIAL CÍVEL E CRIMINAL DE NOSSA SENHORA DO SOCORR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892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069,32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51.559,50</text:span></text:p>
          </table:table-cell>
          <table:table-cell table:style-name="Tabela1.E43" office:value-type="string">
            <text:p text:style-name="P4"><text:span text:style-name="T3">5.544,45</text:span></text:p>
          </table:table-cell>
          <table:table-cell table:style-name="Tabela1.E43" office:value-type="string">
            <text:p text:style-name="P4"><text:span text:style-name="T3">8.992,18</text:span></text:p>
          </table:table-cell>
          <table:table-cell table:style-name="Tabela1.E43" office:value-type="string">
            <text:p text:style-name="P4"><text:span text:style-name="T3">7.021,58</text:span></text:p>
          </table:table-cell>
          <table:table-cell table:style-name="Tabela1.E43" office:value-type="string">
            <text:p text:style-name="P4"><text:span text:style-name="T3">21.558,21</text:span></text:p>
          </table:table-cell>
          <table:table-cell table:style-name="Tabela1.E43" office:value-type="string">
            <text:p text:style-name="P4"><text:span text:style-name="T3">30.001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1</text:span></text:p>
          </table:table-cell>
          <table:table-cell table:style-name="Tabela1.B5" office:value-type="string">
            <text:p text:style-name="P3"><text:span text:style-name="T3">FABRICIO EMMANUEL LIM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359,63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3,23</text:span></text:p>
          </table:table-cell>
          <table:table-cell table:style-name="Tabela1.E43" office:value-type="string">
            <text:p text:style-name="P4"><text:span text:style-name="T3">8.873,55</text:span></text:p>
          </table:table-cell>
          <table:table-cell table:style-name="Tabela1.E43" office:value-type="string">
            <text:p text:style-name="P4"><text:span text:style-name="T3">688,47</text:span></text:p>
          </table:table-cell>
          <table:table-cell table:style-name="Tabela1.E43" office:value-type="string">
            <text:p text:style-name="P4"><text:span text:style-name="T3">600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89,02</text:span></text:p>
          </table:table-cell>
          <table:table-cell table:style-name="Tabela1.E43" office:value-type="string">
            <text:p text:style-name="P4"><text:span text:style-name="T3">7.584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1</text:span></text:p>
          </table:table-cell>
          <table:table-cell table:style-name="Tabela1.B5" office:value-type="string">
            <text:p text:style-name="P3"><text:span text:style-name="T3">FELIPE AUGUSTO RIBEIRO VIA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3ª PROCURADORIA DE JUSTICA (2ª CAMARA CIVEL)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2.318,93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4.27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32,91</text:span></text:p>
          </table:table-cell>
          <table:table-cell table:style-name="Tabela1.E43" office:value-type="string">
            <text:p text:style-name="P4"><text:span text:style-name="T3">16.786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0</text:span></text:p>
          </table:table-cell>
          <table:table-cell table:style-name="Tabela1.B5" office:value-type="string">
            <text:p text:style-name="P3"><text:span text:style-name="T3">FELIPE LEANDRO PODEROSO BISPO DA MO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ÇA ESPECIAL CÍVEL E CRIMINAL - NOSSA SENHORA DO SOCORR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9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9,50</text:span></text:p>
          </table:table-cell>
          <table:table-cell table:style-name="Tabela1.E43" office:value-type="string">
            <text:p text:style-name="P4"><text:span text:style-name="T3">11.035,26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429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6,96</text:span></text:p>
          </table:table-cell>
          <table:table-cell table:style-name="Tabela1.E43" office:value-type="string">
            <text:p text:style-name="P4"><text:span text:style-name="T3">9.828,30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343</text:span></text:p>
          </table:table-cell>
          <table:table-cell table:style-name="Tabela1.B5" office:value-type="string">
            <text:p text:style-name="P3"><text:span text:style-name="T3">FELIX CARBALLAL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828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36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386,57</text:span></text:p>
          </table:table-cell>
          <table:table-cell table:style-name="Tabela1.E43" office:value-type="string">
            <text:p text:style-name="P4"><text:span text:style-name="T3">21.141,52</text:span></text:p>
          </table:table-cell>
          <table:table-cell table:style-name="Tabela1.E43" office:value-type="string">
            <text:p text:style-name="P4"><text:span text:style-name="T3">83.428,45</text:span></text:p>
          </table:table-cell>
          <table:table-cell table:style-name="Tabela1.E43" office:value-type="string">
            <text:p text:style-name="P4"><text:span text:style-name="T3">5.255,43</text:span></text:p>
          </table:table-cell>
          <table:table-cell table:style-name="Tabela1.E43" office:value-type="string">
            <text:p text:style-name="P4"><text:span text:style-name="T3">12.746,09</text:span></text:p>
          </table:table-cell>
          <table:table-cell table:style-name="Tabela1.E43" office:value-type="string">
            <text:p text:style-name="P4"><text:span text:style-name="T3">7.274,45</text:span></text:p>
          </table:table-cell>
          <table:table-cell table:style-name="Tabela1.E43" office:value-type="string">
            <text:p text:style-name="P4"><text:span text:style-name="T3">25.275,97</text:span></text:p>
          </table:table-cell>
          <table:table-cell table:style-name="Tabela1.E43" office:value-type="string">
            <text:p text:style-name="P4"><text:span text:style-name="T3">58.152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8</text:span></text:p>
          </table:table-cell>
          <table:table-cell table:style-name="Tabela1.B5" office:value-type="string">
            <text:p text:style-name="P3"><text:span text:style-name="T3">FELLIPE BARROS CAVALCAN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DISTRITAL - SAO CRISTOVAO </text:span></text:p>
          </table:table-cell>
          <table:table-cell table:style-name="Tabela1.E43" office:value-type="string">
            <text:p text:style-name="P4"><text:span text:style-name="T3">6.582,70</text:span></text:p>
          </table:table-cell>
          <table:table-cell table:style-name="Tabela1.E43" office:value-type="string">
            <text:p text:style-name="P4"><text:span text:style-name="T3">692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85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9,50</text:span></text:p>
          </table:table-cell>
          <table:table-cell table:style-name="Tabela1.E43" office:value-type="string">
            <text:p text:style-name="P4"><text:span text:style-name="T3">13.540,56</text:span></text:p>
          </table:table-cell>
          <table:table-cell table:style-name="Tabela1.E43" office:value-type="string">
            <text:p text:style-name="P4"><text:span text:style-name="T3">1.018,53</text:span></text:p>
          </table:table-cell>
          <table:table-cell table:style-name="Tabela1.E43" office:value-type="string">
            <text:p text:style-name="P4"><text:span text:style-name="T3">731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49,88</text:span></text:p>
          </table:table-cell>
          <table:table-cell table:style-name="Tabela1.E43" office:value-type="string">
            <text:p text:style-name="P4"><text:span text:style-name="T3">11.790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1</text:span></text:p>
          </table:table-cell>
          <table:table-cell table:style-name="Tabela1.B5" office:value-type="string">
            <text:p text:style-name="P3"><text:span text:style-name="T3">FERNANDA CAMPOS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8.198,61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50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2,48</text:span></text:p>
          </table:table-cell>
          <table:table-cell table:style-name="Tabela1.E43" office:value-type="string">
            <text:p text:style-name="P4"><text:span text:style-name="T3">6.866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9</text:span></text:p>
          </table:table-cell>
          <table:table-cell table:style-name="Tabela1.B5" office:value-type="string">
            <text:p text:style-name="P3"><text:span text:style-name="T3">FERNANDA RAMOS ARAUJO SOBRAL DE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2.202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01,87</text:span></text:p>
          </table:table-cell>
          <table:table-cell table:style-name="Tabela1.E43" office:value-type="string">
            <text:p text:style-name="P4"><text:span text:style-name="T3">14.013,30</text:span></text:p>
          </table:table-cell>
          <table:table-cell table:style-name="Tabela1.E43" office:value-type="string">
            <text:p text:style-name="P4"><text:span text:style-name="T3">1.541,60</text:span></text:p>
          </table:table-cell>
          <table:table-cell table:style-name="Tabela1.E43" office:value-type="string">
            <text:p text:style-name="P4"><text:span text:style-name="T3">1.614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56,57</text:span></text:p>
          </table:table-cell>
          <table:table-cell table:style-name="Tabela1.E43" office:value-type="string">
            <text:p text:style-name="P4"><text:span text:style-name="T3">10.856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7</text:span></text:p>
          </table:table-cell>
          <table:table-cell table:style-name="Tabela1.B5" office:value-type="string">
            <text:p text:style-name="P3"><text:span text:style-name="T3">FERNANDA SANTOS SOUSA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821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,80</text:span></text:p>
          </table:table-cell>
          <table:table-cell table:style-name="Tabela1.E43" office:value-type="string">
            <text:p text:style-name="P4"><text:span text:style-name="T3">4.805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9</text:span></text:p>
          </table:table-cell>
          <table:table-cell table:style-name="Tabela1.B5" office:value-type="string">
            <text:p text:style-name="P3"><text:span text:style-name="T3">FERNANDA SILVA CO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7.989,61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2.969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32,78</text:span></text:p>
          </table:table-cell>
          <table:table-cell table:style-name="Tabela1.E43" office:value-type="string">
            <text:p text:style-name="P4"><text:span text:style-name="T3">13.356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7</text:span></text:p>
          </table:table-cell>
          <table:table-cell table:style-name="Tabela1.B5" office:value-type="string">
            <text:p text:style-name="P3"><text:span text:style-name="T3">FERNANDA TAGEANNE CORREIA GAM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24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9.526,59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3.23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5,27</text:span></text:p>
          </table:table-cell>
          <table:table-cell table:style-name="Tabela1.E43" office:value-type="string">
            <text:p text:style-name="P4"><text:span text:style-name="T3">14.561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0</text:span></text:p>
          </table:table-cell>
          <table:table-cell table:style-name="Tabela1.B5" office:value-type="string">
            <text:p text:style-name="P3"><text:span text:style-name="T3">FERNANDO HENRIQUE VIEIRA TRINDADE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827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628,63</text:span></text:p>
          </table:table-cell>
          <table:table-cell table:style-name="Tabela1.E43" office:value-type="string">
            <text:p text:style-name="P4"><text:span text:style-name="T3">1.584,75</text:span></text:p>
          </table:table-cell>
          <table:table-cell table:style-name="Tabela1.E43" office:value-type="string">
            <text:p text:style-name="P4"><text:span text:style-name="T3">1.792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76,88</text:span></text:p>
          </table:table-cell>
          <table:table-cell table:style-name="Tabela1.E43" office:value-type="string">
            <text:p text:style-name="P4"><text:span text:style-name="T3">10.251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</text:span></text:p>
          </table:table-cell>
          <table:table-cell table:style-name="Tabela1.B5" office:value-type="string">
            <text:p text:style-name="P3"><text:span text:style-name="T3">FLAMARION D AVILA FONT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8</text:span></text:p>
          </table:table-cell>
          <table:table-cell table:style-name="Tabela1.B5" office:value-type="string">
            <text:p text:style-name="P3"><text:span text:style-name="T3">FLAVIA ARAUJO BARRET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SSESSORIA JURIDICA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811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7.497,96</text:span></text:p>
          </table:table-cell>
          <table:table-cell table:style-name="Tabela1.E43" office:value-type="string">
            <text:p text:style-name="P4"><text:span text:style-name="T3">681,51</text:span></text:p>
          </table:table-cell>
          <table:table-cell table:style-name="Tabela1.E43" office:value-type="string">
            <text:p text:style-name="P4"><text:span text:style-name="T3">290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71,73</text:span></text:p>
          </table:table-cell>
          <table:table-cell table:style-name="Tabela1.E43" office:value-type="string">
            <text:p text:style-name="P4"><text:span text:style-name="T3">6.526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49</text:span></text:p>
          </table:table-cell>
          <table:table-cell table:style-name="Tabela1.B5" office:value-type="string">
            <text:p text:style-name="P3"><text:span text:style-name="T3">FLAVIA FRANCO DO PRADO CARVALH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88,74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1.322,67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8.537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87,18</text:span></text:p>
          </table:table-cell>
          <table:table-cell table:style-name="Tabela1.E43" office:value-type="string">
            <text:p text:style-name="P4"><text:span text:style-name="T3">28.035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6</text:span></text:p>
          </table:table-cell>
          <table:table-cell table:style-name="Tabela1.B5" office:value-type="string">
            <text:p text:style-name="P3"><text:span text:style-name="T3">FLAVIA PATRICIA SANTOS BARRE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67,41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0.411,80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948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2,79</text:span></text:p>
          </table:table-cell>
          <table:table-cell table:style-name="Tabela1.E43" office:value-type="string">
            <text:p text:style-name="P4"><text:span text:style-name="T3">8.729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0</text:span></text:p>
          </table:table-cell>
          <table:table-cell table:style-name="Tabela1.B5" office:value-type="string">
            <text:p text:style-name="P3"><text:span text:style-name="T3">FLAVIANO ALMEIDA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O TRIBUNAL DO JURI - ARACAJU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27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4.976,86</text:span></text:p>
          </table:table-cell>
          <table:table-cell table:style-name="Tabela1.E43" office:value-type="string">
            <text:p text:style-name="P4"><text:span text:style-name="T3">5.178,64</text:span></text:p>
          </table:table-cell>
          <table:table-cell table:style-name="Tabela1.E43" office:value-type="string">
            <text:p text:style-name="P4"><text:span text:style-name="T3">9.144,92</text:span></text:p>
          </table:table-cell>
          <table:table-cell table:style-name="Tabela1.E43" office:value-type="string">
            <text:p text:style-name="P4"><text:span text:style-name="T3">695,94</text:span></text:p>
          </table:table-cell>
          <table:table-cell table:style-name="Tabela1.E43" office:value-type="string">
            <text:p text:style-name="P4"><text:span text:style-name="T3">15.019,50</text:span></text:p>
          </table:table-cell>
          <table:table-cell table:style-name="Tabela1.E43" office:value-type="string">
            <text:p text:style-name="P4"><text:span text:style-name="T3">29.957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0</text:span></text:p>
          </table:table-cell>
          <table:table-cell table:style-name="Tabela1.B5" office:value-type="string">
            <text:p text:style-name="P3"><text:span text:style-name="T3">FLAVIO FONSEC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ESTANCIA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438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97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22,87</text:span></text:p>
          </table:table-cell>
          <table:table-cell table:style-name="Tabela1.E43" office:value-type="string">
            <text:p text:style-name="P4"><text:span text:style-name="T3">12.913,54</text:span></text:p>
          </table:table-cell>
          <table:table-cell table:style-name="Tabela1.E43" office:value-type="string">
            <text:p text:style-name="P4"><text:span text:style-name="T3">1.007,02</text:span></text:p>
          </table:table-cell>
          <table:table-cell table:style-name="Tabela1.E43" office:value-type="string">
            <text:p text:style-name="P4"><text:span text:style-name="T3">1.47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2,56</text:span></text:p>
          </table:table-cell>
          <table:table-cell table:style-name="Tabela1.E43" office:value-type="string">
            <text:p text:style-name="P4"><text:span text:style-name="T3">10.430,9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2</text:span></text:p>
          </table:table-cell>
          <table:table-cell table:style-name="Tabela1.B5" office:value-type="string">
            <text:p text:style-name="P3"><text:span text:style-name="T3">FLAVIO FONSECA SILVA CARV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00,50</text:span></text:p>
          </table:table-cell>
          <table:table-cell table:style-name="Tabela1.E43" office:value-type="string">
            <text:p text:style-name="P4"><text:span text:style-name="T3">9.805,78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69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62,74</text:span></text:p>
          </table:table-cell>
          <table:table-cell table:style-name="Tabela1.E43" office:value-type="string">
            <text:p text:style-name="P4"><text:span text:style-name="T3">8.143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9</text:span></text:p>
          </table:table-cell>
          <table:table-cell table:style-name="Tabela1.B5" office:value-type="string">
            <text:p text:style-name="P3"><text:span text:style-name="T3">FLAVIO PRADO FONSEC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1.668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5,38</text:span></text:p>
          </table:table-cell>
          <table:table-cell table:style-name="Tabela1.E43" office:value-type="string">
            <text:p text:style-name="P4"><text:span text:style-name="T3">16.224,92</text:span></text:p>
          </table:table-cell>
          <table:table-cell table:style-name="Tabela1.E43" office:value-type="string">
            <text:p text:style-name="P4"><text:span text:style-name="T3">1.790,54</text:span></text:p>
          </table:table-cell>
          <table:table-cell table:style-name="Tabela1.E43" office:value-type="string">
            <text:p text:style-name="P4"><text:span text:style-name="T3">2.035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26,03</text:span></text:p>
          </table:table-cell>
          <table:table-cell table:style-name="Tabela1.E43" office:value-type="string">
            <text:p text:style-name="P4"><text:span text:style-name="T3">12.398,8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4</text:span></text:p>
          </table:table-cell>
          <table:table-cell table:style-name="Tabela1.B5" office:value-type="string">
            <text:p text:style-name="P3"><text:span text:style-name="T3">FLAVIO SILVA VASCONCEL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LAGARTO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45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4,71</text:span></text:p>
          </table:table-cell>
          <table:table-cell table:style-name="Tabela1.E43" office:value-type="string">
            <text:p text:style-name="P4"><text:span text:style-name="T3">7.817,10</text:span></text:p>
          </table:table-cell>
          <table:table-cell table:style-name="Tabela1.E43" office:value-type="string">
            <text:p text:style-name="P4"><text:span text:style-name="T3">665,33</text:span></text:p>
          </table:table-cell>
          <table:table-cell table:style-name="Tabela1.E43" office:value-type="string">
            <text:p text:style-name="P4"><text:span text:style-name="T3">267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3,19</text:span></text:p>
          </table:table-cell>
          <table:table-cell table:style-name="Tabela1.E43" office:value-type="string">
            <text:p text:style-name="P4"><text:span text:style-name="T3">6.883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8</text:span></text:p>
          </table:table-cell>
          <table:table-cell table:style-name="Tabela1.B5" office:value-type="string">
            <text:p text:style-name="P3"><text:span text:style-name="T3">FLAVIO WALLACE SANTOS FREIRE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5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5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2</text:span></text:p>
          </table:table-cell>
          <table:table-cell table:style-name="Tabela1.B5" office:value-type="string">
            <text:p text:style-name="P3"><text:span text:style-name="T3">FRANCIS CARDOSO ARAGAO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7</text:span></text:p>
          </table:table-cell>
          <table:table-cell table:style-name="Tabela1.B5" office:value-type="string">
            <text:p text:style-name="P3"><text:span text:style-name="T3">FRANCISCO FERREIRA DE LIMA JUNIOR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88,74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1.643,67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8.537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87,18</text:span></text:p>
          </table:table-cell>
          <table:table-cell table:style-name="Tabela1.E43" office:value-type="string">
            <text:p text:style-name="P4"><text:span text:style-name="T3">28.356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2</text:span></text:p>
          </table:table-cell>
          <table:table-cell table:style-name="Tabela1.B5" office:value-type="string">
            <text:p text:style-name="P3"><text:span text:style-name="T3">FRANCISCO JOSE DE OLIVEIRA GOI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ESTANCI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29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142,09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49.030,54</text:span></text:p>
          </table:table-cell>
          <table:table-cell table:style-name="Tabela1.E43" office:value-type="string">
            <text:p text:style-name="P4"><text:span text:style-name="T3">5.460,20</text:span></text:p>
          </table:table-cell>
          <table:table-cell table:style-name="Tabela1.E43" office:value-type="string">
            <text:p text:style-name="P4"><text:span text:style-name="T3">9.015,35</text:span></text:p>
          </table:table-cell>
          <table:table-cell table:style-name="Tabela1.E43" office:value-type="string">
            <text:p text:style-name="P4"><text:span text:style-name="T3">4.492,62</text:span></text:p>
          </table:table-cell>
          <table:table-cell table:style-name="Tabela1.E43" office:value-type="string">
            <text:p text:style-name="P4"><text:span text:style-name="T3">18.968,17</text:span></text:p>
          </table:table-cell>
          <table:table-cell table:style-name="Tabela1.E43" office:value-type="string">
            <text:p text:style-name="P4"><text:span text:style-name="T3">30.062,3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6</text:span></text:p>
          </table:table-cell>
          <table:table-cell table:style-name="Tabela1.B5" office:value-type="string">
            <text:p text:style-name="P3"><text:span text:style-name="T3">FRANCISCO MODESTO DOS PASSOS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ÇA ESPECIAL CÍVEL E CRIMINAL DE NOSSA SENHORA DO SOCORRO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3.336,4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9,50</text:span></text:p>
          </table:table-cell>
          <table:table-cell table:style-name="Tabela1.E43" office:value-type="string">
            <text:p text:style-name="P4"><text:span text:style-name="T3">18.209,90</text:span></text:p>
          </table:table-cell>
          <table:table-cell table:style-name="Tabela1.E43" office:value-type="string">
            <text:p text:style-name="P4"><text:span text:style-name="T3">2.024,08</text:span></text:p>
          </table:table-cell>
          <table:table-cell table:style-name="Tabela1.E43" office:value-type="string">
            <text:p text:style-name="P4"><text:span text:style-name="T3">2.210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34,63</text:span></text:p>
          </table:table-cell>
          <table:table-cell table:style-name="Tabela1.E43" office:value-type="string">
            <text:p text:style-name="P4"><text:span text:style-name="T3">13.975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1</text:span></text:p>
          </table:table-cell>
          <table:table-cell table:style-name="Tabela1.B5" office:value-type="string">
            <text:p text:style-name="P3"><text:span text:style-name="T3">FRANCISCO OLIVEIRA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46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03</text:span></text:p>
          </table:table-cell>
          <table:table-cell table:style-name="Tabela1.B5" office:value-type="string">
            <text:p text:style-name="P3"><text:span text:style-name="T3">FRANCISLENE FISCINA GARCEZ</text:span></text:p>
          </table:table-cell>
          <table:table-cell table:style-name="Tabela1.B5" office:value-type="string">
            <text:p text:style-name="P3"><text:span text:style-name="T3">FISCAL DE TRIBUTOS - requisitado</text:span></text:p>
          </table:table-cell>
          <table:table-cell table:style-name="Tabela1.B5" office:value-type="string">
            <text:p text:style-name="P3"><text:span text:style-name="T3">2ª PROMOTORIA DE JUSTICA - ITAPORANGA D'AJUD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268,44</text:span></text:p>
          </table:table-cell>
          <table:table-cell table:style-name="Tabela1.E43" office:value-type="string">
            <text:p text:style-name="P4"><text:span text:style-name="T3">134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4,31</text:span></text:p>
          </table:table-cell>
          <table:table-cell table:style-name="Tabela1.E43" office:value-type="string">
            <text:p text:style-name="P4"><text:span text:style-name="T3">3.134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83</text:span></text:p>
          </table:table-cell>
          <table:table-cell table:style-name="Tabela1.B5" office:value-type="string">
            <text:p text:style-name="P3"><text:span text:style-name="T3">GABRIEL ARTIME SUZART DE FREITAS</text:span></text:p>
          </table:table-cell>
          <table:table-cell table:style-name="Tabela1.B5" office:value-type="string">
            <text:p text:style-name="P3"><text:span text:style-name="T3">PROMOTOR DE JUSTIÇA SUBSTITUTO</text:span></text:p>
          </table:table-cell>
          <table:table-cell table:style-name="Tabela1.B5" office:value-type="string">
            <text:p text:style-name="P3"><text:span text:style-name="T3">PROMOTOR DE JUSTICA SUBSTITUTO</text:span></text:p>
          </table:table-cell>
          <table:table-cell table:style-name="Tabela1.E43" office:value-type="string">
            <text:p text:style-name="P4"><text:span text:style-name="T3">40.823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128,49</text:span></text:p>
          </table:table-cell>
          <table:table-cell table:style-name="Tabela1.E43" office:value-type="string">
            <text:p text:style-name="P4"><text:span text:style-name="T3">4.088,30</text:span></text:p>
          </table:table-cell>
          <table:table-cell table:style-name="Tabela1.E43" office:value-type="string">
            <text:p text:style-name="P4"><text:span text:style-name="T3">54.039,79</text:span></text:p>
          </table:table-cell>
          <table:table-cell table:style-name="Tabela1.E43" office:value-type="string">
            <text:p text:style-name="P4"><text:span text:style-name="T3">1.331,33</text:span></text:p>
          </table:table-cell>
          <table:table-cell table:style-name="Tabela1.E43" office:value-type="string">
            <text:p text:style-name="P4"><text:span text:style-name="T3">11.089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420,96</text:span></text:p>
          </table:table-cell>
          <table:table-cell table:style-name="Tabela1.E43" office:value-type="string">
            <text:p text:style-name="P4"><text:span text:style-name="T3">41.618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84</text:span></text:p>
          </table:table-cell>
          <table:table-cell table:style-name="Tabela1.B5" office:value-type="string">
            <text:p text:style-name="P3"><text:span text:style-name="T3">GABRIEL PARAIZO DANTAS BRAZ</text:span></text:p>
          </table:table-cell>
          <table:table-cell table:style-name="Tabela1.B5" office:value-type="string">
            <text:p text:style-name="P3"><text:span text:style-name="T3">PROMOTOR DE JUSTIÇA SUBSTITUTO</text:span></text:p>
          </table:table-cell>
          <table:table-cell table:style-name="Tabela1.B5" office:value-type="string">
            <text:p text:style-name="P3"><text:span text:style-name="T3">PROMOTOR DE JUSTICA SUBSTITUTO</text:span></text:p>
          </table:table-cell>
          <table:table-cell table:style-name="Tabela1.E43" office:value-type="string">
            <text:p text:style-name="P4"><text:span text:style-name="T3">40.823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128,49</text:span></text:p>
          </table:table-cell>
          <table:table-cell table:style-name="Tabela1.E43" office:value-type="string">
            <text:p text:style-name="P4"><text:span text:style-name="T3">4.122,77</text:span></text:p>
          </table:table-cell>
          <table:table-cell table:style-name="Tabela1.E43" office:value-type="string">
            <text:p text:style-name="P4"><text:span text:style-name="T3">54.074,26</text:span></text:p>
          </table:table-cell>
          <table:table-cell table:style-name="Tabela1.E43" office:value-type="string">
            <text:p text:style-name="P4"><text:span text:style-name="T3">1.331,33</text:span></text:p>
          </table:table-cell>
          <table:table-cell table:style-name="Tabela1.E43" office:value-type="string">
            <text:p text:style-name="P4"><text:span text:style-name="T3">11.193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25,23</text:span></text:p>
          </table:table-cell>
          <table:table-cell table:style-name="Tabela1.E43" office:value-type="string">
            <text:p text:style-name="P4"><text:span text:style-name="T3">41.549,0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7</text:span></text:p>
          </table:table-cell>
          <table:table-cell table:style-name="Tabela1.B5" office:value-type="string">
            <text:p text:style-name="P3"><text:span text:style-name="T3">GABRIELA ANDRADE ROCH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GARARU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90,21</text:span></text:p>
          </table:table-cell>
          <table:table-cell table:style-name="Tabela1.E43" office:value-type="string">
            <text:p text:style-name="P4"><text:span text:style-name="T3">8.727,74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323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28,28</text:span></text:p>
          </table:table-cell>
          <table:table-cell table:style-name="Tabela1.E43" office:value-type="string">
            <text:p text:style-name="P4"><text:span text:style-name="T3">7.699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3</text:span></text:p>
          </table:table-cell>
          <table:table-cell table:style-name="Tabela1.B5" office:value-type="string">
            <text:p text:style-name="P3"><text:span text:style-name="T3">GENIVALDO DE MENEZE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9</text:span></text:p>
          </table:table-cell>
          <table:table-cell table:style-name="Tabela1.B5" office:value-type="string">
            <text:p text:style-name="P3"><text:span text:style-name="T3">GEORGE VICTOR FREIRE DUAR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PORTO DA FOLHA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69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90,21</text:span></text:p>
          </table:table-cell>
          <table:table-cell table:style-name="Tabela1.E43" office:value-type="string">
            <text:p text:style-name="P4"><text:span text:style-name="T3">13.194,39</text:span></text:p>
          </table:table-cell>
          <table:table-cell table:style-name="Tabela1.E43" office:value-type="string">
            <text:p text:style-name="P4"><text:span text:style-name="T3">1.330,59</text:span></text:p>
          </table:table-cell>
          <table:table-cell table:style-name="Tabela1.E43" office:value-type="string">
            <text:p text:style-name="P4"><text:span text:style-name="T3">1.362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93,37</text:span></text:p>
          </table:table-cell>
          <table:table-cell table:style-name="Tabela1.E43" office:value-type="string">
            <text:p text:style-name="P4"><text:span text:style-name="T3">10.501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4</text:span></text:p>
          </table:table-cell>
          <table:table-cell table:style-name="Tabela1.B5" office:value-type="string">
            <text:p text:style-name="P3"><text:span text:style-name="T3">GERALDO CEZAR BARROS DE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A CURADORIA DA FAZENDA PUBLIC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186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2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6,94</text:span></text:p>
          </table:table-cell>
          <table:table-cell table:style-name="Tabela1.E43" office:value-type="string">
            <text:p text:style-name="P4"><text:span text:style-name="T3">10.599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5</text:span></text:p>
          </table:table-cell>
          <table:table-cell table:style-name="Tabela1.B5" office:value-type="string">
            <text:p text:style-name="P3"><text:span text:style-name="T3">GERALDO MELO DE OLIVEIRA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ESPECIAL CIVEL E CRIMINAL - SAO CRISTOVAO 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,00</text:span></text:p>
          </table:table-cell>
          <table:table-cell table:style-name="Tabela1.E43" office:value-type="string">
            <text:p text:style-name="P4"><text:span text:style-name="T3">2.900,50</text:span></text:p>
          </table:table-cell>
          <table:table-cell table:style-name="Tabela1.E43" office:value-type="string">
            <text:p text:style-name="P4"><text:span text:style-name="T3">8.476,74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434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12,46</text:span></text:p>
          </table:table-cell>
          <table:table-cell table:style-name="Tabela1.E43" office:value-type="string">
            <text:p text:style-name="P4"><text:span text:style-name="T3">7.264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2</text:span></text:p>
          </table:table-cell>
          <table:table-cell table:style-name="Tabela1.B5" office:value-type="string">
            <text:p text:style-name="P3"><text:span text:style-name="T3">GERINALDO DOS SANTOS BARBOS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9"/><text:span text:style-name="T3">2058</text:span></text:p>
          </table:table-cell>
          <table:table-cell table:style-name="Tabela1.B5" office:value-type="string">
            <text:p text:style-name="P3"><text:span text:style-name="T3">GERSICA DAYANE SOUZA SANTOS</text:span></text:p>
          </table:table-cell>
          <table:table-cell table:style-name="Tabela1.B5" office:value-type="string">
            <text:p text:style-name="P3"><text:span text:style-name="T3">ASSESSOR DO NUCLEO DE LIQUIDAÇAO E PAGAMENTO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4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33,54</text:span></text:p>
          </table:table-cell>
          <table:table-cell table:style-name="Tabela1.E43" office:value-type="string">
            <text:p text:style-name="P4"><text:span text:style-name="T3">117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7,40</text:span></text:p>
          </table:table-cell>
          <table:table-cell table:style-name="Tabela1.E43" office:value-type="string">
            <text:p text:style-name="P4"><text:span text:style-name="T3">3.716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88</text:span></text:p>
          </table:table-cell>
          <table:table-cell table:style-name="Tabela1.B5" office:value-type="string">
            <text:p text:style-name="P3"><text:span text:style-name="T3">GERVASIO MARQUES PEREIRA FILHO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18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18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18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2</text:span></text:p>
          </table:table-cell>
          <table:table-cell table:style-name="Tabela1.B5" office:value-type="string">
            <text:p text:style-name="P3"><text:span text:style-name="T3">GESSICA SANTOS SOUZA CABRAL</text:span></text:p>
          </table:table-cell>
          <table:table-cell table:style-name="Tabela1.B5" office:value-type="string">
            <text:p text:style-name="P3"><text:span text:style-name="T3">COORDENADOR DA DIV. DE COMUNICAÇAO C. E EVENTOS</text:span></text:p>
          </table:table-cell>
          <table:table-cell table:style-name="Tabela1.B5" office:value-type="string">
            <text:p text:style-name="P3"><text:span text:style-name="T3">DIVISAO DE COMUNICACAO, CERIMONIAL E EVENTOS/COORDENADORIA DE COMUNICACAO SOCIAL (CODCOM/MPSE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003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746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09,15</text:span></text:p>
          </table:table-cell>
          <table:table-cell table:style-name="Tabela1.E43" office:value-type="string">
            <text:p text:style-name="P4"><text:span text:style-name="T3">7.493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6</text:span></text:p>
          </table:table-cell>
          <table:table-cell table:style-name="Tabela1.B5" office:value-type="string">
            <text:p text:style-name="P3"><text:span text:style-name="T3">GICELE MARA CAVALCANTE DAVILA FONT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453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83,64</text:span></text:p>
          </table:table-cell>
          <table:table-cell table:style-name="Tabela1.E43" office:value-type="string">
            <text:p text:style-name="P4"><text:span text:style-name="T3">5.482,96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66.774,15</text:span></text:p>
          </table:table-cell>
          <table:table-cell table:style-name="Tabela1.E43" office:value-type="string">
            <text:p text:style-name="P4"><text:span text:style-name="T3">5.482,96</text:span></text:p>
          </table:table-cell>
          <table:table-cell table:style-name="Tabela1.E43" office:value-type="string">
            <text:p text:style-name="P4"><text:span text:style-name="T3">14.387,04</text:span></text:p>
          </table:table-cell>
          <table:table-cell table:style-name="Tabela1.E43" office:value-type="string">
            <text:p text:style-name="P4"><text:span text:style-name="T3">2.869,63</text:span></text:p>
          </table:table-cell>
          <table:table-cell table:style-name="Tabela1.E43" office:value-type="string">
            <text:p text:style-name="P4"><text:span text:style-name="T3">22.739,63</text:span></text:p>
          </table:table-cell>
          <table:table-cell table:style-name="Tabela1.E43" office:value-type="string">
            <text:p text:style-name="P4"><text:span text:style-name="T3">44.034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07</text:span></text:p>
          </table:table-cell>
          <table:table-cell table:style-name="Tabela1.B5" office:value-type="string">
            <text:p text:style-name="P3"><text:span text:style-name="T3">GILBERTO DORIA DANTAS JUNIOR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8.853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26,32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9.221,04</text:span></text:p>
          </table:table-cell>
          <table:table-cell table:style-name="Tabela1.E43" office:value-type="string">
            <text:p text:style-name="P4"><text:span text:style-name="T3">2.045,08</text:span></text:p>
          </table:table-cell>
          <table:table-cell table:style-name="Tabela1.E43" office:value-type="string">
            <text:p text:style-name="P4"><text:span text:style-name="T3">2.426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71,14</text:span></text:p>
          </table:table-cell>
          <table:table-cell table:style-name="Tabela1.E43" office:value-type="string">
            <text:p text:style-name="P4"><text:span text:style-name="T3">14.749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14</text:span></text:p>
          </table:table-cell>
          <table:table-cell table:style-name="Tabela1.B5" office:value-type="string">
            <text:p text:style-name="P3"><text:span text:style-name="T3">GILDETE XAVIER ALMEID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2.30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27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2.071,02</text:span></text:p>
          </table:table-cell>
          <table:table-cell table:style-name="Tabela1.E43" office:value-type="string">
            <text:p text:style-name="P4"><text:span text:style-name="T3">1.127,86</text:span></text:p>
          </table:table-cell>
          <table:table-cell table:style-name="Tabela1.E43" office:value-type="string">
            <text:p text:style-name="P4"><text:span text:style-name="T3">1.330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58,34</text:span></text:p>
          </table:table-cell>
          <table:table-cell table:style-name="Tabela1.E43" office:value-type="string">
            <text:p text:style-name="P4"><text:span text:style-name="T3">9.612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</text:span></text:p>
          </table:table-cell>
          <table:table-cell table:style-name="Tabela1.B5" office:value-type="string">
            <text:p text:style-name="P3"><text:span text:style-name="T3">GILTON FEITOSA CONCEICA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5.078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710,48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55.362,22</text:span></text:p>
          </table:table-cell>
          <table:table-cell table:style-name="Tabela1.E43" office:value-type="string">
            <text:p text:style-name="P4"><text:span text:style-name="T3">5.710,48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4.494,82</text:span></text:p>
          </table:table-cell>
          <table:table-cell table:style-name="Tabela1.E43" office:value-type="string">
            <text:p text:style-name="P4"><text:span text:style-name="T3">20.774,34</text:span></text:p>
          </table:table-cell>
          <table:table-cell table:style-name="Tabela1.E43" office:value-type="string">
            <text:p text:style-name="P4"><text:span text:style-name="T3">34.587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86</text:span></text:p>
          </table:table-cell>
          <table:table-cell table:style-name="Tabela1.B5" office:value-type="string">
            <text:p text:style-name="P3"><text:span text:style-name="T3">GILVAN DE OLIVEIRA FIEL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5.14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,58</text:span></text:p>
          </table:table-cell>
          <table:table-cell table:style-name="Tabela1.E43" office:value-type="string">
            <text:p text:style-name="P4"><text:span text:style-name="T3">5.140,6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7</text:span></text:p>
          </table:table-cell>
          <table:table-cell table:style-name="Tabela1.B5" office:value-type="string">
            <text:p text:style-name="P3"><text:span text:style-name="T3">GILVAN OLIVEIRA DE REZENDE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88,74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1.643,67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8.32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78,63</text:span></text:p>
          </table:table-cell>
          <table:table-cell table:style-name="Tabela1.E43" office:value-type="string">
            <text:p text:style-name="P4"><text:span text:style-name="T3">28.565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59</text:span></text:p>
          </table:table-cell>
          <table:table-cell table:style-name="Tabela1.B5" office:value-type="string">
            <text:p text:style-name="P3"><text:span text:style-name="T3">GILVANIA ANDRADE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3.846,44</text:span></text:p>
          </table:table-cell>
          <table:table-cell table:style-name="Tabela1.E43" office:value-type="string">
            <text:p text:style-name="P4"><text:span text:style-name="T3">89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9,49</text:span></text:p>
          </table:table-cell>
          <table:table-cell table:style-name="Tabela1.E43" office:value-type="string">
            <text:p text:style-name="P4"><text:span text:style-name="T3">3.756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49</text:span></text:p>
          </table:table-cell>
          <table:table-cell table:style-name="Tabela1.B5" office:value-type="string">
            <text:p text:style-name="P3"><text:span text:style-name="T3">GILZA ALMEIDA ROSARIO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NUCLEO DE CADASTRAMENTO, DOCUMENTACAO E DISTRIBUICAO FUNCIONAL/DIVISÃO DE PAGAMENTO E CENTRO DE </text:span></text:p>
          </table:table-cell>
          <table:table-cell table:style-name="Tabela1.E43" office:value-type="string">
            <text:p text:style-name="P4"><text:span text:style-name="T3">3.031,36</text:span></text:p>
          </table:table-cell>
          <table:table-cell table:style-name="Tabela1.E43" office:value-type="string">
            <text:p text:style-name="P4"><text:span text:style-name="T3">1.212,5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94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8.684,49</text:span></text:p>
          </table:table-cell>
          <table:table-cell table:style-name="Tabela1.E43" office:value-type="string">
            <text:p text:style-name="P4"><text:span text:style-name="T3">594,15</text:span></text:p>
          </table:table-cell>
          <table:table-cell table:style-name="Tabela1.E43" office:value-type="string">
            <text:p text:style-name="P4"><text:span text:style-name="T3">493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87,97</text:span></text:p>
          </table:table-cell>
          <table:table-cell table:style-name="Tabela1.E43" office:value-type="string">
            <text:p text:style-name="P4"><text:span text:style-name="T3">7.596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3</text:span></text:p>
          </table:table-cell>
          <table:table-cell table:style-name="Tabela1.B5" office:value-type="string">
            <text:p text:style-name="P3"><text:span text:style-name="T3">GISELLE IMBASSAHY MESSIAS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ISTRITAL - NOSSA SENHORA DO SOCORRO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568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00,50</text:span></text:p>
          </table:table-cell>
          <table:table-cell table:style-name="Tabela1.E43" office:value-type="string">
            <text:p text:style-name="P4"><text:span text:style-name="T3">12.308,62</text:span></text:p>
          </table:table-cell>
          <table:table-cell table:style-name="Tabela1.E43" office:value-type="string">
            <text:p text:style-name="P4"><text:span text:style-name="T3">1.317,14</text:span></text:p>
          </table:table-cell>
          <table:table-cell table:style-name="Tabela1.E43" office:value-type="string">
            <text:p text:style-name="P4"><text:span text:style-name="T3">1.340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57,20</text:span></text:p>
          </table:table-cell>
          <table:table-cell table:style-name="Tabela1.E43" office:value-type="string">
            <text:p text:style-name="P4"><text:span text:style-name="T3">9.651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2</text:span></text:p>
          </table:table-cell>
          <table:table-cell table:style-name="Tabela1.B5" office:value-type="string">
            <text:p text:style-name="P3"><text:span text:style-name="T3">GISLAINE FELIX DE CARVALHO CASTRO</text:span></text:p>
          </table:table-cell>
          <table:table-cell table:style-name="Tabela1.B5" office:value-type="string">
            <text:p text:style-name="P3"><text:span text:style-name="T3">ASSESSOR DE GESTAO OPERACIONAL III</text:span></text:p>
          </table:table-cell>
          <table:table-cell table:style-name="Tabela1.B5" office:value-type="string">
            <text:p text:style-name="P3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06,28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7.256,80</text:span></text:p>
          </table:table-cell>
          <table:table-cell table:style-name="Tabela1.E43" office:value-type="string">
            <text:p text:style-name="P4"><text:span text:style-name="T3">473,66</text:span></text:p>
          </table:table-cell>
          <table:table-cell table:style-name="Tabela1.E43" office:value-type="string">
            <text:p text:style-name="P4"><text:span text:style-name="T3">240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3,73</text:span></text:p>
          </table:table-cell>
          <table:table-cell table:style-name="Tabela1.E43" office:value-type="string">
            <text:p text:style-name="P4"><text:span text:style-name="T3">6.543,0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5</text:span></text:p>
          </table:table-cell>
          <table:table-cell table:style-name="Tabela1.B5" office:value-type="string">
            <text:p text:style-name="P3"><text:span text:style-name="T3">GIULLIANO LEMOS ALVES DOS REI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975,61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271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39,67</text:span></text:p>
          </table:table-cell>
          <table:table-cell table:style-name="Tabela1.E43" office:value-type="string">
            <text:p text:style-name="P4"><text:span text:style-name="T3">11.835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5</text:span></text:p>
          </table:table-cell>
          <table:table-cell table:style-name="Tabela1.B5" office:value-type="string">
            <text:p text:style-name="P3"><text:span text:style-name="T3">GIVANILSON SANTOS DE JESUS</text:span></text:p>
          </table:table-cell>
          <table:table-cell table:style-name="Tabela1.B5" office:value-type="string">
            <text:p text:style-name="P3"><text:span text:style-name="T3">ANALISTA DO MP- CONTADOR</text:span></text:p>
          </table:table-cell>
          <table:table-cell table:style-name="Tabela1.B5" office:value-type="string">
            <text:p text:style-name="P3"><text:span text:style-name="T3">DIRETORIA DE GESTAO ESTRATEGICA E ORCAMENTARIA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5.069,34</text:span></text:p>
          </table:table-cell>
          <table:table-cell table:style-name="Tabela1.E43" office:value-type="string">
            <text:p text:style-name="P4"><text:span text:style-name="T3">7.473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78,1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7.442,44</text:span></text:p>
          </table:table-cell>
          <table:table-cell table:style-name="Tabela1.E43" office:value-type="string">
            <text:p text:style-name="P4"><text:span text:style-name="T3">2.178,56</text:span></text:p>
          </table:table-cell>
          <table:table-cell table:style-name="Tabela1.E43" office:value-type="string">
            <text:p text:style-name="P4"><text:span text:style-name="T3">5.339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517,92</text:span></text:p>
          </table:table-cell>
          <table:table-cell table:style-name="Tabela1.E43" office:value-type="string">
            <text:p text:style-name="P4"><text:span text:style-name="T3">19.924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81</text:span></text:p>
          </table:table-cell>
          <table:table-cell table:style-name="Tabela1.B5" office:value-type="string">
            <text:p text:style-name="P3"><text:span text:style-name="T3">GLADEMIR GONCALVES DE FRANCA FILHO</text:span></text:p>
          </table:table-cell>
          <table:table-cell table:style-name="Tabela1.B5" office:value-type="string">
            <text:p text:style-name="P3"><text:span text:style-name="T3">PROMOTOR DE JUSTIÇA SUBSTITUTO</text:span></text:p>
          </table:table-cell>
          <table:table-cell table:style-name="Tabela1.B5" office:value-type="string">
            <text:p text:style-name="P3"><text:span text:style-name="T3">PROMOTOR DE JUSTICA SUBSTITUTO</text:span></text:p>
          </table:table-cell>
          <table:table-cell table:style-name="Tabela1.E43" office:value-type="string">
            <text:p text:style-name="P4"><text:span text:style-name="T3">40.823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128,49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2.260,49</text:span></text:p>
          </table:table-cell>
          <table:table-cell table:style-name="Tabela1.E43" office:value-type="string">
            <text:p text:style-name="P4"><text:span text:style-name="T3">5.715,22</text:span></text:p>
          </table:table-cell>
          <table:table-cell table:style-name="Tabela1.E43" office:value-type="string">
            <text:p text:style-name="P4"><text:span text:style-name="T3">11.227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943,10</text:span></text:p>
          </table:table-cell>
          <table:table-cell table:style-name="Tabela1.E43" office:value-type="string">
            <text:p text:style-name="P4"><text:span text:style-name="T3">35.317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6</text:span></text:p>
          </table:table-cell>
          <table:table-cell table:style-name="Tabela1.B5" office:value-type="string">
            <text:p text:style-name="P3"><text:span text:style-name="T3">GLAU MARCEL DE MENEZES ROCHA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93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2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16</text:span></text:p>
          </table:table-cell>
          <table:table-cell table:style-name="Tabela1.B5" office:value-type="string">
            <text:p text:style-name="P3"><text:span text:style-name="T3">GLAUCIA DE ALBUQUERQUE GARCI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315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62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9,25</text:span></text:p>
          </table:table-cell>
          <table:table-cell table:style-name="Tabela1.E43" office:value-type="string">
            <text:p text:style-name="P4"><text:span text:style-name="T3">12.075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5</text:span></text:p>
          </table:table-cell>
          <table:table-cell table:style-name="Tabela1.B5" office:value-type="string">
            <text:p text:style-name="P3"><text:span text:style-name="T3">GLAUCIA QUEIROZ DE MORAI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6</text:span></text:p>
          </table:table-cell>
          <table:table-cell table:style-name="Tabela1.B5" office:value-type="string">
            <text:p text:style-name="P3"><text:span text:style-name="T3">GLAUCIO RICARDO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16</text:span></text:p>
          </table:table-cell>
          <table:table-cell table:style-name="Tabela1.B5" office:value-type="string">
            <text:p text:style-name="P3"><text:span text:style-name="T3">GLAUCO LUIZ REZENDE DE CARVALH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VISAO DE INFRAESTRUTURA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1.668,2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9.222,61</text:span></text:p>
          </table:table-cell>
          <table:table-cell table:style-name="Tabela1.E43" office:value-type="string">
            <text:p text:style-name="P4"><text:span text:style-name="T3">1.790,54</text:span></text:p>
          </table:table-cell>
          <table:table-cell table:style-name="Tabela1.E43" office:value-type="string">
            <text:p text:style-name="P4"><text:span text:style-name="T3">2.491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82,24</text:span></text:p>
          </table:table-cell>
          <table:table-cell table:style-name="Tabela1.E43" office:value-type="string">
            <text:p text:style-name="P4"><text:span text:style-name="T3">14.940,37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731</text:span></text:p>
          </table:table-cell>
          <table:table-cell table:style-name="Tabela1.B5" office:value-type="string">
            <text:p text:style-name="P3"><text:span text:style-name="T3">GLEBERTON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ISTRITAL - ARACAJU 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8.454,68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568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8,89</text:span></text:p>
          </table:table-cell>
          <table:table-cell table:style-name="Tabela1.E43" office:value-type="string">
            <text:p text:style-name="P4"><text:span text:style-name="T3">7.025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6</text:span></text:p>
          </table:table-cell>
          <table:table-cell table:style-name="Tabela1.B5" office:value-type="string">
            <text:p text:style-name="P3"><text:span text:style-name="T3">GLEIDE PAULA DE ANDRADE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315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62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9,25</text:span></text:p>
          </table:table-cell>
          <table:table-cell table:style-name="Tabela1.E43" office:value-type="string">
            <text:p text:style-name="P4"><text:span text:style-name="T3">12.075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6</text:span></text:p>
          </table:table-cell>
          <table:table-cell table:style-name="Tabela1.B5" office:value-type="string">
            <text:p text:style-name="P3"><text:span text:style-name="T3">GLEISE CHRISTINE NUNES DE FREITAS</text:span></text:p>
          </table:table-cell>
          <table:table-cell table:style-name="Tabela1.B5" office:value-type="string">
            <text:p text:style-name="P3"><text:span text:style-name="T3">ANALISTA DO MP - ADMINISTRADOR</text:span></text:p>
          </table:table-cell>
          <table:table-cell table:style-name="Tabela1.B5" office:value-type="string">
            <text:p text:style-name="P3"><text:span text:style-name="T3">DIVISAO DE GESTAO DE PESSOAS - SERVIDORES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484,69</text:span></text:p>
          </table:table-cell>
          <table:table-cell table:style-name="Tabela1.E43" office:value-type="string">
            <text:p text:style-name="P4"><text:span text:style-name="T3">2.11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3,77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6.737,72</text:span></text:p>
          </table:table-cell>
          <table:table-cell table:style-name="Tabela1.E43" office:value-type="string">
            <text:p text:style-name="P4"><text:span text:style-name="T3">1.593,57</text:span></text:p>
          </table:table-cell>
          <table:table-cell table:style-name="Tabela1.E43" office:value-type="string">
            <text:p text:style-name="P4"><text:span text:style-name="T3">2.592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86,14</text:span></text:p>
          </table:table-cell>
          <table:table-cell table:style-name="Tabela1.E43" office:value-type="string">
            <text:p text:style-name="P4"><text:span text:style-name="T3">12.551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3</text:span></text:p>
          </table:table-cell>
          <table:table-cell table:style-name="Tabela1.B5" office:value-type="string">
            <text:p text:style-name="P3"><text:span text:style-name="T3">GONCALO RIBEIRO DE MELO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6.969,42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4.23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108,25</text:span></text:p>
          </table:table-cell>
          <table:table-cell table:style-name="Tabela1.E43" office:value-type="string">
            <text:p text:style-name="P4"><text:span text:style-name="T3">20.861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9</text:span></text:p>
          </table:table-cell>
          <table:table-cell table:style-name="Tabela1.B5" office:value-type="string">
            <text:p text:style-name="P3"><text:span text:style-name="T3">GRACE DE OLIVEIRA SOUZ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TRIAGEM TECNICA DAS PROMOTORIAS DE JUSTICA DO TRIBUNAL DO JURI DE ARACAJU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214,28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748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4,88</text:span></text:p>
          </table:table-cell>
          <table:table-cell table:style-name="Tabela1.E43" office:value-type="string">
            <text:p text:style-name="P4"><text:span text:style-name="T3">7.499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6</text:span></text:p>
          </table:table-cell>
          <table:table-cell table:style-name="Tabela1.B5" office:value-type="string">
            <text:p text:style-name="P3"><text:span text:style-name="T3">GRASIELE ROSARIO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ENTRO DE APOIO OPERACIONAL DOS DIREITOS A SAUDE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047,34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54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58,03</text:span></text:p>
          </table:table-cell>
          <table:table-cell table:style-name="Tabela1.E43" office:value-type="string">
            <text:p text:style-name="P4"><text:span text:style-name="T3">9.889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1</text:span></text:p>
          </table:table-cell>
          <table:table-cell table:style-name="Tabela1.B5" office:value-type="string">
            <text:p text:style-name="P3"><text:span text:style-name="T3">GREYCE MENDONCA BELEM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ASSESSORIA DA CORREGEDORIA GERAL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7.989,61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2.86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28,51</text:span></text:p>
          </table:table-cell>
          <table:table-cell table:style-name="Tabela1.E43" office:value-type="string">
            <text:p text:style-name="P4"><text:span text:style-name="T3">13.461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4</text:span></text:p>
          </table:table-cell>
          <table:table-cell table:style-name="Tabela1.B5" office:value-type="string">
            <text:p text:style-name="P3"><text:span text:style-name="T3">GUSTAVO MENDONCA RODRIGU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6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6.435,61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1.873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41,50</text:span></text:p>
          </table:table-cell>
          <table:table-cell table:style-name="Tabela1.E43" office:value-type="string">
            <text:p text:style-name="P4"><text:span text:style-name="T3">12.694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2</text:span></text:p>
          </table:table-cell>
          <table:table-cell table:style-name="Tabela1.B5" office:value-type="string">
            <text:p text:style-name="P3"><text:span text:style-name="T3">HEBERT DA SILVA FERR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5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6.061,72</text:span></text:p>
          </table:table-cell>
          <table:table-cell table:style-name="Tabela1.E43" office:value-type="string">
            <text:p text:style-name="P4"><text:span text:style-name="T3">480,44</text:span></text:p>
          </table:table-cell>
          <table:table-cell table:style-name="Tabela1.E43" office:value-type="string">
            <text:p text:style-name="P4"><text:span text:style-name="T3">48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9,17</text:span></text:p>
          </table:table-cell>
          <table:table-cell table:style-name="Tabela1.E43" office:value-type="string">
            <text:p text:style-name="P4"><text:span text:style-name="T3">5.532,5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4</text:span></text:p>
          </table:table-cell>
          <table:table-cell table:style-name="Tabela1.B5" office:value-type="string">
            <text:p text:style-name="P3"><text:span text:style-name="T3">HELEN MARTHA DIAS SALVIAN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MOTORIA DE JUSTICA CRIMINAL - ARACAJU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780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6.210,68</text:span></text:p>
          </table:table-cell>
          <table:table-cell table:style-name="Tabela1.E43" office:value-type="string">
            <text:p text:style-name="P4"><text:span text:style-name="T3">1.946,24</text:span></text:p>
          </table:table-cell>
          <table:table-cell table:style-name="Tabela1.E43" office:value-type="string">
            <text:p text:style-name="P4"><text:span text:style-name="T3">2.35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96,89</text:span></text:p>
          </table:table-cell>
          <table:table-cell table:style-name="Tabela1.E43" office:value-type="string">
            <text:p text:style-name="P4"><text:span text:style-name="T3">11.913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48</text:span></text:p>
          </table:table-cell>
          <table:table-cell table:style-name="Tabela1.B5" office:value-type="string">
            <text:p text:style-name="P3"><text:span text:style-name="T3">HELENA CHRISTINA DE ALMEIDA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SAO CRISTOVAO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57,50</text:span></text:p>
          </table:table-cell>
          <table:table-cell table:style-name="Tabela1.E43" office:value-type="string">
            <text:p text:style-name="P4"><text:span text:style-name="T3">16.503,11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271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39,67</text:span></text:p>
          </table:table-cell>
          <table:table-cell table:style-name="Tabela1.E43" office:value-type="string">
            <text:p text:style-name="P4"><text:span text:style-name="T3">12.363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9</text:span></text:p>
          </table:table-cell>
          <table:table-cell table:style-name="Tabela1.B5" office:value-type="string">
            <text:p text:style-name="P3"><text:span text:style-name="T3">HELENO AVILA DOS SANTOS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0</text:span></text:p>
          </table:table-cell>
          <table:table-cell table:style-name="Tabela1.B5" office:value-type="string">
            <text:p text:style-name="P3"><text:span text:style-name="T3">HELIO LIMA FEITOSA</text:span></text:p>
          </table:table-cell>
          <table:table-cell table:style-name="Tabela1.B5" office:value-type="string">
            <text:p text:style-name="P3"><text:span text:style-name="T3">1º TENENTE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0.028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3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3,65</text:span></text:p>
          </table:table-cell>
          <table:table-cell table:style-name="Tabela1.E43" office:value-type="string">
            <text:p text:style-name="P4"><text:span text:style-name="T3">9.094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1</text:span></text:p>
          </table:table-cell>
          <table:table-cell table:style-name="Tabela1.B5" office:value-type="string">
            <text:p text:style-name="P3"><text:span text:style-name="T3">HELIO SANTOS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2</text:span></text:p>
          </table:table-cell>
          <table:table-cell table:style-name="Tabela1.B5" office:value-type="string">
            <text:p text:style-name="P3"><text:span text:style-name="T3">HELOISA GAMA DE SAL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GARARU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90,21</text:span></text:p>
          </table:table-cell>
          <table:table-cell table:style-name="Tabela1.E43" office:value-type="string">
            <text:p text:style-name="P4"><text:span text:style-name="T3">13.820,72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510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29,18</text:span></text:p>
          </table:table-cell>
          <table:table-cell table:style-name="Tabela1.E43" office:value-type="string">
            <text:p text:style-name="P4"><text:span text:style-name="T3">10.891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1</text:span></text:p>
          </table:table-cell>
          <table:table-cell table:style-name="Tabela1.B5" office:value-type="string">
            <text:p text:style-name="P3"><text:span text:style-name="T3">HENRIQUE RIBEIRO CARDOS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A CURADORIA DA FAZENDA PUBLIC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625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927,62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49.150,26</text:span></text:p>
          </table:table-cell>
          <table:table-cell table:style-name="Tabela1.E43" office:value-type="string">
            <text:p text:style-name="P4"><text:span text:style-name="T3">5.226,99</text:span></text:p>
          </table:table-cell>
          <table:table-cell table:style-name="Tabela1.E43" office:value-type="string">
            <text:p text:style-name="P4"><text:span text:style-name="T3">5.629,45</text:span></text:p>
          </table:table-cell>
          <table:table-cell table:style-name="Tabela1.E43" office:value-type="string">
            <text:p text:style-name="P4"><text:span text:style-name="T3">4.612,34</text:span></text:p>
          </table:table-cell>
          <table:table-cell table:style-name="Tabela1.E43" office:value-type="string">
            <text:p text:style-name="P4"><text:span text:style-name="T3">15.468,78</text:span></text:p>
          </table:table-cell>
          <table:table-cell table:style-name="Tabela1.E43" office:value-type="string">
            <text:p text:style-name="P4"><text:span text:style-name="T3">33.681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7</text:span></text:p>
          </table:table-cell>
          <table:table-cell table:style-name="Tabela1.B5" office:value-type="string">
            <text:p text:style-name="P3"><text:span text:style-name="T3">HERCULES MATHEUS SANTOS SILVA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TRIAGEM TECNICA DAS 1ª E 2ª PROMOTORIAS DE JUSTIÇA DE NOSSA SENHORA DA GLOR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8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23,80</text:span></text:p>
          </table:table-cell>
          <table:table-cell table:style-name="Tabela1.E43" office:value-type="string">
            <text:p text:style-name="P4"><text:span text:style-name="T3">170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0,53</text:span></text:p>
          </table:table-cell>
          <table:table-cell table:style-name="Tabela1.E43" office:value-type="string">
            <text:p text:style-name="P4"><text:span text:style-name="T3">4.253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9</text:span></text:p>
          </table:table-cell>
          <table:table-cell table:style-name="Tabela1.B5" office:value-type="string">
            <text:p text:style-name="P3"><text:span text:style-name="T3">HONORINA JAMILLY ALMEIDA NOVA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8.519,61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50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2,48</text:span></text:p>
          </table:table-cell>
          <table:table-cell table:style-name="Tabela1.E43" office:value-type="string">
            <text:p text:style-name="P4"><text:span text:style-name="T3">7.187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1</text:span></text:p>
          </table:table-cell>
          <table:table-cell table:style-name="Tabela1.B5" office:value-type="string">
            <text:p text:style-name="P3"><text:span text:style-name="T3">HUDSON DE JESUS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338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,00</text:span></text:p>
          </table:table-cell>
          <table:table-cell table:style-name="Tabela1.E43" office:value-type="string">
            <text:p text:style-name="P4"><text:span text:style-name="T3">3.001,87</text:span></text:p>
          </table:table-cell>
          <table:table-cell table:style-name="Tabela1.E43" office:value-type="string">
            <text:p text:style-name="P4"><text:span text:style-name="T3">6.593,14</text:span></text:p>
          </table:table-cell>
          <table:table-cell table:style-name="Tabela1.E43" office:value-type="string">
            <text:p text:style-name="P4"><text:span text:style-name="T3">497,18</text:span></text:p>
          </table:table-cell>
          <table:table-cell table:style-name="Tabela1.E43" office:value-type="string">
            <text:p text:style-name="P4"><text:span text:style-name="T3">89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86,27</text:span></text:p>
          </table:table-cell>
          <table:table-cell table:style-name="Tabela1.E43" office:value-type="string">
            <text:p text:style-name="P4"><text:span text:style-name="T3">6.006,8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0</text:span></text:p>
          </table:table-cell>
          <table:table-cell table:style-name="Tabela1.B5" office:value-type="string">
            <text:p text:style-name="P3"><text:span text:style-name="T3">HUGO SILVINO DOS SANTOS NASCIMENTO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994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62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9,25</text:span></text:p>
          </table:table-cell>
          <table:table-cell table:style-name="Tabela1.E43" office:value-type="string">
            <text:p text:style-name="P4"><text:span text:style-name="T3">11.754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88</text:span></text:p>
          </table:table-cell>
          <table:table-cell table:style-name="Tabela1.B5" office:value-type="string">
            <text:p text:style-name="P3"><text:span text:style-name="T3">IANNY CAROLINY ALMEIDA SIL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ITABAIANA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608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01,87</text:span></text:p>
          </table:table-cell>
          <table:table-cell table:style-name="Tabela1.E43" office:value-type="string">
            <text:p text:style-name="P4"><text:span text:style-name="T3">7.666,99</text:span></text:p>
          </table:table-cell>
          <table:table-cell table:style-name="Tabela1.E43" office:value-type="string">
            <text:p text:style-name="P4"><text:span text:style-name="T3">653,12</text:span></text:p>
          </table:table-cell>
          <table:table-cell table:style-name="Tabela1.E43" office:value-type="string">
            <text:p text:style-name="P4"><text:span text:style-name="T3">250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04,09</text:span></text:p>
          </table:table-cell>
          <table:table-cell table:style-name="Tabela1.E43" office:value-type="string">
            <text:p text:style-name="P4"><text:span text:style-name="T3">6.762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5</text:span></text:p>
          </table:table-cell>
          <table:table-cell table:style-name="Tabela1.B5" office:value-type="string">
            <text:p text:style-name="P3"><text:span text:style-name="T3">IARA PINHEIRO DE JESUS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3</text:span></text:p>
          </table:table-cell>
          <table:table-cell table:style-name="Tabela1.B5" office:value-type="string">
            <text:p text:style-name="P3"><text:span text:style-name="T3">ICARO PRADO NOVAES</text:span></text:p>
          </table:table-cell>
          <table:table-cell table:style-name="Tabela1.B5" office:value-type="string">
            <text:p text:style-name="P3"><text:span text:style-name="T3">Chefe do Núcleo de Comunicação</text:span></text:p>
          </table:table-cell>
          <table:table-cell table:style-name="Tabela1.B5" office:value-type="string">
            <text:p text:style-name="P3"><text:span text:style-name="T3">DIVISAO DE COMUNICACAO, CERIMONIAL E EVENTOS/COORDENADORIA DE COMUNICACAO SOCIAL (CODCOM/MPSE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746,72</text:span></text:p>
          </table:table-cell>
          <table:table-cell table:style-name="Tabela1.E43" office:value-type="string">
            <text:p text:style-name="P4"><text:span text:style-name="T3">447,18</text:span></text:p>
          </table:table-cell>
          <table:table-cell table:style-name="Tabela1.E43" office:value-type="string">
            <text:p text:style-name="P4"><text:span text:style-name="T3">227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5,14</text:span></text:p>
          </table:table-cell>
          <table:table-cell table:style-name="Tabela1.E43" office:value-type="string">
            <text:p text:style-name="P4"><text:span text:style-name="T3">6.071,58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0"/><text:span text:style-name="T3">1405</text:span></text:p>
          </table:table-cell>
          <table:table-cell table:style-name="Tabela1.B5" office:value-type="string">
            <text:p text:style-name="P3"><text:span text:style-name="T3">IGOR PEREIRA TEL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4,49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0.678,77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1.150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17,61</text:span></text:p>
          </table:table-cell>
          <table:table-cell table:style-name="Tabela1.E43" office:value-type="string">
            <text:p text:style-name="P4"><text:span text:style-name="T3">8.561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1</text:span></text:p>
          </table:table-cell>
          <table:table-cell table:style-name="Tabela1.B5" office:value-type="string">
            <text:p text:style-name="P3"><text:span text:style-name="T3">ILANA CHAGAS FERRO COELHO DA PAZ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002,44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2.04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73,26</text:span></text:p>
          </table:table-cell>
          <table:table-cell table:style-name="Tabela1.E43" office:value-type="string">
            <text:p text:style-name="P4"><text:span text:style-name="T3">11.229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0</text:span></text:p>
          </table:table-cell>
          <table:table-cell table:style-name="Tabela1.B5" office:value-type="string">
            <text:p text:style-name="P3"><text:span text:style-name="T3">IRINALDO JOSE DOS SANTO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79</text:span></text:p>
          </table:table-cell>
          <table:table-cell table:style-name="Tabela1.B5" office:value-type="string">
            <text:p text:style-name="P3"><text:span text:style-name="T3">ISABEL CHRISTINA PRAZERES RODRIGUES</text:span></text:p>
          </table:table-cell>
          <table:table-cell table:style-name="Tabela1.B5" office:value-type="string">
            <text:p text:style-name="P3"><text:span text:style-name="T3">PROMOTOR DE JUSTIÇA SUBSTITUTO</text:span></text:p>
          </table:table-cell>
          <table:table-cell table:style-name="Tabela1.B5" office:value-type="string">
            <text:p text:style-name="P3"><text:span text:style-name="T3">PROMOTOR DE JUSTICA SUBSTITUTO</text:span></text:p>
          </table:table-cell>
          <table:table-cell table:style-name="Tabela1.E43" office:value-type="string">
            <text:p text:style-name="P4"><text:span text:style-name="T3">40.823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128,49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2.260,49</text:span></text:p>
          </table:table-cell>
          <table:table-cell table:style-name="Tabela1.E43" office:value-type="string">
            <text:p text:style-name="P4"><text:span text:style-name="T3">5.715,22</text:span></text:p>
          </table:table-cell>
          <table:table-cell table:style-name="Tabela1.E43" office:value-type="string">
            <text:p text:style-name="P4"><text:span text:style-name="T3">11.280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995,23</text:span></text:p>
          </table:table-cell>
          <table:table-cell table:style-name="Tabela1.E43" office:value-type="string">
            <text:p text:style-name="P4"><text:span text:style-name="T3">35.265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1</text:span></text:p>
          </table:table-cell>
          <table:table-cell table:style-name="Tabela1.B5" office:value-type="string">
            <text:p text:style-name="P3"><text:span text:style-name="T3">ISABELA DE ARAGAO DOR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7.857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6.706,53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3.250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53,46</text:span></text:p>
          </table:table-cell>
          <table:table-cell table:style-name="Tabela1.E43" office:value-type="string">
            <text:p text:style-name="P4"><text:span text:style-name="T3">21.953,0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6</text:span></text:p>
          </table:table-cell>
          <table:table-cell table:style-name="Tabela1.B5" office:value-type="string">
            <text:p text:style-name="P3"><text:span text:style-name="T3">ISABELLE CRISTINE DA SILVA FRAZ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LARANJEIRAS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1.109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783,23</text:span></text:p>
          </table:table-cell>
          <table:table-cell table:style-name="Tabela1.E43" office:value-type="string">
            <text:p text:style-name="P4"><text:span text:style-name="T3">11.589,00</text:span></text:p>
          </table:table-cell>
          <table:table-cell table:style-name="Tabela1.E43" office:value-type="string">
            <text:p text:style-name="P4"><text:span text:style-name="T3">1.190,81</text:span></text:p>
          </table:table-cell>
          <table:table-cell table:style-name="Tabela1.E43" office:value-type="string">
            <text:p text:style-name="P4"><text:span text:style-name="T3">1.209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99,96</text:span></text:p>
          </table:table-cell>
          <table:table-cell table:style-name="Tabela1.E43" office:value-type="string">
            <text:p text:style-name="P4"><text:span text:style-name="T3">9.189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6</text:span></text:p>
          </table:table-cell>
          <table:table-cell table:style-name="Tabela1.B5" office:value-type="string">
            <text:p text:style-name="P3"><text:span text:style-name="T3">ITALO PEREIRA TELES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1.668,2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8.901,61</text:span></text:p>
          </table:table-cell>
          <table:table-cell table:style-name="Tabela1.E43" office:value-type="string">
            <text:p text:style-name="P4"><text:span text:style-name="T3">1.790,54</text:span></text:p>
          </table:table-cell>
          <table:table-cell table:style-name="Tabela1.E43" office:value-type="string">
            <text:p text:style-name="P4"><text:span text:style-name="T3">3.185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76,15</text:span></text:p>
          </table:table-cell>
          <table:table-cell table:style-name="Tabela1.E43" office:value-type="string">
            <text:p text:style-name="P4"><text:span text:style-name="T3">13.925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5</text:span></text:p>
          </table:table-cell>
          <table:table-cell table:style-name="Tabela1.B5" office:value-type="string">
            <text:p text:style-name="P3"><text:span text:style-name="T3">IURI MARCEL MENEZES BORG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3.697,02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8.981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980,94</text:span></text:p>
          </table:table-cell>
          <table:table-cell table:style-name="Tabela1.E43" office:value-type="string">
            <text:p text:style-name="P4"><text:span text:style-name="T3">29.716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1</text:span></text:p>
          </table:table-cell>
          <table:table-cell table:style-name="Tabela1.B5" office:value-type="string">
            <text:p text:style-name="P3"><text:span text:style-name="T3">IVALDO VENANCIO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0</text:span></text:p>
          </table:table-cell>
          <table:table-cell table:style-name="Tabela1.B5" office:value-type="string">
            <text:p text:style-name="P3"><text:span text:style-name="T3">IVAN FERNANDES LEAL DE MEL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5.617,07</text:span></text:p>
          </table:table-cell>
          <table:table-cell table:style-name="Tabela1.E43" office:value-type="string">
            <text:p text:style-name="P4"><text:span text:style-name="T3">8.346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6.491,15</text:span></text:p>
          </table:table-cell>
          <table:table-cell table:style-name="Tabela1.E43" office:value-type="string">
            <text:p text:style-name="P4"><text:span text:style-name="T3">2.172,10</text:span></text:p>
          </table:table-cell>
          <table:table-cell table:style-name="Tabela1.E43" office:value-type="string">
            <text:p text:style-name="P4"><text:span text:style-name="T3">5.027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199,49</text:span></text:p>
          </table:table-cell>
          <table:table-cell table:style-name="Tabela1.E43" office:value-type="string">
            <text:p text:style-name="P4"><text:span text:style-name="T3">19.291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9</text:span></text:p>
          </table:table-cell>
          <table:table-cell table:style-name="Tabela1.B5" office:value-type="string">
            <text:p text:style-name="P3"><text:span text:style-name="T3">IVAN JOSE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2</text:span></text:p>
          </table:table-cell>
          <table:table-cell table:style-name="Tabela1.B5" office:value-type="string">
            <text:p text:style-name="P3"><text:span text:style-name="T3">IVAN VIEIRA DE ARAUJ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ESTANCIA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01,87</text:span></text:p>
          </table:table-cell>
          <table:table-cell table:style-name="Tabela1.E43" office:value-type="string">
            <text:p text:style-name="P4"><text:span text:style-name="T3">9.516,29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655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67,72</text:span></text:p>
          </table:table-cell>
          <table:table-cell table:style-name="Tabela1.E43" office:value-type="string">
            <text:p text:style-name="P4"><text:span text:style-name="T3">7.948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7</text:span></text:p>
          </table:table-cell>
          <table:table-cell table:style-name="Tabela1.B5" office:value-type="string">
            <text:p text:style-name="P3"><text:span text:style-name="T3">IVANDILSON DE MOURA F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PELA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1.290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85,71</text:span></text:p>
          </table:table-cell>
          <table:table-cell table:style-name="Tabela1.E43" office:value-type="string">
            <text:p text:style-name="P4"><text:span text:style-name="T3">8.975,75</text:span></text:p>
          </table:table-cell>
          <table:table-cell table:style-name="Tabela1.E43" office:value-type="string">
            <text:p text:style-name="P4"><text:span text:style-name="T3">782,61</text:span></text:p>
          </table:table-cell>
          <table:table-cell table:style-name="Tabela1.E43" office:value-type="string">
            <text:p text:style-name="P4"><text:span text:style-name="T3">387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69,89</text:span></text:p>
          </table:table-cell>
          <table:table-cell table:style-name="Tabela1.E43" office:value-type="string">
            <text:p text:style-name="P4"><text:span text:style-name="T3">7.805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7</text:span></text:p>
          </table:table-cell>
          <table:table-cell table:style-name="Tabela1.B5" office:value-type="string">
            <text:p text:style-name="P3"><text:span text:style-name="T3">IVES ROCH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ATRIMONIO/DM/DA/SG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06,28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881,96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872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33,12</text:span></text:p>
          </table:table-cell>
          <table:table-cell table:style-name="Tabela1.E43" office:value-type="string">
            <text:p text:style-name="P4"><text:span text:style-name="T3">8.148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7</text:span></text:p>
          </table:table-cell>
          <table:table-cell table:style-name="Tabela1.B5" office:value-type="string">
            <text:p text:style-name="P3"><text:span text:style-name="T3">IVONALDO MATIAS DOS SANTOS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46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3</text:span></text:p>
          </table:table-cell>
          <table:table-cell table:style-name="Tabela1.B5" office:value-type="string">
            <text:p text:style-name="P3"><text:span text:style-name="T3">IZABELA ROSA VI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ARTORIO DO 2º GRAU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1.456,17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3.866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735,09</text:span></text:p>
          </table:table-cell>
          <table:table-cell table:style-name="Tabela1.E43" office:value-type="string">
            <text:p text:style-name="P4"><text:span text:style-name="T3">15.721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4</text:span></text:p>
          </table:table-cell>
          <table:table-cell table:style-name="Tabela1.B5" office:value-type="string">
            <text:p text:style-name="P3"><text:span text:style-name="T3">IZAC SILVA DE JESU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ÇA ESPECIAL CÍVEL E CRIMINAL - NOSSA SENHORA DO SOCORR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54</text:span></text:p>
          </table:table-cell>
          <table:table-cell table:style-name="Tabela1.E43" office:value-type="string">
            <text:p text:style-name="P4"><text:span text:style-name="T3">3.579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9,50</text:span></text:p>
          </table:table-cell>
          <table:table-cell table:style-name="Tabela1.E43" office:value-type="string">
            <text:p text:style-name="P4"><text:span text:style-name="T3">21.950,83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2.639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42,38</text:span></text:p>
          </table:table-cell>
          <table:table-cell table:style-name="Tabela1.E43" office:value-type="string">
            <text:p text:style-name="P4"><text:span text:style-name="T3">17.808,4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7</text:span></text:p>
          </table:table-cell>
          <table:table-cell table:style-name="Tabela1.B5" office:value-type="string">
            <text:p text:style-name="P3"><text:span text:style-name="T3">JACQUELINE ALMEIDA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0.135,28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86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27,74</text:span></text:p>
          </table:table-cell>
          <table:table-cell table:style-name="Tabela1.E43" office:value-type="string">
            <text:p text:style-name="P4"><text:span text:style-name="T3">8.307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7</text:span></text:p>
          </table:table-cell>
          <table:table-cell table:style-name="Tabela1.B5" office:value-type="string">
            <text:p text:style-name="P3"><text:span text:style-name="T3">JACQUELINE CARVALHO NABUCO D AVILA CESPEDES</text:span></text:p>
          </table:table-cell>
          <table:table-cell table:style-name="Tabela1.B5" office:value-type="string">
            <text:p text:style-name="P3"><text:span text:style-name="T3">PEDAGOG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8</text:span></text:p>
          </table:table-cell>
          <table:table-cell table:style-name="Tabela1.B5" office:value-type="string">
            <text:p text:style-name="P3"><text:span text:style-name="T3">JACQUELINE DE LIMA MENDON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6ª PROMOTORIA DE JUSTICA CRIMINAL - ARACAJU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28,6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0.452,02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1.103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15,59</text:span></text:p>
          </table:table-cell>
          <table:table-cell table:style-name="Tabela1.E43" office:value-type="string">
            <text:p text:style-name="P4"><text:span text:style-name="T3">8.436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57</text:span></text:p>
          </table:table-cell>
          <table:table-cell table:style-name="Tabela1.B5" office:value-type="string">
            <text:p text:style-name="P3"><text:span text:style-name="T3">JACQUELINE MONTE DE HOLLAN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28,6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945,68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1.373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85,93</text:span></text:p>
          </table:table-cell>
          <table:table-cell table:style-name="Tabela1.E43" office:value-type="string">
            <text:p text:style-name="P4"><text:span text:style-name="T3">9.659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37</text:span></text:p>
          </table:table-cell>
          <table:table-cell table:style-name="Tabela1.B5" office:value-type="string">
            <text:p text:style-name="P3"><text:span text:style-name="T3">JADSON AZEVEDO PEREIRA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06,28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.001,38</text:span></text:p>
          </table:table-cell>
          <table:table-cell table:style-name="Tabela1.E43" office:value-type="string">
            <text:p text:style-name="P4"><text:span text:style-name="T3">226,14</text:span></text:p>
          </table:table-cell>
          <table:table-cell table:style-name="Tabela1.E43" office:value-type="string">
            <text:p text:style-name="P4"><text:span text:style-name="T3">3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30,07</text:span></text:p>
          </table:table-cell>
          <table:table-cell table:style-name="Tabela1.E43" office:value-type="string">
            <text:p text:style-name="P4"><text:span text:style-name="T3">4.771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</text:span></text:p>
          </table:table-cell>
          <table:table-cell table:style-name="Tabela1.B5" office:value-type="string">
            <text:p text:style-name="P3"><text:span text:style-name="T3">JAMISSON CARLOS DE JESUS FERREIRA</text:span></text:p>
          </table:table-cell>
          <table:table-cell table:style-name="Tabela1.B5" office:value-type="string">
            <text:p text:style-name="P3"><text:span text:style-name="T3">1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7</text:span></text:p>
          </table:table-cell>
          <table:table-cell table:style-name="Tabela1.B5" office:value-type="string">
            <text:p text:style-name="P3"><text:span text:style-name="T3">JAMISSON RODRIGUES DO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7</text:span></text:p>
          </table:table-cell>
          <table:table-cell table:style-name="Tabela1.B5" office:value-type="string">
            <text:p text:style-name="P3"><text:span text:style-name="T3">JAQUELINE BAPTISTA DE ALMEIDA</text:span></text:p>
          </table:table-cell>
          <table:table-cell table:style-name="Tabela1.B5" office:value-type="string">
            <text:p text:style-name="P3"><text:span text:style-name="T3">Assessor do C. Adm. e Pedagógico da E.S.MP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6.407,52</text:span></text:p>
          </table:table-cell>
          <table:table-cell table:style-name="Tabela1.E43" office:value-type="string">
            <text:p text:style-name="P4"><text:span text:style-name="T3">325,51</text:span></text:p>
          </table:table-cell>
          <table:table-cell table:style-name="Tabela1.E43" office:value-type="string">
            <text:p text:style-name="P4"><text:span text:style-name="T3">78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3,99</text:span></text:p>
          </table:table-cell>
          <table:table-cell table:style-name="Tabela1.E43" office:value-type="string">
            <text:p text:style-name="P4"><text:span text:style-name="T3">6.00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1</text:span></text:p>
          </table:table-cell>
          <table:table-cell table:style-name="Tabela1.B5" office:value-type="string">
            <text:p text:style-name="P3"><text:span text:style-name="T3">JARBAS ADELINO SANTOS JUNIO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OS DIREITOS DO CIDADA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2.031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45.985,50</text:span></text:p>
          </table:table-cell>
          <table:table-cell table:style-name="Tabela1.E43" office:value-type="string">
            <text:p text:style-name="P4"><text:span text:style-name="T3">5.283,87</text:span></text:p>
          </table:table-cell>
          <table:table-cell table:style-name="Tabela1.E43" office:value-type="string">
            <text:p text:style-name="P4"><text:span text:style-name="T3">9.011,70</text:span></text:p>
          </table:table-cell>
          <table:table-cell table:style-name="Tabela1.E43" office:value-type="string">
            <text:p text:style-name="P4"><text:span text:style-name="T3">1.447,58</text:span></text:p>
          </table:table-cell>
          <table:table-cell table:style-name="Tabela1.E43" office:value-type="string">
            <text:p text:style-name="P4"><text:span text:style-name="T3">15.743,15</text:span></text:p>
          </table:table-cell>
          <table:table-cell table:style-name="Tabela1.E43" office:value-type="string">
            <text:p text:style-name="P4"><text:span text:style-name="T3">30.242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9</text:span></text:p>
          </table:table-cell>
          <table:table-cell table:style-name="Tabela1.B5" office:value-type="string">
            <text:p text:style-name="P3"><text:span text:style-name="T3">JEAN CARLOS DE ANDRADE TINTILIAN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40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538,61</text:span></text:p>
          </table:table-cell>
          <table:table-cell table:style-name="Tabela1.E43" office:value-type="string">
            <text:p text:style-name="P4"><text:span text:style-name="T3">592,15</text:span></text:p>
          </table:table-cell>
          <table:table-cell table:style-name="Tabela1.E43" office:value-type="string">
            <text:p text:style-name="P4"><text:span text:style-name="T3">146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38,93</text:span></text:p>
          </table:table-cell>
          <table:table-cell table:style-name="Tabela1.E43" office:value-type="string">
            <text:p text:style-name="P4"><text:span text:style-name="T3">5.799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39</text:span></text:p>
          </table:table-cell>
          <table:table-cell table:style-name="Tabela1.B5" office:value-type="string">
            <text:p text:style-name="P3"><text:span text:style-name="T3">JEANE SANTOS NASCIMENTO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5.286,00</text:span></text:p>
          </table:table-cell>
          <table:table-cell table:style-name="Tabela1.E43" office:value-type="string">
            <text:p text:style-name="P4"><text:span text:style-name="T3">18.573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621,75</text:span></text:p>
          </table:table-cell>
          <table:table-cell table:style-name="Tabela1.E43" office:value-type="string">
            <text:p text:style-name="P4"><text:span text:style-name="T3">7.95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5.064,03</text:span></text:p>
          </table:table-cell>
          <table:table-cell table:style-name="Tabela1.E43" office:value-type="string">
            <text:p text:style-name="P4"><text:span text:style-name="T3">3.103,81</text:span></text:p>
          </table:table-cell>
          <table:table-cell table:style-name="Tabela1.E43" office:value-type="string">
            <text:p text:style-name="P4"><text:span text:style-name="T3">7.009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113,68</text:span></text:p>
          </table:table-cell>
          <table:table-cell table:style-name="Tabela1.E43" office:value-type="string">
            <text:p text:style-name="P4"><text:span text:style-name="T3">34.950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7</text:span></text:p>
          </table:table-cell>
          <table:table-cell table:style-name="Tabela1.B5" office:value-type="string">
            <text:p text:style-name="P3"><text:span text:style-name="T3">JESSICA MATOS CORRE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645,0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01,87</text:span></text:p>
          </table:table-cell>
          <table:table-cell table:style-name="Tabela1.E43" office:value-type="string">
            <text:p text:style-name="P4"><text:span text:style-name="T3">9.119,56</text:span></text:p>
          </table:table-cell>
          <table:table-cell table:style-name="Tabela1.E43" office:value-type="string">
            <text:p text:style-name="P4"><text:span text:style-name="T3">692,30</text:span></text:p>
          </table:table-cell>
          <table:table-cell table:style-name="Tabela1.E43" office:value-type="string">
            <text:p text:style-name="P4"><text:span text:style-name="T3">607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9,32</text:span></text:p>
          </table:table-cell>
          <table:table-cell table:style-name="Tabela1.E43" office:value-type="string">
            <text:p text:style-name="P4"><text:span text:style-name="T3">7.820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5</text:span></text:p>
          </table:table-cell>
          <table:table-cell table:style-name="Tabela1.B5" office:value-type="string">
            <text:p text:style-name="P3"><text:span text:style-name="T3">JESSICA TAVARES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40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538,61</text:span></text:p>
          </table:table-cell>
          <table:table-cell table:style-name="Tabela1.E43" office:value-type="string">
            <text:p text:style-name="P4"><text:span text:style-name="T3">592,15</text:span></text:p>
          </table:table-cell>
          <table:table-cell table:style-name="Tabela1.E43" office:value-type="string">
            <text:p text:style-name="P4"><text:span text:style-name="T3">175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67,37</text:span></text:p>
          </table:table-cell>
          <table:table-cell table:style-name="Tabela1.E43" office:value-type="string">
            <text:p text:style-name="P4"><text:span text:style-name="T3">5.771,24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2319</text:span></text:p>
          </table:table-cell>
          <table:table-cell table:style-name="Tabela1.B5" office:value-type="string">
            <text:p text:style-name="P3"><text:span text:style-name="T3">JOANA ADNA DOS SANTOS CORREIA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3</text:span></text:p>
          </table:table-cell>
          <table:table-cell table:style-name="Tabela1.B5" office:value-type="string">
            <text:p text:style-name="P3"><text:span text:style-name="T3">JOANA ANGELICA CARREGOS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982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11,21</text:span></text:p>
          </table:table-cell>
          <table:table-cell table:style-name="Tabela1.E43" office:value-type="string">
            <text:p text:style-name="P4"><text:span text:style-name="T3">14.331,23</text:span></text:p>
          </table:table-cell>
          <table:table-cell table:style-name="Tabela1.E43" office:value-type="string">
            <text:p text:style-name="P4"><text:span text:style-name="T3">1.444,80</text:span></text:p>
          </table:table-cell>
          <table:table-cell table:style-name="Tabela1.E43" office:value-type="string">
            <text:p text:style-name="P4"><text:span text:style-name="T3">1.555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00,53</text:span></text:p>
          </table:table-cell>
          <table:table-cell table:style-name="Tabela1.E43" office:value-type="string">
            <text:p text:style-name="P4"><text:span text:style-name="T3">11.330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15</text:span></text:p>
          </table:table-cell>
          <table:table-cell table:style-name="Tabela1.B5" office:value-type="string">
            <text:p text:style-name="P3"><text:span text:style-name="T3">JOANA WIRTI ROCH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O TRIBUNAL DO JURI - ARACAJU 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780,3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7.383,34</text:span></text:p>
          </table:table-cell>
          <table:table-cell table:style-name="Tabela1.E43" office:value-type="string">
            <text:p text:style-name="P4"><text:span text:style-name="T3">1.946,24</text:span></text:p>
          </table:table-cell>
          <table:table-cell table:style-name="Tabela1.E43" office:value-type="string">
            <text:p text:style-name="P4"><text:span text:style-name="T3">2.67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19,37</text:span></text:p>
          </table:table-cell>
          <table:table-cell table:style-name="Tabela1.E43" office:value-type="string">
            <text:p text:style-name="P4"><text:span text:style-name="T3">12.763,9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3</text:span></text:p>
          </table:table-cell>
          <table:table-cell table:style-name="Tabela1.B5" office:value-type="string">
            <text:p text:style-name="P3"><text:span text:style-name="T3">JOAO ALBERTO LEONARDO CLEMENT JUNI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NOSSA SENHORA DA GLORIA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5,38</text:span></text:p>
          </table:table-cell>
          <table:table-cell table:style-name="Tabela1.E43" office:value-type="string">
            <text:p text:style-name="P4"><text:span text:style-name="T3">13.565,89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510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29,18</text:span></text:p>
          </table:table-cell>
          <table:table-cell table:style-name="Tabela1.E43" office:value-type="string">
            <text:p text:style-name="P4"><text:span text:style-name="T3">10.636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0</text:span></text:p>
          </table:table-cell>
          <table:table-cell table:style-name="Tabela1.B5" office:value-type="string">
            <text:p text:style-name="P3"><text:span text:style-name="T3">JOAO CARLOS NOGUEIRA ARAUJ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792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1,38</text:span></text:p>
          </table:table-cell>
          <table:table-cell table:style-name="Tabela1.E43" office:value-type="string">
            <text:p text:style-name="P4"><text:span text:style-name="T3">9.315,27</text:span></text:p>
          </table:table-cell>
          <table:table-cell table:style-name="Tabela1.E43" office:value-type="string">
            <text:p text:style-name="P4"><text:span text:style-name="T3">967,94</text:span></text:p>
          </table:table-cell>
          <table:table-cell table:style-name="Tabela1.E43" office:value-type="string">
            <text:p text:style-name="P4"><text:span text:style-name="T3">750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8,12</text:span></text:p>
          </table:table-cell>
          <table:table-cell table:style-name="Tabela1.E43" office:value-type="string">
            <text:p text:style-name="P4"><text:span text:style-name="T3">7.597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50</text:span></text:p>
          </table:table-cell>
          <table:table-cell table:style-name="Tabela1.B5" office:value-type="string">
            <text:p text:style-name="P3"><text:span text:style-name="T3">JOAO COSTA DOS SANTOS</text:span></text:p>
          </table:table-cell>
          <table:table-cell table:style-name="Tabela1.B5" office:value-type="string">
            <text:p text:style-name="P3"><text:span text:style-name="T3">GARÇON</text:span></text:p>
          </table:table-cell>
          <table:table-cell table:style-name="Tabela1.B5" office:value-type="string">
            <text:p text:style-name="P3"><text:span text:style-name="T3">DIVISAO DE APOIO ADMINISTRATIVO/DIRETORIA ADMINISTRATIVA</text:span></text:p>
          </table:table-cell>
          <table:table-cell table:style-name="Tabela1.E43" office:value-type="string">
            <text:p text:style-name="P4"><text:span text:style-name="T3">2.074,58</text:span></text:p>
          </table:table-cell>
          <table:table-cell table:style-name="Tabela1.E43" office:value-type="string">
            <text:p text:style-name="P4"><text:span text:style-name="T3">829,83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6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7.776,47</text:span></text:p>
          </table:table-cell>
          <table:table-cell table:style-name="Tabela1.E43" office:value-type="string">
            <text:p text:style-name="P4"><text:span text:style-name="T3">406,62</text:span></text:p>
          </table:table-cell>
          <table:table-cell table:style-name="Tabela1.E43" office:value-type="string">
            <text:p text:style-name="P4"><text:span text:style-name="T3">190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97,59</text:span></text:p>
          </table:table-cell>
          <table:table-cell table:style-name="Tabela1.E43" office:value-type="string">
            <text:p text:style-name="P4"><text:span text:style-name="T3">7.178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16</text:span></text:p>
          </table:table-cell>
          <table:table-cell table:style-name="Tabela1.B5" office:value-type="string">
            <text:p text:style-name="P3"><text:span text:style-name="T3">JOAO CRUZ LEANDRO DA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5</text:span></text:p>
          </table:table-cell>
          <table:table-cell table:style-name="Tabela1.B5" office:value-type="string">
            <text:p text:style-name="P3"><text:span text:style-name="T3">JOAO FRANCISCO GAGNO CAMPAGNAR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71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34,00</text:span></text:p>
          </table:table-cell>
          <table:table-cell table:style-name="Tabela1.E43" office:value-type="string">
            <text:p text:style-name="P4"><text:span text:style-name="T3">15.741,34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920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83,29</text:span></text:p>
          </table:table-cell>
          <table:table-cell table:style-name="Tabela1.E43" office:value-type="string">
            <text:p text:style-name="P4"><text:span text:style-name="T3">13.458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7</text:span></text:p>
          </table:table-cell>
          <table:table-cell table:style-name="Tabela1.B5" office:value-type="string">
            <text:p text:style-name="P3"><text:span text:style-name="T3">JOAO HENRIQUE DE MELO ELIA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UMBAUBA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76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85,71</text:span></text:p>
          </table:table-cell>
          <table:table-cell table:style-name="Tabela1.E43" office:value-type="string">
            <text:p text:style-name="P4"><text:span text:style-name="T3">16.893,06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2.439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57,81</text:span></text:p>
          </table:table-cell>
          <table:table-cell table:style-name="Tabela1.E43" office:value-type="string">
            <text:p text:style-name="P4"><text:span text:style-name="T3">13.035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7</text:span></text:p>
          </table:table-cell>
          <table:table-cell table:style-name="Tabela1.B5" office:value-type="string">
            <text:p text:style-name="P3"><text:span text:style-name="T3">JOAO LEOPOLDO DE ALBUQUERQUE MISSIAS</text:span></text:p>
          </table:table-cell>
          <table:table-cell table:style-name="Tabela1.B5" office:value-type="string">
            <text:p text:style-name="P3"><text:span text:style-name="T3">AGENTE ADMINISTRATIVO - requisitado</text:span></text:p>
          </table:table-cell>
          <table:table-cell table:style-name="Tabela1.B5" office:value-type="string">
            <text:p text:style-name="P3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9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588,25</text:span></text:p>
          </table:table-cell>
          <table:table-cell table:style-name="Tabela1.E43" office:value-type="string">
            <text:p text:style-name="P4"><text:span text:style-name="T3">155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5,33</text:span></text:p>
          </table:table-cell>
          <table:table-cell table:style-name="Tabela1.E43" office:value-type="string">
            <text:p text:style-name="P4"><text:span text:style-name="T3">3.432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7</text:span></text:p>
          </table:table-cell>
          <table:table-cell table:style-name="Tabela1.B5" office:value-type="string">
            <text:p text:style-name="P3"><text:span text:style-name="T3">JOAO PAULO SANTOS BISP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681,21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5,38</text:span></text:p>
          </table:table-cell>
          <table:table-cell table:style-name="Tabela1.E43" office:value-type="string">
            <text:p text:style-name="P4"><text:span text:style-name="T3">8.482,06</text:span></text:p>
          </table:table-cell>
          <table:table-cell table:style-name="Tabela1.E43" office:value-type="string">
            <text:p text:style-name="P4"><text:span text:style-name="T3">572,21</text:span></text:p>
          </table:table-cell>
          <table:table-cell table:style-name="Tabela1.E43" office:value-type="string">
            <text:p text:style-name="P4"><text:span text:style-name="T3">355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27,24</text:span></text:p>
          </table:table-cell>
          <table:table-cell table:style-name="Tabela1.E43" office:value-type="string">
            <text:p text:style-name="P4"><text:span text:style-name="T3">7.554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8</text:span></text:p>
          </table:table-cell>
          <table:table-cell table:style-name="Tabela1.B5" office:value-type="string">
            <text:p text:style-name="P3"><text:span text:style-name="T3">JOAO RAIMUNDO MOREIRA GUIMARA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9</text:span></text:p>
          </table:table-cell>
          <table:table-cell table:style-name="Tabela1.B5" office:value-type="string">
            <text:p text:style-name="P3"><text:span text:style-name="T3">JOAO RIBEIRO DE ALMEIDA NET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827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628,63</text:span></text:p>
          </table:table-cell>
          <table:table-cell table:style-name="Tabela1.E43" office:value-type="string">
            <text:p text:style-name="P4"><text:span text:style-name="T3">1.584,75</text:span></text:p>
          </table:table-cell>
          <table:table-cell table:style-name="Tabela1.E43" office:value-type="string">
            <text:p text:style-name="P4"><text:span text:style-name="T3">1.792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76,88</text:span></text:p>
          </table:table-cell>
          <table:table-cell table:style-name="Tabela1.E43" office:value-type="string">
            <text:p text:style-name="P4"><text:span text:style-name="T3">10.251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28</text:span></text:p>
          </table:table-cell>
          <table:table-cell table:style-name="Tabela1.B5" office:value-type="string">
            <text:p text:style-name="P3"><text:span text:style-name="T3">JOAO RICARDO ANDRADE CORT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1.207,88</text:span></text:p>
          </table:table-cell>
          <table:table-cell table:style-name="Tabela1.E43" office:value-type="string">
            <text:p text:style-name="P4"><text:span text:style-name="T3">1.885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41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3.196,99</text:span></text:p>
          </table:table-cell>
          <table:table-cell table:style-name="Tabela1.E43" office:value-type="string">
            <text:p text:style-name="P4"><text:span text:style-name="T3">845,51</text:span></text:p>
          </table:table-cell>
          <table:table-cell table:style-name="Tabela1.E43" office:value-type="string">
            <text:p text:style-name="P4"><text:span text:style-name="T3">1.736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81,82</text:span></text:p>
          </table:table-cell>
          <table:table-cell table:style-name="Tabela1.E43" office:value-type="string">
            <text:p text:style-name="P4"><text:span text:style-name="T3">10.615,17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1"/><text:span text:style-name="T3">2257</text:span></text:p>
          </table:table-cell>
          <table:table-cell table:style-name="Tabela1.B5" office:value-type="string">
            <text:p text:style-name="P3"><text:span text:style-name="T3">JOAO RICARDO CORREA DE OLIVEIRA E SILVA</text:span></text:p>
          </table:table-cell>
          <table:table-cell table:style-name="Tabela1.B5" office:value-type="string">
            <text:p text:style-name="P3"><text:span text:style-name="T3">Coordenador da Divisão de Gestão Orçamentária </text:span></text:p>
          </table:table-cell>
          <table:table-cell table:style-name="Tabela1.B5" office:value-type="string">
            <text:p text:style-name="P3"><text:span text:style-name="T3">DIVISAO DE GESTAO ORCAMENTAR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78,1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1.359,21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1.099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76,41</text:span></text:p>
          </table:table-cell>
          <table:table-cell table:style-name="Tabela1.E43" office:value-type="string">
            <text:p text:style-name="P4"><text:span text:style-name="T3">9.382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00</text:span></text:p>
          </table:table-cell>
          <table:table-cell table:style-name="Tabela1.B5" office:value-type="string">
            <text:p text:style-name="P3"><text:span text:style-name="T3">JOAO RODRIGUES DOS SANTO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4</text:span></text:p>
          </table:table-cell>
          <table:table-cell table:style-name="Tabela1.B5" office:value-type="string">
            <text:p text:style-name="P3"><text:span text:style-name="T3">JOAO RODRIGUES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047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544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713,14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67.902,22</text:span></text:p>
          </table:table-cell>
          <table:table-cell table:style-name="Tabela1.E43" office:value-type="string">
            <text:p text:style-name="P4"><text:span text:style-name="T3">5.426,08</text:span></text:p>
          </table:table-cell>
          <table:table-cell table:style-name="Tabela1.E43" office:value-type="string">
            <text:p text:style-name="P4"><text:span text:style-name="T3">9.024,73</text:span></text:p>
          </table:table-cell>
          <table:table-cell table:style-name="Tabela1.E43" office:value-type="string">
            <text:p text:style-name="P4"><text:span text:style-name="T3">7.819,91</text:span></text:p>
          </table:table-cell>
          <table:table-cell table:style-name="Tabela1.E43" office:value-type="string">
            <text:p text:style-name="P4"><text:span text:style-name="T3">22.270,72</text:span></text:p>
          </table:table-cell>
          <table:table-cell table:style-name="Tabela1.E43" office:value-type="string">
            <text:p text:style-name="P4"><text:span text:style-name="T3">45.631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0</text:span></text:p>
          </table:table-cell>
          <table:table-cell table:style-name="Tabela1.B5" office:value-type="string">
            <text:p text:style-name="P3"><text:span text:style-name="T3">JOAQUIM DANTAS CARDOSO NETO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821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,02</text:span></text:p>
          </table:table-cell>
          <table:table-cell table:style-name="Tabela1.E43" office:value-type="string">
            <text:p text:style-name="P4"><text:span text:style-name="T3">4.791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7</text:span></text:p>
          </table:table-cell>
          <table:table-cell table:style-name="Tabela1.B5" office:value-type="string">
            <text:p text:style-name="P3"><text:span text:style-name="T3">JOELMA LOPES CUSTODIO CRUZ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MEDICO/SG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45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60,01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8.242,40</text:span></text:p>
          </table:table-cell>
          <table:table-cell table:style-name="Tabela1.E43" office:value-type="string">
            <text:p text:style-name="P4"><text:span text:style-name="T3">665,33</text:span></text:p>
          </table:table-cell>
          <table:table-cell table:style-name="Tabela1.E43" office:value-type="string">
            <text:p text:style-name="P4"><text:span text:style-name="T3">423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88,68</text:span></text:p>
          </table:table-cell>
          <table:table-cell table:style-name="Tabela1.E43" office:value-type="string">
            <text:p text:style-name="P4"><text:span text:style-name="T3">7.153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4</text:span></text:p>
          </table:table-cell>
          <table:table-cell table:style-name="Tabela1.B5" office:value-type="string">
            <text:p text:style-name="P3"><text:span text:style-name="T3">JOELMA SOARES MACEDO DE SANTAN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MARUIM 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88,74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1.643,67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6.780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529,74</text:span></text:p>
          </table:table-cell>
          <table:table-cell table:style-name="Tabela1.E43" office:value-type="string">
            <text:p text:style-name="P4"><text:span text:style-name="T3">30.113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4</text:span></text:p>
          </table:table-cell>
          <table:table-cell table:style-name="Tabela1.B5" office:value-type="string">
            <text:p text:style-name="P3"><text:span text:style-name="T3">JOLIVIO ALVES SANTOS FILHO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1</text:span></text:p>
          </table:table-cell>
          <table:table-cell table:style-name="Tabela1.B5" office:value-type="string">
            <text:p text:style-name="P3"><text:span text:style-name="T3">JORGE MURILO SEIXAS DE SANTAN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3ª PROCURADORIA DE JUSTICA (2ª CAMARA CIVE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5.517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83,64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8.348,84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74.058,48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4.387,04</text:span></text:p>
          </table:table-cell>
          <table:table-cell table:style-name="Tabela1.E43" office:value-type="string">
            <text:p text:style-name="P4"><text:span text:style-name="T3">9.805,79</text:span></text:p>
          </table:table-cell>
          <table:table-cell table:style-name="Tabela1.E43" office:value-type="string">
            <text:p text:style-name="P4"><text:span text:style-name="T3">30.023,96</text:span></text:p>
          </table:table-cell>
          <table:table-cell table:style-name="Tabela1.E43" office:value-type="string">
            <text:p text:style-name="P4"><text:span text:style-name="T3">44.034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65</text:span></text:p>
          </table:table-cell>
          <table:table-cell table:style-name="Tabela1.B5" office:value-type="string">
            <text:p text:style-name="P3"><text:span text:style-name="T3">JORGIVAL LEANDRO DE SOUZ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GABINETE DE SEGURANCA INSTITUCIONAL - 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1</text:span></text:p>
          </table:table-cell>
          <table:table-cell table:style-name="Tabela1.B5" office:value-type="string">
            <text:p text:style-name="P3"><text:span text:style-name="T3">JORGIVALDO SILVA FEITOS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2</text:span></text:p>
          </table:table-cell>
          <table:table-cell table:style-name="Tabela1.B5" office:value-type="string">
            <text:p text:style-name="P3"><text:span text:style-name="T3">JOSE AGNALDO DOS SANTOS</text:span></text:p>
          </table:table-cell>
          <table:table-cell table:style-name="Tabela1.B5" office:value-type="string">
            <text:p text:style-name="P3"><text:span text:style-name="T3">AGENTE DE APOIO OPERACIONAL - requisitado</text:span></text:p>
          </table:table-cell>
          <table:table-cell table:style-name="Tabela1.B5" office:value-type="string">
            <text:p text:style-name="P3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9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4.166,25</text:span></text:p>
          </table:table-cell>
          <table:table-cell table:style-name="Tabela1.E43" office:value-type="string">
            <text:p text:style-name="P4"><text:span text:style-name="T3">116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6,36</text:span></text:p>
          </table:table-cell>
          <table:table-cell table:style-name="Tabela1.E43" office:value-type="string">
            <text:p text:style-name="P4"><text:span text:style-name="T3">4.049,8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4</text:span></text:p>
          </table:table-cell>
          <table:table-cell table:style-name="Tabela1.B5" office:value-type="string">
            <text:p text:style-name="P3"><text:span text:style-name="T3">JOSE AILTON NUNES DA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GESTÃO ESTRATEGICA E PROJETOS</text:span></text:p>
          </table:table-cell>
          <table:table-cell table:style-name="Tabela1.E43" office:value-type="string">
            <text:p text:style-name="P4"><text:span text:style-name="T3">4.829,81</text:span></text:p>
          </table:table-cell>
          <table:table-cell table:style-name="Tabela1.E43" office:value-type="string">
            <text:p text:style-name="P4"><text:span text:style-name="T3">860,01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12.768,48</text:span></text:p>
          </table:table-cell>
          <table:table-cell table:style-name="Tabela1.E43" office:value-type="string">
            <text:p text:style-name="P4"><text:span text:style-name="T3">796,57</text:span></text:p>
          </table:table-cell>
          <table:table-cell table:style-name="Tabela1.E43" office:value-type="string">
            <text:p text:style-name="P4"><text:span text:style-name="T3">1.391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87,60</text:span></text:p>
          </table:table-cell>
          <table:table-cell table:style-name="Tabela1.E43" office:value-type="string">
            <text:p text:style-name="P4"><text:span text:style-name="T3">10.580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1</text:span></text:p>
          </table:table-cell>
          <table:table-cell table:style-name="Tabela1.B5" office:value-type="string">
            <text:p text:style-name="P3"><text:span text:style-name="T3">JOSE ANCELMO DOS SANTO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6</text:span></text:p>
          </table:table-cell>
          <table:table-cell table:style-name="Tabela1.B5" office:value-type="string">
            <text:p text:style-name="P3"><text:span text:style-name="T3">JOSE ANCELMO OLIVEIR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5.386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5,44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15.222,23</text:span></text:p>
          </table:table-cell>
          <table:table-cell table:style-name="Tabela1.E43" office:value-type="string">
            <text:p text:style-name="P4"><text:span text:style-name="T3">1.559,71</text:span></text:p>
          </table:table-cell>
          <table:table-cell table:style-name="Tabela1.E43" office:value-type="string">
            <text:p text:style-name="P4"><text:span text:style-name="T3">1.908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67,79</text:span></text:p>
          </table:table-cell>
          <table:table-cell table:style-name="Tabela1.E43" office:value-type="string">
            <text:p text:style-name="P4"><text:span text:style-name="T3">11.754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8</text:span></text:p>
          </table:table-cell>
          <table:table-cell table:style-name="Tabela1.B5" office:value-type="string">
            <text:p text:style-name="P3"><text:span text:style-name="T3">JOSE ANDRADE JUNIOR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TRIAGEM TECNICA - COORDENADORIA-GERAL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5.015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23.656,64</text:span></text:p>
          </table:table-cell>
          <table:table-cell table:style-name="Tabela1.E43" office:value-type="string">
            <text:p text:style-name="P4"><text:span text:style-name="T3">2.907,75</text:span></text:p>
          </table:table-cell>
          <table:table-cell table:style-name="Tabela1.E43" office:value-type="string">
            <text:p text:style-name="P4"><text:span text:style-name="T3">3.922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830,54</text:span></text:p>
          </table:table-cell>
          <table:table-cell table:style-name="Tabela1.E43" office:value-type="string">
            <text:p text:style-name="P4"><text:span text:style-name="T3">16.826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89</text:span></text:p>
          </table:table-cell>
          <table:table-cell table:style-name="Tabela1.B5" office:value-type="string">
            <text:p text:style-name="P3"><text:span text:style-name="T3">JOSE ANTONIO DA HOR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18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1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29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29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9</text:span></text:p>
          </table:table-cell>
          <table:table-cell table:style-name="Tabela1.B5" office:value-type="string">
            <text:p text:style-name="P3"><text:span text:style-name="T3">JOSE APARECIDO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5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5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42</text:span></text:p>
          </table:table-cell>
          <table:table-cell table:style-name="Tabela1.B5" office:value-type="string">
            <text:p text:style-name="P3"><text:span text:style-name="T3">JOSE ARNALDO DOS SANTOS JUNIOR</text:span></text:p>
          </table:table-cell>
          <table:table-cell table:style-name="Tabela1.B5" office:value-type="string">
            <text:p text:style-name="P3"><text:span text:style-name="T3">2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7</text:span></text:p>
          </table:table-cell>
          <table:table-cell table:style-name="Tabela1.B5" office:value-type="string">
            <text:p text:style-name="P3"><text:span text:style-name="T3">JOSE AUGUSTO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3</text:span></text:p>
          </table:table-cell>
          <table:table-cell table:style-name="Tabela1.B5" office:value-type="string">
            <text:p text:style-name="P3"><text:span text:style-name="T3">JOSE AUGUSTO RAMOS DA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11</text:span></text:p>
          </table:table-cell>
          <table:table-cell table:style-name="Tabela1.B5" office:value-type="string">
            <text:p text:style-name="P3"><text:span text:style-name="T3">JOSE BIZERRA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8</text:span></text:p>
          </table:table-cell>
          <table:table-cell table:style-name="Tabela1.B5" office:value-type="string">
            <text:p text:style-name="P3"><text:span text:style-name="T3">JOSE BONIFACIO DA SILVA JUNIOR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103,74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5.197,80</text:span></text:p>
          </table:table-cell>
          <table:table-cell table:style-name="Tabela1.E43" office:value-type="string">
            <text:p text:style-name="P4"><text:span text:style-name="T3">1.623,38</text:span></text:p>
          </table:table-cell>
          <table:table-cell table:style-name="Tabela1.E43" office:value-type="string">
            <text:p text:style-name="P4"><text:span text:style-name="T3">2.213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36,41</text:span></text:p>
          </table:table-cell>
          <table:table-cell table:style-name="Tabela1.E43" office:value-type="string">
            <text:p text:style-name="P4"><text:span text:style-name="T3">11.361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9</text:span></text:p>
          </table:table-cell>
          <table:table-cell table:style-name="Tabela1.B5" office:value-type="string">
            <text:p text:style-name="P3"><text:span text:style-name="T3">JOSE CARLOS ALVES SANTOS</text:span></text:p>
          </table:table-cell>
          <table:table-cell table:style-name="Tabela1.B5" office:value-type="string">
            <text:p text:style-name="P3"><text:span text:style-name="T3">SUBTENENTE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</text:span></text:p>
          </table:table-cell>
          <table:table-cell table:style-name="Tabela1.B5" office:value-type="string">
            <text:p text:style-name="P3"><text:span text:style-name="T3">JOSE CARLOS DE OLIVEIRA FILH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13.361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7.169,76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67.458,61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16.470,56</text:span></text:p>
          </table:table-cell>
          <table:table-cell table:style-name="Tabela1.E43" office:value-type="string">
            <text:p text:style-name="P4"><text:span text:style-name="T3">32.870,73</text:span></text:p>
          </table:table-cell>
          <table:table-cell table:style-name="Tabela1.E43" office:value-type="string">
            <text:p text:style-name="P4"><text:span text:style-name="T3">34.587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1</text:span></text:p>
          </table:table-cell>
          <table:table-cell table:style-name="Tabela1.B5" office:value-type="string">
            <text:p text:style-name="P3"><text:span text:style-name="T3">JOSE CARLOS DOS SANTOS</text:span></text:p>
          </table:table-cell>
          <table:table-cell table:style-name="Tabela1.B5" office:value-type="string">
            <text:p text:style-name="P3"><text:span text:style-name="T3">MOTORISTA - requisitado</text:span></text:p>
          </table:table-cell>
          <table:table-cell table:style-name="Tabela1.B5" office:value-type="string">
            <text:p text:style-name="P3"><text:span text:style-name="T3">SETOR DE TRANSPORTE/DIVISÃO DE APOIO ADMINISTRATIVO/DIRETORIA ADMINISTRATIVA</text:span></text:p>
          </table:table-cell>
          <table:table-cell table:style-name="Tabela1.E43" office:value-type="string">
            <text:p text:style-name="P4"><text:span text:style-name="T3">2.271,39</text:span></text:p>
          </table:table-cell>
          <table:table-cell table:style-name="Tabela1.E43" office:value-type="string">
            <text:p text:style-name="P4"><text:span text:style-name="T3">1.833,52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87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8.957,50</text:span></text:p>
          </table:table-cell>
          <table:table-cell table:style-name="Tabela1.E43" office:value-type="string">
            <text:p text:style-name="P4"><text:span text:style-name="T3">387,15</text:span></text:p>
          </table:table-cell>
          <table:table-cell table:style-name="Tabela1.E43" office:value-type="string">
            <text:p text:style-name="P4"><text:span text:style-name="T3">455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42,75</text:span></text:p>
          </table:table-cell>
          <table:table-cell table:style-name="Tabela1.E43" office:value-type="string">
            <text:p text:style-name="P4"><text:span text:style-name="T3">8.114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8</text:span></text:p>
          </table:table-cell>
          <table:table-cell table:style-name="Tabela1.B5" office:value-type="string">
            <text:p text:style-name="P3"><text:span text:style-name="T3">JOSE CARLOS MELO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438,31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1.300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61,12</text:span></text:p>
          </table:table-cell>
          <table:table-cell table:style-name="Tabela1.E43" office:value-type="string">
            <text:p text:style-name="P4"><text:span text:style-name="T3">9.277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6</text:span></text:p>
          </table:table-cell>
          <table:table-cell table:style-name="Tabela1.B5" office:value-type="string">
            <text:p text:style-name="P3"><text:span text:style-name="T3">JOSE CESAR NOBREGA CAVALCANTE JUNI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BOQUIM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1.046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85,71</text:span></text:p>
          </table:table-cell>
          <table:table-cell table:style-name="Tabela1.E43" office:value-type="string">
            <text:p text:style-name="P4"><text:span text:style-name="T3">11.410,02</text:span></text:p>
          </table:table-cell>
          <table:table-cell table:style-name="Tabela1.E43" office:value-type="string">
            <text:p text:style-name="P4"><text:span text:style-name="T3">1.123,40</text:span></text:p>
          </table:table-cell>
          <table:table-cell table:style-name="Tabela1.E43" office:value-type="string">
            <text:p text:style-name="P4"><text:span text:style-name="T3">96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84,05</text:span></text:p>
          </table:table-cell>
          <table:table-cell table:style-name="Tabela1.E43" office:value-type="string">
            <text:p text:style-name="P4"><text:span text:style-name="T3">9.325,9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51</text:span></text:p>
          </table:table-cell>
          <table:table-cell table:style-name="Tabela1.B5" office:value-type="string">
            <text:p text:style-name="P3"><text:span text:style-name="T3">JOSE CLAUDINO DA ROCHA SALES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SETOR DE TRANSPORTE/DIVISÃO DE APOIO ADMINISTRATIVO/DIRETORIA ADMINISTRATIVA</text:span></text:p>
          </table:table-cell>
          <table:table-cell table:style-name="Tabela1.E43" office:value-type="string">
            <text:p text:style-name="P4"><text:span text:style-name="T3">1.957,15</text:span></text:p>
          </table:table-cell>
          <table:table-cell table:style-name="Tabela1.E43" office:value-type="string">
            <text:p text:style-name="P4"><text:span text:style-name="T3">1.592,64</text:span></text:p>
          </table:table-cell>
          <table:table-cell table:style-name="Tabela1.E43" office:value-type="string">
            <text:p text:style-name="P4"><text:span text:style-name="T3">175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7.231,65</text:span></text:p>
          </table:table-cell>
          <table:table-cell table:style-name="Tabela1.E43" office:value-type="string">
            <text:p text:style-name="P4"><text:span text:style-name="T3">496,97</text:span></text:p>
          </table:table-cell>
          <table:table-cell table:style-name="Tabela1.E43" office:value-type="string">
            <text:p text:style-name="P4"><text:span text:style-name="T3">109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6,22</text:span></text:p>
          </table:table-cell>
          <table:table-cell table:style-name="Tabela1.E43" office:value-type="string">
            <text:p text:style-name="P4"><text:span text:style-name="T3">6.625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52</text:span></text:p>
          </table:table-cell>
          <table:table-cell table:style-name="Tabela1.B5" office:value-type="string">
            <text:p text:style-name="P3"><text:span text:style-name="T3">JOSE CLAUDIO CARDOSO DOS SANTOS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SETOR DE TRANSPORTE/DIVISÃO DE APOIO ADMINISTRATIVO/DIRETORIA ADMINISTRATIVA</text:span></text:p>
          </table:table-cell>
          <table:table-cell table:style-name="Tabela1.E43" office:value-type="string">
            <text:p text:style-name="P4"><text:span text:style-name="T3">2.199,05</text:span></text:p>
          </table:table-cell>
          <table:table-cell table:style-name="Tabela1.E43" office:value-type="string">
            <text:p text:style-name="P4"><text:span text:style-name="T3">879,62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31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7.975,12</text:span></text:p>
          </table:table-cell>
          <table:table-cell table:style-name="Tabela1.E43" office:value-type="string">
            <text:p text:style-name="P4"><text:span text:style-name="T3">431,01</text:span></text:p>
          </table:table-cell>
          <table:table-cell table:style-name="Tabela1.E43" office:value-type="string">
            <text:p text:style-name="P4"><text:span text:style-name="T3">235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66,03</text:span></text:p>
          </table:table-cell>
          <table:table-cell table:style-name="Tabela1.E43" office:value-type="string">
            <text:p text:style-name="P4"><text:span text:style-name="T3">7.309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9</text:span></text:p>
          </table:table-cell>
          <table:table-cell table:style-name="Tabela1.B5" office:value-type="string">
            <text:p text:style-name="P3"><text:span text:style-name="T3">JOSE CLAUDIO DE MATOS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280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5,38</text:span></text:p>
          </table:table-cell>
          <table:table-cell table:style-name="Tabela1.E43" office:value-type="string">
            <text:p text:style-name="P4"><text:span text:style-name="T3">9.837,13</text:span></text:p>
          </table:table-cell>
          <table:table-cell table:style-name="Tabela1.E43" office:value-type="string">
            <text:p text:style-name="P4"><text:span text:style-name="T3">896,25</text:span></text:p>
          </table:table-cell>
          <table:table-cell table:style-name="Tabela1.E43" office:value-type="string">
            <text:p text:style-name="P4"><text:span text:style-name="T3">5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1,03</text:span></text:p>
          </table:table-cell>
          <table:table-cell table:style-name="Tabela1.E43" office:value-type="string">
            <text:p text:style-name="P4"><text:span text:style-name="T3">8.416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9</text:span></text:p>
          </table:table-cell>
          <table:table-cell table:style-name="Tabela1.B5" office:value-type="string">
            <text:p text:style-name="P3"><text:span text:style-name="T3">JOSE COSTA CAVALCANTE JUNIOR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CENTRO DE APOIO OPERACIONAL DOS DIREITOS A EDUCACAO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1.547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20.189,08</text:span></text:p>
          </table:table-cell>
          <table:table-cell table:style-name="Tabela1.E43" office:value-type="string">
            <text:p text:style-name="P4"><text:span text:style-name="T3">2.422,29</text:span></text:p>
          </table:table-cell>
          <table:table-cell table:style-name="Tabela1.E43" office:value-type="string">
            <text:p text:style-name="P4"><text:span text:style-name="T3">2.725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47,77</text:span></text:p>
          </table:table-cell>
          <table:table-cell table:style-name="Tabela1.E43" office:value-type="string">
            <text:p text:style-name="P4"><text:span text:style-name="T3">15.041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1</text:span></text:p>
          </table:table-cell>
          <table:table-cell table:style-name="Tabela1.B5" office:value-type="string">
            <text:p text:style-name="P3"><text:span text:style-name="T3">JOSE DE FARO MENEZES NETO</text:span></text:p>
          </table:table-cell>
          <table:table-cell table:style-name="Tabela1.B5" office:value-type="string">
            <text:p text:style-name="P3"><text:span text:style-name="T3">ADMINISTRADOR</text:span></text:p>
          </table:table-cell>
          <table:table-cell table:style-name="Tabela1.B5" office:value-type="string">
            <text:p text:style-name="P3"><text:span text:style-name="T3">TRIAGEM TECNICA - COORDENADORIA-GERAL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0.808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34.817,21</text:span></text:p>
          </table:table-cell>
          <table:table-cell table:style-name="Tabela1.E43" office:value-type="string">
            <text:p text:style-name="P4"><text:span text:style-name="T3">4.470,23</text:span></text:p>
          </table:table-cell>
          <table:table-cell table:style-name="Tabela1.E43" office:value-type="string">
            <text:p text:style-name="P4"><text:span text:style-name="T3">6.666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36,76</text:span></text:p>
          </table:table-cell>
          <table:table-cell table:style-name="Tabela1.E43" office:value-type="string">
            <text:p text:style-name="P4"><text:span text:style-name="T3">23.680,4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6</text:span></text:p>
          </table:table-cell>
          <table:table-cell table:style-name="Tabela1.B5" office:value-type="string">
            <text:p text:style-name="P3"><text:span text:style-name="T3">JOSE DE OLIVEIRA FREITA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36</text:span></text:p>
          </table:table-cell>
          <table:table-cell table:style-name="Tabela1.B5" office:value-type="string">
            <text:p text:style-name="P3"><text:span text:style-name="T3">JOSE DE OLIVEIRA FREITAS JUNIOR</text:span></text:p>
          </table:table-cell>
          <table:table-cell table:style-name="Tabela1.B5" office:value-type="string">
            <text:p text:style-name="P3"><text:span text:style-name="T3">ASSESSOR DO GAB. DO PROC. G. DE JUSTIÇA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7.067,72</text:span></text:p>
          </table:table-cell>
          <table:table-cell table:style-name="Tabela1.E43" office:value-type="string">
            <text:p text:style-name="P4"><text:span text:style-name="T3">447,18</text:span></text:p>
          </table:table-cell>
          <table:table-cell table:style-name="Tabela1.E43" office:value-type="string">
            <text:p text:style-name="P4"><text:span text:style-name="T3">203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0,66</text:span></text:p>
          </table:table-cell>
          <table:table-cell table:style-name="Tabela1.E43" office:value-type="string">
            <text:p text:style-name="P4"><text:span text:style-name="T3">6.417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7</text:span></text:p>
          </table:table-cell>
          <table:table-cell table:style-name="Tabela1.B5" office:value-type="string">
            <text:p text:style-name="P3"><text:span text:style-name="T3">JOSE DENILTON NASCIMENTO DE JESUS</text:span></text:p>
          </table:table-cell>
          <table:table-cell table:style-name="Tabela1.B5" office:value-type="string">
            <text:p text:style-name="P3"><text:span text:style-name="T3">1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5.18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,03</text:span></text:p>
          </table:table-cell>
          <table:table-cell table:style-name="Tabela1.E43" office:value-type="string">
            <text:p text:style-name="P4"><text:span text:style-name="T3">5.171,9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4</text:span></text:p>
          </table:table-cell>
          <table:table-cell table:style-name="Tabela1.B5" office:value-type="string">
            <text:p text:style-name="P3"><text:span text:style-name="T3">JOSE DERNIVAL DA SILVA SANTOS FILHO</text:span></text:p>
          </table:table-cell>
          <table:table-cell table:style-name="Tabela1.B5" office:value-type="string">
            <text:p text:style-name="P3"><text:span text:style-name="T3">ASSESSOR DO COORDENADOR DA DIVISAO DE PATRIMONIO</text:span></text:p>
          </table:table-cell>
          <table:table-cell table:style-name="Tabela1.B5" office:value-type="string">
            <text:p text:style-name="P3"><text:span text:style-name="T3">DIVISAO DE PATRIMONIO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6.407,52</text:span></text:p>
          </table:table-cell>
          <table:table-cell table:style-name="Tabela1.E43" office:value-type="string">
            <text:p text:style-name="P4"><text:span text:style-name="T3">325,51</text:span></text:p>
          </table:table-cell>
          <table:table-cell table:style-name="Tabela1.E43" office:value-type="string">
            <text:p text:style-name="P4"><text:span text:style-name="T3">78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3,99</text:span></text:p>
          </table:table-cell>
          <table:table-cell table:style-name="Tabela1.E43" office:value-type="string">
            <text:p text:style-name="P4"><text:span text:style-name="T3">6.00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2</text:span></text:p>
          </table:table-cell>
          <table:table-cell table:style-name="Tabela1.B5" office:value-type="string">
            <text:p text:style-name="P3"><text:span text:style-name="T3">JOSE EDSON CARDOSO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9</text:span></text:p>
          </table:table-cell>
          <table:table-cell table:style-name="Tabela1.B5" office:value-type="string">
            <text:p text:style-name="P3"><text:span text:style-name="T3">JOSE ELIAS PINHO DE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7</text:span></text:p>
          </table:table-cell>
          <table:table-cell table:style-name="Tabela1.B5" office:value-type="string">
            <text:p text:style-name="P3"><text:span text:style-name="T3">JOSE ELIAS PINHO DE OLIVEIRA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GABINETE DO SUBPROCURADOR-GERAL DE JUSTIÇ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5.663,16</text:span></text:p>
          </table:table-cell>
          <table:table-cell table:style-name="Tabela1.E43" office:value-type="string">
            <text:p text:style-name="P4"><text:span text:style-name="T3">440,25</text:span></text:p>
          </table:table-cell>
          <table:table-cell table:style-name="Tabela1.E43" office:value-type="string">
            <text:p text:style-name="P4"><text:span text:style-name="T3">216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7,06</text:span></text:p>
          </table:table-cell>
          <table:table-cell table:style-name="Tabela1.E43" office:value-type="string">
            <text:p text:style-name="P4"><text:span text:style-name="T3">5.006,10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2358</text:span></text:p>
          </table:table-cell>
          <table:table-cell table:style-name="Tabela1.B5" office:value-type="string">
            <text:p text:style-name="P3"><text:span text:style-name="T3">JOSE ERNILDO FELIX</text:span></text:p>
          </table:table-cell>
          <table:table-cell table:style-name="Tabela1.B5" office:value-type="string">
            <text:p text:style-name="P3"><text:span text:style-name="T3">SUBTENENTE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7</text:span></text:p>
          </table:table-cell>
          <table:table-cell table:style-name="Tabela1.B5" office:value-type="string">
            <text:p text:style-name="P3"><text:span text:style-name="T3">JOSE FERNANDO DOS SANTOS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2.579,68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1.501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6,19</text:span></text:p>
          </table:table-cell>
          <table:table-cell table:style-name="Tabela1.E43" office:value-type="string">
            <text:p text:style-name="P4"><text:span text:style-name="T3">10.253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53</text:span></text:p>
          </table:table-cell>
          <table:table-cell table:style-name="Tabela1.B5" office:value-type="string">
            <text:p text:style-name="P3"><text:span text:style-name="T3">JOSE LUCAS CARVALHO RIBEIRO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SETOR DE TRANSPORTE/DIVISÃO DE APOIO ADMINISTRATIVO/DIRETORIA ADMINISTRATIVA</text:span></text:p>
          </table:table-cell>
          <table:table-cell table:style-name="Tabela1.E43" office:value-type="string">
            <text:p text:style-name="P4"><text:span text:style-name="T3">2.074,58</text:span></text:p>
          </table:table-cell>
          <table:table-cell table:style-name="Tabela1.E43" office:value-type="string">
            <text:p text:style-name="P4"><text:span text:style-name="T3">829,83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87,95</text:span></text:p>
          </table:table-cell>
          <table:table-cell table:style-name="Tabela1.E43" office:value-type="string">
            <text:p text:style-name="P4"><text:span text:style-name="T3">406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9.064,42</text:span></text:p>
          </table:table-cell>
          <table:table-cell table:style-name="Tabela1.E43" office:value-type="string">
            <text:p text:style-name="P4"><text:span text:style-name="T3">406,62</text:span></text:p>
          </table:table-cell>
          <table:table-cell table:style-name="Tabela1.E43" office:value-type="string">
            <text:p text:style-name="P4"><text:span text:style-name="T3">479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86,27</text:span></text:p>
          </table:table-cell>
          <table:table-cell table:style-name="Tabela1.E43" office:value-type="string">
            <text:p text:style-name="P4"><text:span text:style-name="T3">8.178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6</text:span></text:p>
          </table:table-cell>
          <table:table-cell table:style-name="Tabela1.B5" office:value-type="string">
            <text:p text:style-name="P3"><text:span text:style-name="T3">JOSE LUCAS DA SILVA GOI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ESTANCI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645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5.342,53</text:span></text:p>
          </table:table-cell>
          <table:table-cell table:style-name="Tabela1.E43" office:value-type="string">
            <text:p text:style-name="P4"><text:span text:style-name="T3">5.229,83</text:span></text:p>
          </table:table-cell>
          <table:table-cell table:style-name="Tabela1.E43" office:value-type="string">
            <text:p text:style-name="P4"><text:span text:style-name="T3">9.130,84</text:span></text:p>
          </table:table-cell>
          <table:table-cell table:style-name="Tabela1.E43" office:value-type="string">
            <text:p text:style-name="P4"><text:span text:style-name="T3">1.061,61</text:span></text:p>
          </table:table-cell>
          <table:table-cell table:style-name="Tabela1.E43" office:value-type="string">
            <text:p text:style-name="P4"><text:span text:style-name="T3">15.422,28</text:span></text:p>
          </table:table-cell>
          <table:table-cell table:style-name="Tabela1.E43" office:value-type="string">
            <text:p text:style-name="P4"><text:span text:style-name="T3">29.920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7</text:span></text:p>
          </table:table-cell>
          <table:table-cell table:style-name="Tabela1.B5" office:value-type="string">
            <text:p text:style-name="P3"><text:span text:style-name="T3">JOSE LUCAS SANTOS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ASSESSORIA DA CORREGEDORIA GERAL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041,27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7.051,29</text:span></text:p>
          </table:table-cell>
          <table:table-cell table:style-name="Tabela1.E43" office:value-type="string">
            <text:p text:style-name="P4"><text:span text:style-name="T3">1.531,49</text:span></text:p>
          </table:table-cell>
          <table:table-cell table:style-name="Tabela1.E43" office:value-type="string">
            <text:p text:style-name="P4"><text:span text:style-name="T3">2.64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75,23</text:span></text:p>
          </table:table-cell>
          <table:table-cell table:style-name="Tabela1.E43" office:value-type="string">
            <text:p text:style-name="P4"><text:span text:style-name="T3">12.876,06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2"/><text:span text:style-name="T3">2390</text:span></text:p>
          </table:table-cell>
          <table:table-cell table:style-name="Tabela1.B5" office:value-type="string">
            <text:p text:style-name="P3"><text:span text:style-name="T3">JOSE LUIS DA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18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18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18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2</text:span></text:p>
          </table:table-cell>
          <table:table-cell table:style-name="Tabela1.B5" office:value-type="string">
            <text:p text:style-name="P3"><text:span text:style-name="T3">JOSE MAGALHAES DE SANTAN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2</text:span></text:p>
          </table:table-cell>
          <table:table-cell table:style-name="Tabela1.B5" office:value-type="string">
            <text:p text:style-name="P3"><text:span text:style-name="T3">JOSE MARCOS SANTOS CHAGA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8</text:span></text:p>
          </table:table-cell>
          <table:table-cell table:style-name="Tabela1.B5" office:value-type="string">
            <text:p text:style-name="P3"><text:span text:style-name="T3">JOSE MARIO DA CRUZ COSTA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6.563,58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2.55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75,02</text:span></text:p>
          </table:table-cell>
          <table:table-cell table:style-name="Tabela1.E43" office:value-type="string">
            <text:p text:style-name="P4"><text:span text:style-name="T3">12.588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2</text:span></text:p>
          </table:table-cell>
          <table:table-cell table:style-name="Tabela1.B5" office:value-type="string">
            <text:p text:style-name="P3"><text:span text:style-name="T3">JOSE MARLUCIO MONTEIRO FERREIRA</text:span></text:p>
          </table:table-cell>
          <table:table-cell table:style-name="Tabela1.B5" office:value-type="string">
            <text:p text:style-name="P3"><text:span text:style-name="T3">Coordenador da Div. Perícia Contábil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10.200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746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09,15</text:span></text:p>
          </table:table-cell>
          <table:table-cell table:style-name="Tabela1.E43" office:value-type="string">
            <text:p text:style-name="P4"><text:span text:style-name="T3">8.690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0</text:span></text:p>
          </table:table-cell>
          <table:table-cell table:style-name="Tabela1.B5" office:value-type="string">
            <text:p text:style-name="P3"><text:span text:style-name="T3">JOSE MICAEL BISPO RODRIGU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PROPRIA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5,38</text:span></text:p>
          </table:table-cell>
          <table:table-cell table:style-name="Tabela1.E43" office:value-type="string">
            <text:p text:style-name="P4"><text:span text:style-name="T3">7.918,76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179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07,19</text:span></text:p>
          </table:table-cell>
          <table:table-cell table:style-name="Tabela1.E43" office:value-type="string">
            <text:p text:style-name="P4"><text:span text:style-name="T3">7.111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</text:span></text:p>
          </table:table-cell>
          <table:table-cell table:style-name="Tabela1.B5" office:value-type="string">
            <text:p text:style-name="P3"><text:span text:style-name="T3">JOSE RENATO LIMA SAMPAI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4</text:span></text:p>
          </table:table-cell>
          <table:table-cell table:style-name="Tabela1.B5" office:value-type="string">
            <text:p text:style-name="P3"><text:span text:style-name="T3">JOSE RICARDO ALVES DE JESUS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4</text:span></text:p>
          </table:table-cell>
          <table:table-cell table:style-name="Tabela1.B5" office:value-type="string">
            <text:p text:style-name="P3"><text:span text:style-name="T3">JOSE ROBERTO NASCIMENTO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46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10</text:span></text:p>
          </table:table-cell>
          <table:table-cell table:style-name="Tabela1.B5" office:value-type="string">
            <text:p text:style-name="P3"><text:span text:style-name="T3">JOSE RONALDO DE JESU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1.207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01,87</text:span></text:p>
          </table:table-cell>
          <table:table-cell table:style-name="Tabela1.E43" office:value-type="string">
            <text:p text:style-name="P4"><text:span text:style-name="T3">9.041,26</text:span></text:p>
          </table:table-cell>
          <table:table-cell table:style-name="Tabela1.E43" office:value-type="string">
            <text:p text:style-name="P4"><text:span text:style-name="T3">845,51</text:span></text:p>
          </table:table-cell>
          <table:table-cell table:style-name="Tabela1.E43" office:value-type="string">
            <text:p text:style-name="P4"><text:span text:style-name="T3">491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6,73</text:span></text:p>
          </table:table-cell>
          <table:table-cell table:style-name="Tabela1.E43" office:value-type="string">
            <text:p text:style-name="P4"><text:span text:style-name="T3">7.704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</text:span></text:p>
          </table:table-cell>
          <table:table-cell table:style-name="Tabela1.B5" office:value-type="string">
            <text:p text:style-name="P3"><text:span text:style-name="T3">JOSE RONY SILVA ALMEID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047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4.149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71.151,15</text:span></text:p>
          </table:table-cell>
          <table:table-cell table:style-name="Tabela1.E43" office:value-type="string">
            <text:p text:style-name="P4"><text:span text:style-name="T3">5.42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63,34</text:span></text:p>
          </table:table-cell>
          <table:table-cell table:style-name="Tabela1.E43" office:value-type="string">
            <text:p text:style-name="P4"><text:span text:style-name="T3">7.889,42</text:span></text:p>
          </table:table-cell>
          <table:table-cell table:style-name="Tabela1.E43" office:value-type="string">
            <text:p text:style-name="P4"><text:span text:style-name="T3">63.261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4</text:span></text:p>
          </table:table-cell>
          <table:table-cell table:style-name="Tabela1.B5" office:value-type="string">
            <text:p text:style-name="P3"><text:span text:style-name="T3">JOSE SACRAMENTO DOS SANTOS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7</text:span></text:p>
          </table:table-cell>
          <table:table-cell table:style-name="Tabela1.B5" office:value-type="string">
            <text:p text:style-name="P3"><text:span text:style-name="T3">JOSE VICTOR SOARES ROCHA DOS SANTOS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</text:span></text:p>
          </table:table-cell>
          <table:table-cell table:style-name="Tabela1.B5" office:value-type="string">
            <text:p text:style-name="P3"><text:span text:style-name="T3">JOSENIAS FRANCA DO NASCIMENT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6.500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5.638,49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59.066,32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8.078,27</text:span></text:p>
          </table:table-cell>
          <table:table-cell table:style-name="Tabela1.E43" office:value-type="string">
            <text:p text:style-name="P4"><text:span text:style-name="T3">24.478,44</text:span></text:p>
          </table:table-cell>
          <table:table-cell table:style-name="Tabela1.E43" office:value-type="string">
            <text:p text:style-name="P4"><text:span text:style-name="T3">34.587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41</text:span></text:p>
          </table:table-cell>
          <table:table-cell table:style-name="Tabela1.B5" office:value-type="string">
            <text:p text:style-name="P3"><text:span text:style-name="T3">JUAELITON DOS SANTOS CAMP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6</text:span></text:p>
          </table:table-cell>
          <table:table-cell table:style-name="Tabela1.B5" office:value-type="string">
            <text:p text:style-name="P3"><text:span text:style-name="T3">JUCIARA REI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INDIAROBA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16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4,71</text:span></text:p>
          </table:table-cell>
          <table:table-cell table:style-name="Tabela1.E43" office:value-type="string">
            <text:p text:style-name="P4"><text:span text:style-name="T3">6.438,61</text:span></text:p>
          </table:table-cell>
          <table:table-cell table:style-name="Tabela1.E43" office:value-type="string">
            <text:p text:style-name="P4"><text:span text:style-name="T3">472,35</text:span></text:p>
          </table:table-cell>
          <table:table-cell table:style-name="Tabela1.E43" office:value-type="string">
            <text:p text:style-name="P4"><text:span text:style-name="T3">56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8,84</text:span></text:p>
          </table:table-cell>
          <table:table-cell table:style-name="Tabela1.E43" office:value-type="string">
            <text:p text:style-name="P4"><text:span text:style-name="T3">5.909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2</text:span></text:p>
          </table:table-cell>
          <table:table-cell table:style-name="Tabela1.B5" office:value-type="string">
            <text:p text:style-name="P3"><text:span text:style-name="T3">JULIANA CHECCUCCI CARBALLAL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625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83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1.141,52</text:span></text:p>
          </table:table-cell>
          <table:table-cell table:style-name="Tabela1.E43" office:value-type="string">
            <text:p text:style-name="P4"><text:span text:style-name="T3">77.717,37</text:span></text:p>
          </table:table-cell>
          <table:table-cell table:style-name="Tabela1.E43" office:value-type="string">
            <text:p text:style-name="P4"><text:span text:style-name="T3">5.226,99</text:span></text:p>
          </table:table-cell>
          <table:table-cell table:style-name="Tabela1.E43" office:value-type="string">
            <text:p text:style-name="P4"><text:span text:style-name="T3">12.897,48</text:span></text:p>
          </table:table-cell>
          <table:table-cell table:style-name="Tabela1.E43" office:value-type="string">
            <text:p text:style-name="P4"><text:span text:style-name="T3">1.041,29</text:span></text:p>
          </table:table-cell>
          <table:table-cell table:style-name="Tabela1.E43" office:value-type="string">
            <text:p text:style-name="P4"><text:span text:style-name="T3">19.165,76</text:span></text:p>
          </table:table-cell>
          <table:table-cell table:style-name="Tabela1.E43" office:value-type="string">
            <text:p text:style-name="P4"><text:span text:style-name="T3">58.551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1</text:span></text:p>
          </table:table-cell>
          <table:table-cell table:style-name="Tabela1.B5" office:value-type="string">
            <text:p text:style-name="P3"><text:span text:style-name="T3">JULIANA COUTO VASCONCEL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5ª PROCURADORIA DE JUSTICA (1ª CAMARA CIVEL)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4.004,85</text:span></text:p>
          </table:table-cell>
          <table:table-cell table:style-name="Tabela1.E43" office:value-type="string">
            <text:p text:style-name="P4"><text:span text:style-name="T3">8.346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0.409,66</text:span></text:p>
          </table:table-cell>
          <table:table-cell table:style-name="Tabela1.E43" office:value-type="string">
            <text:p text:style-name="P4"><text:span text:style-name="T3">1.320,69</text:span></text:p>
          </table:table-cell>
          <table:table-cell table:style-name="Tabela1.E43" office:value-type="string">
            <text:p text:style-name="P4"><text:span text:style-name="T3">3.536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57,67</text:span></text:p>
          </table:table-cell>
          <table:table-cell table:style-name="Tabela1.E43" office:value-type="string">
            <text:p text:style-name="P4"><text:span text:style-name="T3">15.551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7</text:span></text:p>
          </table:table-cell>
          <table:table-cell table:style-name="Tabela1.B5" office:value-type="string">
            <text:p text:style-name="P3"><text:span text:style-name="T3">JULIANA DA COSTA MACIEL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0.828,51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99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66,24</text:span></text:p>
          </table:table-cell>
          <table:table-cell table:style-name="Tabela1.E43" office:value-type="string">
            <text:p text:style-name="P4"><text:span text:style-name="T3">8.862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9</text:span></text:p>
          </table:table-cell>
          <table:table-cell table:style-name="Tabela1.B5" office:value-type="string">
            <text:p text:style-name="P3"><text:span text:style-name="T3">JULIANA DAYSE FREITAS DO SACRAMENTO AQUIN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1.207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8.348,39</text:span></text:p>
          </table:table-cell>
          <table:table-cell table:style-name="Tabela1.E43" office:value-type="string">
            <text:p text:style-name="P4"><text:span text:style-name="T3">845,51</text:span></text:p>
          </table:table-cell>
          <table:table-cell table:style-name="Tabela1.E43" office:value-type="string">
            <text:p text:style-name="P4"><text:span text:style-name="T3">543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88,87</text:span></text:p>
          </table:table-cell>
          <table:table-cell table:style-name="Tabela1.E43" office:value-type="string">
            <text:p text:style-name="P4"><text:span text:style-name="T3">6.959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9</text:span></text:p>
          </table:table-cell>
          <table:table-cell table:style-name="Tabela1.B5" office:value-type="string">
            <text:p text:style-name="P3"><text:span text:style-name="T3">JULIANA DE BRITTO AMORIM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3.671,96</text:span></text:p>
          </table:table-cell>
          <table:table-cell table:style-name="Tabela1.E43" office:value-type="string">
            <text:p text:style-name="P4"><text:span text:style-name="T3">8.346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9.769,49</text:span></text:p>
          </table:table-cell>
          <table:table-cell table:style-name="Tabela1.E43" office:value-type="string">
            <text:p text:style-name="P4"><text:span text:style-name="T3">1.231,07</text:span></text:p>
          </table:table-cell>
          <table:table-cell table:style-name="Tabela1.E43" office:value-type="string">
            <text:p text:style-name="P4"><text:span text:style-name="T3">3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68,79</text:span></text:p>
          </table:table-cell>
          <table:table-cell table:style-name="Tabela1.E43" office:value-type="string">
            <text:p text:style-name="P4"><text:span text:style-name="T3">15.100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8</text:span></text:p>
          </table:table-cell>
          <table:table-cell table:style-name="Tabela1.B5" office:value-type="string">
            <text:p text:style-name="P3"><text:span text:style-name="T3">JULIANA GOMES REZENDE DORI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BARRA DOS COQUEIROS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40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8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9,50</text:span></text:p>
          </table:table-cell>
          <table:table-cell table:style-name="Tabela1.E43" office:value-type="string">
            <text:p text:style-name="P4"><text:span text:style-name="T3">9.137,81</text:span></text:p>
          </table:table-cell>
          <table:table-cell table:style-name="Tabela1.E43" office:value-type="string">
            <text:p text:style-name="P4"><text:span text:style-name="T3">592,15</text:span></text:p>
          </table:table-cell>
          <table:table-cell table:style-name="Tabela1.E43" office:value-type="string">
            <text:p text:style-name="P4"><text:span text:style-name="T3">146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38,93</text:span></text:p>
          </table:table-cell>
          <table:table-cell table:style-name="Tabela1.E43" office:value-type="string">
            <text:p text:style-name="P4"><text:span text:style-name="T3">8.398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1</text:span></text:p>
          </table:table-cell>
          <table:table-cell table:style-name="Tabela1.B5" office:value-type="string">
            <text:p text:style-name="P3"><text:span text:style-name="T3">JULIANA LUSTOSA DE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4.661,57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2.010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13,67</text:span></text:p>
          </table:table-cell>
          <table:table-cell table:style-name="Tabela1.E43" office:value-type="string">
            <text:p text:style-name="P4"><text:span text:style-name="T3">11.147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5</text:span></text:p>
          </table:table-cell>
          <table:table-cell table:style-name="Tabela1.B5" office:value-type="string">
            <text:p text:style-name="P3"><text:span text:style-name="T3">JULIANA PRADO VIEIRA RI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5ª PROMOTORIA DE JUSTICA DISTRITAL - ARACAJU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8.427,81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486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7,91</text:span></text:p>
          </table:table-cell>
          <table:table-cell table:style-name="Tabela1.E43" office:value-type="string">
            <text:p text:style-name="P4"><text:span text:style-name="T3">7.129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8</text:span></text:p>
          </table:table-cell>
          <table:table-cell table:style-name="Tabela1.B5" office:value-type="string">
            <text:p text:style-name="P3"><text:span text:style-name="T3">JULIANA SOARES ALVE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7</text:span></text:p>
          </table:table-cell>
          <table:table-cell table:style-name="Tabela1.B5" office:value-type="string">
            <text:p text:style-name="P3"><text:span text:style-name="T3">JULIANA SOBRINHO BORG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5</text:span></text:p>
          </table:table-cell>
          <table:table-cell table:style-name="Tabela1.B5" office:value-type="string">
            <text:p text:style-name="P3"><text:span text:style-name="T3">JULIANA VASCONCELOS DE OLIVEIRA FREITA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ENTRO DE APOIO OPERACIONAL DOS DIREITOS A EDUCACA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0.069,37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871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34,80</text:span></text:p>
          </table:table-cell>
          <table:table-cell table:style-name="Tabela1.E43" office:value-type="string">
            <text:p text:style-name="P4"><text:span text:style-name="T3">16.534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8</text:span></text:p>
          </table:table-cell>
          <table:table-cell table:style-name="Tabela1.B5" office:value-type="string">
            <text:p text:style-name="P3"><text:span text:style-name="T3">JULIANE MENDONCA NORONHA MARTIN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508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7.688,78</text:span></text:p>
          </table:table-cell>
          <table:table-cell table:style-name="Tabela1.E43" office:value-type="string">
            <text:p text:style-name="P4"><text:span text:style-name="T3">747,57</text:span></text:p>
          </table:table-cell>
          <table:table-cell table:style-name="Tabela1.E43" office:value-type="string">
            <text:p text:style-name="P4"><text:span text:style-name="T3">347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95,43</text:span></text:p>
          </table:table-cell>
          <table:table-cell table:style-name="Tabela1.E43" office:value-type="string">
            <text:p text:style-name="P4"><text:span text:style-name="T3">6.593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5</text:span></text:p>
          </table:table-cell>
          <table:table-cell table:style-name="Tabela1.B5" office:value-type="string">
            <text:p text:style-name="P3"><text:span text:style-name="T3">JULIANE RIBEIRO DANTAS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786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2.089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51,94</text:span></text:p>
          </table:table-cell>
          <table:table-cell table:style-name="Tabela1.E43" office:value-type="string">
            <text:p text:style-name="P4"><text:span text:style-name="T3">11.034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5</text:span></text:p>
          </table:table-cell>
          <table:table-cell table:style-name="Tabela1.B5" office:value-type="string">
            <text:p text:style-name="P3"><text:span text:style-name="T3">JULIANE SOARES MARTINS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GESTAO DE ESTAGIARIOS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2.11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647,59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1.276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43,63</text:span></text:p>
          </table:table-cell>
          <table:table-cell table:style-name="Tabela1.E43" office:value-type="string">
            <text:p text:style-name="P4"><text:span text:style-name="T3">9.403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0</text:span></text:p>
          </table:table-cell>
          <table:table-cell table:style-name="Tabela1.B5" office:value-type="string">
            <text:p text:style-name="P3"><text:span text:style-name="T3">JULIANO CAVALCANTE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536,42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5.346,38</text:span></text:p>
          </table:table-cell>
          <table:table-cell table:style-name="Tabela1.E43" office:value-type="string">
            <text:p text:style-name="P4"><text:span text:style-name="T3">932,09</text:span></text:p>
          </table:table-cell>
          <table:table-cell table:style-name="Tabela1.E43" office:value-type="string">
            <text:p text:style-name="P4"><text:span text:style-name="T3">2.28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7,13</text:span></text:p>
          </table:table-cell>
          <table:table-cell table:style-name="Tabela1.E43" office:value-type="string">
            <text:p text:style-name="P4"><text:span text:style-name="T3">12.129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9</text:span></text:p>
          </table:table-cell>
          <table:table-cell table:style-name="Tabela1.B5" office:value-type="string">
            <text:p text:style-name="P3"><text:span text:style-name="T3">JULIANY CRISTINA DOS SANT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RETORIA DE GESTAO ESTRATEGICA E ORCAMENTAR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864,39</text:span></text:p>
          </table:table-cell>
          <table:table-cell table:style-name="Tabela1.E43" office:value-type="string">
            <text:p text:style-name="P4"><text:span text:style-name="T3">463,66</text:span></text:p>
          </table:table-cell>
          <table:table-cell table:style-name="Tabela1.E43" office:value-type="string">
            <text:p text:style-name="P4"><text:span text:style-name="T3">254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8,09</text:span></text:p>
          </table:table-cell>
          <table:table-cell table:style-name="Tabela1.E43" office:value-type="string">
            <text:p text:style-name="P4"><text:span text:style-name="T3">6.146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26</text:span></text:p>
          </table:table-cell>
          <table:table-cell table:style-name="Tabela1.B5" office:value-type="string">
            <text:p text:style-name="P3"><text:span text:style-name="T3">JULIVAL PIRES REBOUCAS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ÇA ESPECIAL CÍVEL E CRIMINAL - NOSSA SENHORA DO SOCORR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2.234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46.188,66</text:span></text:p>
          </table:table-cell>
          <table:table-cell table:style-name="Tabela1.E43" office:value-type="string">
            <text:p text:style-name="P4"><text:span text:style-name="T3">5.312,31</text:span></text:p>
          </table:table-cell>
          <table:table-cell table:style-name="Tabela1.E43" office:value-type="string">
            <text:p text:style-name="P4"><text:span text:style-name="T3">9.056,02</text:span></text:p>
          </table:table-cell>
          <table:table-cell table:style-name="Tabela1.E43" office:value-type="string">
            <text:p text:style-name="P4"><text:span text:style-name="T3">1.650,74</text:span></text:p>
          </table:table-cell>
          <table:table-cell table:style-name="Tabela1.E43" office:value-type="string">
            <text:p text:style-name="P4"><text:span text:style-name="T3">16.019,07</text:span></text:p>
          </table:table-cell>
          <table:table-cell table:style-name="Tabela1.E43" office:value-type="string">
            <text:p text:style-name="P4"><text:span text:style-name="T3">30.169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5</text:span></text:p>
          </table:table-cell>
          <table:table-cell table:style-name="Tabela1.B5" office:value-type="string">
            <text:p text:style-name="P3"><text:span text:style-name="T3">JUSSARA OLIVEIRA DE MAT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14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9.748,98</text:span></text:p>
          </table:table-cell>
          <table:table-cell table:style-name="Tabela1.E43" office:value-type="string">
            <text:p text:style-name="P4"><text:span text:style-name="T3">874,02</text:span></text:p>
          </table:table-cell>
          <table:table-cell table:style-name="Tabela1.E43" office:value-type="string">
            <text:p text:style-name="P4"><text:span text:style-name="T3">59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5,52</text:span></text:p>
          </table:table-cell>
          <table:table-cell table:style-name="Tabela1.E43" office:value-type="string">
            <text:p text:style-name="P4"><text:span text:style-name="T3">8.283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9</text:span></text:p>
          </table:table-cell>
          <table:table-cell table:style-name="Tabela1.B5" office:value-type="string">
            <text:p text:style-name="P3"><text:span text:style-name="T3">KARLA CHRISTIANY CRUZ LEITE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ESTANCI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731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1.355,00</text:span></text:p>
          </table:table-cell>
          <table:table-cell table:style-name="Tabela1.E43" office:value-type="string">
            <text:p text:style-name="P4"><text:span text:style-name="T3">43.153,35</text:span></text:p>
          </table:table-cell>
          <table:table-cell table:style-name="Tabela1.E43" office:value-type="string">
            <text:p text:style-name="P4"><text:span text:style-name="T3">5.101,85</text:span></text:p>
          </table:table-cell>
          <table:table-cell table:style-name="Tabela1.E43" office:value-type="string">
            <text:p text:style-name="P4"><text:span text:style-name="T3">9.061,76</text:span></text:p>
          </table:table-cell>
          <table:table-cell table:style-name="Tabela1.E43" office:value-type="string">
            <text:p text:style-name="P4"><text:span text:style-name="T3">147,43</text:span></text:p>
          </table:table-cell>
          <table:table-cell table:style-name="Tabela1.E43" office:value-type="string">
            <text:p text:style-name="P4"><text:span text:style-name="T3">14.311,04</text:span></text:p>
          </table:table-cell>
          <table:table-cell table:style-name="Tabela1.E43" office:value-type="string">
            <text:p text:style-name="P4"><text:span text:style-name="T3">28.842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0</text:span></text:p>
          </table:table-cell>
          <table:table-cell table:style-name="Tabela1.B5" office:value-type="string">
            <text:p text:style-name="P3"><text:span text:style-name="T3">KARLA LIMA DE ALMEIDA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7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75,83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5.379,24</text:span></text:p>
          </table:table-cell>
          <table:table-cell table:style-name="Tabela1.E43" office:value-type="string">
            <text:p text:style-name="P4"><text:span text:style-name="T3">232,96</text:span></text:p>
          </table:table-cell>
          <table:table-cell table:style-name="Tabela1.E43" office:value-type="string">
            <text:p text:style-name="P4"><text:span text:style-name="T3">8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41,15</text:span></text:p>
          </table:table-cell>
          <table:table-cell table:style-name="Tabela1.E43" office:value-type="string">
            <text:p text:style-name="P4"><text:span text:style-name="T3">5.138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0</text:span></text:p>
          </table:table-cell>
          <table:table-cell table:style-name="Tabela1.B5" office:value-type="string">
            <text:p text:style-name="P3"><text:span text:style-name="T3">KARLA PATRICIA DE ANDRADE MOUR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VISAO DE DESIGN E MIDI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186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2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6,94</text:span></text:p>
          </table:table-cell>
          <table:table-cell table:style-name="Tabela1.E43" office:value-type="string">
            <text:p text:style-name="P4"><text:span text:style-name="T3">10.599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8</text:span></text:p>
          </table:table-cell>
          <table:table-cell table:style-name="Tabela1.B5" office:value-type="string">
            <text:p text:style-name="P3"><text:span text:style-name="T3">KATHARINA RESENDE DE LIMA GUER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TRIAGEM TECNICA DAS 1ª E 3ª PROMOTORIAS DE JUSTICA DAS EXECUCOES CRIMINAIS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379,81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0.102,27</text:span></text:p>
          </table:table-cell>
          <table:table-cell table:style-name="Tabela1.E43" office:value-type="string">
            <text:p text:style-name="P4"><text:span text:style-name="T3">558,63</text:span></text:p>
          </table:table-cell>
          <table:table-cell table:style-name="Tabela1.E43" office:value-type="string">
            <text:p text:style-name="P4"><text:span text:style-name="T3">1.104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63,20</text:span></text:p>
          </table:table-cell>
          <table:table-cell table:style-name="Tabela1.E43" office:value-type="string">
            <text:p text:style-name="P4"><text:span text:style-name="T3">8.439,0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4</text:span></text:p>
          </table:table-cell>
          <table:table-cell table:style-name="Tabela1.B5" office:value-type="string">
            <text:p text:style-name="P3"><text:span text:style-name="T3">KEILA LIMA FEITOS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54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83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7.844,93</text:span></text:p>
          </table:table-cell>
          <table:table-cell table:style-name="Tabela1.E43" office:value-type="string">
            <text:p text:style-name="P4"><text:span text:style-name="T3">581,27</text:span></text:p>
          </table:table-cell>
          <table:table-cell table:style-name="Tabela1.E43" office:value-type="string">
            <text:p text:style-name="P4"><text:span text:style-name="T3">425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06,70</text:span></text:p>
          </table:table-cell>
          <table:table-cell table:style-name="Tabela1.E43" office:value-type="string">
            <text:p text:style-name="P4"><text:span text:style-name="T3">6.838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6</text:span></text:p>
          </table:table-cell>
          <table:table-cell table:style-name="Tabela1.B5" office:value-type="string">
            <text:p text:style-name="P3"><text:span text:style-name="T3">KELFRENN TEIXEIRA RODRIGUES DE MENEZES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ARAUA 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248,47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49.448,40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9.210,80</text:span></text:p>
          </table:table-cell>
          <table:table-cell table:style-name="Tabela1.E43" office:value-type="string">
            <text:p text:style-name="P4"><text:span text:style-name="T3">6.522,48</text:span></text:p>
          </table:table-cell>
          <table:table-cell table:style-name="Tabela1.E43" office:value-type="string">
            <text:p text:style-name="P4"><text:span text:style-name="T3">20.482,77</text:span></text:p>
          </table:table-cell>
          <table:table-cell table:style-name="Tabela1.E43" office:value-type="string">
            <text:p text:style-name="P4"><text:span text:style-name="T3">28.965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7</text:span></text:p>
          </table:table-cell>
          <table:table-cell table:style-name="Tabela1.B5" office:value-type="string">
            <text:p text:style-name="P3"><text:span text:style-name="T3">KELLI SOBRAL NASCIMEN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ATRIMONIO/DM/DA/SG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227,9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06,28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481,65</text:span></text:p>
          </table:table-cell>
          <table:table-cell table:style-name="Tabela1.E43" office:value-type="string">
            <text:p text:style-name="P4"><text:span text:style-name="T3">670,03</text:span></text:p>
          </table:table-cell>
          <table:table-cell table:style-name="Tabela1.E43" office:value-type="string">
            <text:p text:style-name="P4"><text:span text:style-name="T3">762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32,88</text:span></text:p>
          </table:table-cell>
          <table:table-cell table:style-name="Tabela1.E43" office:value-type="string">
            <text:p text:style-name="P4"><text:span text:style-name="T3">8.048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3</text:span></text:p>
          </table:table-cell>
          <table:table-cell table:style-name="Tabela1.B5" office:value-type="string">
            <text:p text:style-name="P3"><text:span text:style-name="T3">KELLY CRISTINE PEREIRA TEL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191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78,1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8.426,46</text:span></text:p>
          </table:table-cell>
          <table:table-cell table:style-name="Tabela1.E43" office:value-type="string">
            <text:p text:style-name="P4"><text:span text:style-name="T3">562,57</text:span></text:p>
          </table:table-cell>
          <table:table-cell table:style-name="Tabela1.E43" office:value-type="string">
            <text:p text:style-name="P4"><text:span text:style-name="T3">50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4,79</text:span></text:p>
          </table:table-cell>
          <table:table-cell table:style-name="Tabela1.E43" office:value-type="string">
            <text:p text:style-name="P4"><text:span text:style-name="T3">7.361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8</text:span></text:p>
          </table:table-cell>
          <table:table-cell table:style-name="Tabela1.B5" office:value-type="string">
            <text:p text:style-name="P3"><text:span text:style-name="T3">KELLY SANTOS PIEDADE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TECNICA - GAAE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280,35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883,41</text:span></text:p>
          </table:table-cell>
          <table:table-cell table:style-name="Tabela1.E43" office:value-type="string">
            <text:p text:style-name="P4"><text:span text:style-name="T3">896,25</text:span></text:p>
          </table:table-cell>
          <table:table-cell table:style-name="Tabela1.E43" office:value-type="string">
            <text:p text:style-name="P4"><text:span text:style-name="T3">951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47,78</text:span></text:p>
          </table:table-cell>
          <table:table-cell table:style-name="Tabela1.E43" office:value-type="string">
            <text:p text:style-name="P4"><text:span text:style-name="T3">8.035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5</text:span></text:p>
          </table:table-cell>
          <table:table-cell table:style-name="Tabela1.B5" office:value-type="string">
            <text:p text:style-name="P3"><text:span text:style-name="T3">KENIA LIMA FEITOS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379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0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3,23</text:span></text:p>
          </table:table-cell>
          <table:table-cell table:style-name="Tabela1.E43" office:value-type="string">
            <text:p text:style-name="P4"><text:span text:style-name="T3">8.103,50</text:span></text:p>
          </table:table-cell>
          <table:table-cell table:style-name="Tabela1.E43" office:value-type="string">
            <text:p text:style-name="P4"><text:span text:style-name="T3">558,63</text:span></text:p>
          </table:table-cell>
          <table:table-cell table:style-name="Tabela1.E43" office:value-type="string">
            <text:p text:style-name="P4"><text:span text:style-name="T3">376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5,61</text:span></text:p>
          </table:table-cell>
          <table:table-cell table:style-name="Tabela1.E43" office:value-type="string">
            <text:p text:style-name="P4"><text:span text:style-name="T3">7.167,89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3"/><text:span text:style-name="T3">2040</text:span></text:p>
          </table:table-cell>
          <table:table-cell table:style-name="Tabela1.B5" office:value-type="string">
            <text:p text:style-name="P3"><text:span text:style-name="T3">KETLYN DE SANTANA NASCIMEN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2.879,97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615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95,01</text:span></text:p>
          </table:table-cell>
          <table:table-cell table:style-name="Tabela1.E43" office:value-type="string">
            <text:p text:style-name="P4"><text:span text:style-name="T3">9.784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1</text:span></text:p>
          </table:table-cell>
          <table:table-cell table:style-name="Tabela1.B5" office:value-type="string">
            <text:p text:style-name="P3"><text:span text:style-name="T3">KEVEN MATHEUS GOIS SANTAN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7</text:span></text:p>
          </table:table-cell>
          <table:table-cell table:style-name="Tabela1.B5" office:value-type="string">
            <text:p text:style-name="P3"><text:span text:style-name="T3">KRISTIANE FERREIRA DA SILVA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A CURADORIA DA FAZENDA PUBLICA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535,28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643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0,60</text:span></text:p>
          </table:table-cell>
          <table:table-cell table:style-name="Tabela1.E43" office:value-type="string">
            <text:p text:style-name="P4"><text:span text:style-name="T3">7.924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0</text:span></text:p>
          </table:table-cell>
          <table:table-cell table:style-name="Tabela1.B5" office:value-type="string">
            <text:p text:style-name="P3"><text:span text:style-name="T3">LAELSON ALCANTARA DE PONTES FILH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1.785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3.376,02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8.929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928,80</text:span></text:p>
          </table:table-cell>
          <table:table-cell table:style-name="Tabela1.E43" office:value-type="string">
            <text:p text:style-name="P4"><text:span text:style-name="T3">29.447,22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795</text:span></text:p>
          </table:table-cell>
          <table:table-cell table:style-name="Tabela1.B5" office:value-type="string">
            <text:p text:style-name="P3"><text:span text:style-name="T3">LAIS GOMES VASCONCEL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SETOR DE ALMOXARIFADO/DM//DA/SG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83,15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8.348,39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561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83</text:span></text:p>
          </table:table-cell>
          <table:table-cell table:style-name="Tabela1.E43" office:value-type="string">
            <text:p text:style-name="P4"><text:span text:style-name="T3">7.008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0</text:span></text:p>
          </table:table-cell>
          <table:table-cell table:style-name="Tabela1.B5" office:value-type="string">
            <text:p text:style-name="P3"><text:span text:style-name="T3">LARA FREIRE DE ALMEIDA DOS ANJOS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697,16</text:span></text:p>
          </table:table-cell>
          <table:table-cell table:style-name="Tabela1.E43" office:value-type="string">
            <text:p text:style-name="P4"><text:span text:style-name="T3">440,25</text:span></text:p>
          </table:table-cell>
          <table:table-cell table:style-name="Tabela1.E43" office:value-type="string">
            <text:p text:style-name="P4"><text:span text:style-name="T3">216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7,06</text:span></text:p>
          </table:table-cell>
          <table:table-cell table:style-name="Tabela1.E43" office:value-type="string">
            <text:p text:style-name="P4"><text:span text:style-name="T3">6.040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5</text:span></text:p>
          </table:table-cell>
          <table:table-cell table:style-name="Tabela1.B5" office:value-type="string">
            <text:p text:style-name="P3"><text:span text:style-name="T3">LARISSA CAROLAINE MENEZES DE OLIV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3</text:span></text:p>
          </table:table-cell>
          <table:table-cell table:style-name="Tabela1.B5" office:value-type="string">
            <text:p text:style-name="P3"><text:span text:style-name="T3">LARISSA DIAS FEITOSA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9</text:span></text:p>
          </table:table-cell>
          <table:table-cell table:style-name="Tabela1.B5" office:value-type="string">
            <text:p text:style-name="P3"><text:span text:style-name="T3">LARISSA DOS SANTOS SANTANA MAI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DE ESTANCI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48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22,87</text:span></text:p>
          </table:table-cell>
          <table:table-cell table:style-name="Tabela1.E43" office:value-type="string">
            <text:p text:style-name="P4"><text:span text:style-name="T3">14.705,51</text:span></text:p>
          </table:table-cell>
          <table:table-cell table:style-name="Tabela1.E43" office:value-type="string">
            <text:p text:style-name="P4"><text:span text:style-name="T3">1.593,57</text:span></text:p>
          </table:table-cell>
          <table:table-cell table:style-name="Tabela1.E43" office:value-type="string">
            <text:p text:style-name="P4"><text:span text:style-name="T3">1.754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48,47</text:span></text:p>
          </table:table-cell>
          <table:table-cell table:style-name="Tabela1.E43" office:value-type="string">
            <text:p text:style-name="P4"><text:span text:style-name="T3">11.357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8</text:span></text:p>
          </table:table-cell>
          <table:table-cell table:style-name="Tabela1.B5" office:value-type="string">
            <text:p text:style-name="P3"><text:span text:style-name="T3">LARISSA SILVA TAVAR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8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.182,85</text:span></text:p>
          </table:table-cell>
          <table:table-cell table:style-name="Tabela1.E43" office:value-type="string">
            <text:p text:style-name="P4"><text:span text:style-name="T3">247,91</text:span></text:p>
          </table:table-cell>
          <table:table-cell table:style-name="Tabela1.E43" office:value-type="string">
            <text:p text:style-name="P4"><text:span text:style-name="T3">1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5,45</text:span></text:p>
          </table:table-cell>
          <table:table-cell table:style-name="Tabela1.E43" office:value-type="string">
            <text:p text:style-name="P4"><text:span text:style-name="T3">4.917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3</text:span></text:p>
          </table:table-cell>
          <table:table-cell table:style-name="Tabela1.B5" office:value-type="string">
            <text:p text:style-name="P3"><text:span text:style-name="T3">LARISSA SOARES GUIMARAES PRADO DE OLIVEIR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13.960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10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87,11</text:span></text:p>
          </table:table-cell>
          <table:table-cell table:style-name="Tabela1.E43" office:value-type="string">
            <text:p text:style-name="P4"><text:span text:style-name="T3">10.773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9</text:span></text:p>
          </table:table-cell>
          <table:table-cell table:style-name="Tabela1.B5" office:value-type="string">
            <text:p text:style-name="P3"><text:span text:style-name="T3">LAURA ELISA MENGEL SIMO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97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2.699,22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655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67,72</text:span></text:p>
          </table:table-cell>
          <table:table-cell table:style-name="Tabela1.E43" office:value-type="string">
            <text:p text:style-name="P4"><text:span text:style-name="T3">11.131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4</text:span></text:p>
          </table:table-cell>
          <table:table-cell table:style-name="Tabela1.B5" office:value-type="string">
            <text:p text:style-name="P3"><text:span text:style-name="T3">LAURA IMPERATRIZ BATALHA MOREIRA NERY MOU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0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88,74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4.327,23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12.009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759,16</text:span></text:p>
          </table:table-cell>
          <table:table-cell table:style-name="Tabela1.E43" office:value-type="string">
            <text:p text:style-name="P4"><text:span text:style-name="T3">37.568,0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86</text:span></text:p>
          </table:table-cell>
          <table:table-cell table:style-name="Tabela1.B5" office:value-type="string">
            <text:p text:style-name="P3"><text:span text:style-name="T3">LAURA MORAIS DE SOUZA BEZERRA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5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68,83</text:span></text:p>
          </table:table-cell>
          <table:table-cell table:style-name="Tabela1.E43" office:value-type="string">
            <text:p text:style-name="P4"><text:span text:style-name="T3">5.819,28</text:span></text:p>
          </table:table-cell>
          <table:table-cell table:style-name="Tabela1.E43" office:value-type="string">
            <text:p text:style-name="P4"><text:span text:style-name="T3">146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6,74</text:span></text:p>
          </table:table-cell>
          <table:table-cell table:style-name="Tabela1.E43" office:value-type="string">
            <text:p text:style-name="P4"><text:span text:style-name="T3">5.672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16</text:span></text:p>
          </table:table-cell>
          <table:table-cell table:style-name="Tabela1.B5" office:value-type="string">
            <text:p text:style-name="P3"><text:span text:style-name="T3">LAURO DE JESUS</text:span></text:p>
          </table:table-cell>
          <table:table-cell table:style-name="Tabela1.B5" office:value-type="string">
            <text:p text:style-name="P3"><text:span text:style-name="T3">1º SARGENTO - requisitado 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1</text:span></text:p>
          </table:table-cell>
          <table:table-cell table:style-name="Tabela1.B5" office:value-type="string">
            <text:p text:style-name="P3"><text:span text:style-name="T3">LAZARO NICOLAU FERREIRA</text:span></text:p>
          </table:table-cell>
          <table:table-cell table:style-name="Tabela1.B5" office:value-type="string">
            <text:p text:style-name="P3"><text:span text:style-name="T3">ASSISTENTE DE ADMINISTRAÇÃO - requisitado</text:span></text:p>
          </table:table-cell>
          <table:table-cell table:style-name="Tabela1.B5" office:value-type="string">
            <text:p text:style-name="P3"><text:span text:style-name="T3">PROMOTORIA DE JUSTICA - PAC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3.589,44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3.517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9</text:span></text:p>
          </table:table-cell>
          <table:table-cell table:style-name="Tabela1.B5" office:value-type="string">
            <text:p text:style-name="P3"><text:span text:style-name="T3">LEA ALVES SCHLINGMANN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3ª PROCURADORIA DE JUSTICA (2ª CAMARA CIVEL)</text:span></text:p>
          </table:table-cell>
          <table:table-cell table:style-name="Tabela1.E43" office:value-type="string">
            <text:p text:style-name="P4"><text:span text:style-name="T3">3.031,36</text:span></text:p>
          </table:table-cell>
          <table:table-cell table:style-name="Tabela1.E43" office:value-type="string">
            <text:p text:style-name="P4"><text:span text:style-name="T3">239,18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6.573,35</text:span></text:p>
          </table:table-cell>
          <table:table-cell table:style-name="Tabela1.E43" office:value-type="string">
            <text:p text:style-name="P4"><text:span text:style-name="T3">457,88</text:span></text:p>
          </table:table-cell>
          <table:table-cell table:style-name="Tabela1.E43" office:value-type="string">
            <text:p text:style-name="P4"><text:span text:style-name="T3">2.892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50,42</text:span></text:p>
          </table:table-cell>
          <table:table-cell table:style-name="Tabela1.E43" office:value-type="string">
            <text:p text:style-name="P4"><text:span text:style-name="T3">13.222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54</text:span></text:p>
          </table:table-cell>
          <table:table-cell table:style-name="Tabela1.B5" office:value-type="string">
            <text:p text:style-name="P3"><text:span text:style-name="T3">LEA GOMES DE ANDRADE</text:span></text:p>
          </table:table-cell>
          <table:table-cell table:style-name="Tabela1.B5" office:value-type="string">
            <text:p text:style-name="P3"><text:span text:style-name="T3">OFICIAL ADMINISTRATIVO</text:span></text:p>
          </table:table-cell>
          <table:table-cell table:style-name="Tabela1.B5" office:value-type="string">
            <text:p text:style-name="P3"><text:span text:style-name="T3">DIVISAO DE APOIO ADMINISTRATIVO/DIRETORIA ADMINISTRATIVA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1.530,80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50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15.415,46</text:span></text:p>
          </table:table-cell>
          <table:table-cell table:style-name="Tabela1.E43" office:value-type="string">
            <text:p text:style-name="P4"><text:span text:style-name="T3">750,09</text:span></text:p>
          </table:table-cell>
          <table:table-cell table:style-name="Tabela1.E43" office:value-type="string">
            <text:p text:style-name="P4"><text:span text:style-name="T3">2.183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33,96</text:span></text:p>
          </table:table-cell>
          <table:table-cell table:style-name="Tabela1.E43" office:value-type="string">
            <text:p text:style-name="P4"><text:span text:style-name="T3">12.481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06</text:span></text:p>
          </table:table-cell>
          <table:table-cell table:style-name="Tabela1.B5" office:value-type="string">
            <text:p text:style-name="P3"><text:span text:style-name="T3">LEA MARIA SOBRAL DA CRUZ</text:span></text:p>
          </table:table-cell>
          <table:table-cell table:style-name="Tabela1.B5" office:value-type="string">
            <text:p text:style-name="P3"><text:span text:style-name="T3">* TEC. ASSUNTOS HISTORIOGRÁFIC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8</text:span></text:p>
          </table:table-cell>
          <table:table-cell table:style-name="Tabela1.B5" office:value-type="string">
            <text:p text:style-name="P3"><text:span text:style-name="T3">LEALDO NUNES LIMA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6</text:span></text:p>
          </table:table-cell>
          <table:table-cell table:style-name="Tabela1.B5" office:value-type="string">
            <text:p text:style-name="P3"><text:span text:style-name="T3">LEANDRO MENESES CALAZANS DE SOUZA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1ª PROMOTORIA DE JUSTICA ESPECIAL CRIMINAL - ARACAJU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7</text:span></text:p>
          </table:table-cell>
          <table:table-cell table:style-name="Tabela1.B5" office:value-type="string">
            <text:p text:style-name="P3"><text:span text:style-name="T3">LEILAINE SOUZA SANTANA MACH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E DEFESA DOS DIREITOS HUMANOS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97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7.897,23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2.103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27,91</text:span></text:p>
          </table:table-cell>
          <table:table-cell table:style-name="Tabela1.E43" office:value-type="string">
            <text:p text:style-name="P4"><text:span text:style-name="T3">14.969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66</text:span></text:p>
          </table:table-cell>
          <table:table-cell table:style-name="Tabela1.B5" office:value-type="string">
            <text:p text:style-name="P3"><text:span text:style-name="T3">LEMUEL SANTOS BOMFIM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1,72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217,00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1.15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5,21</text:span></text:p>
          </table:table-cell>
          <table:table-cell table:style-name="Tabela1.E43" office:value-type="string">
            <text:p text:style-name="P4"><text:span text:style-name="T3">9.091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8</text:span></text:p>
          </table:table-cell>
          <table:table-cell table:style-name="Tabela1.B5" office:value-type="string">
            <text:p text:style-name="P3"><text:span text:style-name="T3">LENILDE NASCIMENTO ARAUJ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2.437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46.391,80</text:span></text:p>
          </table:table-cell>
          <table:table-cell table:style-name="Tabela1.E43" office:value-type="string">
            <text:p text:style-name="P4"><text:span text:style-name="T3">5.340,75</text:span></text:p>
          </table:table-cell>
          <table:table-cell table:style-name="Tabela1.E43" office:value-type="string">
            <text:p text:style-name="P4"><text:span text:style-name="T3">8.943,93</text:span></text:p>
          </table:table-cell>
          <table:table-cell table:style-name="Tabela1.E43" office:value-type="string">
            <text:p text:style-name="P4"><text:span text:style-name="T3">1.853,88</text:span></text:p>
          </table:table-cell>
          <table:table-cell table:style-name="Tabela1.E43" office:value-type="string">
            <text:p text:style-name="P4"><text:span text:style-name="T3">16.138,56</text:span></text:p>
          </table:table-cell>
          <table:table-cell table:style-name="Tabela1.E43" office:value-type="string">
            <text:p text:style-name="P4"><text:span text:style-name="T3">30.253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5</text:span></text:p>
          </table:table-cell>
          <table:table-cell table:style-name="Tabela1.B5" office:value-type="string">
            <text:p text:style-name="P3"><text:span text:style-name="T3">LEOGENEFFER ARAUJO DOS SANTOS</text:span></text:p>
          </table:table-cell>
          <table:table-cell table:style-name="Tabela1.B5" office:value-type="string">
            <text:p text:style-name="P3"><text:span text:style-name="T3">Assessor do Arq. Setorial do RH</text:span></text:p>
          </table:table-cell>
          <table:table-cell table:style-name="Tabela1.B5" office:value-type="string">
            <text:p text:style-name="P3"><text:span text:style-name="T3">ARQUIVO SETORIAL DO 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15,54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679,93</text:span></text:p>
          </table:table-cell>
          <table:table-cell table:style-name="Tabela1.E43" office:value-type="string">
            <text:p text:style-name="P4"><text:span text:style-name="T3">193,58</text:span></text:p>
          </table:table-cell>
          <table:table-cell table:style-name="Tabela1.E43" office:value-type="string">
            <text:p text:style-name="P4"><text:span text:style-name="T3">4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8,48</text:span></text:p>
          </table:table-cell>
          <table:table-cell table:style-name="Tabela1.E43" office:value-type="string">
            <text:p text:style-name="P4"><text:span text:style-name="T3">4.481,4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8</text:span></text:p>
          </table:table-cell>
          <table:table-cell table:style-name="Tabela1.B5" office:value-type="string">
            <text:p text:style-name="P3"><text:span text:style-name="T3">LEONARDO FRAGA CARDOSO JUNIOR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97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870,54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4.747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96</text:span></text:p>
          </table:table-cell>
          <table:table-cell table:style-name="Tabela1.B5" office:value-type="string">
            <text:p text:style-name="P3"><text:span text:style-name="T3">LEONARDO JOSE CAMPOS MAIA DE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7.989,61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2.86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28,51</text:span></text:p>
          </table:table-cell>
          <table:table-cell table:style-name="Tabela1.E43" office:value-type="string">
            <text:p text:style-name="P4"><text:span text:style-name="T3">13.461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33</text:span></text:p>
          </table:table-cell>
          <table:table-cell table:style-name="Tabela1.B5" office:value-type="string">
            <text:p text:style-name="P3"><text:span text:style-name="T3">LEONEL RODRIGUES CHAGAS</text:span></text:p>
          </table:table-cell>
          <table:table-cell table:style-name="Tabela1.B5" office:value-type="string">
            <text:p text:style-name="P3"><text:span text:style-name="T3">2º TENENTE - requisitado</text:span></text:p>
          </table:table-cell>
          <table:table-cell table:style-name="Tabela1.B5" office:value-type="string">
            <text:p text:style-name="P3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5.18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86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72</text:span></text:p>
          </table:table-cell>
          <table:table-cell table:style-name="Tabela1.B5" office:value-type="string">
            <text:p text:style-name="P3"><text:span text:style-name="T3">LEYDSON GADELHA MOREI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AQUIDABA 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177,48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6.732,41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9.210,80</text:span></text:p>
          </table:table-cell>
          <table:table-cell table:style-name="Tabela1.E43" office:value-type="string">
            <text:p text:style-name="P4"><text:span text:style-name="T3">2.451,49</text:span></text:p>
          </table:table-cell>
          <table:table-cell table:style-name="Tabela1.E43" office:value-type="string">
            <text:p text:style-name="P4"><text:span text:style-name="T3">16.411,78</text:span></text:p>
          </table:table-cell>
          <table:table-cell table:style-name="Tabela1.E43" office:value-type="string">
            <text:p text:style-name="P4"><text:span text:style-name="T3">30.320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9</text:span></text:p>
          </table:table-cell>
          <table:table-cell table:style-name="Tabela1.B5" office:value-type="string">
            <text:p text:style-name="P3"><text:span text:style-name="T3">LHAIS SAMARA MESSIAS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DE ESTANCIA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202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01,87</text:span></text:p>
          </table:table-cell>
          <table:table-cell table:style-name="Tabela1.E43" office:value-type="string">
            <text:p text:style-name="P4"><text:span text:style-name="T3">7.261,33</text:span></text:p>
          </table:table-cell>
          <table:table-cell table:style-name="Tabela1.E43" office:value-type="string">
            <text:p text:style-name="P4"><text:span text:style-name="T3">596,32</text:span></text:p>
          </table:table-cell>
          <table:table-cell table:style-name="Tabela1.E43" office:value-type="string">
            <text:p text:style-name="P4"><text:span text:style-name="T3">179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75,39</text:span></text:p>
          </table:table-cell>
          <table:table-cell table:style-name="Tabela1.E43" office:value-type="string">
            <text:p text:style-name="P4"><text:span text:style-name="T3">6.485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4</text:span></text:p>
          </table:table-cell>
          <table:table-cell table:style-name="Tabela1.B5" office:value-type="string">
            <text:p text:style-name="P3"><text:span text:style-name="T3">LICIA REGIA DOS SANTOS DIAS SOUZ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186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2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6,94</text:span></text:p>
          </table:table-cell>
          <table:table-cell table:style-name="Tabela1.E43" office:value-type="string">
            <text:p text:style-name="P4"><text:span text:style-name="T3">10.599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9</text:span></text:p>
          </table:table-cell>
          <table:table-cell table:style-name="Tabela1.B5" office:value-type="string">
            <text:p text:style-name="P3"><text:span text:style-name="T3">LICIA VANESSA DE ANDRADE SANTA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220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040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03,11</text:span></text:p>
          </table:table-cell>
          <table:table-cell table:style-name="Tabela1.E43" office:value-type="string">
            <text:p text:style-name="P4"><text:span text:style-name="T3">11.417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9</text:span></text:p>
          </table:table-cell>
          <table:table-cell table:style-name="Tabela1.B5" office:value-type="string">
            <text:p text:style-name="P3"><text:span text:style-name="T3">LIDGIA MARIA DANTAS DE ANDRADE LIM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85</text:span></text:p>
          </table:table-cell>
          <table:table-cell table:style-name="Tabela1.B5" office:value-type="string">
            <text:p text:style-name="P3"><text:span text:style-name="T3">LIDIANE MEDEIROS MAT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DAS EXECUCOES CRIMINAIS DE ARACAJU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1.207,88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3.090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2.932,22</text:span></text:p>
          </table:table-cell>
          <table:table-cell table:style-name="Tabela1.E43" office:value-type="string">
            <text:p text:style-name="P4"><text:span text:style-name="T3">845,51</text:span></text:p>
          </table:table-cell>
          <table:table-cell table:style-name="Tabela1.E43" office:value-type="string">
            <text:p text:style-name="P4"><text:span text:style-name="T3">865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1,35</text:span></text:p>
          </table:table-cell>
          <table:table-cell table:style-name="Tabela1.E43" office:value-type="string">
            <text:p text:style-name="P4"><text:span text:style-name="T3">11.220,8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8</text:span></text:p>
          </table:table-cell>
          <table:table-cell table:style-name="Tabela1.B5" office:value-type="string">
            <text:p text:style-name="P3"><text:span text:style-name="T3">LIGIA MARIA MONTEIRO DE FIGUEIREDO</text:span></text:p>
          </table:table-cell>
          <table:table-cell table:style-name="Tabela1.B5" office:value-type="string">
            <text:p text:style-name="P3"><text:span text:style-name="T3">DIRETOR FINANCEIRO</text:span></text:p>
          </table:table-cell>
          <table:table-cell table:style-name="Tabela1.B5" office:value-type="string">
            <text:p text:style-name="P3"><text:span text:style-name="T3">DIRETORIA FINANCEI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23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13.741,04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1.688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65,46</text:span></text:p>
          </table:table-cell>
          <table:table-cell table:style-name="Tabela1.E43" office:value-type="string">
            <text:p text:style-name="P4"><text:span text:style-name="T3">11.175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3</text:span></text:p>
          </table:table-cell>
          <table:table-cell table:style-name="Tabela1.B5" office:value-type="string">
            <text:p text:style-name="P3"><text:span text:style-name="T3">LILIAN DOS SANTOS MACIEL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GESTÃO ESTRATEGICA E PROJET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77</text:span></text:p>
          </table:table-cell>
          <table:table-cell table:style-name="Tabela1.B5" office:value-type="string">
            <text:p text:style-name="P3"><text:span text:style-name="T3">LISSANDRO PATRICIUS GOIS SANTOS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8.681,53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3.210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90,44</text:span></text:p>
          </table:table-cell>
          <table:table-cell table:style-name="Tabela1.E43" office:value-type="string">
            <text:p text:style-name="P4"><text:span text:style-name="T3">13.991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77</text:span></text:p>
          </table:table-cell>
          <table:table-cell table:style-name="Tabela1.B5" office:value-type="string">
            <text:p text:style-name="P3"><text:span text:style-name="T3">LIVIA BARRETO CANOVES</text:span></text:p>
          </table:table-cell>
          <table:table-cell table:style-name="Tabela1.B5" office:value-type="string">
            <text:p text:style-name="P3"><text:span text:style-name="T3">PROMOTOR DE JUSTIÇA SUBSTITUTO</text:span></text:p>
          </table:table-cell>
          <table:table-cell table:style-name="Tabela1.B5" office:value-type="string">
            <text:p text:style-name="P3"><text:span text:style-name="T3">PROMOTOR DE JUSTICA SUBSTITUTO</text:span></text:p>
          </table:table-cell>
          <table:table-cell table:style-name="Tabela1.E43" office:value-type="string">
            <text:p text:style-name="P4"><text:span text:style-name="T3">40.823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45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128,49</text:span></text:p>
          </table:table-cell>
          <table:table-cell table:style-name="Tabela1.E43" office:value-type="string">
            <text:p text:style-name="P4"><text:span text:style-name="T3">4.122,77</text:span></text:p>
          </table:table-cell>
          <table:table-cell table:style-name="Tabela1.E43" office:value-type="string">
            <text:p text:style-name="P4"><text:span text:style-name="T3">55.919,45</text:span></text:p>
          </table:table-cell>
          <table:table-cell table:style-name="Tabela1.E43" office:value-type="string">
            <text:p text:style-name="P4"><text:span text:style-name="T3">1.331,33</text:span></text:p>
          </table:table-cell>
          <table:table-cell table:style-name="Tabela1.E43" office:value-type="string">
            <text:p text:style-name="P4"><text:span text:style-name="T3">11.193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25,23</text:span></text:p>
          </table:table-cell>
          <table:table-cell table:style-name="Tabela1.E43" office:value-type="string">
            <text:p text:style-name="P4"><text:span text:style-name="T3">43.394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5</text:span></text:p>
          </table:table-cell>
          <table:table-cell table:style-name="Tabela1.B5" office:value-type="string">
            <text:p text:style-name="P3"><text:span text:style-name="T3">LIZANDRA GARDENIA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6ª PROMOTORIA DE JUSTICA DOS DIREITOS DO CIDADA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8.519,61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455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80,34</text:span></text:p>
          </table:table-cell>
          <table:table-cell table:style-name="Tabela1.E43" office:value-type="string">
            <text:p text:style-name="P4"><text:span text:style-name="T3">7.239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4</text:span></text:p>
          </table:table-cell>
          <table:table-cell table:style-name="Tabela1.B5" office:value-type="string">
            <text:p text:style-name="P3"><text:span text:style-name="T3">LORENA DA ROCHA SILVA RIBEIRO</text:span></text:p>
          </table:table-cell>
          <table:table-cell table:style-name="Tabela1.B5" office:value-type="string">
            <text:p text:style-name="P3"><text:span text:style-name="T3">ANALISTA DO MP- CONTADOR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6.848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3.697,9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2.60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67,02</text:span></text:p>
          </table:table-cell>
          <table:table-cell table:style-name="Tabela1.E43" office:value-type="string">
            <text:p text:style-name="P4"><text:span text:style-name="T3">19.430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6</text:span></text:p>
          </table:table-cell>
          <table:table-cell table:style-name="Tabela1.B5" office:value-type="string">
            <text:p text:style-name="P3"><text:span text:style-name="T3">LOUYSE MARCELLY MELO NERI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994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62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9,25</text:span></text:p>
          </table:table-cell>
          <table:table-cell table:style-name="Tabela1.E43" office:value-type="string">
            <text:p text:style-name="P4"><text:span text:style-name="T3">11.754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3</text:span></text:p>
          </table:table-cell>
          <table:table-cell table:style-name="Tabela1.B5" office:value-type="string">
            <text:p text:style-name="P3"><text:span text:style-name="T3">LUA SILVA SANTOS VASCONCEL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9.457,68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3.317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85,51</text:span></text:p>
          </table:table-cell>
          <table:table-cell table:style-name="Tabela1.E43" office:value-type="string">
            <text:p text:style-name="P4"><text:span text:style-name="T3">14.272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4</text:span></text:p>
          </table:table-cell>
          <table:table-cell table:style-name="Tabela1.B5" office:value-type="string">
            <text:p text:style-name="P3"><text:span text:style-name="T3">LUAN BRUNO BARBOSA DE SOUZA COST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69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1.813,18</text:span></text:p>
          </table:table-cell>
          <table:table-cell table:style-name="Tabela1.E43" office:value-type="string">
            <text:p text:style-name="P4"><text:span text:style-name="T3">1.330,59</text:span></text:p>
          </table:table-cell>
          <table:table-cell table:style-name="Tabela1.E43" office:value-type="string">
            <text:p text:style-name="P4"><text:span text:style-name="T3">1.362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93,37</text:span></text:p>
          </table:table-cell>
          <table:table-cell table:style-name="Tabela1.E43" office:value-type="string">
            <text:p text:style-name="P4"><text:span text:style-name="T3">9.119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5</text:span></text:p>
          </table:table-cell>
          <table:table-cell table:style-name="Tabela1.B5" office:value-type="string">
            <text:p text:style-name="P3"><text:span text:style-name="T3">LUANA DIAS SOARES GARCI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ESPECIAL CIVEL E CRIMINAL - ESTANCI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.785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611,21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4"/><text:span text:style-name="T3">1346</text:span></text:p>
          </table:table-cell>
          <table:table-cell table:style-name="Tabela1.B5" office:value-type="string">
            <text:p text:style-name="P3"><text:span text:style-name="T3">LUANA FRANCA DE CARVALHO MACHA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622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5,38</text:span></text:p>
          </table:table-cell>
          <table:table-cell table:style-name="Tabela1.E43" office:value-type="string">
            <text:p text:style-name="P4"><text:span text:style-name="T3">16.550,17</text:span></text:p>
          </table:table-cell>
          <table:table-cell table:style-name="Tabela1.E43" office:value-type="string">
            <text:p text:style-name="P4"><text:span text:style-name="T3">1.836,07</text:span></text:p>
          </table:table-cell>
          <table:table-cell table:style-name="Tabela1.E43" office:value-type="string">
            <text:p text:style-name="P4"><text:span text:style-name="T3">2.216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52,76</text:span></text:p>
          </table:table-cell>
          <table:table-cell table:style-name="Tabela1.E43" office:value-type="string">
            <text:p text:style-name="P4"><text:span text:style-name="T3">12.497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72</text:span></text:p>
          </table:table-cell>
          <table:table-cell table:style-name="Tabela1.B5" office:value-type="string">
            <text:p text:style-name="P3"><text:span text:style-name="T3">LUANA PRATA MONTEIR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DAS EXECUCOES CRIMINAIS - ARACAJU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371,27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778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02,83</text:span></text:p>
          </table:table-cell>
          <table:table-cell table:style-name="Tabela1.E43" office:value-type="string">
            <text:p text:style-name="P4"><text:span text:style-name="T3">7.768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2</text:span></text:p>
          </table:table-cell>
          <table:table-cell table:style-name="Tabela1.B5" office:value-type="string">
            <text:p text:style-name="P3"><text:span text:style-name="T3">LUANA ROCHA PR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E DEFESA DO PATRIMONIO PUBLICO E DA ORDEM TRIBUTARIA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202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568,46</text:span></text:p>
          </table:table-cell>
          <table:table-cell table:style-name="Tabela1.E43" office:value-type="string">
            <text:p text:style-name="P4"><text:span text:style-name="T3">596,32</text:span></text:p>
          </table:table-cell>
          <table:table-cell table:style-name="Tabela1.E43" office:value-type="string">
            <text:p text:style-name="P4"><text:span text:style-name="T3">179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75,39</text:span></text:p>
          </table:table-cell>
          <table:table-cell table:style-name="Tabela1.E43" office:value-type="string">
            <text:p text:style-name="P4"><text:span text:style-name="T3">5.793,0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6</text:span></text:p>
          </table:table-cell>
          <table:table-cell table:style-name="Tabela1.B5" office:value-type="string">
            <text:p text:style-name="P3"><text:span text:style-name="T3">LUCAS LEITE MEDEIROS MASCARENHAS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LAGARTO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734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4,71</text:span></text:p>
          </table:table-cell>
          <table:table-cell table:style-name="Tabela1.E43" office:value-type="string">
            <text:p text:style-name="P4"><text:span text:style-name="T3">10.776,42</text:span></text:p>
          </table:table-cell>
          <table:table-cell table:style-name="Tabela1.E43" office:value-type="string">
            <text:p text:style-name="P4"><text:span text:style-name="T3">1.079,64</text:span></text:p>
          </table:table-cell>
          <table:table-cell table:style-name="Tabela1.E43" office:value-type="string">
            <text:p text:style-name="P4"><text:span text:style-name="T3">88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66,36</text:span></text:p>
          </table:table-cell>
          <table:table-cell table:style-name="Tabela1.E43" office:value-type="string">
            <text:p text:style-name="P4"><text:span text:style-name="T3">8.810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82</text:span></text:p>
          </table:table-cell>
          <table:table-cell table:style-name="Tabela1.B5" office:value-type="string">
            <text:p text:style-name="P3"><text:span text:style-name="T3">LUCAS RAMOS CARVALHO</text:span></text:p>
          </table:table-cell>
          <table:table-cell table:style-name="Tabela1.B5" office:value-type="string">
            <text:p text:style-name="P3"><text:span text:style-name="T3">PROMOTOR DE JUSTIÇA SUBSTITUTO</text:span></text:p>
          </table:table-cell>
          <table:table-cell table:style-name="Tabela1.B5" office:value-type="string">
            <text:p text:style-name="P3"><text:span text:style-name="T3">PROMOTOR DE JUSTICA SUBSTITUTO</text:span></text:p>
          </table:table-cell>
          <table:table-cell table:style-name="Tabela1.E43" office:value-type="string">
            <text:p text:style-name="P4"><text:span text:style-name="T3">40.823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926,33</text:span></text:p>
          </table:table-cell>
          <table:table-cell table:style-name="Tabela1.E43" office:value-type="string">
            <text:p text:style-name="P4"><text:span text:style-name="T3">4.122,77</text:span></text:p>
          </table:table-cell>
          <table:table-cell table:style-name="Tabela1.E43" office:value-type="string">
            <text:p text:style-name="P4"><text:span text:style-name="T3">51.872,10</text:span></text:p>
          </table:table-cell>
          <table:table-cell table:style-name="Tabela1.E43" office:value-type="string">
            <text:p text:style-name="P4"><text:span text:style-name="T3">1.331,33</text:span></text:p>
          </table:table-cell>
          <table:table-cell table:style-name="Tabela1.E43" office:value-type="string">
            <text:p text:style-name="P4"><text:span text:style-name="T3">10.588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919,64</text:span></text:p>
          </table:table-cell>
          <table:table-cell table:style-name="Tabela1.E43" office:value-type="string">
            <text:p text:style-name="P4"><text:span text:style-name="T3">39.952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0</text:span></text:p>
          </table:table-cell>
          <table:table-cell table:style-name="Tabela1.B5" office:value-type="string">
            <text:p text:style-name="P3"><text:span text:style-name="T3">LUCIANA BASTOS CRUZ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SAO CRISTOVAO 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00,50</text:span></text:p>
          </table:table-cell>
          <table:table-cell table:style-name="Tabela1.E43" office:value-type="string">
            <text:p text:style-name="P4"><text:span text:style-name="T3">9.805,78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748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4,88</text:span></text:p>
          </table:table-cell>
          <table:table-cell table:style-name="Tabela1.E43" office:value-type="string">
            <text:p text:style-name="P4"><text:span text:style-name="T3">8.090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99</text:span></text:p>
          </table:table-cell>
          <table:table-cell table:style-name="Tabela1.B5" office:value-type="string">
            <text:p text:style-name="P3"><text:span text:style-name="T3">LUCIANA CAVALCANTI NOBREG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6.648,42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5.294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162,96</text:span></text:p>
          </table:table-cell>
          <table:table-cell table:style-name="Tabela1.E43" office:value-type="string">
            <text:p text:style-name="P4"><text:span text:style-name="T3">19.485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53</text:span></text:p>
          </table:table-cell>
          <table:table-cell table:style-name="Tabela1.B5" office:value-type="string">
            <text:p text:style-name="P3"><text:span text:style-name="T3">LUCIANA DIAS SOUZA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4.271,34</text:span></text:p>
          </table:table-cell>
          <table:table-cell table:style-name="Tabela1.E43" office:value-type="string">
            <text:p text:style-name="P4"><text:span text:style-name="T3">2.749,10</text:span></text:p>
          </table:table-cell>
          <table:table-cell table:style-name="Tabela1.E43" office:value-type="string">
            <text:p text:style-name="P4"><text:span text:style-name="T3">2.11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762,75</text:span></text:p>
          </table:table-cell>
          <table:table-cell table:style-name="Tabela1.E43" office:value-type="string">
            <text:p text:style-name="P4"><text:span text:style-name="T3">795,32</text:span></text:p>
          </table:table-cell>
          <table:table-cell table:style-name="Tabela1.E43" office:value-type="string">
            <text:p text:style-name="P4"><text:span text:style-name="T3">1.251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46,74</text:span></text:p>
          </table:table-cell>
          <table:table-cell table:style-name="Tabela1.E43" office:value-type="string">
            <text:p text:style-name="P4"><text:span text:style-name="T3">9.716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3</text:span></text:p>
          </table:table-cell>
          <table:table-cell table:style-name="Tabela1.B5" office:value-type="string">
            <text:p text:style-name="P3"><text:span text:style-name="T3">LUCIANA DUARTE SOBRAL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LAGARTO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3.697,02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9.033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033,08</text:span></text:p>
          </table:table-cell>
          <table:table-cell table:style-name="Tabela1.E43" office:value-type="string">
            <text:p text:style-name="P4"><text:span text:style-name="T3">29.663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4</text:span></text:p>
          </table:table-cell>
          <table:table-cell table:style-name="Tabela1.B5" office:value-type="string">
            <text:p text:style-name="P3"><text:span text:style-name="T3">LUCIANA LEONARDO RIBEIRO SILVA DE ARAUJ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PROCURADOR GERAL DE JUSTICA/PGJ/MP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6.947,84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626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95,30</text:span></text:p>
          </table:table-cell>
          <table:table-cell table:style-name="Tabela1.E43" office:value-type="string">
            <text:p text:style-name="P4"><text:span text:style-name="T3">12.452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68</text:span></text:p>
          </table:table-cell>
          <table:table-cell table:style-name="Tabela1.B5" office:value-type="string">
            <text:p text:style-name="P3"><text:span text:style-name="T3">LUCIANA MACHADO MENEZ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.785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611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2</text:span></text:p>
          </table:table-cell>
          <table:table-cell table:style-name="Tabela1.B5" office:value-type="string">
            <text:p text:style-name="P3"><text:span text:style-name="T3">LUCIANA YASMIM SANTOS PASS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GESTAO DE PESSOAS - SERVIDORE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5</text:span></text:p>
          </table:table-cell>
          <table:table-cell table:style-name="Tabela1.B5" office:value-type="string">
            <text:p text:style-name="P3"><text:span text:style-name="T3">LUCIO JOSE CARDOSO BARRETO LIM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LARANJEIRAS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9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4.611,18</text:span></text:p>
          </table:table-cell>
          <table:table-cell table:style-name="Tabela1.E43" office:value-type="string">
            <text:p text:style-name="P4"><text:span text:style-name="T3">5.127,45</text:span></text:p>
          </table:table-cell>
          <table:table-cell table:style-name="Tabela1.E43" office:value-type="string">
            <text:p text:style-name="P4"><text:span text:style-name="T3">9.158,99</text:span></text:p>
          </table:table-cell>
          <table:table-cell table:style-name="Tabela1.E43" office:value-type="string">
            <text:p text:style-name="P4"><text:span text:style-name="T3">330,26</text:span></text:p>
          </table:table-cell>
          <table:table-cell table:style-name="Tabela1.E43" office:value-type="string">
            <text:p text:style-name="P4"><text:span text:style-name="T3">14.616,70</text:span></text:p>
          </table:table-cell>
          <table:table-cell table:style-name="Tabela1.E43" office:value-type="string">
            <text:p text:style-name="P4"><text:span text:style-name="T3">29.994,48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56</text:span></text:p>
          </table:table-cell>
          <table:table-cell table:style-name="Tabela1.B5" office:value-type="string">
            <text:p text:style-name="P3"><text:span text:style-name="T3">LUIS CLAUDIO ALMEIDA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AS EXECUCOES CRIMINAIS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4.469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625,16</text:span></text:p>
          </table:table-cell>
          <table:table-cell table:style-name="Tabela1.E43" office:value-type="string">
            <text:p text:style-name="P4"><text:span text:style-name="T3">10.713,14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57.793,02</text:span></text:p>
          </table:table-cell>
          <table:table-cell table:style-name="Tabela1.E43" office:value-type="string">
            <text:p text:style-name="P4"><text:span text:style-name="T3">5.625,16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9.241,94</text:span></text:p>
          </table:table-cell>
          <table:table-cell table:style-name="Tabela1.E43" office:value-type="string">
            <text:p text:style-name="P4"><text:span text:style-name="T3">25.436,14</text:span></text:p>
          </table:table-cell>
          <table:table-cell table:style-name="Tabela1.E43" office:value-type="string">
            <text:p text:style-name="P4"><text:span text:style-name="T3">32.356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10</text:span></text:p>
          </table:table-cell>
          <table:table-cell table:style-name="Tabela1.B5" office:value-type="string">
            <text:p text:style-name="P3"><text:span text:style-name="T3">LUIS FAUSTO DIAS DE VALOIS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68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878,96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50.166,00</text:span></text:p>
          </table:table-cell>
          <table:table-cell table:style-name="Tabela1.E43" office:value-type="string">
            <text:p text:style-name="P4"><text:span text:style-name="T3">5.516,01</text:span></text:p>
          </table:table-cell>
          <table:table-cell table:style-name="Tabela1.E43" office:value-type="string">
            <text:p text:style-name="P4"><text:span text:style-name="T3">8.008,71</text:span></text:p>
          </table:table-cell>
          <table:table-cell table:style-name="Tabela1.E43" office:value-type="string">
            <text:p text:style-name="P4"><text:span text:style-name="T3">5.628,08</text:span></text:p>
          </table:table-cell>
          <table:table-cell table:style-name="Tabela1.E43" office:value-type="string">
            <text:p text:style-name="P4"><text:span text:style-name="T3">19.152,80</text:span></text:p>
          </table:table-cell>
          <table:table-cell table:style-name="Tabela1.E43" office:value-type="string">
            <text:p text:style-name="P4"><text:span text:style-name="T3">31.013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8</text:span></text:p>
          </table:table-cell>
          <table:table-cell table:style-name="Tabela1.B5" office:value-type="string">
            <text:p text:style-name="P3"><text:span text:style-name="T3">LUIS FELIPE JORDAO WANDERLEY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88,74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1.643,67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8.433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82,91</text:span></text:p>
          </table:table-cell>
          <table:table-cell table:style-name="Tabela1.E43" office:value-type="string">
            <text:p text:style-name="P4"><text:span text:style-name="T3">28.460,7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</text:span></text:p>
          </table:table-cell>
          <table:table-cell table:style-name="Tabela1.B5" office:value-type="string">
            <text:p text:style-name="P3"><text:span text:style-name="T3">LUIZ ALBERTO MOURA ARAUJ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4.672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5.638,49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57.237,99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8.859,54</text:span></text:p>
          </table:table-cell>
          <table:table-cell table:style-name="Tabela1.E43" office:value-type="string">
            <text:p text:style-name="P4"><text:span text:style-name="T3">6.249,94</text:span></text:p>
          </table:table-cell>
          <table:table-cell table:style-name="Tabela1.E43" office:value-type="string">
            <text:p text:style-name="P4"><text:span text:style-name="T3">20.940,61</text:span></text:p>
          </table:table-cell>
          <table:table-cell table:style-name="Tabela1.E43" office:value-type="string">
            <text:p text:style-name="P4"><text:span text:style-name="T3">36.297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5</text:span></text:p>
          </table:table-cell>
          <table:table-cell table:style-name="Tabela1.B5" office:value-type="string">
            <text:p text:style-name="P3"><text:span text:style-name="T3">LUIZ CARLOS ARAGAO DE ALMEID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30</text:span></text:p>
          </table:table-cell>
          <table:table-cell table:style-name="Tabela1.B5" office:value-type="string">
            <text:p text:style-name="P3"><text:span text:style-name="T3">LUIZ CARLOS DA SILVA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37</text:span></text:p>
          </table:table-cell>
          <table:table-cell table:style-name="Tabela1.B5" office:value-type="string">
            <text:p text:style-name="P3"><text:span text:style-name="T3">LUIZ CARLOS DOS SANTOS LOPE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56</text:span></text:p>
          </table:table-cell>
          <table:table-cell table:style-name="Tabela1.B5" office:value-type="string">
            <text:p text:style-name="P3"><text:span text:style-name="T3">LUIZ CARLOS PAIXAO JUNIOR</text:span></text:p>
          </table:table-cell>
          <table:table-cell table:style-name="Tabela1.B5" office:value-type="string">
            <text:p text:style-name="P3"><text:span text:style-name="T3">ASSESSOR DE TECNOLOGIA DA INFORMAÇÃO E COMUNICAÇÃO 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2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8.159,88</text:span></text:p>
          </table:table-cell>
          <table:table-cell table:style-name="Tabela1.E43" office:value-type="string">
            <text:p text:style-name="P4"><text:span text:style-name="T3">645,03</text:span></text:p>
          </table:table-cell>
          <table:table-cell table:style-name="Tabela1.E43" office:value-type="string">
            <text:p text:style-name="P4"><text:span text:style-name="T3">494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39,54</text:span></text:p>
          </table:table-cell>
          <table:table-cell table:style-name="Tabela1.E43" office:value-type="string">
            <text:p text:style-name="P4"><text:span text:style-name="T3">7.020,3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3</text:span></text:p>
          </table:table-cell>
          <table:table-cell table:style-name="Tabela1.B5" office:value-type="string">
            <text:p text:style-name="P3"><text:span text:style-name="T3">LUIZ DE AZEVEDO COSTA NETO</text:span></text:p>
          </table:table-cell>
          <table:table-cell table:style-name="Tabela1.B5" office:value-type="string">
            <text:p text:style-name="P3"><text:span text:style-name="T3">CORONEL - requisitado-BESP</text:span></text:p>
          </table:table-cell>
          <table:table-cell table:style-name="Tabela1.B5" office:value-type="string">
            <text:p text:style-name="P3"><text:span text:style-name="T3">GABINETE DE SEGURANCA INSTITUCIONAL - 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0.920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4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4,30</text:span></text:p>
          </table:table-cell>
          <table:table-cell table:style-name="Tabela1.E43" office:value-type="string">
            <text:p text:style-name="P4"><text:span text:style-name="T3">9.596,3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52</text:span></text:p>
          </table:table-cell>
          <table:table-cell table:style-name="Tabela1.B5" office:value-type="string">
            <text:p text:style-name="P3"><text:span text:style-name="T3">LUIZ GONZAGA NETO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50</text:span></text:p>
          </table:table-cell>
          <table:table-cell table:style-name="Tabela1.B5" office:value-type="string">
            <text:p text:style-name="P3"><text:span text:style-name="T3">LUIZ GUSTAVO LIMA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PROPRI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73,49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7.690,79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2.913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82,36</text:span></text:p>
          </table:table-cell>
          <table:table-cell table:style-name="Tabela1.E43" office:value-type="string">
            <text:p text:style-name="P4"><text:span text:style-name="T3">13.208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</text:span></text:p>
          </table:table-cell>
          <table:table-cell table:style-name="Tabela1.B5" office:value-type="string">
            <text:p text:style-name="P3"><text:span text:style-name="T3">LUIZ PEDRO DA COSTA TAVARES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33</text:span></text:p>
          </table:table-cell>
          <table:table-cell table:style-name="Tabela1.B5" office:value-type="string">
            <text:p text:style-name="P3"><text:span text:style-name="T3">LUIZ RANGEL LIMA SANTOS</text:span></text:p>
          </table:table-cell>
          <table:table-cell table:style-name="Tabela1.B5" office:value-type="string">
            <text:p text:style-name="P3"><text:span text:style-name="T3">COORDENADOR DA DIVISÃO DE ENG. E MANUTENÇÃO</text:span></text:p>
          </table:table-cell>
          <table:table-cell table:style-name="Tabela1.B5" office:value-type="string">
            <text:p text:style-name="P3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08,23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1.011,34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1.267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3,97</text:span></text:p>
          </table:table-cell>
          <table:table-cell table:style-name="Tabela1.E43" office:value-type="string">
            <text:p text:style-name="P4"><text:span text:style-name="T3">8.867,3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0</text:span></text:p>
          </table:table-cell>
          <table:table-cell table:style-name="Tabela1.B5" office:value-type="string">
            <text:p text:style-name="P3"><text:span text:style-name="T3">LUIZ TADEU COSTA MAYNARD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8</text:span></text:p>
          </table:table-cell>
          <table:table-cell table:style-name="Tabela1.B5" office:value-type="string">
            <text:p text:style-name="P3"><text:span text:style-name="T3">LUIZ URQUIZA DA NOBREGA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39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22,87</text:span></text:p>
          </table:table-cell>
          <table:table-cell table:style-name="Tabela1.E43" office:value-type="string">
            <text:p text:style-name="P4"><text:span text:style-name="T3">17.698,68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417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0,59</text:span></text:p>
          </table:table-cell>
          <table:table-cell table:style-name="Tabela1.E43" office:value-type="string">
            <text:p text:style-name="P4"><text:span text:style-name="T3">14.918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</text:span></text:p>
          </table:table-cell>
          <table:table-cell table:style-name="Tabela1.B5" office:value-type="string">
            <text:p text:style-name="P3"><text:span text:style-name="T3">LUIZ VALTER RIBEIRO ROSARI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12.619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5.638,49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65.184,73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16,91</text:span></text:p>
          </table:table-cell>
          <table:table-cell table:style-name="Tabela1.E43" office:value-type="string">
            <text:p text:style-name="P4"><text:span text:style-name="T3">14.196,68</text:span></text:p>
          </table:table-cell>
          <table:table-cell table:style-name="Tabela1.E43" office:value-type="string">
            <text:p text:style-name="P4"><text:span text:style-name="T3">30.544,72</text:span></text:p>
          </table:table-cell>
          <table:table-cell table:style-name="Tabela1.E43" office:value-type="string">
            <text:p text:style-name="P4"><text:span text:style-name="T3">34.640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8</text:span></text:p>
          </table:table-cell>
          <table:table-cell table:style-name="Tabela1.B5" office:value-type="string">
            <text:p text:style-name="P3"><text:span text:style-name="T3">LUZINETE APARECIDA MENDON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792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22,87</text:span></text:p>
          </table:table-cell>
          <table:table-cell table:style-name="Tabela1.E43" office:value-type="string">
            <text:p text:style-name="P4"><text:span text:style-name="T3">10.236,76</text:span></text:p>
          </table:table-cell>
          <table:table-cell table:style-name="Tabela1.E43" office:value-type="string">
            <text:p text:style-name="P4"><text:span text:style-name="T3">967,94</text:span></text:p>
          </table:table-cell>
          <table:table-cell table:style-name="Tabela1.E43" office:value-type="string">
            <text:p text:style-name="P4"><text:span text:style-name="T3">750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8,12</text:span></text:p>
          </table:table-cell>
          <table:table-cell table:style-name="Tabela1.E43" office:value-type="string">
            <text:p text:style-name="P4"><text:span text:style-name="T3">8.518,6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9</text:span></text:p>
          </table:table-cell>
          <table:table-cell table:style-name="Tabela1.B5" office:value-type="string">
            <text:p text:style-name="P3"><text:span text:style-name="T3">MACIRLEY SANTOS SILVA DE CARVALHO</text:span></text:p>
          </table:table-cell>
          <table:table-cell table:style-name="Tabela1.B5" office:value-type="string">
            <text:p text:style-name="P3"><text:span text:style-name="T3">TECNICO EXECUTIVO-requisitado</text:span></text:p>
          </table:table-cell>
          <table:table-cell table:style-name="Tabela1.B5" office:value-type="string">
            <text:p text:style-name="P3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2.234,44</text:span></text:p>
          </table:table-cell>
          <table:table-cell table:style-name="Tabela1.E43" office:value-type="string">
            <text:p text:style-name="P4"><text:span text:style-name="T3">134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4,31</text:span></text:p>
          </table:table-cell>
          <table:table-cell table:style-name="Tabela1.E43" office:value-type="string">
            <text:p text:style-name="P4"><text:span text:style-name="T3">2.100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</text:span></text:p>
          </table:table-cell>
          <table:table-cell table:style-name="Tabela1.B5" office:value-type="string">
            <text:p text:style-name="P3"><text:span text:style-name="T3">MAGALI LIMA DE MATOS SOARE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10ª PROMOTORIA DE JUSTIÇA DOS DIREITOS DO CIDADÃO 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5.540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24.181,76</text:span></text:p>
          </table:table-cell>
          <table:table-cell table:style-name="Tabela1.E43" office:value-type="string">
            <text:p text:style-name="P4"><text:span text:style-name="T3">2.981,27</text:span></text:p>
          </table:table-cell>
          <table:table-cell table:style-name="Tabela1.E43" office:value-type="string">
            <text:p text:style-name="P4"><text:span text:style-name="T3">4.15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132,52</text:span></text:p>
          </table:table-cell>
          <table:table-cell table:style-name="Tabela1.E43" office:value-type="string">
            <text:p text:style-name="P4"><text:span text:style-name="T3">17.049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7</text:span></text:p>
          </table:table-cell>
          <table:table-cell table:style-name="Tabela1.B5" office:value-type="string">
            <text:p text:style-name="P3"><text:span text:style-name="T3">MAISA OLIVEIRA BOMFIM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8</text:span></text:p>
          </table:table-cell>
          <table:table-cell table:style-name="Tabela1.B5" office:value-type="string">
            <text:p text:style-name="P3"><text:span text:style-name="T3">MANOEL CABRAL MACHADO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2.877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664,49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50.881,94</text:span></text:p>
          </table:table-cell>
          <table:table-cell table:style-name="Tabela1.E43" office:value-type="string">
            <text:p text:style-name="P4"><text:span text:style-name="T3">5.402,24</text:span></text:p>
          </table:table-cell>
          <table:table-cell table:style-name="Tabela1.E43" office:value-type="string">
            <text:p text:style-name="P4"><text:span text:style-name="T3">8.979,15</text:span></text:p>
          </table:table-cell>
          <table:table-cell table:style-name="Tabela1.E43" office:value-type="string">
            <text:p text:style-name="P4"><text:span text:style-name="T3">6.601,02</text:span></text:p>
          </table:table-cell>
          <table:table-cell table:style-name="Tabela1.E43" office:value-type="string">
            <text:p text:style-name="P4"><text:span text:style-name="T3">20.982,41</text:span></text:p>
          </table:table-cell>
          <table:table-cell table:style-name="Tabela1.E43" office:value-type="string">
            <text:p text:style-name="P4"><text:span text:style-name="T3">29.899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2</text:span></text:p>
          </table:table-cell>
          <table:table-cell table:style-name="Tabela1.B5" office:value-type="string">
            <text:p text:style-name="P3"><text:span text:style-name="T3">MANOEL MESSIAS RODRIGUE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45</text:span></text:p>
          </table:table-cell>
          <table:table-cell table:style-name="Tabela1.B5" office:value-type="string">
            <text:p text:style-name="P3"><text:span text:style-name="T3">MANOELA COSTA MENEZ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1.139,51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3.652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2.952,60</text:span></text:p>
          </table:table-cell>
          <table:table-cell table:style-name="Tabela1.E43" office:value-type="string">
            <text:p text:style-name="P4"><text:span text:style-name="T3">797,66</text:span></text:p>
          </table:table-cell>
          <table:table-cell table:style-name="Tabela1.E43" office:value-type="string">
            <text:p text:style-name="P4"><text:span text:style-name="T3">713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11,53</text:span></text:p>
          </table:table-cell>
          <table:table-cell table:style-name="Tabela1.E43" office:value-type="string">
            <text:p text:style-name="P4"><text:span text:style-name="T3">11.441,0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8</text:span></text:p>
          </table:table-cell>
          <table:table-cell table:style-name="Tabela1.B5" office:value-type="string">
            <text:p text:style-name="P3"><text:span text:style-name="T3">MARA ALICE BARBOSA PASSO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6.332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1.326,21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10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87,11</text:span></text:p>
          </table:table-cell>
          <table:table-cell table:style-name="Tabela1.E43" office:value-type="string">
            <text:p text:style-name="P4"><text:span text:style-name="T3">18.139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92</text:span></text:p>
          </table:table-cell>
          <table:table-cell table:style-name="Tabela1.B5" office:value-type="string">
            <text:p text:style-name="P3"><text:span text:style-name="T3">MARA CAMILA DE SANTAN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SAO CRISTOVA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,00</text:span></text:p>
          </table:table-cell>
          <table:table-cell table:style-name="Tabela1.E43" office:value-type="string">
            <text:p text:style-name="P4"><text:span text:style-name="T3">2.579,50</text:span></text:p>
          </table:table-cell>
          <table:table-cell table:style-name="Tabela1.E43" office:value-type="string">
            <text:p text:style-name="P4"><text:span text:style-name="T3">8.745,18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573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34,39</text:span></text:p>
          </table:table-cell>
          <table:table-cell table:style-name="Tabela1.E43" office:value-type="string">
            <text:p text:style-name="P4"><text:span text:style-name="T3">7.310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3</text:span></text:p>
          </table:table-cell>
          <table:table-cell table:style-name="Tabela1.B5" office:value-type="string">
            <text:p text:style-name="P3"><text:span text:style-name="T3">MARA RUBIA SANTOS MACE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GESTAO ORCAMENTARI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63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3.292,29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1.014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48,55</text:span></text:p>
          </table:table-cell>
          <table:table-cell table:style-name="Tabela1.E43" office:value-type="string">
            <text:p text:style-name="P4"><text:span text:style-name="T3">11.54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8</text:span></text:p>
          </table:table-cell>
          <table:table-cell table:style-name="Tabela1.B5" office:value-type="string">
            <text:p text:style-name="P3"><text:span text:style-name="T3">MARCELA AYRES BRITTO SANTOS BRAG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45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7.061,39</text:span></text:p>
          </table:table-cell>
          <table:table-cell table:style-name="Tabela1.E43" office:value-type="string">
            <text:p text:style-name="P4"><text:span text:style-name="T3">665,33</text:span></text:p>
          </table:table-cell>
          <table:table-cell table:style-name="Tabela1.E43" office:value-type="string">
            <text:p text:style-name="P4"><text:span text:style-name="T3">267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3,19</text:span></text:p>
          </table:table-cell>
          <table:table-cell table:style-name="Tabela1.E43" office:value-type="string">
            <text:p text:style-name="P4"><text:span text:style-name="T3">6.128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0</text:span></text:p>
          </table:table-cell>
          <table:table-cell table:style-name="Tabela1.B5" office:value-type="string">
            <text:p text:style-name="P3"><text:span text:style-name="T3">MARCELA GAMA DE SOUZ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ÇA DA CURADORIA DA FAZENDA PUBLICA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220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092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55,25</text:span></text:p>
          </table:table-cell>
          <table:table-cell table:style-name="Tabela1.E43" office:value-type="string">
            <text:p text:style-name="P4"><text:span text:style-name="T3">11.364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6</text:span></text:p>
          </table:table-cell>
          <table:table-cell table:style-name="Tabela1.B5" office:value-type="string">
            <text:p text:style-name="P3"><text:span text:style-name="T3">MARCELA LINS MOURA DE FIGUEIRE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2.578,75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1.614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74,74</text:span></text:p>
          </table:table-cell>
          <table:table-cell table:style-name="Tabela1.E43" office:value-type="string">
            <text:p text:style-name="P4"><text:span text:style-name="T3">10.104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9</text:span></text:p>
          </table:table-cell>
          <table:table-cell table:style-name="Tabela1.B5" office:value-type="string">
            <text:p text:style-name="P3"><text:span text:style-name="T3">MARCELA MAXIMO BARBOS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508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7.648,78</text:span></text:p>
          </table:table-cell>
          <table:table-cell table:style-name="Tabela1.E43" office:value-type="string">
            <text:p text:style-name="P4"><text:span text:style-name="T3">747,57</text:span></text:p>
          </table:table-cell>
          <table:table-cell table:style-name="Tabela1.E43" office:value-type="string">
            <text:p text:style-name="P4"><text:span text:style-name="T3">338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86,43</text:span></text:p>
          </table:table-cell>
          <table:table-cell table:style-name="Tabela1.E43" office:value-type="string">
            <text:p text:style-name="P4"><text:span text:style-name="T3">6.562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4</text:span></text:p>
          </table:table-cell>
          <table:table-cell table:style-name="Tabela1.B5" office:value-type="string">
            <text:p text:style-name="P3"><text:span text:style-name="T3">MARCELLA BATISTA GUIMARA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DISTRITAL - ARACAJU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002,44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2.04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73,26</text:span></text:p>
          </table:table-cell>
          <table:table-cell table:style-name="Tabela1.E43" office:value-type="string">
            <text:p text:style-name="P4"><text:span text:style-name="T3">11.229,18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5"/><text:span text:style-name="T3">2072</text:span></text:p>
          </table:table-cell>
          <table:table-cell table:style-name="Tabela1.B5" office:value-type="string">
            <text:p text:style-name="P3"><text:span text:style-name="T3">MARCELO CARDOSO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9,50</text:span></text:p>
          </table:table-cell>
          <table:table-cell table:style-name="Tabela1.E43" office:value-type="string">
            <text:p text:style-name="P4"><text:span text:style-name="T3">13.150,47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56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42,88</text:span></text:p>
          </table:table-cell>
          <table:table-cell table:style-name="Tabela1.E43" office:value-type="string">
            <text:p text:style-name="P4"><text:span text:style-name="T3">10.107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2</text:span></text:p>
          </table:table-cell>
          <table:table-cell table:style-name="Tabela1.B5" office:value-type="string">
            <text:p text:style-name="P3"><text:span text:style-name="T3">MARCELO TORRES DE ARRUDA RAPOS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811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7.497,96</text:span></text:p>
          </table:table-cell>
          <table:table-cell table:style-name="Tabela1.E43" office:value-type="string">
            <text:p text:style-name="P4"><text:span text:style-name="T3">681,51</text:span></text:p>
          </table:table-cell>
          <table:table-cell table:style-name="Tabela1.E43" office:value-type="string">
            <text:p text:style-name="P4"><text:span text:style-name="T3">290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71,73</text:span></text:p>
          </table:table-cell>
          <table:table-cell table:style-name="Tabela1.E43" office:value-type="string">
            <text:p text:style-name="P4"><text:span text:style-name="T3">6.526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29</text:span></text:p>
          </table:table-cell>
          <table:table-cell table:style-name="Tabela1.B5" office:value-type="string">
            <text:p text:style-name="P3"><text:span text:style-name="T3">MARCIA JAQUELINE OLIVEIRA SANTAN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88,74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1.643,67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8.485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35,04</text:span></text:p>
          </table:table-cell>
          <table:table-cell table:style-name="Tabela1.E43" office:value-type="string">
            <text:p text:style-name="P4"><text:span text:style-name="T3">28.408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6</text:span></text:p>
          </table:table-cell>
          <table:table-cell table:style-name="Tabela1.B5" office:value-type="string">
            <text:p text:style-name="P3"><text:span text:style-name="T3">MARCIA MENDES UNGA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DE ACIDENTES E DE DELITOS DE TRÂNSITO DE ARACAJ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828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499,2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47.925,00</text:span></text:p>
          </table:table-cell>
          <table:table-cell table:style-name="Tabela1.E43" office:value-type="string">
            <text:p text:style-name="P4"><text:span text:style-name="T3">5.255,43</text:span></text:p>
          </table:table-cell>
          <table:table-cell table:style-name="Tabela1.E43" office:value-type="string">
            <text:p text:style-name="P4"><text:span text:style-name="T3">9.019,53</text:span></text:p>
          </table:table-cell>
          <table:table-cell table:style-name="Tabela1.E43" office:value-type="string">
            <text:p text:style-name="P4"><text:span text:style-name="T3">3.387,08</text:span></text:p>
          </table:table-cell>
          <table:table-cell table:style-name="Tabela1.E43" office:value-type="string">
            <text:p text:style-name="P4"><text:span text:style-name="T3">17.662,04</text:span></text:p>
          </table:table-cell>
          <table:table-cell table:style-name="Tabela1.E43" office:value-type="string">
            <text:p text:style-name="P4"><text:span text:style-name="T3">30.262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92</text:span></text:p>
          </table:table-cell>
          <table:table-cell table:style-name="Tabela1.B5" office:value-type="string">
            <text:p text:style-name="P3"><text:span text:style-name="T3">MARCIA RAFAELLA FREIRE ROCH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3.336,4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0.890,81</text:span></text:p>
          </table:table-cell>
          <table:table-cell table:style-name="Tabela1.E43" office:value-type="string">
            <text:p text:style-name="P4"><text:span text:style-name="T3">2.024,08</text:span></text:p>
          </table:table-cell>
          <table:table-cell table:style-name="Tabela1.E43" office:value-type="string">
            <text:p text:style-name="P4"><text:span text:style-name="T3">3.528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52,08</text:span></text:p>
          </table:table-cell>
          <table:table-cell table:style-name="Tabela1.E43" office:value-type="string">
            <text:p text:style-name="P4"><text:span text:style-name="T3">15.338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10</text:span></text:p>
          </table:table-cell>
          <table:table-cell table:style-name="Tabela1.B5" office:value-type="string">
            <text:p text:style-name="P3"><text:span text:style-name="T3">MARCIA VALNICE RODRIGUES LIM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268,44</text:span></text:p>
          </table:table-cell>
          <table:table-cell table:style-name="Tabela1.E43" office:value-type="string">
            <text:p text:style-name="P4"><text:span text:style-name="T3">91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1,36</text:span></text:p>
          </table:table-cell>
          <table:table-cell table:style-name="Tabela1.E43" office:value-type="string">
            <text:p text:style-name="P4"><text:span text:style-name="T3">3.177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5</text:span></text:p>
          </table:table-cell>
          <table:table-cell table:style-name="Tabela1.B5" office:value-type="string">
            <text:p text:style-name="P3"><text:span text:style-name="T3">MARCILIO DE SIQUEIRA PIN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A CURADORIA DA FAZENDA PUBLIC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7.261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36.985,46</text:span></text:p>
          </table:table-cell>
          <table:table-cell table:style-name="Tabela1.E43" office:value-type="string">
            <text:p text:style-name="P4"><text:span text:style-name="T3">91.144,75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6.677,24</text:span></text:p>
          </table:table-cell>
          <table:table-cell table:style-name="Tabela1.E43" office:value-type="string">
            <text:p text:style-name="P4"><text:span text:style-name="T3">23.077,41</text:span></text:p>
          </table:table-cell>
          <table:table-cell table:style-name="Tabela1.E43" office:value-type="string">
            <text:p text:style-name="P4"><text:span text:style-name="T3">68.067,3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5</text:span></text:p>
          </table:table-cell>
          <table:table-cell table:style-name="Tabela1.B5" office:value-type="string">
            <text:p text:style-name="P3"><text:span text:style-name="T3">MARCIO DOS SANTOS DORI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969,39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8.74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30.041,49</text:span></text:p>
          </table:table-cell>
          <table:table-cell table:style-name="Tabela1.E43" office:value-type="string">
            <text:p text:style-name="P4"><text:span text:style-name="T3">1.801,43</text:span></text:p>
          </table:table-cell>
          <table:table-cell table:style-name="Tabela1.E43" office:value-type="string">
            <text:p text:style-name="P4"><text:span text:style-name="T3">3.753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55,02</text:span></text:p>
          </table:table-cell>
          <table:table-cell table:style-name="Tabela1.E43" office:value-type="string">
            <text:p text:style-name="P4"><text:span text:style-name="T3">24.486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5</text:span></text:p>
          </table:table-cell>
          <table:table-cell table:style-name="Tabela1.B5" office:value-type="string">
            <text:p text:style-name="P3"><text:span text:style-name="T3">MARCIO MATOS LIMA BARRET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JUSTIÇA FEDERAL DE 1º GRAU DA 5ª REGIÃO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64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45,03</text:span></text:p>
          </table:table-cell>
          <table:table-cell table:style-name="Tabela1.E43" office:value-type="string">
            <text:p text:style-name="P4"><text:span text:style-name="T3">692,30</text:span></text:p>
          </table:table-cell>
          <table:table-cell table:style-name="Tabela1.E43" office:value-type="string">
            <text:p text:style-name="P4"><text:span text:style-name="T3">262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4,78</text:span></text:p>
          </table:table-cell>
          <table:table-cell table:style-name="Tabela1.E43" office:value-type="string">
            <text:p text:style-name="P4"><text:span text:style-name="T3">3.990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1</text:span></text:p>
          </table:table-cell>
          <table:table-cell table:style-name="Tabela1.B5" office:value-type="string">
            <text:p text:style-name="P3"><text:span text:style-name="T3">MARCIO SILVA SIQU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PROPRIA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0,00</text:span></text:p>
          </table:table-cell>
          <table:table-cell table:style-name="Tabela1.E43" office:value-type="string">
            <text:p text:style-name="P4"><text:span text:style-name="T3">3.756,38</text:span></text:p>
          </table:table-cell>
          <table:table-cell table:style-name="Tabela1.E43" office:value-type="string">
            <text:p text:style-name="P4"><text:span text:style-name="T3">13.752,24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489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2,09</text:span></text:p>
          </table:table-cell>
          <table:table-cell table:style-name="Tabela1.E43" office:value-type="string">
            <text:p text:style-name="P4"><text:span text:style-name="T3">10.900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7</text:span></text:p>
          </table:table-cell>
          <table:table-cell table:style-name="Tabela1.B5" office:value-type="string">
            <text:p text:style-name="P3"><text:span text:style-name="T3">MARCO TULIO CARVALHO MACHADO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315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62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9,25</text:span></text:p>
          </table:table-cell>
          <table:table-cell table:style-name="Tabela1.E43" office:value-type="string">
            <text:p text:style-name="P4"><text:span text:style-name="T3">12.075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1</text:span></text:p>
          </table:table-cell>
          <table:table-cell table:style-name="Tabela1.B5" office:value-type="string">
            <text:p text:style-name="P3"><text:span text:style-name="T3">MARCO TULIO SANTOS DA CONCEIC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ITABAIANA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45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01,87</text:span></text:p>
          </table:table-cell>
          <table:table-cell table:style-name="Tabela1.E43" office:value-type="string">
            <text:p text:style-name="P4"><text:span text:style-name="T3">15.983,02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2.310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73,05</text:span></text:p>
          </table:table-cell>
          <table:table-cell table:style-name="Tabela1.E43" office:value-type="string">
            <text:p text:style-name="P4"><text:span text:style-name="T3">12.309,9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9</text:span></text:p>
          </table:table-cell>
          <table:table-cell table:style-name="Tabela1.B5" office:value-type="string">
            <text:p text:style-name="P3"><text:span text:style-name="T3">MARCONI ALVES VASCONCELOS DE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1.216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11,21</text:span></text:p>
          </table:table-cell>
          <table:table-cell table:style-name="Tabela1.E43" office:value-type="string">
            <text:p text:style-name="P4"><text:span text:style-name="T3">9.284,83</text:span></text:p>
          </table:table-cell>
          <table:table-cell table:style-name="Tabela1.E43" office:value-type="string">
            <text:p text:style-name="P4"><text:span text:style-name="T3">738,31</text:span></text:p>
          </table:table-cell>
          <table:table-cell table:style-name="Tabela1.E43" office:value-type="string">
            <text:p text:style-name="P4"><text:span text:style-name="T3">326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4,37</text:span></text:p>
          </table:table-cell>
          <table:table-cell table:style-name="Tabela1.E43" office:value-type="string">
            <text:p text:style-name="P4"><text:span text:style-name="T3">8.220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4</text:span></text:p>
          </table:table-cell>
          <table:table-cell table:style-name="Tabela1.B5" office:value-type="string">
            <text:p text:style-name="P3"><text:span text:style-name="T3">MARCOS ANDRADE ROCHA</text:span></text:p>
          </table:table-cell>
          <table:table-cell table:style-name="Tabela1.B5" office:value-type="string">
            <text:p text:style-name="P3"><text:span text:style-name="T3">MAJOR - requisitado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.929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29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1</text:span></text:p>
          </table:table-cell>
          <table:table-cell table:style-name="Tabela1.B5" office:value-type="string">
            <text:p text:style-name="P3"><text:span text:style-name="T3">MARCOS ANTONIO BASTOS FILH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2.077,63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8.819,70</text:span></text:p>
          </table:table-cell>
          <table:table-cell table:style-name="Tabela1.E43" office:value-type="string">
            <text:p text:style-name="P4"><text:span text:style-name="T3">1.454,34</text:span></text:p>
          </table:table-cell>
          <table:table-cell table:style-name="Tabela1.E43" office:value-type="string">
            <text:p text:style-name="P4"><text:span text:style-name="T3">3.167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21,60</text:span></text:p>
          </table:table-cell>
          <table:table-cell table:style-name="Tabela1.E43" office:value-type="string">
            <text:p text:style-name="P4"><text:span text:style-name="T3">14.198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1</text:span></text:p>
          </table:table-cell>
          <table:table-cell table:style-name="Tabela1.B5" office:value-type="string">
            <text:p text:style-name="P3"><text:span text:style-name="T3">MARCOS ANTONIO DOS SANTOS SOUZA</text:span></text:p>
          </table:table-cell>
          <table:table-cell table:style-name="Tabela1.B5" office:value-type="string">
            <text:p text:style-name="P3"><text:span text:style-name="T3">SUB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5.18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86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5</text:span></text:p>
          </table:table-cell>
          <table:table-cell table:style-name="Tabela1.B5" office:value-type="string">
            <text:p text:style-name="P3"><text:span text:style-name="T3">MARCOS ANTONIO FARIAS NOGUEIR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1</text:span></text:p>
          </table:table-cell>
          <table:table-cell table:style-name="Tabela1.B5" office:value-type="string">
            <text:p text:style-name="P3"><text:span text:style-name="T3">MARCOS CELIO OLIVEIRA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- LAGARTO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45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85,71</text:span></text:p>
          </table:table-cell>
          <table:table-cell table:style-name="Tabela1.E43" office:value-type="string">
            <text:p text:style-name="P4"><text:span text:style-name="T3">8.138,10</text:span></text:p>
          </table:table-cell>
          <table:table-cell table:style-name="Tabela1.E43" office:value-type="string">
            <text:p text:style-name="P4"><text:span text:style-name="T3">665,33</text:span></text:p>
          </table:table-cell>
          <table:table-cell table:style-name="Tabela1.E43" office:value-type="string">
            <text:p text:style-name="P4"><text:span text:style-name="T3">157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22,67</text:span></text:p>
          </table:table-cell>
          <table:table-cell table:style-name="Tabela1.E43" office:value-type="string">
            <text:p text:style-name="P4"><text:span text:style-name="T3">7.315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9</text:span></text:p>
          </table:table-cell>
          <table:table-cell table:style-name="Tabela1.B5" office:value-type="string">
            <text:p text:style-name="P3"><text:span text:style-name="T3">MARCOS MATHEUS DANTAS CO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A CURADORIA DA FAZENDA PUBLIC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27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9.713,61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2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6,94</text:span></text:p>
          </table:table-cell>
          <table:table-cell table:style-name="Tabela1.E43" office:value-type="string">
            <text:p text:style-name="P4"><text:span text:style-name="T3">16.126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2</text:span></text:p>
          </table:table-cell>
          <table:table-cell table:style-name="Tabela1.B5" office:value-type="string">
            <text:p text:style-name="P3"><text:span text:style-name="T3">MARCOS MATTHEUS DOS SANTOS SOUZ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6</text:span></text:p>
          </table:table-cell>
          <table:table-cell table:style-name="Tabela1.B5" office:value-type="string">
            <text:p text:style-name="P3"><text:span text:style-name="T3">MARCOS VINICIUS VIEIRA DOS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0</text:span></text:p>
          </table:table-cell>
          <table:table-cell table:style-name="Tabela1.B5" office:value-type="string">
            <text:p text:style-name="P3"><text:span text:style-name="T3">MARCUS VINICIUS MORAIS DE ANDRADE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4.879,96</text:span></text:p>
          </table:table-cell>
          <table:table-cell table:style-name="Tabela1.E43" office:value-type="string">
            <text:p text:style-name="P4"><text:span text:style-name="T3">6.974,65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10.921,85</text:span></text:p>
          </table:table-cell>
          <table:table-cell table:style-name="Tabela1.E43" office:value-type="string">
            <text:p text:style-name="P4"><text:span text:style-name="T3">7.616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4.016,41</text:span></text:p>
          </table:table-cell>
          <table:table-cell table:style-name="Tabela1.E43" office:value-type="string">
            <text:p text:style-name="P4"><text:span text:style-name="T3">1.472,11</text:span></text:p>
          </table:table-cell>
          <table:table-cell table:style-name="Tabela1.E43" office:value-type="string">
            <text:p text:style-name="P4"><text:span text:style-name="T3">7.087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560,07</text:span></text:p>
          </table:table-cell>
          <table:table-cell table:style-name="Tabela1.E43" office:value-type="string">
            <text:p text:style-name="P4"><text:span text:style-name="T3">35.456,34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2100</text:span></text:p>
          </table:table-cell>
          <table:table-cell table:style-name="Tabela1.B5" office:value-type="string">
            <text:p text:style-name="P3"><text:span text:style-name="T3">MARGARIDA ALVES BRANDA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202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53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0,00</text:span></text:p>
          </table:table-cell>
          <table:table-cell table:style-name="Tabela1.E43" office:value-type="string">
            <text:p text:style-name="P4"><text:span text:style-name="T3">3.157,50</text:span></text:p>
          </table:table-cell>
          <table:table-cell table:style-name="Tabela1.E43" office:value-type="string">
            <text:p text:style-name="P4"><text:span text:style-name="T3">9.370,11</text:span></text:p>
          </table:table-cell>
          <table:table-cell table:style-name="Tabela1.E43" office:value-type="string">
            <text:p text:style-name="P4"><text:span text:style-name="T3">596,32</text:span></text:p>
          </table:table-cell>
          <table:table-cell table:style-name="Tabela1.E43" office:value-type="string">
            <text:p text:style-name="P4"><text:span text:style-name="T3">659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55,84</text:span></text:p>
          </table:table-cell>
          <table:table-cell table:style-name="Tabela1.E43" office:value-type="string">
            <text:p text:style-name="P4"><text:span text:style-name="T3">8.114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0</text:span></text:p>
          </table:table-cell>
          <table:table-cell table:style-name="Tabela1.B5" office:value-type="string">
            <text:p text:style-name="P3"><text:span text:style-name="T3">MARIA APARECIDA OLIVEIRA CORREIA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2</text:span></text:p>
          </table:table-cell>
          <table:table-cell table:style-name="Tabela1.B5" office:value-type="string">
            <text:p text:style-name="P3"><text:span text:style-name="T3">MARIA APARECIDA SANTOS ROLINO SANTAN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359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4,71</text:span></text:p>
          </table:table-cell>
          <table:table-cell table:style-name="Tabela1.E43" office:value-type="string">
            <text:p text:style-name="P4"><text:span text:style-name="T3">7.982,37</text:span></text:p>
          </table:table-cell>
          <table:table-cell table:style-name="Tabela1.E43" office:value-type="string">
            <text:p text:style-name="P4"><text:span text:style-name="T3">688,47</text:span></text:p>
          </table:table-cell>
          <table:table-cell table:style-name="Tabela1.E43" office:value-type="string">
            <text:p text:style-name="P4"><text:span text:style-name="T3">29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88,31</text:span></text:p>
          </table:table-cell>
          <table:table-cell table:style-name="Tabela1.E43" office:value-type="string">
            <text:p text:style-name="P4"><text:span text:style-name="T3">6.994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7</text:span></text:p>
          </table:table-cell>
          <table:table-cell table:style-name="Tabela1.B5" office:value-type="string">
            <text:p text:style-name="P3"><text:span text:style-name="T3">MARIA AUXILIADORA DOS SANTOS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50</text:span></text:p>
          </table:table-cell>
          <table:table-cell table:style-name="Tabela1.B5" office:value-type="string">
            <text:p text:style-name="P3"><text:span text:style-name="T3">MARIA AUXILIADORA R DE OLIVEIRA</text:span></text:p>
          </table:table-cell>
          <table:table-cell table:style-name="Tabela1.B5" office:value-type="string">
            <text:p text:style-name="P3"><text:span text:style-name="T3">* PROFESSOR 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35</text:span></text:p>
          </table:table-cell>
          <table:table-cell table:style-name="Tabela1.B5" office:value-type="string">
            <text:p text:style-name="P3"><text:span text:style-name="T3">MARIA AUXILIADORA S DE CARVALHO</text:span></text:p>
          </table:table-cell>
          <table:table-cell table:style-name="Tabela1.B5" office:value-type="string">
            <text:p text:style-name="P3"><text:span text:style-name="T3">* PROFESSOR 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1</text:span></text:p>
          </table:table-cell>
          <table:table-cell table:style-name="Tabela1.B5" office:value-type="string">
            <text:p text:style-name="P3"><text:span text:style-name="T3">MARIA BENILDA BENTO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ROJETOS DE TIC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227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7.415,93</text:span></text:p>
          </table:table-cell>
          <table:table-cell table:style-name="Tabela1.E43" office:value-type="string">
            <text:p text:style-name="P4"><text:span text:style-name="T3">670,03</text:span></text:p>
          </table:table-cell>
          <table:table-cell table:style-name="Tabela1.E43" office:value-type="string">
            <text:p text:style-name="P4"><text:span text:style-name="T3">274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44,38</text:span></text:p>
          </table:table-cell>
          <table:table-cell table:style-name="Tabela1.E43" office:value-type="string">
            <text:p text:style-name="P4"><text:span text:style-name="T3">6.471,5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5</text:span></text:p>
          </table:table-cell>
          <table:table-cell table:style-name="Tabela1.B5" office:value-type="string">
            <text:p text:style-name="P3"><text:span text:style-name="T3">MARIA CONCEICAO DE FIGUEIREDO ROLEMBERG MENDONC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6.094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5.638,49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58.660,02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7.671,97</text:span></text:p>
          </table:table-cell>
          <table:table-cell table:style-name="Tabela1.E43" office:value-type="string">
            <text:p text:style-name="P4"><text:span text:style-name="T3">24.072,14</text:span></text:p>
          </table:table-cell>
          <table:table-cell table:style-name="Tabela1.E43" office:value-type="string">
            <text:p text:style-name="P4"><text:span text:style-name="T3">34.587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1</text:span></text:p>
          </table:table-cell>
          <table:table-cell table:style-name="Tabela1.B5" office:value-type="string">
            <text:p text:style-name="P3"><text:span text:style-name="T3">MARIA CRISLANE SILVA TORR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7</text:span></text:p>
          </table:table-cell>
          <table:table-cell table:style-name="Tabela1.B5" office:value-type="string">
            <text:p text:style-name="P3"><text:span text:style-name="T3">MARIA CRISTINA DA GAMA E SILVA FOZ MENDONC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8.796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83,64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5.638,49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75.245,26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4.387,04</text:span></text:p>
          </table:table-cell>
          <table:table-cell table:style-name="Tabela1.E43" office:value-type="string">
            <text:p text:style-name="P4"><text:span text:style-name="T3">10.373,57</text:span></text:p>
          </table:table-cell>
          <table:table-cell table:style-name="Tabela1.E43" office:value-type="string">
            <text:p text:style-name="P4"><text:span text:style-name="T3">30.591,74</text:span></text:p>
          </table:table-cell>
          <table:table-cell table:style-name="Tabela1.E43" office:value-type="string">
            <text:p text:style-name="P4"><text:span text:style-name="T3">44.653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50</text:span></text:p>
          </table:table-cell>
          <table:table-cell table:style-name="Tabela1.B5" office:value-type="string">
            <text:p text:style-name="P3"><text:span text:style-name="T3">MARIA DA CONCEICAO PAIXAO SANTOS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05</text:span></text:p>
          </table:table-cell>
          <table:table-cell table:style-name="Tabela1.B5" office:value-type="string">
            <text:p text:style-name="P3"><text:span text:style-name="T3">MARIA DA CONCEICAO SANTOS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55</text:span></text:p>
          </table:table-cell>
          <table:table-cell table:style-name="Tabela1.B5" office:value-type="string">
            <text:p text:style-name="P3"><text:span text:style-name="T3">MARIA DE LOURDES COSTA</text:span></text:p>
          </table:table-cell>
          <table:table-cell table:style-name="Tabela1.B5" office:value-type="string">
            <text:p text:style-name="P3"><text:span text:style-name="T3">OFICIAL ADMINISTRATIVO</text:span></text:p>
          </table:table-cell>
          <table:table-cell table:style-name="Tabela1.B5" office:value-type="string">
            <text:p text:style-name="P3"><text:span text:style-name="T3">NUCLEO DE ACOMPANHAMENTO E CONTROLE DE CONVENIOS E CONTRATOS/DIVISAO DE APOIO ADMINISTRATIVO/DIRETORIA </text:span></text:p>
          </table:table-cell>
          <table:table-cell table:style-name="Tabela1.E43" office:value-type="string">
            <text:p text:style-name="P4"><text:span text:style-name="T3">3.819,97</text:span></text:p>
          </table:table-cell>
          <table:table-cell table:style-name="Tabela1.E43" office:value-type="string">
            <text:p text:style-name="P4"><text:span text:style-name="T3">5.195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2,14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16.183,42</text:span></text:p>
          </table:table-cell>
          <table:table-cell table:style-name="Tabela1.E43" office:value-type="string">
            <text:p text:style-name="P4"><text:span text:style-name="T3">1.262,14</text:span></text:p>
          </table:table-cell>
          <table:table-cell table:style-name="Tabela1.E43" office:value-type="string">
            <text:p text:style-name="P4"><text:span text:style-name="T3">2.254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16,38</text:span></text:p>
          </table:table-cell>
          <table:table-cell table:style-name="Tabela1.E43" office:value-type="string">
            <text:p text:style-name="P4"><text:span text:style-name="T3">12.667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7</text:span></text:p>
          </table:table-cell>
          <table:table-cell table:style-name="Tabela1.B5" office:value-type="string">
            <text:p text:style-name="P3"><text:span text:style-name="T3">MARIA DO NASCIMENTO MENEZE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1</text:span></text:p>
          </table:table-cell>
          <table:table-cell table:style-name="Tabela1.B5" office:value-type="string">
            <text:p text:style-name="P3"><text:span text:style-name="T3">MARIA DOS ANJOS PEREIRA DOS SANT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COORDENADORIA PERMANENTE DE AUTOCOMPOSIÇÃO E PAZ COAPAZ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1.320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6.982,2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6.808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1</text:span></text:p>
          </table:table-cell>
          <table:table-cell table:style-name="Tabela1.B5" office:value-type="string">
            <text:p text:style-name="P3"><text:span text:style-name="T3">MARIA EDILEIDE REIS DOS SANTOS MOU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ARAUA 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31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42,71</text:span></text:p>
          </table:table-cell>
          <table:table-cell table:style-name="Tabela1.E43" office:value-type="string">
            <text:p text:style-name="P4"><text:span text:style-name="T3">10.257,81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122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50,31</text:span></text:p>
          </table:table-cell>
          <table:table-cell table:style-name="Tabela1.E43" office:value-type="string">
            <text:p text:style-name="P4"><text:span text:style-name="T3">9.507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59</text:span></text:p>
          </table:table-cell>
          <table:table-cell table:style-name="Tabela1.B5" office:value-type="string">
            <text:p text:style-name="P3"><text:span text:style-name="T3">MARIA EDJANE OLIVEIRA COSTA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91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30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30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</text:span></text:p>
          </table:table-cell>
          <table:table-cell table:style-name="Tabela1.B5" office:value-type="string">
            <text:p text:style-name="P3"><text:span text:style-name="T3">MARIA ESTER LIMA DE AZEVEDO ANDRADE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39</text:span></text:p>
          </table:table-cell>
          <table:table-cell table:style-name="Tabela1.B5" office:value-type="string">
            <text:p text:style-name="P3"><text:span text:style-name="T3">MARIA EUGENIA DA SILVA RIBEIR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2</text:span></text:p>
          </table:table-cell>
          <table:table-cell table:style-name="Tabela1.B5" office:value-type="string">
            <text:p text:style-name="P3"><text:span text:style-name="T3">MARIA EUGENIA DED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4</text:span></text:p>
          </table:table-cell>
          <table:table-cell table:style-name="Tabela1.B5" office:value-type="string">
            <text:p text:style-name="P3"><text:span text:style-name="T3">MARIA FERNANDA BARBOSA DE SANTANA FERR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JAPARATUBA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960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22,87</text:span></text:p>
          </table:table-cell>
          <table:table-cell table:style-name="Tabela1.E43" office:value-type="string">
            <text:p text:style-name="P4"><text:span text:style-name="T3">13.123,00</text:span></text:p>
          </table:table-cell>
          <table:table-cell table:style-name="Tabela1.E43" office:value-type="string">
            <text:p text:style-name="P4"><text:span text:style-name="T3">1.372,02</text:span></text:p>
          </table:table-cell>
          <table:table-cell table:style-name="Tabela1.E43" office:value-type="string">
            <text:p text:style-name="P4"><text:span text:style-name="T3">1.32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00,52</text:span></text:p>
          </table:table-cell>
          <table:table-cell table:style-name="Tabela1.E43" office:value-type="string">
            <text:p text:style-name="P4"><text:span text:style-name="T3">10.422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50</text:span></text:p>
          </table:table-cell>
          <table:table-cell table:style-name="Tabela1.B5" office:value-type="string">
            <text:p text:style-name="P3"><text:span text:style-name="T3">MARIA FERNANDA SOUZA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0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5.286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2.174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37,30</text:span></text:p>
          </table:table-cell>
          <table:table-cell table:style-name="Tabela1.E43" office:value-type="string">
            <text:p text:style-name="P4"><text:span text:style-name="T3">11.449,24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6"/><text:span text:style-name="T3">1871</text:span></text:p>
          </table:table-cell>
          <table:table-cell table:style-name="Tabela1.B5" office:value-type="string">
            <text:p text:style-name="P3"><text:span text:style-name="T3">MARIA GORETE CARDOSO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1</text:span></text:p>
          </table:table-cell>
          <table:table-cell table:style-name="Tabela1.B5" office:value-type="string">
            <text:p text:style-name="P3"><text:span text:style-name="T3">MARIA HELENA MOREIRA SANCHES LISBO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DISTRITAL - SAO CRISTOVAO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859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39,84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53.353,69</text:span></text:p>
          </table:table-cell>
          <table:table-cell table:style-name="Tabela1.E43" office:value-type="string">
            <text:p text:style-name="P4"><text:span text:style-name="T3">5.539,84</text:span></text:p>
          </table:table-cell>
          <table:table-cell table:style-name="Tabela1.E43" office:value-type="string">
            <text:p text:style-name="P4"><text:span text:style-name="T3">10.516,91</text:span></text:p>
          </table:table-cell>
          <table:table-cell table:style-name="Tabela1.E43" office:value-type="string">
            <text:p text:style-name="P4"><text:span text:style-name="T3">3.275,93</text:span></text:p>
          </table:table-cell>
          <table:table-cell table:style-name="Tabela1.E43" office:value-type="string">
            <text:p text:style-name="P4"><text:span text:style-name="T3">19.332,68</text:span></text:p>
          </table:table-cell>
          <table:table-cell table:style-name="Tabela1.E43" office:value-type="string">
            <text:p text:style-name="P4"><text:span text:style-name="T3">34.021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3</text:span></text:p>
          </table:table-cell>
          <table:table-cell table:style-name="Tabela1.B5" office:value-type="string">
            <text:p text:style-name="P3"><text:span text:style-name="T3">MARIA IZABEL SANTANA DE ABREU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57</text:span></text:p>
          </table:table-cell>
          <table:table-cell table:style-name="Tabela1.B5" office:value-type="string">
            <text:p text:style-name="P3"><text:span text:style-name="T3">MARIA JOSE DE AGUIAR SILVA NETA</text:span></text:p>
          </table:table-cell>
          <table:table-cell table:style-name="Tabela1.B5" office:value-type="string">
            <text:p text:style-name="P3"><text:span text:style-name="T3">ANALISTA DO MP - SERVIÇO SOCIAL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1.395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003,19</text:span></text:p>
          </table:table-cell>
          <table:table-cell table:style-name="Tabela1.E43" office:value-type="string">
            <text:p text:style-name="P4"><text:span text:style-name="T3">1.172,25</text:span></text:p>
          </table:table-cell>
          <table:table-cell table:style-name="Tabela1.E43" office:value-type="string">
            <text:p text:style-name="P4"><text:span text:style-name="T3">1.095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67,55</text:span></text:p>
          </table:table-cell>
          <table:table-cell table:style-name="Tabela1.E43" office:value-type="string">
            <text:p text:style-name="P4"><text:span text:style-name="T3">8.735,6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</text:span></text:p>
          </table:table-cell>
          <table:table-cell table:style-name="Tabela1.B5" office:value-type="string">
            <text:p text:style-name="P3"><text:span text:style-name="T3">MARIA LILIAN MENDES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4.062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68,28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53.585,27</text:span></text:p>
          </table:table-cell>
          <table:table-cell table:style-name="Tabela1.E43" office:value-type="string">
            <text:p text:style-name="P4"><text:span text:style-name="T3">5.568,28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3.479,07</text:span></text:p>
          </table:table-cell>
          <table:table-cell table:style-name="Tabela1.E43" office:value-type="string">
            <text:p text:style-name="P4"><text:span text:style-name="T3">19.616,39</text:span></text:p>
          </table:table-cell>
          <table:table-cell table:style-name="Tabela1.E43" office:value-type="string">
            <text:p text:style-name="P4"><text:span text:style-name="T3">33.968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4</text:span></text:p>
          </table:table-cell>
          <table:table-cell table:style-name="Tabela1.B5" office:value-type="string">
            <text:p text:style-name="P3"><text:span text:style-name="T3">MARIA MACEDO CHAGAS MOU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0</text:span></text:p>
          </table:table-cell>
          <table:table-cell table:style-name="Tabela1.B5" office:value-type="string">
            <text:p text:style-name="P3"><text:span text:style-name="T3">MARIA NAZARE DE ANDRADE FRANCO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60</text:span></text:p>
          </table:table-cell>
          <table:table-cell table:style-name="Tabela1.B5" office:value-type="string">
            <text:p text:style-name="P3"><text:span text:style-name="T3">MARIA NEILDE DOS SANTOS</text:span></text:p>
          </table:table-cell>
          <table:table-cell table:style-name="Tabela1.B5" office:value-type="string">
            <text:p text:style-name="P3"><text:span text:style-name="T3">EXECUTOR DE SERVIÇOS BASIC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5</text:span></text:p>
          </table:table-cell>
          <table:table-cell table:style-name="Tabela1.B5" office:value-type="string">
            <text:p text:style-name="P3"><text:span text:style-name="T3">MARIA RITA MACHADO FIGUEIRED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ESPECIAL CIVEL E CRIMINAL - ITABAIANA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7.142,09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51.358,00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1.201,62</text:span></text:p>
          </table:table-cell>
          <table:table-cell table:style-name="Tabela1.E43" office:value-type="string">
            <text:p text:style-name="P4"><text:span text:style-name="T3">16.770,12</text:span></text:p>
          </table:table-cell>
          <table:table-cell table:style-name="Tabela1.E43" office:value-type="string">
            <text:p text:style-name="P4"><text:span text:style-name="T3">34.587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3</text:span></text:p>
          </table:table-cell>
          <table:table-cell table:style-name="Tabela1.B5" office:value-type="string">
            <text:p text:style-name="P3"><text:span text:style-name="T3">MARIA SELMA SIQUEIRA DE CARVALH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CENTRO DE APOIO OPERACIONAL DOS DIREITOS A EDUCA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5.661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5.487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2</text:span></text:p>
          </table:table-cell>
          <table:table-cell table:style-name="Tabela1.B5" office:value-type="string">
            <text:p text:style-name="P3"><text:span text:style-name="T3">MARIA SUZANA AMADO REIS ANDRADE</text:span></text:p>
          </table:table-cell>
          <table:table-cell table:style-name="Tabela1.B5" office:value-type="string">
            <text:p text:style-name="P3"><text:span text:style-name="T3">SECRETÁRIA - requisitado</text:span></text:p>
          </table:table-cell>
          <table:table-cell table:style-name="Tabela1.B5" office:value-type="string">
            <text:p text:style-name="P3"><text:span text:style-name="T3">1ª PROMOTORIA DE JUSTICA - TOBIAS BARRET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3.846,44</text:span></text:p>
          </table:table-cell>
          <table:table-cell table:style-name="Tabela1.E43" office:value-type="string">
            <text:p text:style-name="P4"><text:span text:style-name="T3">134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4,31</text:span></text:p>
          </table:table-cell>
          <table:table-cell table:style-name="Tabela1.E43" office:value-type="string">
            <text:p text:style-name="P4"><text:span text:style-name="T3">3.712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2</text:span></text:p>
          </table:table-cell>
          <table:table-cell table:style-name="Tabela1.B5" office:value-type="string">
            <text:p text:style-name="P3"><text:span text:style-name="T3">MARIA TEREZA DE ARAGAO ANDRADE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0</text:span></text:p>
          </table:table-cell>
          <table:table-cell table:style-name="Tabela1.B5" office:value-type="string">
            <text:p text:style-name="P3"><text:span text:style-name="T3">MARIANA CARDOSO BARRETO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CENTRO MEDICO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16,45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8.013,61</text:span></text:p>
          </table:table-cell>
          <table:table-cell table:style-name="Tabela1.E43" office:value-type="string">
            <text:p text:style-name="P4"><text:span text:style-name="T3">624,55</text:span></text:p>
          </table:table-cell>
          <table:table-cell table:style-name="Tabela1.E43" office:value-type="string">
            <text:p text:style-name="P4"><text:span text:style-name="T3">512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36,61</text:span></text:p>
          </table:table-cell>
          <table:table-cell table:style-name="Tabela1.E43" office:value-type="string">
            <text:p text:style-name="P4"><text:span text:style-name="T3">6.877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5</text:span></text:p>
          </table:table-cell>
          <table:table-cell table:style-name="Tabela1.B5" office:value-type="string">
            <text:p text:style-name="P3"><text:span text:style-name="T3">MARIANA MELO GOIS LEBRE HARDMAN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ENTRO DE APOIO OPERACIONAL DA INFANCIA E DA ADOLESCENCIA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2.044,86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417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0,59</text:span></text:p>
          </table:table-cell>
          <table:table-cell table:style-name="Tabela1.E43" office:value-type="string">
            <text:p text:style-name="P4"><text:span text:style-name="T3">9.264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6</text:span></text:p>
          </table:table-cell>
          <table:table-cell table:style-name="Tabela1.B5" office:value-type="string">
            <text:p text:style-name="P3"><text:span text:style-name="T3">MARIANA MELO SOUTO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ESTANCIA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3.336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001,87</text:span></text:p>
          </table:table-cell>
          <table:table-cell table:style-name="Tabela1.E43" office:value-type="string">
            <text:p text:style-name="P4"><text:span text:style-name="T3">18.059,61</text:span></text:p>
          </table:table-cell>
          <table:table-cell table:style-name="Tabela1.E43" office:value-type="string">
            <text:p text:style-name="P4"><text:span text:style-name="T3">2.024,08</text:span></text:p>
          </table:table-cell>
          <table:table-cell table:style-name="Tabela1.E43" office:value-type="string">
            <text:p text:style-name="P4"><text:span text:style-name="T3">2.699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23,38</text:span></text:p>
          </table:table-cell>
          <table:table-cell table:style-name="Tabela1.E43" office:value-type="string">
            <text:p text:style-name="P4"><text:span text:style-name="T3">13.336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86</text:span></text:p>
          </table:table-cell>
          <table:table-cell table:style-name="Tabela1.B5" office:value-type="string">
            <text:p text:style-name="P3"><text:span text:style-name="T3">MARIANA MOURA ROCH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186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2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6,94</text:span></text:p>
          </table:table-cell>
          <table:table-cell table:style-name="Tabela1.E43" office:value-type="string">
            <text:p text:style-name="P4"><text:span text:style-name="T3">10.599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2</text:span></text:p>
          </table:table-cell>
          <table:table-cell table:style-name="Tabela1.B5" office:value-type="string">
            <text:p text:style-name="P3"><text:span text:style-name="T3">MARIANA OLIVEIRA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ISTRITAL - NOSSA SENHORA DO SOCORRO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608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9,50</text:span></text:p>
          </table:table-cell>
          <table:table-cell table:style-name="Tabela1.E43" office:value-type="string">
            <text:p text:style-name="P4"><text:span text:style-name="T3">7.244,62</text:span></text:p>
          </table:table-cell>
          <table:table-cell table:style-name="Tabela1.E43" office:value-type="string">
            <text:p text:style-name="P4"><text:span text:style-name="T3">653,12</text:span></text:p>
          </table:table-cell>
          <table:table-cell table:style-name="Tabela1.E43" office:value-type="string">
            <text:p text:style-name="P4"><text:span text:style-name="T3">250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04,09</text:span></text:p>
          </table:table-cell>
          <table:table-cell table:style-name="Tabela1.E43" office:value-type="string">
            <text:p text:style-name="P4"><text:span text:style-name="T3">6.340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8</text:span></text:p>
          </table:table-cell>
          <table:table-cell table:style-name="Tabela1.B5" office:value-type="string">
            <text:p text:style-name="P3"><text:span text:style-name="T3">MARIANA SMITH DANTAS SOBRAL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5.893,01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5.063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826,41</text:span></text:p>
          </table:table-cell>
          <table:table-cell table:style-name="Tabela1.E43" office:value-type="string">
            <text:p text:style-name="P4"><text:span text:style-name="T3">19.066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7</text:span></text:p>
          </table:table-cell>
          <table:table-cell table:style-name="Tabela1.B5" office:value-type="string">
            <text:p text:style-name="P3"><text:span text:style-name="T3">MARIANA TEIXEIRA CARDOSO DOS SANT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PAC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8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.182,85</text:span></text:p>
          </table:table-cell>
          <table:table-cell table:style-name="Tabela1.E43" office:value-type="string">
            <text:p text:style-name="P4"><text:span text:style-name="T3">247,91</text:span></text:p>
          </table:table-cell>
          <table:table-cell table:style-name="Tabela1.E43" office:value-type="string">
            <text:p text:style-name="P4"><text:span text:style-name="T3">1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5,45</text:span></text:p>
          </table:table-cell>
          <table:table-cell table:style-name="Tabela1.E43" office:value-type="string">
            <text:p text:style-name="P4"><text:span text:style-name="T3">4.917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4</text:span></text:p>
          </table:table-cell>
          <table:table-cell table:style-name="Tabela1.B5" office:value-type="string">
            <text:p text:style-name="P3"><text:span text:style-name="T3">MARIANA TELES CERSOSIMO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TRIAGEM TECNICA DAS 1ª E 2ª PROMOTORIAS DE JUSTIÇA DE LARANJEIRA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8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23,80</text:span></text:p>
          </table:table-cell>
          <table:table-cell table:style-name="Tabela1.E43" office:value-type="string">
            <text:p text:style-name="P4"><text:span text:style-name="T3">170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0,53</text:span></text:p>
          </table:table-cell>
          <table:table-cell table:style-name="Tabela1.E43" office:value-type="string">
            <text:p text:style-name="P4"><text:span text:style-name="T3">4.253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6</text:span></text:p>
          </table:table-cell>
          <table:table-cell table:style-name="Tabela1.B5" office:value-type="string">
            <text:p text:style-name="P3"><text:span text:style-name="T3">MARIANNE MATOS SOUZ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PELA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339,27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4,71</text:span></text:p>
          </table:table-cell>
          <table:table-cell table:style-name="Tabela1.E43" office:value-type="string">
            <text:p text:style-name="P4"><text:span text:style-name="T3">8.876,67</text:span></text:p>
          </table:table-cell>
          <table:table-cell table:style-name="Tabela1.E43" office:value-type="string">
            <text:p text:style-name="P4"><text:span text:style-name="T3">649,50</text:span></text:p>
          </table:table-cell>
          <table:table-cell table:style-name="Tabela1.E43" office:value-type="string">
            <text:p text:style-name="P4"><text:span text:style-name="T3">534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7.692,4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7</text:span></text:p>
          </table:table-cell>
          <table:table-cell table:style-name="Tabela1.B5" office:value-type="string">
            <text:p text:style-name="P3"><text:span text:style-name="T3">MARILEIDE BATISTA DE MELO BARR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9</text:span></text:p>
          </table:table-cell>
          <table:table-cell table:style-name="Tabela1.B5" office:value-type="string">
            <text:p text:style-name="P3"><text:span text:style-name="T3">MARILENE PAES BARRETO DE FIGUEIRED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91</text:span></text:p>
          </table:table-cell>
          <table:table-cell table:style-name="Tabela1.B5" office:value-type="string">
            <text:p text:style-name="P3"><text:span text:style-name="T3">MARILIA GRAZIELLA DE OLIVEIRA SILVA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18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18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18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54</text:span></text:p>
          </table:table-cell>
          <table:table-cell table:style-name="Tabela1.B5" office:value-type="string">
            <text:p text:style-name="P3"><text:span text:style-name="T3">MARILIA MELO BEZER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OORDENADORIA PERMANENTE DE AUTOCOMPOSIÇÃO E PAZ COAPAZ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334,42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6.043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1.517,99</text:span></text:p>
          </table:table-cell>
          <table:table-cell table:style-name="Tabela1.E43" office:value-type="string">
            <text:p text:style-name="P4"><text:span text:style-name="T3">1.634,10</text:span></text:p>
          </table:table-cell>
          <table:table-cell table:style-name="Tabela1.E43" office:value-type="string">
            <text:p text:style-name="P4"><text:span text:style-name="T3">2.145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79,94</text:span></text:p>
          </table:table-cell>
          <table:table-cell table:style-name="Tabela1.E43" office:value-type="string">
            <text:p text:style-name="P4"><text:span text:style-name="T3">17.738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0</text:span></text:p>
          </table:table-cell>
          <table:table-cell table:style-name="Tabela1.B5" office:value-type="string">
            <text:p text:style-name="P3"><text:span text:style-name="T3">MARILIA OLIVEIRA DA SILVA MURAD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SIMAO DIAS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5,38</text:span></text:p>
          </table:table-cell>
          <table:table-cell table:style-name="Tabela1.E43" office:value-type="string">
            <text:p text:style-name="P4"><text:span text:style-name="T3">14.640,61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1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81,67</text:span></text:p>
          </table:table-cell>
          <table:table-cell table:style-name="Tabela1.E43" office:value-type="string">
            <text:p text:style-name="P4"><text:span text:style-name="T3">11.358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63</text:span></text:p>
          </table:table-cell>
          <table:table-cell table:style-name="Tabela1.B5" office:value-type="string">
            <text:p text:style-name="P3"><text:span text:style-name="T3">MARINA LEITE FONTES TEIXEIRA MENEZ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4</text:span></text:p>
          </table:table-cell>
          <table:table-cell table:style-name="Tabela1.B5" office:value-type="string">
            <text:p text:style-name="P3"><text:span text:style-name="T3">MARIO GUILHERME PEREIRA RAM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NOSSA SENHORA DAS DORES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510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85,71</text:span></text:p>
          </table:table-cell>
          <table:table-cell table:style-name="Tabela1.E43" office:value-type="string">
            <text:p text:style-name="P4"><text:span text:style-name="T3">7.302,64</text:span></text:p>
          </table:table-cell>
          <table:table-cell table:style-name="Tabela1.E43" office:value-type="string">
            <text:p text:style-name="P4"><text:span text:style-name="T3">548,37</text:span></text:p>
          </table:table-cell>
          <table:table-cell table:style-name="Tabela1.E43" office:value-type="string">
            <text:p text:style-name="P4"><text:span text:style-name="T3">134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3,25</text:span></text:p>
          </table:table-cell>
          <table:table-cell table:style-name="Tabela1.E43" office:value-type="string">
            <text:p text:style-name="P4"><text:span text:style-name="T3">6.619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23</text:span></text:p>
          </table:table-cell>
          <table:table-cell table:style-name="Tabela1.B5" office:value-type="string">
            <text:p text:style-name="P3"><text:span text:style-name="T3">MARIO VICTOR LINHARES BARBOS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047,34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54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58,03</text:span></text:p>
          </table:table-cell>
          <table:table-cell table:style-name="Tabela1.E43" office:value-type="string">
            <text:p text:style-name="P4"><text:span text:style-name="T3">9.889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1</text:span></text:p>
          </table:table-cell>
          <table:table-cell table:style-name="Tabela1.B5" office:value-type="string">
            <text:p text:style-name="P3"><text:span text:style-name="T3">MARKUS WANDERS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69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06,28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2.919,46</text:span></text:p>
          </table:table-cell>
          <table:table-cell table:style-name="Tabela1.E43" office:value-type="string">
            <text:p text:style-name="P4"><text:span text:style-name="T3">1.330,59</text:span></text:p>
          </table:table-cell>
          <table:table-cell table:style-name="Tabela1.E43" office:value-type="string">
            <text:p text:style-name="P4"><text:span text:style-name="T3">1.614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45,46</text:span></text:p>
          </table:table-cell>
          <table:table-cell table:style-name="Tabela1.E43" office:value-type="string">
            <text:p text:style-name="P4"><text:span text:style-name="T3">9.974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3</text:span></text:p>
          </table:table-cell>
          <table:table-cell table:style-name="Tabela1.B5" office:value-type="string">
            <text:p text:style-name="P3"><text:span text:style-name="T3">MARTHA RAQUELL DE PAULA E SILVA GOIS GONZAGA</text:span></text:p>
          </table:table-cell>
          <table:table-cell table:style-name="Tabela1.B5" office:value-type="string">
            <text:p text:style-name="P3"><text:span text:style-name="T3">ASSESSOR DO DIRETOR DE RECURSOS HUMANOS</text:span></text:p>
          </table:table-cell>
          <table:table-cell table:style-name="Tabela1.B5" office:value-type="string">
            <text:p text:style-name="P3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78,1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0.781,21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1.20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80,69</text:span></text:p>
          </table:table-cell>
          <table:table-cell table:style-name="Tabela1.E43" office:value-type="string">
            <text:p text:style-name="P4"><text:span text:style-name="T3">8.700,52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2044</text:span></text:p>
          </table:table-cell>
          <table:table-cell table:style-name="Tabela1.B5" office:value-type="string">
            <text:p text:style-name="P3"><text:span text:style-name="T3">MATHEUS CARDOSO TEIXEIRA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25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.775,76</text:span></text:p>
          </table:table-cell>
          <table:table-cell table:style-name="Tabela1.E43" office:value-type="string">
            <text:p text:style-name="P4"><text:span text:style-name="T3">485,35</text:span></text:p>
          </table:table-cell>
          <table:table-cell table:style-name="Tabela1.E43" office:value-type="string">
            <text:p text:style-name="P4"><text:span text:style-name="T3">70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55,76</text:span></text:p>
          </table:table-cell>
          <table:table-cell table:style-name="Tabela1.E43" office:value-type="string">
            <text:p text:style-name="P4"><text:span text:style-name="T3">5.220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1</text:span></text:p>
          </table:table-cell>
          <table:table-cell table:style-name="Tabela1.B5" office:value-type="string">
            <text:p text:style-name="P3"><text:span text:style-name="T3">MATHEUS MORAIS DE OLIVEIRA MELO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6.140,70</text:span></text:p>
          </table:table-cell>
          <table:table-cell table:style-name="Tabela1.E43" office:value-type="string">
            <text:p text:style-name="P4"><text:span text:style-name="T3">2.749,09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3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2.916,86</text:span></text:p>
          </table:table-cell>
          <table:table-cell table:style-name="Tabela1.E43" office:value-type="string">
            <text:p text:style-name="P4"><text:span text:style-name="T3">1.057,03</text:span></text:p>
          </table:table-cell>
          <table:table-cell table:style-name="Tabela1.E43" office:value-type="string">
            <text:p text:style-name="P4"><text:span text:style-name="T3">1.653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10,27</text:span></text:p>
          </table:table-cell>
          <table:table-cell table:style-name="Tabela1.E43" office:value-type="string">
            <text:p text:style-name="P4"><text:span text:style-name="T3">10.206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2</text:span></text:p>
          </table:table-cell>
          <table:table-cell table:style-name="Tabela1.B5" office:value-type="string">
            <text:p text:style-name="P3"><text:span text:style-name="T3">MATHEUS SILVA MENDON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6ª PROMOTORIA DE JUSTICA DISTRITAL - ARACAJU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8.498,61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590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14,98</text:span></text:p>
          </table:table-cell>
          <table:table-cell table:style-name="Tabela1.E43" office:value-type="string">
            <text:p text:style-name="P4"><text:span text:style-name="T3">7.083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45</text:span></text:p>
          </table:table-cell>
          <table:table-cell table:style-name="Tabela1.B5" office:value-type="string">
            <text:p text:style-name="P3"><text:span text:style-name="T3">MATHEUS VINICIUS MOREIRA PRADO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63</text:span></text:p>
          </table:table-cell>
          <table:table-cell table:style-name="Tabela1.B5" office:value-type="string">
            <text:p text:style-name="P3"><text:span text:style-name="T3">MAURA SILVA DE AQUIN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ÇA DA CURADORIA DA FAZENDA PUBLIC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625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45.579,21</text:span></text:p>
          </table:table-cell>
          <table:table-cell table:style-name="Tabela1.E43" office:value-type="string">
            <text:p text:style-name="P4"><text:span text:style-name="T3">5.226,99</text:span></text:p>
          </table:table-cell>
          <table:table-cell table:style-name="Tabela1.E43" office:value-type="string">
            <text:p text:style-name="P4"><text:span text:style-name="T3">9.131,62</text:span></text:p>
          </table:table-cell>
          <table:table-cell table:style-name="Tabela1.E43" office:value-type="string">
            <text:p text:style-name="P4"><text:span text:style-name="T3">1.041,29</text:span></text:p>
          </table:table-cell>
          <table:table-cell table:style-name="Tabela1.E43" office:value-type="string">
            <text:p text:style-name="P4"><text:span text:style-name="T3">15.399,90</text:span></text:p>
          </table:table-cell>
          <table:table-cell table:style-name="Tabela1.E43" office:value-type="string">
            <text:p text:style-name="P4"><text:span text:style-name="T3">30.179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4</text:span></text:p>
          </table:table-cell>
          <table:table-cell table:style-name="Tabela1.B5" office:value-type="string">
            <text:p text:style-name="P3"><text:span text:style-name="T3">MAURICIO GUSMAO MAGALHA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LAGARTO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46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45.416,69</text:span></text:p>
          </table:table-cell>
          <table:table-cell table:style-name="Tabela1.E43" office:value-type="string">
            <text:p text:style-name="P4"><text:span text:style-name="T3">5.204,24</text:span></text:p>
          </table:table-cell>
          <table:table-cell table:style-name="Tabela1.E43" office:value-type="string">
            <text:p text:style-name="P4"><text:span text:style-name="T3">9.033,60</text:span></text:p>
          </table:table-cell>
          <table:table-cell table:style-name="Tabela1.E43" office:value-type="string">
            <text:p text:style-name="P4"><text:span text:style-name="T3">878,77</text:span></text:p>
          </table:table-cell>
          <table:table-cell table:style-name="Tabela1.E43" office:value-type="string">
            <text:p text:style-name="P4"><text:span text:style-name="T3">15.116,61</text:span></text:p>
          </table:table-cell>
          <table:table-cell table:style-name="Tabela1.E43" office:value-type="string">
            <text:p text:style-name="P4"><text:span text:style-name="T3">30.300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80</text:span></text:p>
          </table:table-cell>
          <table:table-cell table:style-name="Tabela1.B5" office:value-type="string">
            <text:p text:style-name="P3"><text:span text:style-name="T3">MAURICIO SCHIBUOLA DE CARVALHO</text:span></text:p>
          </table:table-cell>
          <table:table-cell table:style-name="Tabela1.B5" office:value-type="string">
            <text:p text:style-name="P3"><text:span text:style-name="T3">PROMOTOR DE JUSTIÇA SUBSTITUTO</text:span></text:p>
          </table:table-cell>
          <table:table-cell table:style-name="Tabela1.B5" office:value-type="string">
            <text:p text:style-name="P3"><text:span text:style-name="T3">PROMOTOR DE JUSTICA SUBSTITUTO</text:span></text:p>
          </table:table-cell>
          <table:table-cell table:style-name="Tabela1.E43" office:value-type="string">
            <text:p text:style-name="P4"><text:span text:style-name="T3">40.823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128,49</text:span></text:p>
          </table:table-cell>
          <table:table-cell table:style-name="Tabela1.E43" office:value-type="string">
            <text:p text:style-name="P4"><text:span text:style-name="T3">4.088,30</text:span></text:p>
          </table:table-cell>
          <table:table-cell table:style-name="Tabela1.E43" office:value-type="string">
            <text:p text:style-name="P4"><text:span text:style-name="T3">54.039,79</text:span></text:p>
          </table:table-cell>
          <table:table-cell table:style-name="Tabela1.E43" office:value-type="string">
            <text:p text:style-name="P4"><text:span text:style-name="T3">1.331,33</text:span></text:p>
          </table:table-cell>
          <table:table-cell table:style-name="Tabela1.E43" office:value-type="string">
            <text:p text:style-name="P4"><text:span text:style-name="T3">11.193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25,23</text:span></text:p>
          </table:table-cell>
          <table:table-cell table:style-name="Tabela1.E43" office:value-type="string">
            <text:p text:style-name="P4"><text:span text:style-name="T3">41.514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2</text:span></text:p>
          </table:table-cell>
          <table:table-cell table:style-name="Tabela1.B5" office:value-type="string">
            <text:p text:style-name="P3"><text:span text:style-name="T3">MAX ANIBAL NUNES ALV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MOTORIA DE JUSTICA CRIMINAL - ARACAJU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786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2.089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51,94</text:span></text:p>
          </table:table-cell>
          <table:table-cell table:style-name="Tabela1.E43" office:value-type="string">
            <text:p text:style-name="P4"><text:span text:style-name="T3">11.034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03</text:span></text:p>
          </table:table-cell>
          <table:table-cell table:style-name="Tabela1.B5" office:value-type="string">
            <text:p text:style-name="P3"><text:span text:style-name="T3">MAX DIEGO SIQUEIRA SILVA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COORDENADORIA RECURSAL</text:span></text:p>
          </table:table-cell>
          <table:table-cell table:style-name="Tabela1.E43" office:value-type="string">
            <text:p text:style-name="P4"><text:span text:style-name="T3">4.626,74</text:span></text:p>
          </table:table-cell>
          <table:table-cell table:style-name="Tabela1.E43" office:value-type="string">
            <text:p text:style-name="P4"><text:span text:style-name="T3">5.726,97</text:span></text:p>
          </table:table-cell>
          <table:table-cell table:style-name="Tabela1.E43" office:value-type="string">
            <text:p text:style-name="P4"><text:span text:style-name="T3">8.295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8,00</text:span></text:p>
          </table:table-cell>
          <table:table-cell table:style-name="Tabela1.E43" office:value-type="string">
            <text:p text:style-name="P4"><text:span text:style-name="T3">21.376,86</text:span></text:p>
          </table:table-cell>
          <table:table-cell table:style-name="Tabela1.E43" office:value-type="string">
            <text:p text:style-name="P4"><text:span text:style-name="T3">1.261,98</text:span></text:p>
          </table:table-cell>
          <table:table-cell table:style-name="Tabela1.E43" office:value-type="string">
            <text:p text:style-name="P4"><text:span text:style-name="T3">3.896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58,41</text:span></text:p>
          </table:table-cell>
          <table:table-cell table:style-name="Tabela1.E43" office:value-type="string">
            <text:p text:style-name="P4"><text:span text:style-name="T3">16.218,4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0</text:span></text:p>
          </table:table-cell>
          <table:table-cell table:style-name="Tabela1.B5" office:value-type="string">
            <text:p text:style-name="P3"><text:span text:style-name="T3">MAX JEAN VIEIRA DE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LAGARTO 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54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4,71</text:span></text:p>
          </table:table-cell>
          <table:table-cell table:style-name="Tabela1.E43" office:value-type="string">
            <text:p text:style-name="P4"><text:span text:style-name="T3">7.216,66</text:span></text:p>
          </table:table-cell>
          <table:table-cell table:style-name="Tabela1.E43" office:value-type="string">
            <text:p text:style-name="P4"><text:span text:style-name="T3">581,27</text:span></text:p>
          </table:table-cell>
          <table:table-cell table:style-name="Tabela1.E43" office:value-type="string">
            <text:p text:style-name="P4"><text:span text:style-name="T3">136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8,03</text:span></text:p>
          </table:table-cell>
          <table:table-cell table:style-name="Tabela1.E43" office:value-type="string">
            <text:p text:style-name="P4"><text:span text:style-name="T3">6.498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1</text:span></text:p>
          </table:table-cell>
          <table:table-cell table:style-name="Tabela1.B5" office:value-type="string">
            <text:p text:style-name="P3"><text:span text:style-name="T3">MAYARA CARVALHO MELLO FONT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ESTANCIA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01,87</text:span></text:p>
          </table:table-cell>
          <table:table-cell table:style-name="Tabela1.E43" office:value-type="string">
            <text:p text:style-name="P4"><text:span text:style-name="T3">12.017,99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1.247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09,61</text:span></text:p>
          </table:table-cell>
          <table:table-cell table:style-name="Tabela1.E43" office:value-type="string">
            <text:p text:style-name="P4"><text:span text:style-name="T3">9.508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3</text:span></text:p>
          </table:table-cell>
          <table:table-cell table:style-name="Tabela1.B5" office:value-type="string">
            <text:p text:style-name="P3"><text:span text:style-name="T3">MAYLANE LIMA OLIVEIRA FIGUEIRED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1.367,41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4.357,00</text:span></text:p>
          </table:table-cell>
          <table:table-cell table:style-name="Tabela1.E43" office:value-type="string">
            <text:p text:style-name="P4"><text:span text:style-name="T3">829,56</text:span></text:p>
          </table:table-cell>
          <table:table-cell table:style-name="Tabela1.E43" office:value-type="string">
            <text:p text:style-name="P4"><text:span text:style-name="T3">2.111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41,40</text:span></text:p>
          </table:table-cell>
          <table:table-cell table:style-name="Tabela1.E43" office:value-type="string">
            <text:p text:style-name="P4"><text:span text:style-name="T3">11.415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4</text:span></text:p>
          </table:table-cell>
          <table:table-cell table:style-name="Tabela1.B5" office:value-type="string">
            <text:p text:style-name="P3"><text:span text:style-name="T3">MICHELANGELO CARVALHO NABUCO D AVIL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5ª PROCURADORIA DE JUSTICA (1ª CAMARA CIVEL)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5.996,25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4.960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2,29</text:span></text:p>
          </table:table-cell>
          <table:table-cell table:style-name="Tabela1.E43" office:value-type="string">
            <text:p text:style-name="P4"><text:span text:style-name="T3">19.303,96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7"/><text:span text:style-name="T3">1811</text:span></text:p>
          </table:table-cell>
          <table:table-cell table:style-name="Tabela1.B5" office:value-type="string">
            <text:p text:style-name="P3"><text:span text:style-name="T3">MICHELINE SILVEIRA DE FARIA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.785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611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3</text:span></text:p>
          </table:table-cell>
          <table:table-cell table:style-name="Tabela1.B5" office:value-type="string">
            <text:p text:style-name="P3"><text:span text:style-name="T3">MICHELLI DE OLIVEIRA BARBOS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ASSESSORIA JURIDIC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620,84</text:span></text:p>
          </table:table-cell>
          <table:table-cell table:style-name="Tabela1.E43" office:value-type="string">
            <text:p text:style-name="P4"><text:span text:style-name="T3">2.021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73,49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7.543,66</text:span></text:p>
          </table:table-cell>
          <table:table-cell table:style-name="Tabela1.E43" office:value-type="string">
            <text:p text:style-name="P4"><text:span text:style-name="T3">1.752,63</text:span></text:p>
          </table:table-cell>
          <table:table-cell table:style-name="Tabela1.E43" office:value-type="string">
            <text:p text:style-name="P4"><text:span text:style-name="T3">2.734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86,95</text:span></text:p>
          </table:table-cell>
          <table:table-cell table:style-name="Tabela1.E43" office:value-type="string">
            <text:p text:style-name="P4"><text:span text:style-name="T3">13.056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02</text:span></text:p>
          </table:table-cell>
          <table:table-cell table:style-name="Tabela1.B5" office:value-type="string">
            <text:p text:style-name="P3"><text:span text:style-name="T3">MIGUEL ANGELO FONTES DOS SANTOS</text:span></text:p>
          </table:table-cell>
          <table:table-cell table:style-name="Tabela1.B5" office:value-type="string">
            <text:p text:style-name="P3"><text:span text:style-name="T3">COORDENADOR DE PERÍCIA TÉCNICA</text:span></text:p>
          </table:table-cell>
          <table:table-cell table:style-name="Tabela1.B5" office:value-type="string">
            <text:p text:style-name="P3"><text:span text:style-name="T3">DIVISAO DE PERICIA TECNICA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032,92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7.357,03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871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48,62</text:span></text:p>
          </table:table-cell>
          <table:table-cell table:style-name="Tabela1.E43" office:value-type="string">
            <text:p text:style-name="P4"><text:span text:style-name="T3">13.608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56</text:span></text:p>
          </table:table-cell>
          <table:table-cell table:style-name="Tabela1.B5" office:value-type="string">
            <text:p text:style-name="P3"><text:span text:style-name="T3">MILENA OLIVEIRA ARAUJO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5</text:span></text:p>
          </table:table-cell>
          <table:table-cell table:style-name="Tabela1.B5" office:value-type="string">
            <text:p text:style-name="P3"><text:span text:style-name="T3">MILENA ROCHA CHAGA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7ª PROMOTORIA DE JUSTICA DOS DIREITOS DO CIDADAO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7.965,04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497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25,51</text:span></text:p>
          </table:table-cell>
          <table:table-cell table:style-name="Tabela1.E43" office:value-type="string">
            <text:p text:style-name="P4"><text:span text:style-name="T3">6.839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9</text:span></text:p>
          </table:table-cell>
          <table:table-cell table:style-name="Tabela1.B5" office:value-type="string">
            <text:p text:style-name="P3"><text:span text:style-name="T3">MILLA CASTRO BOAVENTU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8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.182,85</text:span></text:p>
          </table:table-cell>
          <table:table-cell table:style-name="Tabela1.E43" office:value-type="string">
            <text:p text:style-name="P4"><text:span text:style-name="T3">247,91</text:span></text:p>
          </table:table-cell>
          <table:table-cell table:style-name="Tabela1.E43" office:value-type="string">
            <text:p text:style-name="P4"><text:span text:style-name="T3">1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5,45</text:span></text:p>
          </table:table-cell>
          <table:table-cell table:style-name="Tabela1.E43" office:value-type="string">
            <text:p text:style-name="P4"><text:span text:style-name="T3">4.917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61</text:span></text:p>
          </table:table-cell>
          <table:table-cell table:style-name="Tabela1.B5" office:value-type="string">
            <text:p text:style-name="P3"><text:span text:style-name="T3">MILTON BARRETO FREITAS FI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814,28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756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23,47</text:span></text:p>
          </table:table-cell>
          <table:table-cell table:style-name="Tabela1.E43" office:value-type="string">
            <text:p text:style-name="P4"><text:span text:style-name="T3">8.090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3</text:span></text:p>
          </table:table-cell>
          <table:table-cell table:style-name="Tabela1.B5" office:value-type="string">
            <text:p text:style-name="P3"><text:span text:style-name="T3">MILTON RABELO BARRETO</text:span></text:p>
          </table:table-cell>
          <table:table-cell table:style-name="Tabela1.B5" office:value-type="string">
            <text:p text:style-name="P3"><text:span text:style-name="T3">COORDENADOR DO CENTRO MÉDICO</text:span></text:p>
          </table:table-cell>
          <table:table-cell table:style-name="Tabela1.B5" office:value-type="string">
            <text:p text:style-name="P3"><text:span text:style-name="T3">CENTRO MEDICO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8,82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11.538,93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1.082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59,88</text:span></text:p>
          </table:table-cell>
          <table:table-cell table:style-name="Tabela1.E43" office:value-type="string">
            <text:p text:style-name="P4"><text:span text:style-name="T3">9.579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0</text:span></text:p>
          </table:table-cell>
          <table:table-cell table:style-name="Tabela1.B5" office:value-type="string">
            <text:p text:style-name="P3"><text:span text:style-name="T3">MIRAILTON SILVA OLIV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5.661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5.487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5</text:span></text:p>
          </table:table-cell>
          <table:table-cell table:style-name="Tabela1.B5" office:value-type="string">
            <text:p text:style-name="P3"><text:span text:style-name="T3">MIRELLA PRATA DE BRITTO CHAV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2ª PROMOTORIA DE JUSTICA - LARANJEIRAS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32</text:span></text:p>
          </table:table-cell>
          <table:table-cell table:style-name="Tabela1.B5" office:value-type="string">
            <text:p text:style-name="P3"><text:span text:style-name="T3">MIRELLE MENDONCA OLIVEIRA</text:span></text:p>
          </table:table-cell>
          <table:table-cell table:style-name="Tabela1.B5" office:value-type="string">
            <text:p text:style-name="P3"><text:span text:style-name="T3">CHEFE DO NUCLEO DE CONSIGNAÇOES, CUSTOS E GRATIFICAÇOES</text:span></text:p>
          </table:table-cell>
          <table:table-cell table:style-name="Tabela1.B5" office:value-type="string">
            <text:p text:style-name="P3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78,1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8.524,82</text:span></text:p>
          </table:table-cell>
          <table:table-cell table:style-name="Tabela1.E43" office:value-type="string">
            <text:p text:style-name="P4"><text:span text:style-name="T3">696,12</text:span></text:p>
          </table:table-cell>
          <table:table-cell table:style-name="Tabela1.E43" office:value-type="string">
            <text:p text:style-name="P4"><text:span text:style-name="T3">580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6,94</text:span></text:p>
          </table:table-cell>
          <table:table-cell table:style-name="Tabela1.E43" office:value-type="string">
            <text:p text:style-name="P4"><text:span text:style-name="T3">7.247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2</text:span></text:p>
          </table:table-cell>
          <table:table-cell table:style-name="Tabela1.B5" office:value-type="string">
            <text:p text:style-name="P3"><text:span text:style-name="T3">MIRENA OLIVEIRA FERREIRA LIN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0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553,57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2.442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66,82</text:span></text:p>
          </table:table-cell>
          <table:table-cell table:style-name="Tabela1.E43" office:value-type="string">
            <text:p text:style-name="P4"><text:span text:style-name="T3">12.286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2</text:span></text:p>
          </table:table-cell>
          <table:table-cell table:style-name="Tabela1.B5" office:value-type="string">
            <text:p text:style-name="P3"><text:span text:style-name="T3">MIRIAM TERESA CARDOSO MACHAD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3</text:span></text:p>
          </table:table-cell>
          <table:table-cell table:style-name="Tabela1.B5" office:value-type="string">
            <text:p text:style-name="P3"><text:span text:style-name="T3">MOACIR NABUCO DAVILA MENESES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7</text:span></text:p>
          </table:table-cell>
          <table:table-cell table:style-name="Tabela1.B5" office:value-type="string">
            <text:p text:style-name="P3"><text:span text:style-name="T3">MOACYR SOARES DA MOTT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6</text:span></text:p>
          </table:table-cell>
          <table:table-cell table:style-name="Tabela1.B5" office:value-type="string">
            <text:p text:style-name="P3"><text:span text:style-name="T3">MOANA JAMILLE SANTOS DE JESU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821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,02</text:span></text:p>
          </table:table-cell>
          <table:table-cell table:style-name="Tabela1.E43" office:value-type="string">
            <text:p text:style-name="P4"><text:span text:style-name="T3">4.791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2</text:span></text:p>
          </table:table-cell>
          <table:table-cell table:style-name="Tabela1.B5" office:value-type="string">
            <text:p text:style-name="P3"><text:span text:style-name="T3">MONICA ANTUNES ROCHA RIGO DA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3.697,02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8.981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980,94</text:span></text:p>
          </table:table-cell>
          <table:table-cell table:style-name="Tabela1.E43" office:value-type="string">
            <text:p text:style-name="P4"><text:span text:style-name="T3">29.716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58</text:span></text:p>
          </table:table-cell>
          <table:table-cell table:style-name="Tabela1.B5" office:value-type="string">
            <text:p text:style-name="P3"><text:span text:style-name="T3">MONICA MARIA HARDMAN DANTAS BERNARD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CA DO TRIBUNAL DO JURI - ARACAJU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097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39.437,45</text:span></text:p>
          </table:table-cell>
          <table:table-cell table:style-name="Tabela1.E43" office:value-type="string">
            <text:p text:style-name="P4"><text:span text:style-name="T3">5.153,04</text:span></text:p>
          </table:table-cell>
          <table:table-cell table:style-name="Tabela1.E43" office:value-type="string">
            <text:p text:style-name="P4"><text:span text:style-name="T3">7.767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20,91</text:span></text:p>
          </table:table-cell>
          <table:table-cell table:style-name="Tabela1.E43" office:value-type="string">
            <text:p text:style-name="P4"><text:span text:style-name="T3">26.516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1</text:span></text:p>
          </table:table-cell>
          <table:table-cell table:style-name="Tabela1.B5" office:value-type="string">
            <text:p text:style-name="P3"><text:span text:style-name="T3">MONICA OLIVEIRA NUNES DORI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ESPECIAL CIVEL E CRIMINAL - ITABAIANA 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01,87</text:span></text:p>
          </table:table-cell>
          <table:table-cell table:style-name="Tabela1.E43" office:value-type="string">
            <text:p text:style-name="P4"><text:span text:style-name="T3">16.347,48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21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87,53</text:span></text:p>
          </table:table-cell>
          <table:table-cell table:style-name="Tabela1.E43" office:value-type="string">
            <text:p text:style-name="P4"><text:span text:style-name="T3">12.259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8</text:span></text:p>
          </table:table-cell>
          <table:table-cell table:style-name="Tabela1.B5" office:value-type="string">
            <text:p text:style-name="P3"><text:span text:style-name="T3">MORGANA BOTO MENEZ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SSESSORIA JURIDICA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1.207,88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9.663,20</text:span></text:p>
          </table:table-cell>
          <table:table-cell table:style-name="Tabela1.E43" office:value-type="string">
            <text:p text:style-name="P4"><text:span text:style-name="T3">845,51</text:span></text:p>
          </table:table-cell>
          <table:table-cell table:style-name="Tabela1.E43" office:value-type="string">
            <text:p text:style-name="P4"><text:span text:style-name="T3">3.514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60,03</text:span></text:p>
          </table:table-cell>
          <table:table-cell table:style-name="Tabela1.E43" office:value-type="string">
            <text:p text:style-name="P4"><text:span text:style-name="T3">15.303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0</text:span></text:p>
          </table:table-cell>
          <table:table-cell table:style-name="Tabela1.B5" office:value-type="string">
            <text:p text:style-name="P3"><text:span text:style-name="T3">MURIEL GUIMARAES LIMA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792,38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21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43,47</text:span></text:p>
          </table:table-cell>
          <table:table-cell table:style-name="Tabela1.E43" office:value-type="string">
            <text:p text:style-name="P4"><text:span text:style-name="T3">5.948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2</text:span></text:p>
          </table:table-cell>
          <table:table-cell table:style-name="Tabela1.B5" office:value-type="string">
            <text:p text:style-name="P3"><text:span text:style-name="T3">MURILO ALVES DOS SANTOS FILHO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19</text:span></text:p>
          </table:table-cell>
          <table:table-cell table:style-name="Tabela1.B5" office:value-type="string">
            <text:p text:style-name="P3"><text:span text:style-name="T3">MURILO DA CRUZ LIMA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3</text:span></text:p>
          </table:table-cell>
          <table:table-cell table:style-name="Tabela1.B5" office:value-type="string">
            <text:p text:style-name="P3"><text:span text:style-name="T3">MYRELLE MARTINS MOTA SANTIAG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45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292,37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841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46,77</text:span></text:p>
          </table:table-cell>
          <table:table-cell table:style-name="Tabela1.E43" office:value-type="string">
            <text:p text:style-name="P4"><text:span text:style-name="T3">7.745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2</text:span></text:p>
          </table:table-cell>
          <table:table-cell table:style-name="Tabela1.B5" office:value-type="string">
            <text:p text:style-name="P3"><text:span text:style-name="T3">MYRNA GLYNNIS MENDONCA CRUZ</text:span></text:p>
          </table:table-cell>
          <table:table-cell table:style-name="Tabela1.B5" office:value-type="string">
            <text:p text:style-name="P3"><text:span text:style-name="T3">ASSESSOR DO GAB. DO PROC. G. DE JUSTIÇA</text:span></text:p>
          </table:table-cell>
          <table:table-cell table:style-name="Tabela1.B5" office:value-type="string">
            <text:p text:style-name="P3"><text:span text:style-name="T3">COORDENADORIA RECURS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746,72</text:span></text:p>
          </table:table-cell>
          <table:table-cell table:style-name="Tabela1.E43" office:value-type="string">
            <text:p text:style-name="P4"><text:span text:style-name="T3">447,18</text:span></text:p>
          </table:table-cell>
          <table:table-cell table:style-name="Tabela1.E43" office:value-type="string">
            <text:p text:style-name="P4"><text:span text:style-name="T3">171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18,48</text:span></text:p>
          </table:table-cell>
          <table:table-cell table:style-name="Tabela1.E43" office:value-type="string">
            <text:p text:style-name="P4"><text:span text:style-name="T3">6.128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13</text:span></text:p>
          </table:table-cell>
          <table:table-cell table:style-name="Tabela1.B5" office:value-type="string">
            <text:p text:style-name="P3"><text:span text:style-name="T3">NARCISO BATIST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2</text:span></text:p>
          </table:table-cell>
          <table:table-cell table:style-name="Tabela1.B5" office:value-type="string">
            <text:p text:style-name="P3"><text:span text:style-name="T3">NATALIA PRATA FREITAS CAVALCAN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1.246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52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7.318,63</text:span></text:p>
          </table:table-cell>
          <table:table-cell table:style-name="Tabela1.E43" office:value-type="string">
            <text:p text:style-name="P4"><text:span text:style-name="T3">1.337,99</text:span></text:p>
          </table:table-cell>
          <table:table-cell table:style-name="Tabela1.E43" office:value-type="string">
            <text:p text:style-name="P4"><text:span text:style-name="T3">1.540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78,28</text:span></text:p>
          </table:table-cell>
          <table:table-cell table:style-name="Tabela1.E43" office:value-type="string">
            <text:p text:style-name="P4"><text:span text:style-name="T3">14.440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7</text:span></text:p>
          </table:table-cell>
          <table:table-cell table:style-name="Tabela1.B5" office:value-type="string">
            <text:p text:style-name="P3"><text:span text:style-name="T3">NATHALIA XAVIER FEITOZA PASS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ESPECIAL CIVEL E CRIMINAL - SAO CRISTOVAO 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9,50</text:span></text:p>
          </table:table-cell>
          <table:table-cell table:style-name="Tabela1.E43" office:value-type="string">
            <text:p text:style-name="P4"><text:span text:style-name="T3">14.951,94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2.04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73,26</text:span></text:p>
          </table:table-cell>
          <table:table-cell table:style-name="Tabela1.E43" office:value-type="string">
            <text:p text:style-name="P4"><text:span text:style-name="T3">11.178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3</text:span></text:p>
          </table:table-cell>
          <table:table-cell table:style-name="Tabela1.B5" office:value-type="string">
            <text:p text:style-name="P3"><text:span text:style-name="T3">NATHAZIA DE ALMEIDA REIS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ESTANCIA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14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01,87</text:span></text:p>
          </table:table-cell>
          <table:table-cell table:style-name="Tabela1.E43" office:value-type="string">
            <text:p text:style-name="P4"><text:span text:style-name="T3">9.244,85</text:span></text:p>
          </table:table-cell>
          <table:table-cell table:style-name="Tabela1.E43" office:value-type="string">
            <text:p text:style-name="P4"><text:span text:style-name="T3">874,02</text:span></text:p>
          </table:table-cell>
          <table:table-cell table:style-name="Tabela1.E43" office:value-type="string">
            <text:p text:style-name="P4"><text:span text:style-name="T3">539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13,39</text:span></text:p>
          </table:table-cell>
          <table:table-cell table:style-name="Tabela1.E43" office:value-type="string">
            <text:p text:style-name="P4"><text:span text:style-name="T3">7.831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8</text:span></text:p>
          </table:table-cell>
          <table:table-cell table:style-name="Tabela1.B5" office:value-type="string">
            <text:p text:style-name="P3"><text:span text:style-name="T3">NAYRA MOURA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LAGART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4,71</text:span></text:p>
          </table:table-cell>
          <table:table-cell table:style-name="Tabela1.E43" office:value-type="string">
            <text:p text:style-name="P4"><text:span text:style-name="T3">14.942,25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2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6,94</text:span></text:p>
          </table:table-cell>
          <table:table-cell table:style-name="Tabela1.E43" office:value-type="string">
            <text:p text:style-name="P4"><text:span text:style-name="T3">11.355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0</text:span></text:p>
          </table:table-cell>
          <table:table-cell table:style-name="Tabela1.B5" office:value-type="string">
            <text:p text:style-name="P3"><text:span text:style-name="T3">NELMA MARIA LIMA CANUTO SANTIAGO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7.894,16</text:span></text:p>
          </table:table-cell>
          <table:table-cell table:style-name="Tabela1.E43" office:value-type="string">
            <text:p text:style-name="P4"><text:span text:style-name="T3">440,25</text:span></text:p>
          </table:table-cell>
          <table:table-cell table:style-name="Tabela1.E43" office:value-type="string">
            <text:p text:style-name="P4"><text:span text:style-name="T3">216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7,06</text:span></text:p>
          </table:table-cell>
          <table:table-cell table:style-name="Tabela1.E43" office:value-type="string">
            <text:p text:style-name="P4"><text:span text:style-name="T3">7.237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2</text:span></text:p>
          </table:table-cell>
          <table:table-cell table:style-name="Tabela1.B5" office:value-type="string">
            <text:p text:style-name="P3"><text:span text:style-name="T3">NEWTON SILVEIRA DIAS JUNIO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7ª PROMOTORIA DE JUSTICA DOS DIREITOS DO CIDADA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656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47.610,69</text:span></text:p>
          </table:table-cell>
          <table:table-cell table:style-name="Tabela1.E43" office:value-type="string">
            <text:p text:style-name="P4"><text:span text:style-name="T3">5.511,40</text:span></text:p>
          </table:table-cell>
          <table:table-cell table:style-name="Tabela1.E43" office:value-type="string">
            <text:p text:style-name="P4"><text:span text:style-name="T3">9.053,41</text:span></text:p>
          </table:table-cell>
          <table:table-cell table:style-name="Tabela1.E43" office:value-type="string">
            <text:p text:style-name="P4"><text:span text:style-name="T3">3.072,77</text:span></text:p>
          </table:table-cell>
          <table:table-cell table:style-name="Tabela1.E43" office:value-type="string">
            <text:p text:style-name="P4"><text:span text:style-name="T3">17.637,58</text:span></text:p>
          </table:table-cell>
          <table:table-cell table:style-name="Tabela1.E43" office:value-type="string">
            <text:p text:style-name="P4"><text:span text:style-name="T3">29.973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5</text:span></text:p>
          </table:table-cell>
          <table:table-cell table:style-name="Tabela1.B5" office:value-type="string">
            <text:p text:style-name="P3"><text:span text:style-name="T3">NILZA MOTTA ALMEIDA FREITAS</text:span></text:p>
          </table:table-cell>
          <table:table-cell table:style-name="Tabela1.B5" office:value-type="string">
            <text:p text:style-name="P3"><text:span text:style-name="T3">ASSESSOR INSTITUCIONAL OPERACIONAL</text:span></text:p>
          </table:table-cell>
          <table:table-cell table:style-name="Tabela1.B5" office:value-type="string">
            <text:p text:style-name="P3"><text:span text:style-name="T3">ASSESSORIA DO CONSELHO SUPERIOR DO MINISTERIO PUBLICO (CSMP/SE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1.234,48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1.328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05,34</text:span></text:p>
          </table:table-cell>
          <table:table-cell table:style-name="Tabela1.E43" office:value-type="string">
            <text:p text:style-name="P4"><text:span text:style-name="T3">9.029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2</text:span></text:p>
          </table:table-cell>
          <table:table-cell table:style-name="Tabela1.B5" office:value-type="string">
            <text:p text:style-name="P3"><text:span text:style-name="T3">NILZIR SOARES VIEIRA JUNIO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PROPRI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46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5.159,69</text:span></text:p>
          </table:table-cell>
          <table:table-cell table:style-name="Tabela1.E43" office:value-type="string">
            <text:p text:style-name="P4"><text:span text:style-name="T3">5.204,24</text:span></text:p>
          </table:table-cell>
          <table:table-cell table:style-name="Tabela1.E43" office:value-type="string">
            <text:p text:style-name="P4"><text:span text:style-name="T3">7.796,23</text:span></text:p>
          </table:table-cell>
          <table:table-cell table:style-name="Tabela1.E43" office:value-type="string">
            <text:p text:style-name="P4"><text:span text:style-name="T3">878,77</text:span></text:p>
          </table:table-cell>
          <table:table-cell table:style-name="Tabela1.E43" office:value-type="string">
            <text:p text:style-name="P4"><text:span text:style-name="T3">13.879,24</text:span></text:p>
          </table:table-cell>
          <table:table-cell table:style-name="Tabela1.E43" office:value-type="string">
            <text:p text:style-name="P4"><text:span text:style-name="T3">31.280,4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78</text:span></text:p>
          </table:table-cell>
          <table:table-cell table:style-name="Tabela1.B5" office:value-type="string">
            <text:p text:style-name="P3"><text:span text:style-name="T3">NIVEA HELENA AGUIAR D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ARACAJU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622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744,79</text:span></text:p>
          </table:table-cell>
          <table:table-cell table:style-name="Tabela1.E43" office:value-type="string">
            <text:p text:style-name="P4"><text:span text:style-name="T3">1.836,07</text:span></text:p>
          </table:table-cell>
          <table:table-cell table:style-name="Tabela1.E43" office:value-type="string">
            <text:p text:style-name="P4"><text:span text:style-name="T3">2.216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52,76</text:span></text:p>
          </table:table-cell>
          <table:table-cell table:style-name="Tabela1.E43" office:value-type="string">
            <text:p text:style-name="P4"><text:span text:style-name="T3">11.692,0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7</text:span></text:p>
          </table:table-cell>
          <table:table-cell table:style-name="Tabela1.B5" office:value-type="string">
            <text:p text:style-name="P3"><text:span text:style-name="T3">ODIL SILVA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ESPECIAL CRIMINAL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6.651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57.055,85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152,04</text:span></text:p>
          </table:table-cell>
          <table:table-cell table:style-name="Tabela1.E43" office:value-type="string">
            <text:p text:style-name="P4"><text:span text:style-name="T3">6.067,80</text:span></text:p>
          </table:table-cell>
          <table:table-cell table:style-name="Tabela1.E43" office:value-type="string">
            <text:p text:style-name="P4"><text:span text:style-name="T3">22.050,97</text:span></text:p>
          </table:table-cell>
          <table:table-cell table:style-name="Tabela1.E43" office:value-type="string">
            <text:p text:style-name="P4"><text:span text:style-name="T3">35.004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0</text:span></text:p>
          </table:table-cell>
          <table:table-cell table:style-name="Tabela1.B5" office:value-type="string">
            <text:p text:style-name="P3"><text:span text:style-name="T3">ODILON CABRAL MACHADO JUNI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5.984,08</text:span></text:p>
          </table:table-cell>
          <table:table-cell table:style-name="Tabela1.E43" office:value-type="string">
            <text:p text:style-name="P4"><text:span text:style-name="T3">8.346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8.081,55</text:span></text:p>
          </table:table-cell>
          <table:table-cell table:style-name="Tabela1.E43" office:value-type="string">
            <text:p text:style-name="P4"><text:span text:style-name="T3">2.394,76</text:span></text:p>
          </table:table-cell>
          <table:table-cell table:style-name="Tabela1.E43" office:value-type="string">
            <text:p text:style-name="P4"><text:span text:style-name="T3">5.351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746,14</text:span></text:p>
          </table:table-cell>
          <table:table-cell table:style-name="Tabela1.E43" office:value-type="string">
            <text:p text:style-name="P4"><text:span text:style-name="T3">20.335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18</text:span></text:p>
          </table:table-cell>
          <table:table-cell table:style-name="Tabela1.B5" office:value-type="string">
            <text:p text:style-name="P3"><text:span text:style-name="T3">ODILON TERTULIANO DE MENEZES</text:span></text:p>
          </table:table-cell>
          <table:table-cell table:style-name="Tabela1.B5" office:value-type="string">
            <text:p text:style-name="P3"><text:span text:style-name="T3">CAB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6</text:span></text:p>
          </table:table-cell>
          <table:table-cell table:style-name="Tabela1.B5" office:value-type="string">
            <text:p text:style-name="P3"><text:span text:style-name="T3">OLEANIA MENEZES SOUZ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BIBLIOTECA/ESCOLA SUPERIOR DO MP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280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031,75</text:span></text:p>
          </table:table-cell>
          <table:table-cell table:style-name="Tabela1.E43" office:value-type="string">
            <text:p text:style-name="P4"><text:span text:style-name="T3">896,25</text:span></text:p>
          </table:table-cell>
          <table:table-cell table:style-name="Tabela1.E43" office:value-type="string">
            <text:p text:style-name="P4"><text:span text:style-name="T3">629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5,30</text:span></text:p>
          </table:table-cell>
          <table:table-cell table:style-name="Tabela1.E43" office:value-type="string">
            <text:p text:style-name="P4"><text:span text:style-name="T3">7.506,4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80</text:span></text:p>
          </table:table-cell>
          <table:table-cell table:style-name="Tabela1.B5" office:value-type="string">
            <text:p text:style-name="P3"><text:span text:style-name="T3">OLIVIA FERNANDES LEAL DE MEL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6.969,42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5.242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110,83</text:span></text:p>
          </table:table-cell>
          <table:table-cell table:style-name="Tabela1.E43" office:value-type="string">
            <text:p text:style-name="P4"><text:span text:style-name="T3">19.858,59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364</text:span></text:p>
          </table:table-cell>
          <table:table-cell table:style-name="Tabela1.B5" office:value-type="string">
            <text:p text:style-name="P3"><text:span text:style-name="T3">ORLANDO ROCHADEL MOR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6ª PROMOTORIA DE JUSTICA DOS DIREITOS DO CIDADA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4.705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100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069,32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68.472,21</text:span></text:p>
          </table:table-cell>
          <table:table-cell table:style-name="Tabela1.E43" office:value-type="string">
            <text:p text:style-name="P4"><text:span text:style-name="T3">5.658,21</text:span></text:p>
          </table:table-cell>
          <table:table-cell table:style-name="Tabela1.E43" office:value-type="string">
            <text:p text:style-name="P4"><text:span text:style-name="T3">7.959,02</text:span></text:p>
          </table:table-cell>
          <table:table-cell table:style-name="Tabela1.E43" office:value-type="string">
            <text:p text:style-name="P4"><text:span text:style-name="T3">7.834,17</text:span></text:p>
          </table:table-cell>
          <table:table-cell table:style-name="Tabela1.E43" office:value-type="string">
            <text:p text:style-name="P4"><text:span text:style-name="T3">21.451,40</text:span></text:p>
          </table:table-cell>
          <table:table-cell table:style-name="Tabela1.E43" office:value-type="string">
            <text:p text:style-name="P4"><text:span text:style-name="T3">47.020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3</text:span></text:p>
          </table:table-cell>
          <table:table-cell table:style-name="Tabela1.B5" office:value-type="string">
            <text:p text:style-name="P3"><text:span text:style-name="T3">OSMAR FERREIRA DO AMARAL JUNIOR WANDERLEY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6.210,09</text:span></text:p>
          </table:table-cell>
          <table:table-cell table:style-name="Tabela1.E43" office:value-type="string">
            <text:p text:style-name="P4"><text:span text:style-name="T3">931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5,38</text:span></text:p>
          </table:table-cell>
          <table:table-cell table:style-name="Tabela1.E43" office:value-type="string">
            <text:p text:style-name="P4"><text:span text:style-name="T3">10.576,98</text:span></text:p>
          </table:table-cell>
          <table:table-cell table:style-name="Tabela1.E43" office:value-type="string">
            <text:p text:style-name="P4"><text:span text:style-name="T3">999,82</text:span></text:p>
          </table:table-cell>
          <table:table-cell table:style-name="Tabela1.E43" office:value-type="string">
            <text:p text:style-name="P4"><text:span text:style-name="T3">804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85</text:span></text:p>
          </table:table-cell>
          <table:table-cell table:style-name="Tabela1.E43" office:value-type="string">
            <text:p text:style-name="P4"><text:span text:style-name="T3">8.773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2</text:span></text:p>
          </table:table-cell>
          <table:table-cell table:style-name="Tabela1.B5" office:value-type="string">
            <text:p text:style-name="P3"><text:span text:style-name="T3">OSMARIO LISBOA DE ARAUJ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CARTORIO DO 2º GRAU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.785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611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7</text:span></text:p>
          </table:table-cell>
          <table:table-cell table:style-name="Tabela1.B5" office:value-type="string">
            <text:p text:style-name="P3"><text:span text:style-name="T3">PALOMA MATOS MONTEIRO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4.364,85</text:span></text:p>
          </table:table-cell>
          <table:table-cell table:style-name="Tabela1.E43" office:value-type="string">
            <text:p text:style-name="P4"><text:span text:style-name="T3">2.212,53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4.155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9,50</text:span></text:p>
          </table:table-cell>
          <table:table-cell table:style-name="Tabela1.E43" office:value-type="string">
            <text:p text:style-name="P4"><text:span text:style-name="T3">14.745,37</text:span></text:p>
          </table:table-cell>
          <table:table-cell table:style-name="Tabela1.E43" office:value-type="string">
            <text:p text:style-name="P4"><text:span text:style-name="T3">733,29</text:span></text:p>
          </table:table-cell>
          <table:table-cell table:style-name="Tabela1.E43" office:value-type="string">
            <text:p text:style-name="P4"><text:span text:style-name="T3">992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25,80</text:span></text:p>
          </table:table-cell>
          <table:table-cell table:style-name="Tabela1.E43" office:value-type="string">
            <text:p text:style-name="P4"><text:span text:style-name="T3">13.019,57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8"/><text:span text:style-name="T3">1524</text:span></text:p>
          </table:table-cell>
          <table:table-cell table:style-name="Tabela1.B5" office:value-type="string">
            <text:p text:style-name="P3"><text:span text:style-name="T3">PAMELLA HELLY ALMEIDA DE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486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54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17,30</text:span></text:p>
          </table:table-cell>
          <table:table-cell table:style-name="Tabela1.E43" office:value-type="string">
            <text:p text:style-name="P4"><text:span text:style-name="T3">10.869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9</text:span></text:p>
          </table:table-cell>
          <table:table-cell table:style-name="Tabela1.B5" office:value-type="string">
            <text:p text:style-name="P3"><text:span text:style-name="T3">PASCOAL NABUCO DAVILA FREIRE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5</text:span></text:p>
          </table:table-cell>
          <table:table-cell table:style-name="Tabela1.B5" office:value-type="string">
            <text:p text:style-name="P3"><text:span text:style-name="T3">PATRICIA AZEVEDO MORAES PORRAL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27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56,38</text:span></text:p>
          </table:table-cell>
          <table:table-cell table:style-name="Tabela1.E43" office:value-type="string">
            <text:p text:style-name="P4"><text:span text:style-name="T3">21.160,99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2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6,94</text:span></text:p>
          </table:table-cell>
          <table:table-cell table:style-name="Tabela1.E43" office:value-type="string">
            <text:p text:style-name="P4"><text:span text:style-name="T3">17.574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07</text:span></text:p>
          </table:table-cell>
          <table:table-cell table:style-name="Tabela1.B5" office:value-type="string">
            <text:p text:style-name="P3"><text:span text:style-name="T3">PATRICIA CARDOSO MACH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NSELHO SUPERIOR DO MP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16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5.574,00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2.526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86,71</text:span></text:p>
          </table:table-cell>
          <table:table-cell table:style-name="Tabela1.E43" office:value-type="string">
            <text:p text:style-name="P4"><text:span text:style-name="T3">12.187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1</text:span></text:p>
          </table:table-cell>
          <table:table-cell table:style-name="Tabela1.B5" office:value-type="string">
            <text:p text:style-name="P3"><text:span text:style-name="T3">PATRICIA PASSOS MASCARENHAS MENEZ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TECNICA - GAAE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6,42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484,76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1.313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3,89</text:span></text:p>
          </table:table-cell>
          <table:table-cell table:style-name="Tabela1.E43" office:value-type="string">
            <text:p text:style-name="P4"><text:span text:style-name="T3">9.310,8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</text:span></text:p>
          </table:table-cell>
          <table:table-cell table:style-name="Tabela1.B5" office:value-type="string">
            <text:p text:style-name="P3"><text:span text:style-name="T3">PATRICIO FERREIRA DE FARIA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1</text:span></text:p>
          </table:table-cell>
          <table:table-cell table:style-name="Tabela1.B5" office:value-type="string">
            <text:p text:style-name="P3"><text:span text:style-name="T3">PAULA COSTA SOUZA PASQUETTI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0.309,10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3.415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78,09</text:span></text:p>
          </table:table-cell>
          <table:table-cell table:style-name="Tabela1.E43" office:value-type="string">
            <text:p text:style-name="P4"><text:span text:style-name="T3">15.231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1</text:span></text:p>
          </table:table-cell>
          <table:table-cell table:style-name="Tabela1.B5" office:value-type="string">
            <text:p text:style-name="P3"><text:span text:style-name="T3">PAULO CEZAR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8</text:span></text:p>
          </table:table-cell>
          <table:table-cell table:style-name="Tabela1.B5" office:value-type="string">
            <text:p text:style-name="P3"><text:span text:style-name="T3">PAULO HENRIQUE SOARES DE ASSIS BAPTI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7ª PROMOTORIA DE JUSTICA DOS DIREITOS DO CIDADAO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1.662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2.281,61</text:span></text:p>
          </table:table-cell>
          <table:table-cell table:style-name="Tabela1.E43" office:value-type="string">
            <text:p text:style-name="P4"><text:span text:style-name="T3">1.396,17</text:span></text:p>
          </table:table-cell>
          <table:table-cell table:style-name="Tabela1.E43" office:value-type="string">
            <text:p text:style-name="P4"><text:span text:style-name="T3">1.369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65,46</text:span></text:p>
          </table:table-cell>
          <table:table-cell table:style-name="Tabela1.E43" office:value-type="string">
            <text:p text:style-name="P4"><text:span text:style-name="T3">9.516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2</text:span></text:p>
          </table:table-cell>
          <table:table-cell table:style-name="Tabela1.B5" office:value-type="string">
            <text:p text:style-name="P3"><text:span text:style-name="T3">PAULO JOSE DE ARAGAO ALMEIDA</text:span></text:p>
          </table:table-cell>
          <table:table-cell table:style-name="Tabela1.B5" office:value-type="string">
            <text:p text:style-name="P3"><text:span text:style-name="T3">VIGILANTE - requisitad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1.720,34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6.906,34</text:span></text:p>
          </table:table-cell>
          <table:table-cell table:style-name="Tabela1.E43" office:value-type="string">
            <text:p text:style-name="P4"><text:span text:style-name="T3">240,85</text:span></text:p>
          </table:table-cell>
          <table:table-cell table:style-name="Tabela1.E43" office:value-type="string">
            <text:p text:style-name="P4"><text:span text:style-name="T3">153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4,15</text:span></text:p>
          </table:table-cell>
          <table:table-cell table:style-name="Tabela1.E43" office:value-type="string">
            <text:p text:style-name="P4"><text:span text:style-name="T3">6.512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89</text:span></text:p>
          </table:table-cell>
          <table:table-cell table:style-name="Tabela1.B5" office:value-type="string">
            <text:p text:style-name="P3"><text:span text:style-name="T3">PAULO JOSE DE FREITAS FI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8.870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7.298,18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2.92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37,26</text:span></text:p>
          </table:table-cell>
          <table:table-cell table:style-name="Tabela1.E43" office:value-type="string">
            <text:p text:style-name="P4"><text:span text:style-name="T3">13.560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40</text:span></text:p>
          </table:table-cell>
          <table:table-cell table:style-name="Tabela1.B5" office:value-type="string">
            <text:p text:style-name="P3"><text:span text:style-name="T3">PAULO JOSE FRANCISCO ALVES FI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9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557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142,09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62.953,71</text:span></text:p>
          </table:table-cell>
          <table:table-cell table:style-name="Tabela1.E43" office:value-type="string">
            <text:p text:style-name="P4"><text:span text:style-name="T3">5.127,45</text:span></text:p>
          </table:table-cell>
          <table:table-cell table:style-name="Tabela1.E43" office:value-type="string">
            <text:p text:style-name="P4"><text:span text:style-name="T3">7.804,45</text:span></text:p>
          </table:table-cell>
          <table:table-cell table:style-name="Tabela1.E43" office:value-type="string">
            <text:p text:style-name="P4"><text:span text:style-name="T3">2.115,78</text:span></text:p>
          </table:table-cell>
          <table:table-cell table:style-name="Tabela1.E43" office:value-type="string">
            <text:p text:style-name="P4"><text:span text:style-name="T3">15.047,68</text:span></text:p>
          </table:table-cell>
          <table:table-cell table:style-name="Tabela1.E43" office:value-type="string">
            <text:p text:style-name="P4"><text:span text:style-name="T3">47.906,0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</text:span></text:p>
          </table:table-cell>
          <table:table-cell table:style-name="Tabela1.B5" office:value-type="string">
            <text:p text:style-name="P3"><text:span text:style-name="T3">PAULO LIMA DE SANTAN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7.110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1.276,98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65.314,27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14.326,22</text:span></text:p>
          </table:table-cell>
          <table:table-cell table:style-name="Tabela1.E43" office:value-type="string">
            <text:p text:style-name="P4"><text:span text:style-name="T3">30.726,39</text:span></text:p>
          </table:table-cell>
          <table:table-cell table:style-name="Tabela1.E43" office:value-type="string">
            <text:p text:style-name="P4"><text:span text:style-name="T3">34.587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92</text:span></text:p>
          </table:table-cell>
          <table:table-cell table:style-name="Tabela1.B5" office:value-type="string">
            <text:p text:style-name="P3"><text:span text:style-name="T3">PAULO RIBEIRO DA SILVA</text:span></text:p>
          </table:table-cell>
          <table:table-cell table:style-name="Tabela1.B5" office:value-type="string">
            <text:p text:style-name="P3"><text:span text:style-name="T3">CHEFE DOS SERVIÇOS DE MANUTENÇÃO -CAPITAL/INTERIOR</text:span></text:p>
          </table:table-cell>
          <table:table-cell table:style-name="Tabela1.B5" office:value-type="string">
            <text:p text:style-name="P3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1,32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8.656,04</text:span></text:p>
          </table:table-cell>
          <table:table-cell table:style-name="Tabela1.E43" office:value-type="string">
            <text:p text:style-name="P4"><text:span text:style-name="T3">633,57</text:span></text:p>
          </table:table-cell>
          <table:table-cell table:style-name="Tabela1.E43" office:value-type="string">
            <text:p text:style-name="P4"><text:span text:style-name="T3">375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09,35</text:span></text:p>
          </table:table-cell>
          <table:table-cell table:style-name="Tabela1.E43" office:value-type="string">
            <text:p text:style-name="P4"><text:span text:style-name="T3">7.646,6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76</text:span></text:p>
          </table:table-cell>
          <table:table-cell table:style-name="Tabela1.B5" office:value-type="string">
            <text:p text:style-name="P3"><text:span text:style-name="T3">PAULO ROBERTO NUNES DE ALMEID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ITABAIAN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22,87</text:span></text:p>
          </table:table-cell>
          <table:table-cell table:style-name="Tabela1.E43" office:value-type="string">
            <text:p text:style-name="P4"><text:span text:style-name="T3">15.695,31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1.988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21,13</text:span></text:p>
          </table:table-cell>
          <table:table-cell table:style-name="Tabela1.E43" office:value-type="string">
            <text:p text:style-name="P4"><text:span text:style-name="T3">11.974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4</text:span></text:p>
          </table:table-cell>
          <table:table-cell table:style-name="Tabela1.B5" office:value-type="string">
            <text:p text:style-name="P3"><text:span text:style-name="T3">PAULO VIEIRA MESSIA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5ª PROMOTORIA DE JUSTICA DISTRITAL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4.672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65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49.542,47</text:span></text:p>
          </table:table-cell>
          <table:table-cell table:style-name="Tabela1.E43" office:value-type="string">
            <text:p text:style-name="P4"><text:span text:style-name="T3">5.653,60</text:span></text:p>
          </table:table-cell>
          <table:table-cell table:style-name="Tabela1.E43" office:value-type="string">
            <text:p text:style-name="P4"><text:span text:style-name="T3">10.220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873,93</text:span></text:p>
          </table:table-cell>
          <table:table-cell table:style-name="Tabela1.E43" office:value-type="string">
            <text:p text:style-name="P4"><text:span text:style-name="T3">33.668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4</text:span></text:p>
          </table:table-cell>
          <table:table-cell table:style-name="Tabela1.B5" office:value-type="string">
            <text:p text:style-name="P3"><text:span text:style-name="T3">PEDRO ARTUR TORRES COSTA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5</text:span></text:p>
          </table:table-cell>
          <table:table-cell table:style-name="Tabela1.B5" office:value-type="string">
            <text:p text:style-name="P3"><text:span text:style-name="T3">PEDRO GOMES DE SOUZA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4</text:span></text:p>
          </table:table-cell>
          <table:table-cell table:style-name="Tabela1.B5" office:value-type="string">
            <text:p text:style-name="P3"><text:span text:style-name="T3">PEDRO MELLO DA SILVA</text:span></text:p>
          </table:table-cell>
          <table:table-cell table:style-name="Tabela1.B5" office:value-type="string">
            <text:p text:style-name="P3"><text:span text:style-name="T3">1º SARGENTO - requisitado 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11</text:span></text:p>
          </table:table-cell>
          <table:table-cell table:style-name="Tabela1.B5" office:value-type="string">
            <text:p text:style-name="P3"><text:span text:style-name="T3">PEDRO MENEZES FEITOSA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0</text:span></text:p>
          </table:table-cell>
          <table:table-cell table:style-name="Tabela1.B5" office:value-type="string">
            <text:p text:style-name="P3"><text:span text:style-name="T3">PEDRO VICTORIO DAUD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2</text:span></text:p>
          </table:table-cell>
          <table:table-cell table:style-name="Tabela1.B5" office:value-type="string">
            <text:p text:style-name="P3"><text:span text:style-name="T3">PEDRO VINICIUS LOPES DOS SANTOS</text:span></text:p>
          </table:table-cell>
          <table:table-cell table:style-name="Tabela1.B5" office:value-type="string">
            <text:p text:style-name="P3"><text:span text:style-name="T3">ANALISTA DO MP - ADMINISTRADOR</text:span></text:p>
          </table:table-cell>
          <table:table-cell table:style-name="Tabela1.B5" office:value-type="string">
            <text:p text:style-name="P3"><text:span text:style-name="T3">DIVISAO DE APOIO ADMINISTRATIVO/DIRETORIA ADMINISTRATIV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484,69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6.675,27</text:span></text:p>
          </table:table-cell>
          <table:table-cell table:style-name="Tabela1.E43" office:value-type="string">
            <text:p text:style-name="P4"><text:span text:style-name="T3">1.593,57</text:span></text:p>
          </table:table-cell>
          <table:table-cell table:style-name="Tabela1.E43" office:value-type="string">
            <text:p text:style-name="P4"><text:span text:style-name="T3">2.434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28,55</text:span></text:p>
          </table:table-cell>
          <table:table-cell table:style-name="Tabela1.E43" office:value-type="string">
            <text:p text:style-name="P4"><text:span text:style-name="T3">12.646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9</text:span></text:p>
          </table:table-cell>
          <table:table-cell table:style-name="Tabela1.B5" office:value-type="string">
            <text:p text:style-name="P3"><text:span text:style-name="T3">PETERSON ALMEIDA BARBOS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656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47.610,69</text:span></text:p>
          </table:table-cell>
          <table:table-cell table:style-name="Tabela1.E43" office:value-type="string">
            <text:p text:style-name="P4"><text:span text:style-name="T3">5.511,40</text:span></text:p>
          </table:table-cell>
          <table:table-cell table:style-name="Tabela1.E43" office:value-type="string">
            <text:p text:style-name="P4"><text:span text:style-name="T3">8.949,13</text:span></text:p>
          </table:table-cell>
          <table:table-cell table:style-name="Tabela1.E43" office:value-type="string">
            <text:p text:style-name="P4"><text:span text:style-name="T3">3.072,77</text:span></text:p>
          </table:table-cell>
          <table:table-cell table:style-name="Tabela1.E43" office:value-type="string">
            <text:p text:style-name="P4"><text:span text:style-name="T3">17.533,30</text:span></text:p>
          </table:table-cell>
          <table:table-cell table:style-name="Tabela1.E43" office:value-type="string">
            <text:p text:style-name="P4"><text:span text:style-name="T3">30.077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9</text:span></text:p>
          </table:table-cell>
          <table:table-cell table:style-name="Tabela1.B5" office:value-type="string">
            <text:p text:style-name="P3"><text:span text:style-name="T3">PETRUCIO LOPES CASADO FI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6.969,42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5.294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162,96</text:span></text:p>
          </table:table-cell>
          <table:table-cell table:style-name="Tabela1.E43" office:value-type="string">
            <text:p text:style-name="P4"><text:span text:style-name="T3">19.806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0</text:span></text:p>
          </table:table-cell>
          <table:table-cell table:style-name="Tabela1.B5" office:value-type="string">
            <text:p text:style-name="P3"><text:span text:style-name="T3">PIERRE VIEIRA DE CARVALH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COORDENADORIA GERAL /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.785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611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7</text:span></text:p>
          </table:table-cell>
          <table:table-cell table:style-name="Tabela1.B5" office:value-type="string">
            <text:p text:style-name="P3"><text:span text:style-name="T3">POLLYANNA MARA DE CASTRO AGUIA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BARRA DOS COQUEIROS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645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83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59.226,17</text:span></text:p>
          </table:table-cell>
          <table:table-cell table:style-name="Tabela1.E43" office:value-type="string">
            <text:p text:style-name="P4"><text:span text:style-name="T3">5.229,83</text:span></text:p>
          </table:table-cell>
          <table:table-cell table:style-name="Tabela1.E43" office:value-type="string">
            <text:p text:style-name="P4"><text:span text:style-name="T3">12.948,84</text:span></text:p>
          </table:table-cell>
          <table:table-cell table:style-name="Tabela1.E43" office:value-type="string">
            <text:p text:style-name="P4"><text:span text:style-name="T3">1.061,61</text:span></text:p>
          </table:table-cell>
          <table:table-cell table:style-name="Tabela1.E43" office:value-type="string">
            <text:p text:style-name="P4"><text:span text:style-name="T3">19.240,28</text:span></text:p>
          </table:table-cell>
          <table:table-cell table:style-name="Tabela1.E43" office:value-type="string">
            <text:p text:style-name="P4"><text:span text:style-name="T3">39.985,8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</text:span></text:p>
          </table:table-cell>
          <table:table-cell table:style-name="Tabela1.B5" office:value-type="string">
            <text:p text:style-name="P3"><text:span text:style-name="T3">PORFIRIO MARTINS FELIX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5</text:span></text:p>
          </table:table-cell>
          <table:table-cell table:style-name="Tabela1.B5" office:value-type="string">
            <text:p text:style-name="P3"><text:span text:style-name="T3">PRISCILA CAMARGO SILVA TAVARES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POCO VERDE 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88,74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1.643,67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8.433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82,91</text:span></text:p>
          </table:table-cell>
          <table:table-cell table:style-name="Tabela1.E43" office:value-type="string">
            <text:p text:style-name="P4"><text:span text:style-name="T3">28.460,7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9</text:span></text:p>
          </table:table-cell>
          <table:table-cell table:style-name="Tabela1.B5" office:value-type="string">
            <text:p text:style-name="P3"><text:span text:style-name="T3">PUSCAS PEREIRA SILVA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POCO VERDE 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358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90,21</text:span></text:p>
          </table:table-cell>
          <table:table-cell table:style-name="Tabela1.E43" office:value-type="string">
            <text:p text:style-name="P4"><text:span text:style-name="T3">7.454,55</text:span></text:p>
          </table:table-cell>
          <table:table-cell table:style-name="Tabela1.E43" office:value-type="string">
            <text:p text:style-name="P4"><text:span text:style-name="T3">527,01</text:span></text:p>
          </table:table-cell>
          <table:table-cell table:style-name="Tabela1.E43" office:value-type="string">
            <text:p text:style-name="P4"><text:span text:style-name="T3">115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2,06</text:span></text:p>
          </table:table-cell>
          <table:table-cell table:style-name="Tabela1.E43" office:value-type="string">
            <text:p text:style-name="P4"><text:span text:style-name="T3">6.812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7</text:span></text:p>
          </table:table-cell>
          <table:table-cell table:style-name="Tabela1.B5" office:value-type="string">
            <text:p text:style-name="P3"><text:span text:style-name="T3">QUELINE BARBOSA DE SOUZA ARAG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3.464,28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6.986,04</text:span></text:p>
          </table:table-cell>
          <table:table-cell table:style-name="Tabela1.E43" office:value-type="string">
            <text:p text:style-name="P4"><text:span text:style-name="T3">1.870,71</text:span></text:p>
          </table:table-cell>
          <table:table-cell table:style-name="Tabela1.E43" office:value-type="string">
            <text:p text:style-name="P4"><text:span text:style-name="T3">5.246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117,08</text:span></text:p>
          </table:table-cell>
          <table:table-cell table:style-name="Tabela1.E43" office:value-type="string">
            <text:p text:style-name="P4"><text:span text:style-name="T3">19.868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2</text:span></text:p>
          </table:table-cell>
          <table:table-cell table:style-name="Tabela1.B5" office:value-type="string">
            <text:p text:style-name="P3"><text:span text:style-name="T3">QUEZIA EMANUELA MESSIAS ALV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PAC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8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.182,85</text:span></text:p>
          </table:table-cell>
          <table:table-cell table:style-name="Tabela1.E43" office:value-type="string">
            <text:p text:style-name="P4"><text:span text:style-name="T3">247,91</text:span></text:p>
          </table:table-cell>
          <table:table-cell table:style-name="Tabela1.E43" office:value-type="string">
            <text:p text:style-name="P4"><text:span text:style-name="T3">1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5,45</text:span></text:p>
          </table:table-cell>
          <table:table-cell table:style-name="Tabela1.E43" office:value-type="string">
            <text:p text:style-name="P4"><text:span text:style-name="T3">4.917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19</text:span></text:p>
          </table:table-cell>
          <table:table-cell table:style-name="Tabela1.B5" office:value-type="string">
            <text:p text:style-name="P3"><text:span text:style-name="T3">RAFAEL CUSTODIO SILVA</text:span></text:p>
          </table:table-cell>
          <table:table-cell table:style-name="Tabela1.B5" office:value-type="string">
            <text:p text:style-name="P3"><text:span text:style-name="T3">ASSESSOR DE TECNOLOGIA DA INFORMAÇÃO E COMUNICAÇÃO 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7.018,16</text:span></text:p>
          </table:table-cell>
          <table:table-cell table:style-name="Tabela1.E43" office:value-type="string">
            <text:p text:style-name="P4"><text:span text:style-name="T3">440,25</text:span></text:p>
          </table:table-cell>
          <table:table-cell table:style-name="Tabela1.E43" office:value-type="string">
            <text:p text:style-name="P4"><text:span text:style-name="T3">136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6,72</text:span></text:p>
          </table:table-cell>
          <table:table-cell table:style-name="Tabela1.E43" office:value-type="string">
            <text:p text:style-name="P4"><text:span text:style-name="T3">6.441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2</text:span></text:p>
          </table:table-cell>
          <table:table-cell table:style-name="Tabela1.B5" office:value-type="string">
            <text:p text:style-name="P3"><text:span text:style-name="T3">RAFAEL SANTOS CRUZ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JAPAR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6</text:span></text:p>
          </table:table-cell>
          <table:table-cell table:style-name="Tabela1.B5" office:value-type="string">
            <text:p text:style-name="P3"><text:span text:style-name="T3">RAFAEL SCHWEZ KURKOWSKI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TOBIAS BARRETO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433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53.774,07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7.560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60,02</text:span></text:p>
          </table:table-cell>
          <table:table-cell table:style-name="Tabela1.E43" office:value-type="string">
            <text:p text:style-name="P4"><text:span text:style-name="T3">41.214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1</text:span></text:p>
          </table:table-cell>
          <table:table-cell table:style-name="Tabela1.B5" office:value-type="string">
            <text:p text:style-name="P3"><text:span text:style-name="T3">RAFAEL VALENCA DA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7ª PROMOTORIA DE JUSTICA DISTRITAL - ARACAJU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64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7.254,03</text:span></text:p>
          </table:table-cell>
          <table:table-cell table:style-name="Tabela1.E43" office:value-type="string">
            <text:p text:style-name="P4"><text:span text:style-name="T3">692,30</text:span></text:p>
          </table:table-cell>
          <table:table-cell table:style-name="Tabela1.E43" office:value-type="string">
            <text:p text:style-name="P4"><text:span text:style-name="T3">305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7,43</text:span></text:p>
          </table:table-cell>
          <table:table-cell table:style-name="Tabela1.E43" office:value-type="string">
            <text:p text:style-name="P4"><text:span text:style-name="T3">6.256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6</text:span></text:p>
          </table:table-cell>
          <table:table-cell table:style-name="Tabela1.B5" office:value-type="string">
            <text:p text:style-name="P3"><text:span text:style-name="T3">RAIMUNDO BISPO FI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43.954,02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8.825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24,53</text:span></text:p>
          </table:table-cell>
          <table:table-cell table:style-name="Tabela1.E43" office:value-type="string">
            <text:p text:style-name="P4"><text:span text:style-name="T3">30.129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62</text:span></text:p>
          </table:table-cell>
          <table:table-cell table:style-name="Tabela1.B5" office:value-type="string">
            <text:p text:style-name="P3"><text:span text:style-name="T3">RAISSA GUIMARAES VIEIRA MACHADO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2ª PROMOTORIA DE JUSTICA CRIMINAL - SAO CRISTOVA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72</text:span></text:p>
          </table:table-cell>
          <table:table-cell table:style-name="Tabela1.B5" office:value-type="string">
            <text:p text:style-name="P3"><text:span text:style-name="T3">RAISSA LEMOS SILVA MACH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DISTRITAL - ARACAJU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8.823,42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603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15,58</text:span></text:p>
          </table:table-cell>
          <table:table-cell table:style-name="Tabela1.E43" office:value-type="string">
            <text:p text:style-name="P4"><text:span text:style-name="T3">7.307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33</text:span></text:p>
          </table:table-cell>
          <table:table-cell table:style-name="Tabela1.B5" office:value-type="string">
            <text:p text:style-name="P3"><text:span text:style-name="T3">RANDERSON FERREIRA BARBOSA SANTOS</text:span></text:p>
          </table:table-cell>
          <table:table-cell table:style-name="Tabela1.B5" office:value-type="string">
            <text:p text:style-name="P3"><text:span text:style-name="T3">Chefe do N. de Cadast. , Doc. e Dist. Funcional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746,72</text:span></text:p>
          </table:table-cell>
          <table:table-cell table:style-name="Tabela1.E43" office:value-type="string">
            <text:p text:style-name="P4"><text:span text:style-name="T3">447,18</text:span></text:p>
          </table:table-cell>
          <table:table-cell table:style-name="Tabela1.E43" office:value-type="string">
            <text:p text:style-name="P4"><text:span text:style-name="T3">171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18,48</text:span></text:p>
          </table:table-cell>
          <table:table-cell table:style-name="Tabela1.E43" office:value-type="string">
            <text:p text:style-name="P4"><text:span text:style-name="T3">6.128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58</text:span></text:p>
          </table:table-cell>
          <table:table-cell table:style-name="Tabela1.B5" office:value-type="string">
            <text:p text:style-name="P3"><text:span text:style-name="T3">RAQUEL SOARES D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ENTRO DE APOIO OPERACIONAL DE DEFESA DO PATRIMONIO PUBLICO E DA ORDEM TRIBUTARI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3.835,23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65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33,81</text:span></text:p>
          </table:table-cell>
          <table:table-cell table:style-name="Tabela1.E43" office:value-type="string">
            <text:p text:style-name="P4"><text:span text:style-name="T3">10.501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1</text:span></text:p>
          </table:table-cell>
          <table:table-cell table:style-name="Tabela1.B5" office:value-type="string">
            <text:p text:style-name="P3"><text:span text:style-name="T3">RAUL JOSE VIEIRA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5</text:span></text:p>
          </table:table-cell>
          <table:table-cell table:style-name="Tabela1.B5" office:value-type="string">
            <text:p text:style-name="P3"><text:span text:style-name="T3">RAYANA SCHUSTER LEIT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FINANCEIRA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571,1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2.111,85</text:span></text:p>
          </table:table-cell>
          <table:table-cell table:style-name="Tabela1.E43" office:value-type="string">
            <text:p text:style-name="P4"><text:span text:style-name="T3">839,97</text:span></text:p>
          </table:table-cell>
          <table:table-cell table:style-name="Tabela1.E43" office:value-type="string">
            <text:p text:style-name="P4"><text:span text:style-name="T3">1.579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9,80</text:span></text:p>
          </table:table-cell>
          <table:table-cell table:style-name="Tabela1.E43" office:value-type="string">
            <text:p text:style-name="P4"><text:span text:style-name="T3">9.692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4</text:span></text:p>
          </table:table-cell>
          <table:table-cell table:style-name="Tabela1.B5" office:value-type="string">
            <text:p text:style-name="P3"><text:span text:style-name="T3">RAYANNE SILVA DE PONT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8.823,42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655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67,72</text:span></text:p>
          </table:table-cell>
          <table:table-cell table:style-name="Tabela1.E43" office:value-type="string">
            <text:p text:style-name="P4"><text:span text:style-name="T3">7.255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9</text:span></text:p>
          </table:table-cell>
          <table:table-cell table:style-name="Tabela1.B5" office:value-type="string">
            <text:p text:style-name="P3"><text:span text:style-name="T3">RAYMUNDO NAPOLEAO XIMENES NET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PACATUBA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177,48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6.732,41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9.262,93</text:span></text:p>
          </table:table-cell>
          <table:table-cell table:style-name="Tabela1.E43" office:value-type="string">
            <text:p text:style-name="P4"><text:span text:style-name="T3">2.451,49</text:span></text:p>
          </table:table-cell>
          <table:table-cell table:style-name="Tabela1.E43" office:value-type="string">
            <text:p text:style-name="P4"><text:span text:style-name="T3">16.463,91</text:span></text:p>
          </table:table-cell>
          <table:table-cell table:style-name="Tabela1.E43" office:value-type="string">
            <text:p text:style-name="P4"><text:span text:style-name="T3">30.268,50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9"/><text:span text:style-name="T3">2387</text:span></text:p>
          </table:table-cell>
          <table:table-cell table:style-name="Tabela1.B5" office:value-type="string">
            <text:p text:style-name="P3"><text:span text:style-name="T3">REGINALDO SANTOS DE MOU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83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72,57</text:span></text:p>
          </table:table-cell>
          <table:table-cell table:style-name="Tabela1.E43" office:value-type="string">
            <text:p text:style-name="P4"><text:span text:style-name="T3">5.556,11</text:span></text:p>
          </table:table-cell>
          <table:table-cell table:style-name="Tabela1.E43" office:value-type="string">
            <text:p text:style-name="P4"><text:span text:style-name="T3">167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7,71</text:span></text:p>
          </table:table-cell>
          <table:table-cell table:style-name="Tabela1.E43" office:value-type="string">
            <text:p text:style-name="P4"><text:span text:style-name="T3">5.388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6</text:span></text:p>
          </table:table-cell>
          <table:table-cell table:style-name="Tabela1.B5" office:value-type="string">
            <text:p text:style-name="P3"><text:span text:style-name="T3">REJANE BRITO GUIMARAES</text:span></text:p>
          </table:table-cell>
          <table:table-cell table:style-name="Tabela1.B5" office:value-type="string">
            <text:p text:style-name="P3"><text:span text:style-name="T3">PROFESSOR - requisitado</text:span></text:p>
          </table:table-cell>
          <table:table-cell table:style-name="Tabela1.B5" office:value-type="string">
            <text:p text:style-name="P3"><text:span text:style-name="T3">2ª PROMOTORIA DE JUSTICA - TOBIAS BARRET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74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.004,62</text:span></text:p>
          </table:table-cell>
          <table:table-cell table:style-name="Tabela1.E43" office:value-type="string">
            <text:p text:style-name="P4"><text:span text:style-name="T3">192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2,44</text:span></text:p>
          </table:table-cell>
          <table:table-cell table:style-name="Tabela1.E43" office:value-type="string">
            <text:p text:style-name="P4"><text:span text:style-name="T3">3.812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1</text:span></text:p>
          </table:table-cell>
          <table:table-cell table:style-name="Tabela1.B5" office:value-type="string">
            <text:p text:style-name="P3"><text:span text:style-name="T3">RENATA BRITO VIEIRA TELES</text:span></text:p>
          </table:table-cell>
          <table:table-cell table:style-name="Tabela1.B5" office:value-type="string">
            <text:p text:style-name="P3"><text:span text:style-name="T3">ASSESSOR DO NÚCLEO DE P. CONTÁBIL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4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33,54</text:span></text:p>
          </table:table-cell>
          <table:table-cell table:style-name="Tabela1.E43" office:value-type="string">
            <text:p text:style-name="P4"><text:span text:style-name="T3">117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7,40</text:span></text:p>
          </table:table-cell>
          <table:table-cell table:style-name="Tabela1.E43" office:value-type="string">
            <text:p text:style-name="P4"><text:span text:style-name="T3">3.716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6</text:span></text:p>
          </table:table-cell>
          <table:table-cell table:style-name="Tabela1.B5" office:value-type="string">
            <text:p text:style-name="P3"><text:span text:style-name="T3">RENATA MACIEL ALMEIDA ARAUJ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AS EXECUCOES CRIMINAIS - ARACAJU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186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871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34,80</text:span></text:p>
          </table:table-cell>
          <table:table-cell table:style-name="Tabela1.E43" office:value-type="string">
            <text:p text:style-name="P4"><text:span text:style-name="T3">10.651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56</text:span></text:p>
          </table:table-cell>
          <table:table-cell table:style-name="Tabela1.B5" office:value-type="string">
            <text:p text:style-name="P3"><text:span text:style-name="T3">RENATA MOREIRA SAND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2.014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0.398,44</text:span></text:p>
          </table:table-cell>
          <table:table-cell table:style-name="Tabela1.E43" office:value-type="string">
            <text:p text:style-name="P4"><text:span text:style-name="T3">1.087,58</text:span></text:p>
          </table:table-cell>
          <table:table-cell table:style-name="Tabela1.E43" office:value-type="string">
            <text:p text:style-name="P4"><text:span text:style-name="T3">900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87,72</text:span></text:p>
          </table:table-cell>
          <table:table-cell table:style-name="Tabela1.E43" office:value-type="string">
            <text:p text:style-name="P4"><text:span text:style-name="T3">8.410,72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701</text:span></text:p>
          </table:table-cell>
          <table:table-cell table:style-name="Tabela1.B5" office:value-type="string">
            <text:p text:style-name="P3"><text:span text:style-name="T3">RENATA PEREIRA DANTA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994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62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9,25</text:span></text:p>
          </table:table-cell>
          <table:table-cell table:style-name="Tabela1.E43" office:value-type="string">
            <text:p text:style-name="P4"><text:span text:style-name="T3">11.754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6</text:span></text:p>
          </table:table-cell>
          <table:table-cell table:style-name="Tabela1.B5" office:value-type="string">
            <text:p text:style-name="P3"><text:span text:style-name="T3">RENATA SARA DANTAS MARQUES SOAR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379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6.620,20</text:span></text:p>
          </table:table-cell>
          <table:table-cell table:style-name="Tabela1.E43" office:value-type="string">
            <text:p text:style-name="P4"><text:span text:style-name="T3">558,63</text:span></text:p>
          </table:table-cell>
          <table:table-cell table:style-name="Tabela1.E43" office:value-type="string">
            <text:p text:style-name="P4"><text:span text:style-name="T3">144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02,97</text:span></text:p>
          </table:table-cell>
          <table:table-cell table:style-name="Tabela1.E43" office:value-type="string">
            <text:p text:style-name="P4"><text:span text:style-name="T3">5.917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13</text:span></text:p>
          </table:table-cell>
          <table:table-cell table:style-name="Tabela1.B5" office:value-type="string">
            <text:p text:style-name="P3"><text:span text:style-name="T3">RENATO VIEIRA DANTAS BERNARD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82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38.523,29</text:span></text:p>
          </table:table-cell>
          <table:table-cell table:style-name="Tabela1.E43" office:value-type="string">
            <text:p text:style-name="P4"><text:span text:style-name="T3">5.025,06</text:span></text:p>
          </table:table-cell>
          <table:table-cell table:style-name="Tabela1.E43" office:value-type="string">
            <text:p text:style-name="P4"><text:span text:style-name="T3">7.603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28,86</text:span></text:p>
          </table:table-cell>
          <table:table-cell table:style-name="Tabela1.E43" office:value-type="string">
            <text:p text:style-name="P4"><text:span text:style-name="T3">25.894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0</text:span></text:p>
          </table:table-cell>
          <table:table-cell table:style-name="Tabela1.B5" office:value-type="string">
            <text:p text:style-name="P3"><text:span text:style-name="T3">RENE ANTONIO ERB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SAO CRISTOVAO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46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5.159,69</text:span></text:p>
          </table:table-cell>
          <table:table-cell table:style-name="Tabela1.E43" office:value-type="string">
            <text:p text:style-name="P4"><text:span text:style-name="T3">5.204,24</text:span></text:p>
          </table:table-cell>
          <table:table-cell table:style-name="Tabela1.E43" office:value-type="string">
            <text:p text:style-name="P4"><text:span text:style-name="T3">9.137,88</text:span></text:p>
          </table:table-cell>
          <table:table-cell table:style-name="Tabela1.E43" office:value-type="string">
            <text:p text:style-name="P4"><text:span text:style-name="T3">878,77</text:span></text:p>
          </table:table-cell>
          <table:table-cell table:style-name="Tabela1.E43" office:value-type="string">
            <text:p text:style-name="P4"><text:span text:style-name="T3">15.220,89</text:span></text:p>
          </table:table-cell>
          <table:table-cell table:style-name="Tabela1.E43" office:value-type="string">
            <text:p text:style-name="P4"><text:span text:style-name="T3">29.938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70</text:span></text:p>
          </table:table-cell>
          <table:table-cell table:style-name="Tabela1.B5" office:value-type="string">
            <text:p text:style-name="P3"><text:span text:style-name="T3">RENIVALDO LIMA SAMPAIO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ARQUIVO CENTRAL DO MINISTERIO PUBLICO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3.311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13.840,76</text:span></text:p>
          </table:table-cell>
          <table:table-cell table:style-name="Tabela1.E43" office:value-type="string">
            <text:p text:style-name="P4"><text:span text:style-name="T3">1.269,18</text:span></text:p>
          </table:table-cell>
          <table:table-cell table:style-name="Tabela1.E43" office:value-type="string">
            <text:p text:style-name="P4"><text:span text:style-name="T3">1.503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72,98</text:span></text:p>
          </table:table-cell>
          <table:table-cell table:style-name="Tabela1.E43" office:value-type="string">
            <text:p text:style-name="P4"><text:span text:style-name="T3">11.067,7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3</text:span></text:p>
          </table:table-cell>
          <table:table-cell table:style-name="Tabela1.B5" office:value-type="string">
            <text:p text:style-name="P3"><text:span text:style-name="T3">RHAQUEL GLEYSIANE FARIAS NUN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4,71</text:span></text:p>
          </table:table-cell>
          <table:table-cell table:style-name="Tabela1.E43" office:value-type="string">
            <text:p text:style-name="P4"><text:span text:style-name="T3">9.274,90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628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4,15</text:span></text:p>
          </table:table-cell>
          <table:table-cell table:style-name="Tabela1.E43" office:value-type="string">
            <text:p text:style-name="P4"><text:span text:style-name="T3">7.940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9</text:span></text:p>
          </table:table-cell>
          <table:table-cell table:style-name="Tabela1.B5" office:value-type="string">
            <text:p text:style-name="P3"><text:span text:style-name="T3">RICARDO MACHADO OLIVEI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UMBAUBA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963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8.517,93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9.210,80</text:span></text:p>
          </table:table-cell>
          <table:table-cell table:style-name="Tabela1.E43" office:value-type="string">
            <text:p text:style-name="P4"><text:span text:style-name="T3">4.237,01</text:span></text:p>
          </table:table-cell>
          <table:table-cell table:style-name="Tabela1.E43" office:value-type="string">
            <text:p text:style-name="P4"><text:span text:style-name="T3">18.197,30</text:span></text:p>
          </table:table-cell>
          <table:table-cell table:style-name="Tabela1.E43" office:value-type="string">
            <text:p text:style-name="P4"><text:span text:style-name="T3">30.320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02</text:span></text:p>
          </table:table-cell>
          <table:table-cell table:style-name="Tabela1.B5" office:value-type="string">
            <text:p text:style-name="P3"><text:span text:style-name="T3">RICARDO MONTEIRO MOT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6.297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1.612,45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62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9,25</text:span></text:p>
          </table:table-cell>
          <table:table-cell table:style-name="Tabela1.E43" office:value-type="string">
            <text:p text:style-name="P4"><text:span text:style-name="T3">18.373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53</text:span></text:p>
          </table:table-cell>
          <table:table-cell table:style-name="Tabela1.B5" office:value-type="string">
            <text:p text:style-name="P3"><text:span text:style-name="T3">RICARDO ROUTMAN DA CUNH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.270,33</text:span></text:p>
          </table:table-cell>
          <table:table-cell table:style-name="Tabela1.E43" office:value-type="string">
            <text:p text:style-name="P4"><text:span text:style-name="T3">8.346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9.560,09</text:span></text:p>
          </table:table-cell>
          <table:table-cell table:style-name="Tabela1.E43" office:value-type="string">
            <text:p text:style-name="P4"><text:span text:style-name="T3">1.165,77</text:span></text:p>
          </table:table-cell>
          <table:table-cell table:style-name="Tabela1.E43" office:value-type="string">
            <text:p text:style-name="P4"><text:span text:style-name="T3">3.17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36,77</text:span></text:p>
          </table:table-cell>
          <table:table-cell table:style-name="Tabela1.E43" office:value-type="string">
            <text:p text:style-name="P4"><text:span text:style-name="T3">15.223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</text:span></text:p>
          </table:table-cell>
          <table:table-cell table:style-name="Tabela1.B5" office:value-type="string">
            <text:p text:style-name="P3"><text:span text:style-name="T3">RICARDO SOBRAL SOUS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SIMAO DIAS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656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47.610,69</text:span></text:p>
          </table:table-cell>
          <table:table-cell table:style-name="Tabela1.E43" office:value-type="string">
            <text:p text:style-name="P4"><text:span text:style-name="T3">5.511,40</text:span></text:p>
          </table:table-cell>
          <table:table-cell table:style-name="Tabela1.E43" office:value-type="string">
            <text:p text:style-name="P4"><text:span text:style-name="T3">8.897,00</text:span></text:p>
          </table:table-cell>
          <table:table-cell table:style-name="Tabela1.E43" office:value-type="string">
            <text:p text:style-name="P4"><text:span text:style-name="T3">3.072,77</text:span></text:p>
          </table:table-cell>
          <table:table-cell table:style-name="Tabela1.E43" office:value-type="string">
            <text:p text:style-name="P4"><text:span text:style-name="T3">17.481,17</text:span></text:p>
          </table:table-cell>
          <table:table-cell table:style-name="Tabela1.E43" office:value-type="string">
            <text:p text:style-name="P4"><text:span text:style-name="T3">30.129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0</text:span></text:p>
          </table:table-cell>
          <table:table-cell table:style-name="Tabela1.B5" office:value-type="string">
            <text:p text:style-name="P3"><text:span text:style-name="T3">RICELLI VIEIRA DE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SSESSORIA DA CORREGEDORIA GERAL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860,01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1.272,11</text:span></text:p>
          </table:table-cell>
          <table:table-cell table:style-name="Tabela1.E43" office:value-type="string">
            <text:p text:style-name="P4"><text:span text:style-name="T3">722,41</text:span></text:p>
          </table:table-cell>
          <table:table-cell table:style-name="Tabela1.E43" office:value-type="string">
            <text:p text:style-name="P4"><text:span text:style-name="T3">1.381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3,64</text:span></text:p>
          </table:table-cell>
          <table:table-cell table:style-name="Tabela1.E43" office:value-type="string">
            <text:p text:style-name="P4"><text:span text:style-name="T3">9.168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0</text:span></text:p>
          </table:table-cell>
          <table:table-cell table:style-name="Tabela1.B5" office:value-type="string">
            <text:p text:style-name="P3"><text:span text:style-name="T3">RITA DE CASSIA ARAGAO MELO GARCEZ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1</text:span></text:p>
          </table:table-cell>
          <table:table-cell table:style-name="Tabela1.B5" office:value-type="string">
            <text:p text:style-name="P3"><text:span text:style-name="T3">RIVALDO FRIAS DOS SANTOS JUNIOR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APELA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88,74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1.643,67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8.537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87,18</text:span></text:p>
          </table:table-cell>
          <table:table-cell table:style-name="Tabela1.E43" office:value-type="string">
            <text:p text:style-name="P4"><text:span text:style-name="T3">28.356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5</text:span></text:p>
          </table:table-cell>
          <table:table-cell table:style-name="Tabela1.B5" office:value-type="string">
            <text:p text:style-name="P3"><text:span text:style-name="T3">ROBERIO MESQUITA MATOS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CENTRO DE APOIO OPERACIONAL DA INFANCIA E DA ADOLESCENCIA 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5.239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14.499,89</text:span></text:p>
          </table:table-cell>
          <table:table-cell table:style-name="Tabela1.E43" office:value-type="string">
            <text:p text:style-name="P4"><text:span text:style-name="T3">1.53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9,14</text:span></text:p>
          </table:table-cell>
          <table:table-cell table:style-name="Tabela1.E43" office:value-type="string">
            <text:p text:style-name="P4"><text:span text:style-name="T3">12.960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8</text:span></text:p>
          </table:table-cell>
          <table:table-cell table:style-name="Tabela1.B5" office:value-type="string">
            <text:p text:style-name="P3"><text:span text:style-name="T3">ROBERTA ARAUJO DE MELO BRIT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5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8.145,72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3.012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75,71</text:span></text:p>
          </table:table-cell>
          <table:table-cell table:style-name="Tabela1.E43" office:value-type="string">
            <text:p text:style-name="P4"><text:span text:style-name="T3">13.470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9</text:span></text:p>
          </table:table-cell>
          <table:table-cell table:style-name="Tabela1.B5" office:value-type="string">
            <text:p text:style-name="P3"><text:span text:style-name="T3">ROBERTA CONCEICAO ALMEIDA NASCIMEN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568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85,71</text:span></text:p>
          </table:table-cell>
          <table:table-cell table:style-name="Tabela1.E43" office:value-type="string">
            <text:p text:style-name="P4"><text:span text:style-name="T3">12.793,83</text:span></text:p>
          </table:table-cell>
          <table:table-cell table:style-name="Tabela1.E43" office:value-type="string">
            <text:p text:style-name="P4"><text:span text:style-name="T3">1.317,14</text:span></text:p>
          </table:table-cell>
          <table:table-cell table:style-name="Tabela1.E43" office:value-type="string">
            <text:p text:style-name="P4"><text:span text:style-name="T3">1.340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57,20</text:span></text:p>
          </table:table-cell>
          <table:table-cell table:style-name="Tabela1.E43" office:value-type="string">
            <text:p text:style-name="P4"><text:span text:style-name="T3">10.136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2</text:span></text:p>
          </table:table-cell>
          <table:table-cell table:style-name="Tabela1.B5" office:value-type="string">
            <text:p text:style-name="P3"><text:span text:style-name="T3">ROBERTA GARCIA MORENO FRANCO TAVEIRA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7</text:span></text:p>
          </table:table-cell>
          <table:table-cell table:style-name="Tabela1.B5" office:value-type="string">
            <text:p text:style-name="P3"><text:span text:style-name="T3">ROBERTA LIMA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22,87</text:span></text:p>
          </table:table-cell>
          <table:table-cell table:style-name="Tabela1.E43" office:value-type="string">
            <text:p text:style-name="P4"><text:span text:style-name="T3">14.061,21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02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05,89</text:span></text:p>
          </table:table-cell>
          <table:table-cell table:style-name="Tabela1.E43" office:value-type="string">
            <text:p text:style-name="P4"><text:span text:style-name="T3">10.955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1</text:span></text:p>
          </table:table-cell>
          <table:table-cell table:style-name="Tabela1.B5" office:value-type="string">
            <text:p text:style-name="P3"><text:span text:style-name="T3">ROBERTA ROCHA DEDA CHAGAS</text:span></text:p>
          </table:table-cell>
          <table:table-cell table:style-name="Tabela1.B5" office:value-type="string">
            <text:p text:style-name="P3"><text:span text:style-name="T3">ASSESSOR DO DIRETOR DE TECNOLOGIA DA INFORMAÇÃO E COMUNICAÇÃO</text:span></text:p>
          </table:table-cell>
          <table:table-cell table:style-name="Tabela1.B5" office:value-type="string">
            <text:p text:style-name="P3"><text:span text:style-name="T3">DIVISAO DE DESIGN E MID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003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693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57,02</text:span></text:p>
          </table:table-cell>
          <table:table-cell table:style-name="Tabela1.E43" office:value-type="string">
            <text:p text:style-name="P4"><text:span text:style-name="T3">7.546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61</text:span></text:p>
          </table:table-cell>
          <table:table-cell table:style-name="Tabela1.B5" office:value-type="string">
            <text:p text:style-name="P3"><text:span text:style-name="T3">ROBERTA SANDRA REIS BARRETO SIQU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4.184,10</text:span></text:p>
          </table:table-cell>
          <table:table-cell table:style-name="Tabela1.E43" office:value-type="string">
            <text:p text:style-name="P4"><text:span text:style-name="T3">8.346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0.281,63</text:span></text:p>
          </table:table-cell>
          <table:table-cell table:style-name="Tabela1.E43" office:value-type="string">
            <text:p text:style-name="P4"><text:span text:style-name="T3">1.302,77</text:span></text:p>
          </table:table-cell>
          <table:table-cell table:style-name="Tabela1.E43" office:value-type="string">
            <text:p text:style-name="P4"><text:span text:style-name="T3">3.558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61,61</text:span></text:p>
          </table:table-cell>
          <table:table-cell table:style-name="Tabela1.E43" office:value-type="string">
            <text:p text:style-name="P4"><text:span text:style-name="T3">15.420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9</text:span></text:p>
          </table:table-cell>
          <table:table-cell table:style-name="Tabela1.B5" office:value-type="string">
            <text:p text:style-name="P3"><text:span text:style-name="T3">ROBERTA SOBRAL MANSOU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DO TRIBUNAL DO JURI - ARACAJU 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5.654,61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271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39,67</text:span></text:p>
          </table:table-cell>
          <table:table-cell table:style-name="Tabela1.E43" office:value-type="string">
            <text:p text:style-name="P4"><text:span text:style-name="T3">11.514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2</text:span></text:p>
          </table:table-cell>
          <table:table-cell table:style-name="Tabela1.B5" office:value-type="string">
            <text:p text:style-name="P3"><text:span text:style-name="T3">ROBERTO ANDRUSYSZYN CELIN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803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6.903,55</text:span></text:p>
          </table:table-cell>
          <table:table-cell table:style-name="Tabela1.E43" office:value-type="string">
            <text:p text:style-name="P4"><text:span text:style-name="T3">562,32</text:span></text:p>
          </table:table-cell>
          <table:table-cell table:style-name="Tabela1.E43" office:value-type="string">
            <text:p text:style-name="P4"><text:span text:style-name="T3">147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0,05</text:span></text:p>
          </table:table-cell>
          <table:table-cell table:style-name="Tabela1.E43" office:value-type="string">
            <text:p text:style-name="P4"><text:span text:style-name="T3">6.193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7</text:span></text:p>
          </table:table-cell>
          <table:table-cell table:style-name="Tabela1.B5" office:value-type="string">
            <text:p text:style-name="P3"><text:span text:style-name="T3">RODOLFO GALVAO CO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69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4,71</text:span></text:p>
          </table:table-cell>
          <table:table-cell table:style-name="Tabela1.E43" office:value-type="string">
            <text:p text:style-name="P4"><text:span text:style-name="T3">12.568,89</text:span></text:p>
          </table:table-cell>
          <table:table-cell table:style-name="Tabela1.E43" office:value-type="string">
            <text:p text:style-name="P4"><text:span text:style-name="T3">1.330,59</text:span></text:p>
          </table:table-cell>
          <table:table-cell table:style-name="Tabela1.E43" office:value-type="string">
            <text:p text:style-name="P4"><text:span text:style-name="T3">1.362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93,37</text:span></text:p>
          </table:table-cell>
          <table:table-cell table:style-name="Tabela1.E43" office:value-type="string">
            <text:p text:style-name="P4"><text:span text:style-name="T3">9.875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7</text:span></text:p>
          </table:table-cell>
          <table:table-cell table:style-name="Tabela1.B5" office:value-type="string">
            <text:p text:style-name="P3"><text:span text:style-name="T3">RODOMARQUES NASCIMENT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8.045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83,64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228,33</text:span></text:p>
          </table:table-cell>
          <table:table-cell table:style-name="Tabela1.E43" office:value-type="string">
            <text:p text:style-name="P4"><text:span text:style-name="T3">22.017,52</text:span></text:p>
          </table:table-cell>
          <table:table-cell table:style-name="Tabela1.E43" office:value-type="string">
            <text:p text:style-name="P4"><text:span text:style-name="T3">97.596,56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3.794,61</text:span></text:p>
          </table:table-cell>
          <table:table-cell table:style-name="Tabela1.E43" office:value-type="string">
            <text:p text:style-name="P4"><text:span text:style-name="T3">14.213,35</text:span></text:p>
          </table:table-cell>
          <table:table-cell table:style-name="Tabela1.E43" office:value-type="string">
            <text:p text:style-name="P4"><text:span text:style-name="T3">33.839,09</text:span></text:p>
          </table:table-cell>
          <table:table-cell table:style-name="Tabela1.E43" office:value-type="string">
            <text:p text:style-name="P4"><text:span text:style-name="T3">63.757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78</text:span></text:p>
          </table:table-cell>
          <table:table-cell table:style-name="Tabela1.B5" office:value-type="string">
            <text:p text:style-name="P3"><text:span text:style-name="T3">RODRIGO CURVELO DA SILVA SIQUEIRA</text:span></text:p>
          </table:table-cell>
          <table:table-cell table:style-name="Tabela1.B5" office:value-type="string">
            <text:p text:style-name="P3"><text:span text:style-name="T3">PROMOTOR DE JUSTIÇA SUBSTITUTO</text:span></text:p>
          </table:table-cell>
          <table:table-cell table:style-name="Tabela1.B5" office:value-type="string">
            <text:p text:style-name="P3"><text:span text:style-name="T3">PROMOTOR DE JUSTICA SUBSTITUTO</text:span></text:p>
          </table:table-cell>
          <table:table-cell table:style-name="Tabela1.E43" office:value-type="string">
            <text:p text:style-name="P4"><text:span text:style-name="T3">40.823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128,49</text:span></text:p>
          </table:table-cell>
          <table:table-cell table:style-name="Tabela1.E43" office:value-type="string">
            <text:p text:style-name="P4"><text:span text:style-name="T3">4.518,66</text:span></text:p>
          </table:table-cell>
          <table:table-cell table:style-name="Tabela1.E43" office:value-type="string">
            <text:p text:style-name="P4"><text:span text:style-name="T3">54.470,15</text:span></text:p>
          </table:table-cell>
          <table:table-cell table:style-name="Tabela1.E43" office:value-type="string">
            <text:p text:style-name="P4"><text:span text:style-name="T3">1.331,33</text:span></text:p>
          </table:table-cell>
          <table:table-cell table:style-name="Tabela1.E43" office:value-type="string">
            <text:p text:style-name="P4"><text:span text:style-name="T3">11.193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25,23</text:span></text:p>
          </table:table-cell>
          <table:table-cell table:style-name="Tabela1.E43" office:value-type="string">
            <text:p text:style-name="P4"><text:span text:style-name="T3">41.944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7</text:span></text:p>
          </table:table-cell>
          <table:table-cell table:style-name="Tabela1.B5" office:value-type="string">
            <text:p text:style-name="P3"><text:span text:style-name="T3">RODRIGO MUNIZ DE ME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DO TRIBUNAL DO JURI - ARACAJU 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1.479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1.184,58</text:span></text:p>
          </table:table-cell>
          <table:table-cell table:style-name="Tabela1.E43" office:value-type="string">
            <text:p text:style-name="P4"><text:span text:style-name="T3">1.242,58</text:span></text:p>
          </table:table-cell>
          <table:table-cell table:style-name="Tabela1.E43" office:value-type="string">
            <text:p text:style-name="P4"><text:span text:style-name="T3">1.10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52,42</text:span></text:p>
          </table:table-cell>
          <table:table-cell table:style-name="Tabela1.E43" office:value-type="string">
            <text:p text:style-name="P4"><text:span text:style-name="T3">8.83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76</text:span></text:p>
          </table:table-cell>
          <table:table-cell table:style-name="Tabela1.B5" office:value-type="string">
            <text:p text:style-name="P3"><text:span text:style-name="T3">ROGERIO DOS SANTOS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GABINETE DE SEGURANCA INSTITUCIONAL - GSI</text:span></text:p>
          </table:table-cell>
          <table:table-cell table:style-name="Tabela1.E43" office:value-type="string">
            <text:p text:style-name="P4"><text:span text:style-name="T3">3.504,95</text:span></text:p>
          </table:table-cell>
          <table:table-cell table:style-name="Tabela1.E43" office:value-type="string">
            <text:p text:style-name="P4"><text:span text:style-name="T3">1.949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03,83</text:span></text:p>
          </table:table-cell>
          <table:table-cell table:style-name="Tabela1.E43" office:value-type="string">
            <text:p text:style-name="P4"><text:span text:style-name="T3">8.458,02</text:span></text:p>
          </table:table-cell>
          <table:table-cell table:style-name="Tabela1.E43" office:value-type="string">
            <text:p text:style-name="P4"><text:span text:style-name="T3">763,59</text:span></text:p>
          </table:table-cell>
          <table:table-cell table:style-name="Tabela1.E43" office:value-type="string">
            <text:p text:style-name="P4"><text:span text:style-name="T3">111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75,28</text:span></text:p>
          </table:table-cell>
          <table:table-cell table:style-name="Tabela1.E43" office:value-type="string">
            <text:p text:style-name="P4"><text:span text:style-name="T3">7.582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1</text:span></text:p>
          </table:table-cell>
          <table:table-cell table:style-name="Tabela1.B5" office:value-type="string">
            <text:p text:style-name="P3"><text:span text:style-name="T3">ROGERIO FERREIRA DA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6ª PROMOTORIA DE JUSTICA CRIMINAL DE ARACAJU (6ª VARA CRIMINAL)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859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4.407,26</text:span></text:p>
          </table:table-cell>
          <table:table-cell table:style-name="Tabela1.E43" office:value-type="string">
            <text:p text:style-name="P4"><text:span text:style-name="T3">49.334,11</text:span></text:p>
          </table:table-cell>
          <table:table-cell table:style-name="Tabela1.E43" office:value-type="string">
            <text:p text:style-name="P4"><text:span text:style-name="T3">5.539,84</text:span></text:p>
          </table:table-cell>
          <table:table-cell table:style-name="Tabela1.E43" office:value-type="string">
            <text:p text:style-name="P4"><text:span text:style-name="T3">8.993,45</text:span></text:p>
          </table:table-cell>
          <table:table-cell table:style-name="Tabela1.E43" office:value-type="string">
            <text:p text:style-name="P4"><text:span text:style-name="T3">3.275,93</text:span></text:p>
          </table:table-cell>
          <table:table-cell table:style-name="Tabela1.E43" office:value-type="string">
            <text:p text:style-name="P4"><text:span text:style-name="T3">17.809,22</text:span></text:p>
          </table:table-cell>
          <table:table-cell table:style-name="Tabela1.E43" office:value-type="string">
            <text:p text:style-name="P4"><text:span text:style-name="T3">31.524,8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8</text:span></text:p>
          </table:table-cell>
          <table:table-cell table:style-name="Tabela1.B5" office:value-type="string">
            <text:p text:style-name="P3"><text:span text:style-name="T3">ROMULO ARAGAO COSTA ME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01,87</text:span></text:p>
          </table:table-cell>
          <table:table-cell table:style-name="Tabela1.E43" office:value-type="string">
            <text:p text:style-name="P4"><text:span text:style-name="T3">13.740,21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54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58,03</text:span></text:p>
          </table:table-cell>
          <table:table-cell table:style-name="Tabela1.E43" office:value-type="string">
            <text:p text:style-name="P4"><text:span text:style-name="T3">10.582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5</text:span></text:p>
          </table:table-cell>
          <table:table-cell table:style-name="Tabela1.B5" office:value-type="string">
            <text:p text:style-name="P3"><text:span text:style-name="T3">ROMULO HENRIQUE RIBEIRO DE OLIVEIRA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5</text:span></text:p>
          </table:table-cell>
          <table:table-cell table:style-name="Tabela1.B5" office:value-type="string">
            <text:p text:style-name="P3"><text:span text:style-name="T3">ROMULO LINS ALVES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INDIAROBA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83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177,48</text:span></text:p>
          </table:table-cell>
          <table:table-cell table:style-name="Tabela1.E43" office:value-type="string">
            <text:p text:style-name="P4"><text:span text:style-name="T3">21.141,52</text:span></text:p>
          </table:table-cell>
          <table:table-cell table:style-name="Tabela1.E43" office:value-type="string">
            <text:p text:style-name="P4"><text:span text:style-name="T3">79.127,57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12.976,66</text:span></text:p>
          </table:table-cell>
          <table:table-cell table:style-name="Tabela1.E43" office:value-type="string">
            <text:p text:style-name="P4"><text:span text:style-name="T3">2.451,49</text:span></text:p>
          </table:table-cell>
          <table:table-cell table:style-name="Tabela1.E43" office:value-type="string">
            <text:p text:style-name="P4"><text:span text:style-name="T3">20.177,64</text:span></text:p>
          </table:table-cell>
          <table:table-cell table:style-name="Tabela1.E43" office:value-type="string">
            <text:p text:style-name="P4"><text:span text:style-name="T3">58.949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4</text:span></text:p>
          </table:table-cell>
          <table:table-cell table:style-name="Tabela1.B5" office:value-type="string">
            <text:p text:style-name="P3"><text:span text:style-name="T3">ROMULO NUNES FREIRE FONT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ASSESSORIA DO COLEGIO DE PROCURADORES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0</text:span></text:p>
          </table:table-cell>
          <table:table-cell table:style-name="Tabela1.B5" office:value-type="string">
            <text:p text:style-name="P3"><text:span text:style-name="T3">RONALD NASCIMENTO DE JESU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1.075,01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8,38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8.843,98</text:span></text:p>
          </table:table-cell>
          <table:table-cell table:style-name="Tabela1.E43" office:value-type="string">
            <text:p text:style-name="P4"><text:span text:style-name="T3">752,51</text:span></text:p>
          </table:table-cell>
          <table:table-cell table:style-name="Tabela1.E43" office:value-type="string">
            <text:p text:style-name="P4"><text:span text:style-name="T3">3.298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51,32</text:span></text:p>
          </table:table-cell>
          <table:table-cell table:style-name="Tabela1.E43" office:value-type="string">
            <text:p text:style-name="P4"><text:span text:style-name="T3">14.792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1</text:span></text:p>
          </table:table-cell>
          <table:table-cell table:style-name="Tabela1.B5" office:value-type="string">
            <text:p text:style-name="P3"><text:span text:style-name="T3">RONNIE CHARLSON ALVES SILVA</text:span></text:p>
          </table:table-cell>
          <table:table-cell table:style-name="Tabela1.B5" office:value-type="string">
            <text:p text:style-name="P3"><text:span text:style-name="T3">ASSESSOR DE TECNOLOGIA DA INFORMAÇÃO E COMUNICAÇÃO </text:span></text:p>
          </table:table-cell>
          <table:table-cell table:style-name="Tabela1.B5" office:value-type="string">
            <text:p text:style-name="P3"><text:span text:style-name="T3">DIVISAO DE INFRAESTRUTU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697,16</text:span></text:p>
          </table:table-cell>
          <table:table-cell table:style-name="Tabela1.E43" office:value-type="string">
            <text:p text:style-name="P4"><text:span text:style-name="T3">440,25</text:span></text:p>
          </table:table-cell>
          <table:table-cell table:style-name="Tabela1.E43" office:value-type="string">
            <text:p text:style-name="P4"><text:span text:style-name="T3">216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7,06</text:span></text:p>
          </table:table-cell>
          <table:table-cell table:style-name="Tabela1.E43" office:value-type="string">
            <text:p text:style-name="P4"><text:span text:style-name="T3">6.040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0</text:span></text:p>
          </table:table-cell>
          <table:table-cell table:style-name="Tabela1.B5" office:value-type="string">
            <text:p text:style-name="P3"><text:span text:style-name="T3">ROOSEVELT BATISTA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6</text:span></text:p>
          </table:table-cell>
          <table:table-cell table:style-name="Tabela1.B5" office:value-type="string">
            <text:p text:style-name="P3"><text:span text:style-name="T3">ROOSEVELT CHRISTIAN DANTAS ALBUQUERQUE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66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5.695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9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9,40</text:span></text:p>
          </table:table-cell>
          <table:table-cell table:style-name="Tabela1.E43" office:value-type="string">
            <text:p text:style-name="P4"><text:span text:style-name="T3">5.605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1</text:span></text:p>
          </table:table-cell>
          <table:table-cell table:style-name="Tabela1.B5" office:value-type="string">
            <text:p text:style-name="P3"><text:span text:style-name="T3">ROQUE JOSE DE SOUSA NE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DE PROMOCAO DA IGUALDADE ETNICO RACIAL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8.474,68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573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34,39</text:span></text:p>
          </table:table-cell>
          <table:table-cell table:style-name="Tabela1.E43" office:value-type="string">
            <text:p text:style-name="P4"><text:span text:style-name="T3">7.040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31</text:span></text:p>
          </table:table-cell>
          <table:table-cell table:style-name="Tabela1.B5" office:value-type="string">
            <text:p text:style-name="P3"><text:span text:style-name="T3">ROSA MARIA FRAGA SANTOS</text:span></text:p>
          </table:table-cell>
          <table:table-cell table:style-name="Tabela1.B5" office:value-type="string">
            <text:p text:style-name="P3"><text:span text:style-name="T3">ASSESSOR DA COORDENADORIA-GERAL</text:span></text:p>
          </table:table-cell>
          <table:table-cell table:style-name="Tabela1.B5" office:value-type="string">
            <text:p text:style-name="P3"><text:span text:style-name="T3">GABINETE DO COORDENADOR GERAL -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7.018,16</text:span></text:p>
          </table:table-cell>
          <table:table-cell table:style-name="Tabela1.E43" office:value-type="string">
            <text:p text:style-name="P4"><text:span text:style-name="T3">440,25</text:span></text:p>
          </table:table-cell>
          <table:table-cell table:style-name="Tabela1.E43" office:value-type="string">
            <text:p text:style-name="P4"><text:span text:style-name="T3">216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7,06</text:span></text:p>
          </table:table-cell>
          <table:table-cell table:style-name="Tabela1.E43" office:value-type="string">
            <text:p text:style-name="P4"><text:span text:style-name="T3">6.361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73</text:span></text:p>
          </table:table-cell>
          <table:table-cell table:style-name="Tabela1.B5" office:value-type="string">
            <text:p text:style-name="P3"><text:span text:style-name="T3">ROSANE GONCALVES DOS SANTOS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20"/><text:span text:style-name="T3">1589</text:span></text:p>
          </table:table-cell>
          <table:table-cell table:style-name="Tabela1.B5" office:value-type="string">
            <text:p text:style-name="P3"><text:span text:style-name="T3">ROSANGELA DE OLIVEIRA SANTO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9</text:span></text:p>
          </table:table-cell>
          <table:table-cell table:style-name="Tabela1.B5" office:value-type="string">
            <text:p text:style-name="P3"><text:span text:style-name="T3">ROSECLEIDE ALCANTARA DE SOUZ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338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83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4,71</text:span></text:p>
          </table:table-cell>
          <table:table-cell table:style-name="Tabela1.E43" office:value-type="string">
            <text:p text:style-name="P4"><text:span text:style-name="T3">7.799,74</text:span></text:p>
          </table:table-cell>
          <table:table-cell table:style-name="Tabela1.E43" office:value-type="string">
            <text:p text:style-name="P4"><text:span text:style-name="T3">497,18</text:span></text:p>
          </table:table-cell>
          <table:table-cell table:style-name="Tabela1.E43" office:value-type="string">
            <text:p text:style-name="P4"><text:span text:style-name="T3">216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3,65</text:span></text:p>
          </table:table-cell>
          <table:table-cell table:style-name="Tabela1.E43" office:value-type="string">
            <text:p text:style-name="P4"><text:span text:style-name="T3">7.086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8</text:span></text:p>
          </table:table-cell>
          <table:table-cell table:style-name="Tabela1.B5" office:value-type="string">
            <text:p text:style-name="P3"><text:span text:style-name="T3">ROSELIA ALVES DA SILVA MALT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582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2.816,50</text:span></text:p>
          </table:table-cell>
          <table:table-cell table:style-name="Tabela1.E43" office:value-type="string">
            <text:p text:style-name="P4"><text:span text:style-name="T3">86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6,35</text:span></text:p>
          </table:table-cell>
          <table:table-cell table:style-name="Tabela1.E43" office:value-type="string">
            <text:p text:style-name="P4"><text:span text:style-name="T3">2.730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90</text:span></text:p>
          </table:table-cell>
          <table:table-cell table:style-name="Tabela1.B5" office:value-type="string">
            <text:p text:style-name="P3"><text:span text:style-name="T3">ROSENALDO ARAGAO LIMA JUNIOR</text:span></text:p>
          </table:table-cell>
          <table:table-cell table:style-name="Tabela1.B5" office:value-type="string">
            <text:p text:style-name="P3"><text:span text:style-name="T3">ASSESSOR DO GAB. DO PROC. G. DE JUSTIÇA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78,1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8.524,82</text:span></text:p>
          </table:table-cell>
          <table:table-cell table:style-name="Tabela1.E43" office:value-type="string">
            <text:p text:style-name="P4"><text:span text:style-name="T3">696,12</text:span></text:p>
          </table:table-cell>
          <table:table-cell table:style-name="Tabela1.E43" office:value-type="string">
            <text:p text:style-name="P4"><text:span text:style-name="T3">464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61,10</text:span></text:p>
          </table:table-cell>
          <table:table-cell table:style-name="Tabela1.E43" office:value-type="string">
            <text:p text:style-name="P4"><text:span text:style-name="T3">7.363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83</text:span></text:p>
          </table:table-cell>
          <table:table-cell table:style-name="Tabela1.B5" office:value-type="string">
            <text:p text:style-name="P3"><text:span text:style-name="T3">ROSIVALDO SANTOS DA CRUZ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6,62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5.689,01</text:span></text:p>
          </table:table-cell>
          <table:table-cell table:style-name="Tabela1.E43" office:value-type="string">
            <text:p text:style-name="P4"><text:span text:style-name="T3">215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15,55</text:span></text:p>
          </table:table-cell>
          <table:table-cell table:style-name="Tabela1.E43" office:value-type="string">
            <text:p text:style-name="P4"><text:span text:style-name="T3">5.473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4</text:span></text:p>
          </table:table-cell>
          <table:table-cell table:style-name="Tabela1.B5" office:value-type="string">
            <text:p text:style-name="P3"><text:span text:style-name="T3">RUBENS DOS SANTOS</text:span></text:p>
          </table:table-cell>
          <table:table-cell table:style-name="Tabela1.B5" office:value-type="string">
            <text:p text:style-name="P3"><text:span text:style-name="T3">CAPITÃ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46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49</text:span></text:p>
          </table:table-cell>
          <table:table-cell table:style-name="Tabela1.B5" office:value-type="string">
            <text:p text:style-name="P3"><text:span text:style-name="T3">RUBENS ESTEVES DE MOURA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7</text:span></text:p>
          </table:table-cell>
          <table:table-cell table:style-name="Tabela1.B5" office:value-type="string">
            <text:p text:style-name="P3"><text:span text:style-name="T3">RUIRONALDI DOS SANTOS CRUZ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VISAO DE INFRAESTRUTUR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06,28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5.292,82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603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66,04</text:span></text:p>
          </table:table-cell>
          <table:table-cell table:style-name="Tabela1.E43" office:value-type="string">
            <text:p text:style-name="P4"><text:span text:style-name="T3">12.026,7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4</text:span></text:p>
          </table:table-cell>
          <table:table-cell table:style-name="Tabela1.B5" office:value-type="string">
            <text:p text:style-name="P3"><text:span text:style-name="T3">RUY WANDERLA DE OLIVEI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14</text:span></text:p>
          </table:table-cell>
          <table:table-cell table:style-name="Tabela1.B5" office:value-type="string">
            <text:p text:style-name="P3"><text:span text:style-name="T3">SALVIO HENRIQUE DA ROCHA COST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3</text:span></text:p>
          </table:table-cell>
          <table:table-cell table:style-name="Tabela1.B5" office:value-type="string">
            <text:p text:style-name="P3"><text:span text:style-name="T3">SAMUEL NEVES DE OLIVEIR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0</text:span></text:p>
          </table:table-cell>
          <table:table-cell table:style-name="Tabela1.B5" office:value-type="string">
            <text:p text:style-name="P3"><text:span text:style-name="T3">SANDRA AUGUSTA BARRETO ROLLEMBERG CONRADO</text:span></text:p>
          </table:table-cell>
          <table:table-cell table:style-name="Tabela1.B5" office:value-type="string">
            <text:p text:style-name="P3"><text:span text:style-name="T3">Assessor do Diretor Financeiro</text:span></text:p>
          </table:table-cell>
          <table:table-cell table:style-name="Tabela1.B5" office:value-type="string">
            <text:p text:style-name="P3"><text:span text:style-name="T3">DIRETORIA FINANCEI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324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641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04,88</text:span></text:p>
          </table:table-cell>
          <table:table-cell table:style-name="Tabela1.E43" office:value-type="string">
            <text:p text:style-name="P4"><text:span text:style-name="T3">7.919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6</text:span></text:p>
          </table:table-cell>
          <table:table-cell table:style-name="Tabela1.B5" office:value-type="string">
            <text:p text:style-name="P3"><text:span text:style-name="T3">SANDRA ELIZABETH DE ALMEIDA RAM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6.648,42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5.242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110,83</text:span></text:p>
          </table:table-cell>
          <table:table-cell table:style-name="Tabela1.E43" office:value-type="string">
            <text:p text:style-name="P4"><text:span text:style-name="T3">19.537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3</text:span></text:p>
          </table:table-cell>
          <table:table-cell table:style-name="Tabela1.B5" office:value-type="string">
            <text:p text:style-name="P3"><text:span text:style-name="T3">SANDRO DE REZENDE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ITABAIAN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51,83</text:span></text:p>
          </table:table-cell>
          <table:table-cell table:style-name="Tabela1.E43" office:value-type="string">
            <text:p text:style-name="P4"><text:span text:style-name="T3">4.15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322,87</text:span></text:p>
          </table:table-cell>
          <table:table-cell table:style-name="Tabela1.E43" office:value-type="string">
            <text:p text:style-name="P4"><text:span text:style-name="T3">25.811,42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3.180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43,57</text:span></text:p>
          </table:table-cell>
          <table:table-cell table:style-name="Tabela1.E43" office:value-type="string">
            <text:p text:style-name="P4"><text:span text:style-name="T3">20.967,85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579</text:span></text:p>
          </table:table-cell>
          <table:table-cell table:style-name="Tabela1.B5" office:value-type="string">
            <text:p text:style-name="P3"><text:span text:style-name="T3">SANDRO LUIZ DA COST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ISTRITAL - NOSSA SENHORA DO SOCORR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250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600,17</text:span></text:p>
          </table:table-cell>
          <table:table-cell table:style-name="Tabela1.E43" office:value-type="string">
            <text:p text:style-name="P4"><text:span text:style-name="T3">13.883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713,14</text:span></text:p>
          </table:table-cell>
          <table:table-cell table:style-name="Tabela1.E43" office:value-type="string">
            <text:p text:style-name="P4"><text:span text:style-name="T3">21.398,52</text:span></text:p>
          </table:table-cell>
          <table:table-cell table:style-name="Tabela1.E43" office:value-type="string">
            <text:p text:style-name="P4"><text:span text:style-name="T3">100.556,30</text:span></text:p>
          </table:table-cell>
          <table:table-cell table:style-name="Tabela1.E43" office:value-type="string">
            <text:p text:style-name="P4"><text:span text:style-name="T3">5.454,52</text:span></text:p>
          </table:table-cell>
          <table:table-cell table:style-name="Tabela1.E43" office:value-type="string">
            <text:p text:style-name="P4"><text:span text:style-name="T3">12.730,64</text:span></text:p>
          </table:table-cell>
          <table:table-cell table:style-name="Tabela1.E43" office:value-type="string">
            <text:p text:style-name="P4"><text:span text:style-name="T3">8.023,05</text:span></text:p>
          </table:table-cell>
          <table:table-cell table:style-name="Tabela1.E43" office:value-type="string">
            <text:p text:style-name="P4"><text:span text:style-name="T3">26.208,21</text:span></text:p>
          </table:table-cell>
          <table:table-cell table:style-name="Tabela1.E43" office:value-type="string">
            <text:p text:style-name="P4"><text:span text:style-name="T3">74.348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6</text:span></text:p>
          </table:table-cell>
          <table:table-cell table:style-name="Tabela1.B5" office:value-type="string">
            <text:p text:style-name="P3"><text:span text:style-name="T3">SANDRO STEFANO SA AZEVED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48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4.012,64</text:span></text:p>
          </table:table-cell>
          <table:table-cell table:style-name="Tabela1.E43" office:value-type="string">
            <text:p text:style-name="P4"><text:span text:style-name="T3">1.593,57</text:span></text:p>
          </table:table-cell>
          <table:table-cell table:style-name="Tabela1.E43" office:value-type="string">
            <text:p text:style-name="P4"><text:span text:style-name="T3">1.702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96,33</text:span></text:p>
          </table:table-cell>
          <table:table-cell table:style-name="Tabela1.E43" office:value-type="string">
            <text:p text:style-name="P4"><text:span text:style-name="T3">10.716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4</text:span></text:p>
          </table:table-cell>
          <table:table-cell table:style-name="Tabela1.B5" office:value-type="string">
            <text:p text:style-name="P3"><text:span text:style-name="T3">SAULO DOS SANTOS LOPES CRUZ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BARRA DOS COQUEIROS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48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00,50</text:span></text:p>
          </table:table-cell>
          <table:table-cell table:style-name="Tabela1.E43" office:value-type="string">
            <text:p text:style-name="P4"><text:span text:style-name="T3">14.283,14</text:span></text:p>
          </table:table-cell>
          <table:table-cell table:style-name="Tabela1.E43" office:value-type="string">
            <text:p text:style-name="P4"><text:span text:style-name="T3">1.593,57</text:span></text:p>
          </table:table-cell>
          <table:table-cell table:style-name="Tabela1.E43" office:value-type="string">
            <text:p text:style-name="P4"><text:span text:style-name="T3">1.807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00,60</text:span></text:p>
          </table:table-cell>
          <table:table-cell table:style-name="Tabela1.E43" office:value-type="string">
            <text:p text:style-name="P4"><text:span text:style-name="T3">10.882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70</text:span></text:p>
          </table:table-cell>
          <table:table-cell table:style-name="Tabela1.B5" office:value-type="string">
            <text:p text:style-name="P3"><text:span text:style-name="T3">SAULO MORAIS DE ANDRADE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3.376,79</text:span></text:p>
          </table:table-cell>
          <table:table-cell table:style-name="Tabela1.E43" office:value-type="string">
            <text:p text:style-name="P4"><text:span text:style-name="T3">2.405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7.989,61</text:span></text:p>
          </table:table-cell>
          <table:table-cell table:style-name="Tabela1.E43" office:value-type="string">
            <text:p text:style-name="P4"><text:span text:style-name="T3">1.858,46</text:span></text:p>
          </table:table-cell>
          <table:table-cell table:style-name="Tabela1.E43" office:value-type="string">
            <text:p text:style-name="P4"><text:span text:style-name="T3">2.811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70,32</text:span></text:p>
          </table:table-cell>
          <table:table-cell table:style-name="Tabela1.E43" office:value-type="string">
            <text:p text:style-name="P4"><text:span text:style-name="T3">13.319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8</text:span></text:p>
          </table:table-cell>
          <table:table-cell table:style-name="Tabela1.B5" office:value-type="string">
            <text:p text:style-name="P3"><text:span text:style-name="T3">SAVIO AUGUSTO SOBRAL GARCEZ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9</text:span></text:p>
          </table:table-cell>
          <table:table-cell table:style-name="Tabela1.B5" office:value-type="string">
            <text:p text:style-name="P3"><text:span text:style-name="T3">SAVIO AUGUSTO SOBRAL GARCEZ</text:span></text:p>
          </table:table-cell>
          <table:table-cell table:style-name="Tabela1.B5" office:value-type="string">
            <text:p text:style-name="P3"><text:span text:style-name="T3">DIRETOR DE RECURSOS HUMANOS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23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78,1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13.288,14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177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54,44</text:span></text:p>
          </table:table-cell>
          <table:table-cell table:style-name="Tabela1.E43" office:value-type="string">
            <text:p text:style-name="P4"><text:span text:style-name="T3">10.233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3</text:span></text:p>
          </table:table-cell>
          <table:table-cell table:style-name="Tabela1.B5" office:value-type="string">
            <text:p text:style-name="P3"><text:span text:style-name="T3">SAVIO ROBERTO AMORIM ARAGAO SILVA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1.169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600,30</text:span></text:p>
          </table:table-cell>
          <table:table-cell table:style-name="Tabela1.E43" office:value-type="string">
            <text:p text:style-name="P4"><text:span text:style-name="T3">1.720,78</text:span></text:p>
          </table:table-cell>
          <table:table-cell table:style-name="Tabela1.E43" office:value-type="string">
            <text:p text:style-name="P4"><text:span text:style-name="T3">2.021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42,71</text:span></text:p>
          </table:table-cell>
          <table:table-cell table:style-name="Tabela1.E43" office:value-type="string">
            <text:p text:style-name="P4"><text:span text:style-name="T3">10.857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9</text:span></text:p>
          </table:table-cell>
          <table:table-cell table:style-name="Tabela1.B5" office:value-type="string">
            <text:p text:style-name="P3"><text:span text:style-name="T3">SERGIO DA FONSECA SANTOS</text:span></text:p>
          </table:table-cell>
          <table:table-cell table:style-name="Tabela1.B5" office:value-type="string">
            <text:p text:style-name="P3"><text:span text:style-name="T3">SUB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64</text:span></text:p>
          </table:table-cell>
          <table:table-cell table:style-name="Tabela1.B5" office:value-type="string">
            <text:p text:style-name="P3"><text:span text:style-name="T3">SERGIO DOS SANTOS SILVA</text:span></text:p>
          </table:table-cell>
          <table:table-cell table:style-name="Tabela1.B5" office:value-type="string">
            <text:p text:style-name="P3"><text:span text:style-name="T3">SUB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5.18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86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56</text:span></text:p>
          </table:table-cell>
          <table:table-cell table:style-name="Tabela1.B5" office:value-type="string">
            <text:p text:style-name="P3"><text:span text:style-name="T3">SERGIO WALDEMAR BARRETO RODRIGUES FILHO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5.572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10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87,11</text:span></text:p>
          </table:table-cell>
          <table:table-cell table:style-name="Tabela1.E43" office:value-type="string">
            <text:p text:style-name="P4"><text:span text:style-name="T3">12.385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7</text:span></text:p>
          </table:table-cell>
          <table:table-cell table:style-name="Tabela1.B5" office:value-type="string">
            <text:p text:style-name="P3"><text:span text:style-name="T3">SHEILA ANDRADE ARAUJO MA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OS DIREITOS DA MULHER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28,6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2.066,25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1.35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66,95</text:span></text:p>
          </table:table-cell>
          <table:table-cell table:style-name="Tabela1.E43" office:value-type="string">
            <text:p text:style-name="P4"><text:span text:style-name="T3">9.799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7</text:span></text:p>
          </table:table-cell>
          <table:table-cell table:style-name="Tabela1.B5" office:value-type="string">
            <text:p text:style-name="P3"><text:span text:style-name="T3">SHEILA CUSTODIO LEAL NOVAES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48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4.012,64</text:span></text:p>
          </table:table-cell>
          <table:table-cell table:style-name="Tabela1.E43" office:value-type="string">
            <text:p text:style-name="P4"><text:span text:style-name="T3">1.593,57</text:span></text:p>
          </table:table-cell>
          <table:table-cell table:style-name="Tabela1.E43" office:value-type="string">
            <text:p text:style-name="P4"><text:span text:style-name="T3">1.702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96,33</text:span></text:p>
          </table:table-cell>
          <table:table-cell table:style-name="Tabela1.E43" office:value-type="string">
            <text:p text:style-name="P4"><text:span text:style-name="T3">10.716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65</text:span></text:p>
          </table:table-cell>
          <table:table-cell table:style-name="Tabela1.B5" office:value-type="string">
            <text:p text:style-name="P3"><text:span text:style-name="T3">SHIRLANE BARBOS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48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0.503,24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1.131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92,25</text:span></text:p>
          </table:table-cell>
          <table:table-cell table:style-name="Tabela1.E43" office:value-type="string">
            <text:p text:style-name="P4"><text:span text:style-name="T3">8.510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5</text:span></text:p>
          </table:table-cell>
          <table:table-cell table:style-name="Tabela1.B5" office:value-type="string">
            <text:p text:style-name="P3"><text:span text:style-name="T3">SIDIVAL DOS SANTOS FREITA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9</text:span></text:p>
          </table:table-cell>
          <table:table-cell table:style-name="Tabela1.B5" office:value-type="string">
            <text:p text:style-name="P3"><text:span text:style-name="T3">SILENE MARIA DE FRANCA JANSSEN</text:span></text:p>
          </table:table-cell>
          <table:table-cell table:style-name="Tabela1.B5" office:value-type="string">
            <text:p text:style-name="P3"><text:span text:style-name="T3">Chefe do Núcleo de Contabilidade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7.324,72</text:span></text:p>
          </table:table-cell>
          <table:table-cell table:style-name="Tabela1.E43" office:value-type="string">
            <text:p text:style-name="P4"><text:span text:style-name="T3">447,18</text:span></text:p>
          </table:table-cell>
          <table:table-cell table:style-name="Tabela1.E43" office:value-type="string">
            <text:p text:style-name="P4"><text:span text:style-name="T3">227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5,14</text:span></text:p>
          </table:table-cell>
          <table:table-cell table:style-name="Tabela1.E43" office:value-type="string">
            <text:p text:style-name="P4"><text:span text:style-name="T3">6.649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79</text:span></text:p>
          </table:table-cell>
          <table:table-cell table:style-name="Tabela1.B5" office:value-type="string">
            <text:p text:style-name="P3"><text:span text:style-name="T3">SILVIA BRITO LUDUVICE</text:span></text:p>
          </table:table-cell>
          <table:table-cell table:style-name="Tabela1.B5" office:value-type="string">
            <text:p text:style-name="P3"><text:span text:style-name="T3">ASSESSOR DE APOIO OPERACIONAL </text:span></text:p>
          </table:table-cell>
          <table:table-cell table:style-name="Tabela1.B5" office:value-type="string">
            <text:p text:style-name="P3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43,09</text:span></text:p>
          </table:table-cell>
          <table:table-cell table:style-name="Tabela1.E43" office:value-type="string">
            <text:p text:style-name="P4"><text:span text:style-name="T3">1.883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7.913,52</text:span></text:p>
          </table:table-cell>
          <table:table-cell table:style-name="Tabela1.E43" office:value-type="string">
            <text:p text:style-name="P4"><text:span text:style-name="T3">280,22</text:span></text:p>
          </table:table-cell>
          <table:table-cell table:style-name="Tabela1.E43" office:value-type="string">
            <text:p text:style-name="P4"><text:span text:style-name="T3">37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7,95</text:span></text:p>
          </table:table-cell>
          <table:table-cell table:style-name="Tabela1.E43" office:value-type="string">
            <text:p text:style-name="P4"><text:span text:style-name="T3">7.595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52</text:span></text:p>
          </table:table-cell>
          <table:table-cell table:style-name="Tabela1.B5" office:value-type="string">
            <text:p text:style-name="P3"><text:span text:style-name="T3">SILVIA FERNANDA CARVALHO MENEZ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O TRIBUNAL DO JURI - ARACAJU 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486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2.006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69,44</text:span></text:p>
          </table:table-cell>
          <table:table-cell table:style-name="Tabela1.E43" office:value-type="string">
            <text:p text:style-name="P4"><text:span text:style-name="T3">10.817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5</text:span></text:p>
          </table:table-cell>
          <table:table-cell table:style-name="Tabela1.B5" office:value-type="string">
            <text:p text:style-name="P3"><text:span text:style-name="T3">SILVIA FRANCA DE SOUZA MORELLI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14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9.129,98</text:span></text:p>
          </table:table-cell>
          <table:table-cell table:style-name="Tabela1.E43" office:value-type="string">
            <text:p text:style-name="P4"><text:span text:style-name="T3">874,02</text:span></text:p>
          </table:table-cell>
          <table:table-cell table:style-name="Tabela1.E43" office:value-type="string">
            <text:p text:style-name="P4"><text:span text:style-name="T3">59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5,52</text:span></text:p>
          </table:table-cell>
          <table:table-cell table:style-name="Tabela1.E43" office:value-type="string">
            <text:p text:style-name="P4"><text:span text:style-name="T3">7.664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0</text:span></text:p>
          </table:table-cell>
          <table:table-cell table:style-name="Tabela1.B5" office:value-type="string">
            <text:p text:style-name="P3"><text:span text:style-name="T3">SILVIA NUNES LEAL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88,74</text:span></text:p>
          </table:table-cell>
          <table:table-cell table:style-name="Tabela1.E43" office:value-type="string">
            <text:p text:style-name="P4"><text:span text:style-name="T3">19.969,41</text:span></text:p>
          </table:table-cell>
          <table:table-cell table:style-name="Tabela1.E43" office:value-type="string">
            <text:p text:style-name="P4"><text:span text:style-name="T3">58.983,08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8.537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87,18</text:span></text:p>
          </table:table-cell>
          <table:table-cell table:style-name="Tabela1.E43" office:value-type="string">
            <text:p text:style-name="P4"><text:span text:style-name="T3">45.695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6</text:span></text:p>
          </table:table-cell>
          <table:table-cell table:style-name="Tabela1.B5" office:value-type="string">
            <text:p text:style-name="P3"><text:span text:style-name="T3">SILVIA ROBERTA FERREIRA TAVARES</text:span></text:p>
          </table:table-cell>
          <table:table-cell table:style-name="Tabela1.B5" office:value-type="string">
            <text:p text:style-name="P3"><text:span text:style-name="T3">ANALISTA DO MP - ENGENHARIA CIVIL</text:span></text:p>
          </table:table-cell>
          <table:table-cell table:style-name="Tabela1.B5" office:value-type="string">
            <text:p text:style-name="P3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2.879,97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615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95,01</text:span></text:p>
          </table:table-cell>
          <table:table-cell table:style-name="Tabela1.E43" office:value-type="string">
            <text:p text:style-name="P4"><text:span text:style-name="T3">9.784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5</text:span></text:p>
          </table:table-cell>
          <table:table-cell table:style-name="Tabela1.B5" office:value-type="string">
            <text:p text:style-name="P3"><text:span text:style-name="T3">SILVIA TAMARA MENDONCA DO CARM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7.989,61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2.969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32,78</text:span></text:p>
          </table:table-cell>
          <table:table-cell table:style-name="Tabela1.E43" office:value-type="string">
            <text:p text:style-name="P4"><text:span text:style-name="T3">13.356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</text:span></text:p>
          </table:table-cell>
          <table:table-cell table:style-name="Tabela1.B5" office:value-type="string">
            <text:p text:style-name="P3"><text:span text:style-name="T3">SILVIO ROBERTO MATOS EUZEBI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047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41.644,69</text:span></text:p>
          </table:table-cell>
          <table:table-cell table:style-name="Tabela1.E43" office:value-type="string">
            <text:p text:style-name="P4"><text:span text:style-name="T3">5.426,08</text:span></text:p>
          </table:table-cell>
          <table:table-cell table:style-name="Tabela1.E43" office:value-type="string">
            <text:p text:style-name="P4"><text:span text:style-name="T3">8.281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707,31</text:span></text:p>
          </table:table-cell>
          <table:table-cell table:style-name="Tabela1.E43" office:value-type="string">
            <text:p text:style-name="P4"><text:span text:style-name="T3">27.937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5</text:span></text:p>
          </table:table-cell>
          <table:table-cell table:style-name="Tabela1.B5" office:value-type="string">
            <text:p text:style-name="P3"><text:span text:style-name="T3">SIMONE FELICIO DOS SANTOS</text:span></text:p>
          </table:table-cell>
          <table:table-cell table:style-name="Tabela1.B5" office:value-type="string">
            <text:p text:style-name="P3"><text:span text:style-name="T3">ANALISTA DO MP - SERVIÇO SOCIAL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69,39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8.228,83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2.80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37,71</text:span></text:p>
          </table:table-cell>
          <table:table-cell table:style-name="Tabela1.E43" office:value-type="string">
            <text:p text:style-name="P4"><text:span text:style-name="T3">13.691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7</text:span></text:p>
          </table:table-cell>
          <table:table-cell table:style-name="Tabela1.B5" office:value-type="string">
            <text:p text:style-name="P3"><text:span text:style-name="T3">SOLANO LUCIO DE OLIVEIRA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3.697,02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8.050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49,86</text:span></text:p>
          </table:table-cell>
          <table:table-cell table:style-name="Tabela1.E43" office:value-type="string">
            <text:p text:style-name="P4"><text:span text:style-name="T3">30.647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0</text:span></text:p>
          </table:table-cell>
          <table:table-cell table:style-name="Tabela1.B5" office:value-type="string">
            <text:p text:style-name="P3"><text:span text:style-name="T3">SONIA KAROLINE AMARAL OLIV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6,62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.111,01</text:span></text:p>
          </table:table-cell>
          <table:table-cell table:style-name="Tabela1.E43" office:value-type="string">
            <text:p text:style-name="P4"><text:span text:style-name="T3">239,29</text:span></text:p>
          </table:table-cell>
          <table:table-cell table:style-name="Tabela1.E43" office:value-type="string">
            <text:p text:style-name="P4"><text:span text:style-name="T3">12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1,44</text:span></text:p>
          </table:table-cell>
          <table:table-cell table:style-name="Tabela1.E43" office:value-type="string">
            <text:p text:style-name="P4"><text:span text:style-name="T3">4.859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3</text:span></text:p>
          </table:table-cell>
          <table:table-cell table:style-name="Tabela1.B5" office:value-type="string">
            <text:p text:style-name="P3"><text:span text:style-name="T3">STANLEY KLEBER NOGUEIR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4,71</text:span></text:p>
          </table:table-cell>
          <table:table-cell table:style-name="Tabela1.E43" office:value-type="string">
            <text:p text:style-name="P4"><text:span text:style-name="T3">9.707,01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678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44,70</text:span></text:p>
          </table:table-cell>
          <table:table-cell table:style-name="Tabela1.E43" office:value-type="string">
            <text:p text:style-name="P4"><text:span text:style-name="T3">8.262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42</text:span></text:p>
          </table:table-cell>
          <table:table-cell table:style-name="Tabela1.B5" office:value-type="string">
            <text:p text:style-name="P3"><text:span text:style-name="T3">SUSANA ARRUDA DE OLIVEIR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2,23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6.316,40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621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98,59</text:span></text:p>
          </table:table-cell>
          <table:table-cell table:style-name="Tabela1.E43" office:value-type="string">
            <text:p text:style-name="P4"><text:span text:style-name="T3">12.817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7</text:span></text:p>
          </table:table-cell>
          <table:table-cell table:style-name="Tabela1.B5" office:value-type="string">
            <text:p text:style-name="P3"><text:span text:style-name="T3">SUSANA RAQUEL CIPRIANO SAMPAIO REZEN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734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04,23</text:span></text:p>
          </table:table-cell>
          <table:table-cell table:style-name="Tabela1.E43" office:value-type="string">
            <text:p text:style-name="P4"><text:span text:style-name="T3">10.815,94</text:span></text:p>
          </table:table-cell>
          <table:table-cell table:style-name="Tabela1.E43" office:value-type="string">
            <text:p text:style-name="P4"><text:span text:style-name="T3">1.079,64</text:span></text:p>
          </table:table-cell>
          <table:table-cell table:style-name="Tabela1.E43" office:value-type="string">
            <text:p text:style-name="P4"><text:span text:style-name="T3">938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18,50</text:span></text:p>
          </table:table-cell>
          <table:table-cell table:style-name="Tabela1.E43" office:value-type="string">
            <text:p text:style-name="P4"><text:span text:style-name="T3">8.797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2</text:span></text:p>
          </table:table-cell>
          <table:table-cell table:style-name="Tabela1.B5" office:value-type="string">
            <text:p text:style-name="P3"><text:span text:style-name="T3">SUZY MARY DE CARVALHO VI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DO TRIBUNAL DO JURI - ARACAJU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27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713,14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50.590,43</text:span></text:p>
          </table:table-cell>
          <table:table-cell table:style-name="Tabela1.E43" office:value-type="string">
            <text:p text:style-name="P4"><text:span text:style-name="T3">5.178,64</text:span></text:p>
          </table:table-cell>
          <table:table-cell table:style-name="Tabela1.E43" office:value-type="string">
            <text:p text:style-name="P4"><text:span text:style-name="T3">8.988,51</text:span></text:p>
          </table:table-cell>
          <table:table-cell table:style-name="Tabela1.E43" office:value-type="string">
            <text:p text:style-name="P4"><text:span text:style-name="T3">6.052,51</text:span></text:p>
          </table:table-cell>
          <table:table-cell table:style-name="Tabela1.E43" office:value-type="string">
            <text:p text:style-name="P4"><text:span text:style-name="T3">20.219,66</text:span></text:p>
          </table:table-cell>
          <table:table-cell table:style-name="Tabela1.E43" office:value-type="string">
            <text:p text:style-name="P4"><text:span text:style-name="T3">30.370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0</text:span></text:p>
          </table:table-cell>
          <table:table-cell table:style-name="Tabela1.B5" office:value-type="string">
            <text:p text:style-name="P3"><text:span text:style-name="T3">SYLVIO ALEXANDRE DE OLIVEIRA BELEM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ATRIMONIO/DM/DA/SG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9.792,28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748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4,88</text:span></text:p>
          </table:table-cell>
          <table:table-cell table:style-name="Tabela1.E43" office:value-type="string">
            <text:p text:style-name="P4"><text:span text:style-name="T3">8.077,40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21"/><text:span text:style-name="T3">1830</text:span></text:p>
          </table:table-cell>
          <table:table-cell table:style-name="Tabela1.B5" office:value-type="string">
            <text:p text:style-name="P3"><text:span text:style-name="T3">TAISA TORRES ARAGA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ÇA ESPECIAL CÍVEL E CRIMINAL DE NOSSA SENHORA DO SOCORR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52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9,50</text:span></text:p>
          </table:table-cell>
          <table:table-cell table:style-name="Tabela1.E43" office:value-type="string">
            <text:p text:style-name="P4"><text:span text:style-name="T3">9.987,82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938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6,28</text:span></text:p>
          </table:table-cell>
          <table:table-cell table:style-name="Tabela1.E43" office:value-type="string">
            <text:p text:style-name="P4"><text:span text:style-name="T3">8.271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4</text:span></text:p>
          </table:table-cell>
          <table:table-cell table:style-name="Tabela1.B5" office:value-type="string">
            <text:p text:style-name="P3"><text:span text:style-name="T3">TALITA CUNEGUNDES FERNANDES DA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NOSSA SENHORA DO SOCORR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9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713,14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9.967,75</text:span></text:p>
          </table:table-cell>
          <table:table-cell table:style-name="Tabela1.E43" office:value-type="string">
            <text:p text:style-name="P4"><text:span text:style-name="T3">5.127,45</text:span></text:p>
          </table:table-cell>
          <table:table-cell table:style-name="Tabela1.E43" office:value-type="string">
            <text:p text:style-name="P4"><text:span text:style-name="T3">8.950,45</text:span></text:p>
          </table:table-cell>
          <table:table-cell table:style-name="Tabela1.E43" office:value-type="string">
            <text:p text:style-name="P4"><text:span text:style-name="T3">5.686,83</text:span></text:p>
          </table:table-cell>
          <table:table-cell table:style-name="Tabela1.E43" office:value-type="string">
            <text:p text:style-name="P4"><text:span text:style-name="T3">19.764,73</text:span></text:p>
          </table:table-cell>
          <table:table-cell table:style-name="Tabela1.E43" office:value-type="string">
            <text:p text:style-name="P4"><text:span text:style-name="T3">30.203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0</text:span></text:p>
          </table:table-cell>
          <table:table-cell table:style-name="Tabela1.B5" office:value-type="string">
            <text:p text:style-name="P3"><text:span text:style-name="T3">TALMAY TELE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76</text:span></text:p>
          </table:table-cell>
          <table:table-cell table:style-name="Tabela1.B5" office:value-type="string">
            <text:p text:style-name="P3"><text:span text:style-name="T3">TAMIRIS ELIZABETH ARAUJO FARRE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.182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84,57</text:span></text:p>
          </table:table-cell>
          <table:table-cell table:style-name="Tabela1.E43" office:value-type="string">
            <text:p text:style-name="P4"><text:span text:style-name="T3">22.766,65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3.873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50,90</text:span></text:p>
          </table:table-cell>
          <table:table-cell table:style-name="Tabela1.E43" office:value-type="string">
            <text:p text:style-name="P4"><text:span text:style-name="T3">18.015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59</text:span></text:p>
          </table:table-cell>
          <table:table-cell table:style-name="Tabela1.B5" office:value-type="string">
            <text:p text:style-name="P3"><text:span text:style-name="T3">TATIANA SOUTO QUIRIN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ÇA AUXILIAR DE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097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43.439,02</text:span></text:p>
          </table:table-cell>
          <table:table-cell table:style-name="Tabela1.E43" office:value-type="string">
            <text:p text:style-name="P4"><text:span text:style-name="T3">5.153,04</text:span></text:p>
          </table:table-cell>
          <table:table-cell table:style-name="Tabela1.E43" office:value-type="string">
            <text:p text:style-name="P4"><text:span text:style-name="T3">9.099,82</text:span></text:p>
          </table:table-cell>
          <table:table-cell table:style-name="Tabela1.E43" office:value-type="string">
            <text:p text:style-name="P4"><text:span text:style-name="T3">513,10</text:span></text:p>
          </table:table-cell>
          <table:table-cell table:style-name="Tabela1.E43" office:value-type="string">
            <text:p text:style-name="P4"><text:span text:style-name="T3">14.765,96</text:span></text:p>
          </table:table-cell>
          <table:table-cell table:style-name="Tabela1.E43" office:value-type="string">
            <text:p text:style-name="P4"><text:span text:style-name="T3">28.673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1</text:span></text:p>
          </table:table-cell>
          <table:table-cell table:style-name="Tabela1.B5" office:value-type="string">
            <text:p text:style-name="P3"><text:span text:style-name="T3">TATIANE AGUIAR GUIMARAES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535,28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748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4,88</text:span></text:p>
          </table:table-cell>
          <table:table-cell table:style-name="Tabela1.E43" office:value-type="string">
            <text:p text:style-name="P4"><text:span text:style-name="T3">7.820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9</text:span></text:p>
          </table:table-cell>
          <table:table-cell table:style-name="Tabela1.B5" office:value-type="string">
            <text:p text:style-name="P3"><text:span text:style-name="T3">TATIANE DOS SANTOS SILVA LISBO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DAS EXECUCOES CRIMINAIS DE ARACAJU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550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0.158,19</text:span></text:p>
          </table:table-cell>
          <table:table-cell table:style-name="Tabela1.E43" office:value-type="string">
            <text:p text:style-name="P4"><text:span text:style-name="T3">1.053,95</text:span></text:p>
          </table:table-cell>
          <table:table-cell table:style-name="Tabela1.E43" office:value-type="string">
            <text:p text:style-name="P4"><text:span text:style-name="T3">895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49,41</text:span></text:p>
          </table:table-cell>
          <table:table-cell table:style-name="Tabela1.E43" office:value-type="string">
            <text:p text:style-name="P4"><text:span text:style-name="T3">8.208,7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</text:span></text:p>
          </table:table-cell>
          <table:table-cell table:style-name="Tabela1.B5" office:value-type="string">
            <text:p text:style-name="P3"><text:span text:style-name="T3">TERESA CRISTINA DE FARO MEL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7</text:span></text:p>
          </table:table-cell>
          <table:table-cell table:style-name="Tabela1.B5" office:value-type="string">
            <text:p text:style-name="P3"><text:span text:style-name="T3">THAIS SARMENTO MESSIAS</text:span></text:p>
          </table:table-cell>
          <table:table-cell table:style-name="Tabela1.B5" office:value-type="string">
            <text:p text:style-name="P3"><text:span text:style-name="T3">AGENTE ADMINISTRATIVO - requisitado</text:span></text:p>
          </table:table-cell>
          <table:table-cell table:style-name="Tabela1.B5" office:value-type="string">
            <text:p text:style-name="P3"><text:span text:style-name="T3">CENTRAL DE NOTIFICACOES E INTIMACOES</text:span></text:p>
          </table:table-cell>
          <table:table-cell table:style-name="Tabela1.E43" office:value-type="string">
            <text:p text:style-name="P4"><text:span text:style-name="T3">1.340,00</text:span></text:p>
          </table:table-cell>
          <table:table-cell table:style-name="Tabela1.E43" office:value-type="string">
            <text:p text:style-name="P4"><text:span text:style-name="T3">201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3.775,44</text:span></text:p>
          </table:table-cell>
          <table:table-cell table:style-name="Tabela1.E43" office:value-type="string">
            <text:p text:style-name="P4"><text:span text:style-name="T3">205,23</text:span></text:p>
          </table:table-cell>
          <table:table-cell table:style-name="Tabela1.E43" office:value-type="string">
            <text:p text:style-name="P4"><text:span text:style-name="T3">1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18,97</text:span></text:p>
          </table:table-cell>
          <table:table-cell table:style-name="Tabela1.E43" office:value-type="string">
            <text:p text:style-name="P4"><text:span text:style-name="T3">3.556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9</text:span></text:p>
          </table:table-cell>
          <table:table-cell table:style-name="Tabela1.B5" office:value-type="string">
            <text:p text:style-name="P3"><text:span text:style-name="T3">THAUANNY DE CARVALHO ANDRADE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2ª PROMOTORIA DE JUSTICA - TOBIAS BARRET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1.057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952,50</text:span></text:p>
          </table:table-cell>
          <table:table-cell table:style-name="Tabela1.E43" office:value-type="string">
            <text:p text:style-name="P4"><text:span text:style-name="T3">202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2,24</text:span></text:p>
          </table:table-cell>
          <table:table-cell table:style-name="Tabela1.E43" office:value-type="string">
            <text:p text:style-name="P4"><text:span text:style-name="T3">4.750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6</text:span></text:p>
          </table:table-cell>
          <table:table-cell table:style-name="Tabela1.B5" office:value-type="string">
            <text:p text:style-name="P3"><text:span text:style-name="T3">THEREZA RAQUEL MACEDO GUIMARA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792,38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21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43,47</text:span></text:p>
          </table:table-cell>
          <table:table-cell table:style-name="Tabela1.E43" office:value-type="string">
            <text:p text:style-name="P4"><text:span text:style-name="T3">5.948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4</text:span></text:p>
          </table:table-cell>
          <table:table-cell table:style-name="Tabela1.B5" office:value-type="string">
            <text:p text:style-name="P3"><text:span text:style-name="T3">THIAGO JOSE MENEZES DA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438,31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1.248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8,98</text:span></text:p>
          </table:table-cell>
          <table:table-cell table:style-name="Tabela1.E43" office:value-type="string">
            <text:p text:style-name="P4"><text:span text:style-name="T3">9.329,3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0</text:span></text:p>
          </table:table-cell>
          <table:table-cell table:style-name="Tabela1.B5" office:value-type="string">
            <text:p text:style-name="P3"><text:span text:style-name="T3">THIAGO LIMA FEITOZ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7.989,61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2.969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32,78</text:span></text:p>
          </table:table-cell>
          <table:table-cell table:style-name="Tabela1.E43" office:value-type="string">
            <text:p text:style-name="P4"><text:span text:style-name="T3">13.356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6</text:span></text:p>
          </table:table-cell>
          <table:table-cell table:style-name="Tabela1.B5" office:value-type="string">
            <text:p text:style-name="P3"><text:span text:style-name="T3">THISSIANE MATOS BATISTA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DA CURADORIA DA FAZENDA PUBLIC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7.346,53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323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28,28</text:span></text:p>
          </table:table-cell>
          <table:table-cell table:style-name="Tabela1.E43" office:value-type="string">
            <text:p text:style-name="P4"><text:span text:style-name="T3">6.318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6</text:span></text:p>
          </table:table-cell>
          <table:table-cell table:style-name="Tabela1.B5" office:value-type="string">
            <text:p text:style-name="P3"><text:span text:style-name="T3">THUANE DE SANTANA SANT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CARI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1.320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.785,2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5.611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0</text:span></text:p>
          </table:table-cell>
          <table:table-cell table:style-name="Tabela1.B5" office:value-type="string">
            <text:p text:style-name="P3"><text:span text:style-name="T3">THYARA KAHENA SOTERO ALVES PASS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1.246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90,21</text:span></text:p>
          </table:table-cell>
          <table:table-cell table:style-name="Tabela1.E43" office:value-type="string">
            <text:p text:style-name="P4"><text:span text:style-name="T3">13.247,30</text:span></text:p>
          </table:table-cell>
          <table:table-cell table:style-name="Tabela1.E43" office:value-type="string">
            <text:p text:style-name="P4"><text:span text:style-name="T3">1.337,99</text:span></text:p>
          </table:table-cell>
          <table:table-cell table:style-name="Tabela1.E43" office:value-type="string">
            <text:p text:style-name="P4"><text:span text:style-name="T3">1.375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13,28</text:span></text:p>
          </table:table-cell>
          <table:table-cell table:style-name="Tabela1.E43" office:value-type="string">
            <text:p text:style-name="P4"><text:span text:style-name="T3">10.534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8</text:span></text:p>
          </table:table-cell>
          <table:table-cell table:style-name="Tabela1.B5" office:value-type="string">
            <text:p text:style-name="P3"><text:span text:style-name="T3">TIAGO RODRIGUES APOSTO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39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9,50</text:span></text:p>
          </table:table-cell>
          <table:table-cell table:style-name="Tabela1.E43" office:value-type="string">
            <text:p text:style-name="P4"><text:span text:style-name="T3">16.955,31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417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0,59</text:span></text:p>
          </table:table-cell>
          <table:table-cell table:style-name="Tabela1.E43" office:value-type="string">
            <text:p text:style-name="P4"><text:span text:style-name="T3">14.174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74</text:span></text:p>
          </table:table-cell>
          <table:table-cell table:style-name="Tabela1.B5" office:value-type="string">
            <text:p text:style-name="P3"><text:span text:style-name="T3">ULISSES GOMES DE ANDRADE</text:span></text:p>
          </table:table-cell>
          <table:table-cell table:style-name="Tabela1.B5" office:value-type="string">
            <text:p text:style-name="P3"><text:span text:style-name="T3">ASSESSOR DO DIRETOR ADMINISTRATIV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324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746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09,15</text:span></text:p>
          </table:table-cell>
          <table:table-cell table:style-name="Tabela1.E43" office:value-type="string">
            <text:p text:style-name="P4"><text:span text:style-name="T3">7.814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5</text:span></text:p>
          </table:table-cell>
          <table:table-cell table:style-name="Tabela1.B5" office:value-type="string">
            <text:p text:style-name="P3"><text:span text:style-name="T3">UNILSON XAVIER DE SANTAN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5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5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8</text:span></text:p>
          </table:table-cell>
          <table:table-cell table:style-name="Tabela1.B5" office:value-type="string">
            <text:p text:style-name="P3"><text:span text:style-name="T3">VALDECI SANTO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4</text:span></text:p>
          </table:table-cell>
          <table:table-cell table:style-name="Tabela1.B5" office:value-type="string">
            <text:p text:style-name="P3"><text:span text:style-name="T3">VALDETE ALINE ALMEIDA DE MENEZE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78,1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6.772,2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851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28,23</text:span></text:p>
          </table:table-cell>
          <table:table-cell table:style-name="Tabela1.E43" office:value-type="string">
            <text:p text:style-name="P4"><text:span text:style-name="T3">13.044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0</text:span></text:p>
          </table:table-cell>
          <table:table-cell table:style-name="Tabela1.B5" office:value-type="string">
            <text:p text:style-name="P3"><text:span text:style-name="T3">VALDIVIA MARQUES BOMFIM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69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2.134,18</text:span></text:p>
          </table:table-cell>
          <table:table-cell table:style-name="Tabela1.E43" office:value-type="string">
            <text:p text:style-name="P4"><text:span text:style-name="T3">1.330,59</text:span></text:p>
          </table:table-cell>
          <table:table-cell table:style-name="Tabela1.E43" office:value-type="string">
            <text:p text:style-name="P4"><text:span text:style-name="T3">1.362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93,37</text:span></text:p>
          </table:table-cell>
          <table:table-cell table:style-name="Tabela1.E43" office:value-type="string">
            <text:p text:style-name="P4"><text:span text:style-name="T3">9.440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9</text:span></text:p>
          </table:table-cell>
          <table:table-cell table:style-name="Tabela1.B5" office:value-type="string">
            <text:p text:style-name="P3"><text:span text:style-name="T3">VALERIA CHAGAS MELO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315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62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9,25</text:span></text:p>
          </table:table-cell>
          <table:table-cell table:style-name="Tabela1.E43" office:value-type="string">
            <text:p text:style-name="P4"><text:span text:style-name="T3">12.075,92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2194</text:span></text:p>
          </table:table-cell>
          <table:table-cell table:style-name="Tabela1.B5" office:value-type="string">
            <text:p text:style-name="P3"><text:span text:style-name="T3">VALFRAN ARAGAO COST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8</text:span></text:p>
          </table:table-cell>
          <table:table-cell table:style-name="Tabela1.B5" office:value-type="string">
            <text:p text:style-name="P3"><text:span text:style-name="T3">VALMIR DOS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03</text:span></text:p>
          </table:table-cell>
          <table:table-cell table:style-name="Tabela1.B5" office:value-type="string">
            <text:p text:style-name="P3"><text:span text:style-name="T3">VALTER REINALDO SILVA</text:span></text:p>
          </table:table-cell>
          <table:table-cell table:style-name="Tabela1.B5" office:value-type="string">
            <text:p text:style-name="P3"><text:span text:style-name="T3">Assessor do Núcleo de C. e D. Proc. do C. Superior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6.150,52</text:span></text:p>
          </table:table-cell>
          <table:table-cell table:style-name="Tabela1.E43" office:value-type="string">
            <text:p text:style-name="P4"><text:span text:style-name="T3">325,51</text:span></text:p>
          </table:table-cell>
          <table:table-cell table:style-name="Tabela1.E43" office:value-type="string">
            <text:p text:style-name="P4"><text:span text:style-name="T3">38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63,77</text:span></text:p>
          </table:table-cell>
          <table:table-cell table:style-name="Tabela1.E43" office:value-type="string">
            <text:p text:style-name="P4"><text:span text:style-name="T3">5.786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</text:span></text:p>
          </table:table-cell>
          <table:table-cell table:style-name="Tabela1.B5" office:value-type="string">
            <text:p text:style-name="P3"><text:span text:style-name="T3">VALTER VIEI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3.311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58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16.929,81</text:span></text:p>
          </table:table-cell>
          <table:table-cell table:style-name="Tabela1.E43" office:value-type="string">
            <text:p text:style-name="P4"><text:span text:style-name="T3">1.269,18</text:span></text:p>
          </table:table-cell>
          <table:table-cell table:style-name="Tabela1.E43" office:value-type="string">
            <text:p text:style-name="P4"><text:span text:style-name="T3">1.259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28,23</text:span></text:p>
          </table:table-cell>
          <table:table-cell table:style-name="Tabela1.E43" office:value-type="string">
            <text:p text:style-name="P4"><text:span text:style-name="T3">14.401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15</text:span></text:p>
          </table:table-cell>
          <table:table-cell table:style-name="Tabela1.B5" office:value-type="string">
            <text:p text:style-name="P3"><text:span text:style-name="T3">VANDERLEY DOS SANTOS RODRIGUES</text:span></text:p>
          </table:table-cell>
          <table:table-cell table:style-name="Tabela1.B5" office:value-type="string">
            <text:p text:style-name="P3"><text:span text:style-name="T3">Coordenador da Divisão de Design e Midia</text:span></text:p>
          </table:table-cell>
          <table:table-cell table:style-name="Tabela1.B5" office:value-type="string">
            <text:p text:style-name="P3"><text:span text:style-name="T3">DIVISAO DE DESIGN E MID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724,11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1.270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7,43</text:span></text:p>
          </table:table-cell>
          <table:table-cell table:style-name="Tabela1.E43" office:value-type="string">
            <text:p text:style-name="P4"><text:span text:style-name="T3">9.576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9</text:span></text:p>
          </table:table-cell>
          <table:table-cell table:style-name="Tabela1.B5" office:value-type="string">
            <text:p text:style-name="P3"><text:span text:style-name="T3">VANESSA GOIS NASCIMEN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8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20,00</text:span></text:p>
          </table:table-cell>
          <table:table-cell table:style-name="Tabela1.E43" office:value-type="string">
            <text:p text:style-name="P4"><text:span text:style-name="T3">2.579,50</text:span></text:p>
          </table:table-cell>
          <table:table-cell table:style-name="Tabela1.E43" office:value-type="string">
            <text:p text:style-name="P4"><text:span text:style-name="T3">12.064,38</text:span></text:p>
          </table:table-cell>
          <table:table-cell table:style-name="Tabela1.E43" office:value-type="string">
            <text:p text:style-name="P4"><text:span text:style-name="T3">1.213,08</text:span></text:p>
          </table:table-cell>
          <table:table-cell table:style-name="Tabela1.E43" office:value-type="string">
            <text:p text:style-name="P4"><text:span text:style-name="T3">1.389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02,87</text:span></text:p>
          </table:table-cell>
          <table:table-cell table:style-name="Tabela1.E43" office:value-type="string">
            <text:p text:style-name="P4"><text:span text:style-name="T3">9.461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9</text:span></text:p>
          </table:table-cell>
          <table:table-cell table:style-name="Tabela1.B5" office:value-type="string">
            <text:p text:style-name="P3"><text:span text:style-name="T3">VANESSA MOTA COUTINHO INACIO DE SOUZ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6.232,61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271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39,67</text:span></text:p>
          </table:table-cell>
          <table:table-cell table:style-name="Tabela1.E43" office:value-type="string">
            <text:p text:style-name="P4"><text:span text:style-name="T3">12.092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8</text:span></text:p>
          </table:table-cell>
          <table:table-cell table:style-name="Tabela1.B5" office:value-type="string">
            <text:p text:style-name="P3"><text:span text:style-name="T3">VANUSA MADUREIRA SOUZA MACE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MOTORIA DE JUSTICA DISTRITAL - ARACAJU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4.135,23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43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12,03</text:span></text:p>
          </table:table-cell>
          <table:table-cell table:style-name="Tabela1.E43" office:value-type="string">
            <text:p text:style-name="P4"><text:span text:style-name="T3">10.823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9</text:span></text:p>
          </table:table-cell>
          <table:table-cell table:style-name="Tabela1.B5" office:value-type="string">
            <text:p text:style-name="P3"><text:span text:style-name="T3">VERA LUCIA OLIVEIRA UCHO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</text:span></text:p>
          </table:table-cell>
          <table:table-cell table:style-name="Tabela1.B5" office:value-type="string">
            <text:p text:style-name="P3"><text:span text:style-name="T3">VERONICA DE OLIVEIRA LAZA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AS EXECUCOES CRIMINAIS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5.721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00,41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56.094,50</text:span></text:p>
          </table:table-cell>
          <table:table-cell table:style-name="Tabela1.E43" office:value-type="string">
            <text:p text:style-name="P4"><text:span text:style-name="T3">5.800,41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5.137,17</text:span></text:p>
          </table:table-cell>
          <table:table-cell table:style-name="Tabela1.E43" office:value-type="string">
            <text:p text:style-name="P4"><text:span text:style-name="T3">21.506,62</text:span></text:p>
          </table:table-cell>
          <table:table-cell table:style-name="Tabela1.E43" office:value-type="string">
            <text:p text:style-name="P4"><text:span text:style-name="T3">34.587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1</text:span></text:p>
          </table:table-cell>
          <table:table-cell table:style-name="Tabela1.B5" office:value-type="string">
            <text:p text:style-name="P3"><text:span text:style-name="T3">VERONICA DINIZ FRANCO OLIVEIRA</text:span></text:p>
          </table:table-cell>
          <table:table-cell table:style-name="Tabela1.B5" office:value-type="string">
            <text:p text:style-name="P3"><text:span text:style-name="T3">CHEFE DO NÚCLEO DE C. E DIST. PROCESSUAL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9.724,72</text:span></text:p>
          </table:table-cell>
          <table:table-cell table:style-name="Tabela1.E43" office:value-type="string">
            <text:p text:style-name="P4"><text:span text:style-name="T3">783,18</text:span></text:p>
          </table:table-cell>
          <table:table-cell table:style-name="Tabela1.E43" office:value-type="string">
            <text:p text:style-name="P4"><text:span text:style-name="T3">675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58,94</text:span></text:p>
          </table:table-cell>
          <table:table-cell table:style-name="Tabela1.E43" office:value-type="string">
            <text:p text:style-name="P4"><text:span text:style-name="T3">8.265,7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5</text:span></text:p>
          </table:table-cell>
          <table:table-cell table:style-name="Tabela1.B5" office:value-type="string">
            <text:p text:style-name="P3"><text:span text:style-name="T3">VERONICA EUGENIA MORALES SALINAS ALV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AS ATIVIDADES CIVEIS E CRIMINAIS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375,68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733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93,89</text:span></text:p>
          </table:table-cell>
          <table:table-cell table:style-name="Tabela1.E43" office:value-type="string">
            <text:p text:style-name="P4"><text:span text:style-name="T3">7.781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40</text:span></text:p>
          </table:table-cell>
          <table:table-cell table:style-name="Tabela1.B5" office:value-type="string">
            <text:p text:style-name="P3"><text:span text:style-name="T3">VERONICA PEREIRA DA CRUZ</text:span></text:p>
          </table:table-cell>
          <table:table-cell table:style-name="Tabela1.B5" office:value-type="string">
            <text:p text:style-name="P3"><text:span text:style-name="T3">SECRETÁRIA - requisitado</text:span></text:p>
          </table:table-cell>
          <table:table-cell table:style-name="Tabela1.B5" office:value-type="string">
            <text:p text:style-name="P3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3.846,44</text:span></text:p>
          </table:table-cell>
          <table:table-cell table:style-name="Tabela1.E43" office:value-type="string">
            <text:p text:style-name="P4"><text:span text:style-name="T3">88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8,82</text:span></text:p>
          </table:table-cell>
          <table:table-cell table:style-name="Tabela1.E43" office:value-type="string">
            <text:p text:style-name="P4"><text:span text:style-name="T3">3.757,6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</text:span></text:p>
          </table:table-cell>
          <table:table-cell table:style-name="Tabela1.B5" office:value-type="string">
            <text:p text:style-name="P3"><text:span text:style-name="T3">VICENTE CABRAL LEA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85</text:span></text:p>
          </table:table-cell>
          <table:table-cell table:style-name="Tabela1.B5" office:value-type="string">
            <text:p text:style-name="P3"><text:span text:style-name="T3">VICTOR FIGUEIREDO SOTERO</text:span></text:p>
          </table:table-cell>
          <table:table-cell table:style-name="Tabela1.B5" office:value-type="string">
            <text:p text:style-name="P3"><text:span text:style-name="T3">PROMOTOR DE JUSTIÇA SUBSTITUTO</text:span></text:p>
          </table:table-cell>
          <table:table-cell table:style-name="Tabela1.B5" office:value-type="string">
            <text:p text:style-name="P3"><text:span text:style-name="T3">PROMOTOR DE JUSTICA SUBSTITUTO</text:span></text:p>
          </table:table-cell>
          <table:table-cell table:style-name="Tabela1.E43" office:value-type="string">
            <text:p text:style-name="P4"><text:span text:style-name="T3">40.823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244,66</text:span></text:p>
          </table:table-cell>
          <table:table-cell table:style-name="Tabela1.E43" office:value-type="string">
            <text:p text:style-name="P4"><text:span text:style-name="T3">4.122,77</text:span></text:p>
          </table:table-cell>
          <table:table-cell table:style-name="Tabela1.E43" office:value-type="string">
            <text:p text:style-name="P4"><text:span text:style-name="T3">54.190,43</text:span></text:p>
          </table:table-cell>
          <table:table-cell table:style-name="Tabela1.E43" office:value-type="string">
            <text:p text:style-name="P4"><text:span text:style-name="T3">1.331,33</text:span></text:p>
          </table:table-cell>
          <table:table-cell table:style-name="Tabela1.E43" office:value-type="string">
            <text:p text:style-name="P4"><text:span text:style-name="T3">11.225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57,18</text:span></text:p>
          </table:table-cell>
          <table:table-cell table:style-name="Tabela1.E43" office:value-type="string">
            <text:p text:style-name="P4"><text:span text:style-name="T3">41.633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4</text:span></text:p>
          </table:table-cell>
          <table:table-cell table:style-name="Tabela1.B5" office:value-type="string">
            <text:p text:style-name="P3"><text:span text:style-name="T3">VICTOR JOSE PINTO RIBEIRO SILVEIRA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ÃO DE AUDITORIA INTERN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352,29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1.950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83,98</text:span></text:p>
          </table:table-cell>
          <table:table-cell table:style-name="Tabela1.E43" office:value-type="string">
            <text:p text:style-name="P4"><text:span text:style-name="T3">10.668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5</text:span></text:p>
          </table:table-cell>
          <table:table-cell table:style-name="Tabela1.B5" office:value-type="string">
            <text:p text:style-name="P3"><text:span text:style-name="T3">VICTOR OSORIO RAMOS PORT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PROJETOS DE TIC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4</text:span></text:p>
          </table:table-cell>
          <table:table-cell table:style-name="Tabela1.B5" office:value-type="string">
            <text:p text:style-name="P3"><text:span text:style-name="T3">VIRGILIO DO VALE VIAN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ITABAIAN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6.297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83,64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2.017,52</text:span></text:p>
          </table:table-cell>
          <table:table-cell table:style-name="Tabela1.E43" office:value-type="string">
            <text:p text:style-name="P4"><text:span text:style-name="T3">89.096,92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4.387,04</text:span></text:p>
          </table:table-cell>
          <table:table-cell table:style-name="Tabela1.E43" office:value-type="string">
            <text:p text:style-name="P4"><text:span text:style-name="T3">5.713,71</text:span></text:p>
          </table:table-cell>
          <table:table-cell table:style-name="Tabela1.E43" office:value-type="string">
            <text:p text:style-name="P4"><text:span text:style-name="T3">25.931,88</text:span></text:p>
          </table:table-cell>
          <table:table-cell table:style-name="Tabela1.E43" office:value-type="string">
            <text:p text:style-name="P4"><text:span text:style-name="T3">63.165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3</text:span></text:p>
          </table:table-cell>
          <table:table-cell table:style-name="Tabela1.B5" office:value-type="string">
            <text:p text:style-name="P3"><text:span text:style-name="T3">VITORIA CARVALHO PLECH PEREIRA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697,16</text:span></text:p>
          </table:table-cell>
          <table:table-cell table:style-name="Tabela1.E43" office:value-type="string">
            <text:p text:style-name="P4"><text:span text:style-name="T3">440,25</text:span></text:p>
          </table:table-cell>
          <table:table-cell table:style-name="Tabela1.E43" office:value-type="string">
            <text:p text:style-name="P4"><text:span text:style-name="T3">216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7,06</text:span></text:p>
          </table:table-cell>
          <table:table-cell table:style-name="Tabela1.E43" office:value-type="string">
            <text:p text:style-name="P4"><text:span text:style-name="T3">6.040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3</text:span></text:p>
          </table:table-cell>
          <table:table-cell table:style-name="Tabela1.B5" office:value-type="string">
            <text:p text:style-name="P3"><text:span text:style-name="T3">VIVIANE MILENA FERREIRA DE MEL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227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7.094,93</text:span></text:p>
          </table:table-cell>
          <table:table-cell table:style-name="Tabela1.E43" office:value-type="string">
            <text:p text:style-name="P4"><text:span text:style-name="T3">670,03</text:span></text:p>
          </table:table-cell>
          <table:table-cell table:style-name="Tabela1.E43" office:value-type="string">
            <text:p text:style-name="P4"><text:span text:style-name="T3">231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01,72</text:span></text:p>
          </table:table-cell>
          <table:table-cell table:style-name="Tabela1.E43" office:value-type="string">
            <text:p text:style-name="P4"><text:span text:style-name="T3">6.193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7</text:span></text:p>
          </table:table-cell>
          <table:table-cell table:style-name="Tabela1.B5" office:value-type="string">
            <text:p text:style-name="P3"><text:span text:style-name="T3">VOLESSA FREIRE SAMPAIO FISCI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3.46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22,87</text:span></text:p>
          </table:table-cell>
          <table:table-cell table:style-name="Tabela1.E43" office:value-type="string">
            <text:p text:style-name="P4"><text:span text:style-name="T3">16.685,10</text:span></text:p>
          </table:table-cell>
          <table:table-cell table:style-name="Tabela1.E43" office:value-type="string">
            <text:p text:style-name="P4"><text:span text:style-name="T3">1.870,71</text:span></text:p>
          </table:table-cell>
          <table:table-cell table:style-name="Tabela1.E43" office:value-type="string">
            <text:p text:style-name="P4"><text:span text:style-name="T3">2.275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45,92</text:span></text:p>
          </table:table-cell>
          <table:table-cell table:style-name="Tabela1.E43" office:value-type="string">
            <text:p text:style-name="P4"><text:span text:style-name="T3">12.539,18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22"/><text:span text:style-name="T3">2374</text:span></text:p>
          </table:table-cell>
          <table:table-cell table:style-name="Tabela1.B5" office:value-type="string">
            <text:p text:style-name="P3"><text:span text:style-name="T3">WALDSON COELHO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55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55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55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9</text:span></text:p>
          </table:table-cell>
          <table:table-cell table:style-name="Tabela1.B5" office:value-type="string">
            <text:p text:style-name="P3"><text:span text:style-name="T3">WALTENBERG LIMA DE S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1.785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56,57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3.697,02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8.825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24,53</text:span></text:p>
          </table:table-cell>
          <table:table-cell table:style-name="Tabela1.E43" office:value-type="string">
            <text:p text:style-name="P4"><text:span text:style-name="T3">29.872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7</text:span></text:p>
          </table:table-cell>
          <table:table-cell table:style-name="Tabela1.B5" office:value-type="string">
            <text:p text:style-name="P3"><text:span text:style-name="T3">WALTER CESAR NUNES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LARANJEIRAS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656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927,62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51.181,74</text:span></text:p>
          </table:table-cell>
          <table:table-cell table:style-name="Tabela1.E43" office:value-type="string">
            <text:p text:style-name="P4"><text:span text:style-name="T3">5.511,40</text:span></text:p>
          </table:table-cell>
          <table:table-cell table:style-name="Tabela1.E43" office:value-type="string">
            <text:p text:style-name="P4"><text:span text:style-name="T3">7.815,17</text:span></text:p>
          </table:table-cell>
          <table:table-cell table:style-name="Tabela1.E43" office:value-type="string">
            <text:p text:style-name="P4"><text:span text:style-name="T3">6.643,82</text:span></text:p>
          </table:table-cell>
          <table:table-cell table:style-name="Tabela1.E43" office:value-type="string">
            <text:p text:style-name="P4"><text:span text:style-name="T3">19.970,39</text:span></text:p>
          </table:table-cell>
          <table:table-cell table:style-name="Tabela1.E43" office:value-type="string">
            <text:p text:style-name="P4"><text:span text:style-name="T3">31.211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8</text:span></text:p>
          </table:table-cell>
          <table:table-cell table:style-name="Tabela1.B5" office:value-type="string">
            <text:p text:style-name="P3"><text:span text:style-name="T3">WANDERLEY SIQUEIRA MONTE SANTO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SETOR DE PROTOCOLO/ DAA/DA/SG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3.901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51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25.914,11</text:span></text:p>
          </table:table-cell>
          <table:table-cell table:style-name="Tabela1.E43" office:value-type="string">
            <text:p text:style-name="P4"><text:span text:style-name="T3">2.751,87</text:span></text:p>
          </table:table-cell>
          <table:table-cell table:style-name="Tabela1.E43" office:value-type="string">
            <text:p text:style-name="P4"><text:span text:style-name="T3">4.311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063,83</text:span></text:p>
          </table:table-cell>
          <table:table-cell table:style-name="Tabela1.E43" office:value-type="string">
            <text:p text:style-name="P4"><text:span text:style-name="T3">18.850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7</text:span></text:p>
          </table:table-cell>
          <table:table-cell table:style-name="Tabela1.B5" office:value-type="string">
            <text:p text:style-name="P3"><text:span text:style-name="T3">WASHINGTON LUIZ MENDONCA</text:span></text:p>
          </table:table-cell>
          <table:table-cell table:style-name="Tabela1.B5" office:value-type="string">
            <text:p text:style-name="P3"><text:span text:style-name="T3">* PROFESSOR 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34</text:span></text:p>
          </table:table-cell>
          <table:table-cell table:style-name="Tabela1.B5" office:value-type="string">
            <text:p text:style-name="P3"><text:span text:style-name="T3">WELLINGTON FERREIRA DANTA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5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5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9</text:span></text:p>
          </table:table-cell>
          <table:table-cell table:style-name="Tabela1.B5" office:value-type="string">
            <text:p text:style-name="P3"><text:span text:style-name="T3">WESLEY CRISTIAN SANTOS ALMEIDA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7.018,16</text:span></text:p>
          </table:table-cell>
          <table:table-cell table:style-name="Tabela1.E43" office:value-type="string">
            <text:p text:style-name="P4"><text:span text:style-name="T3">440,25</text:span></text:p>
          </table:table-cell>
          <table:table-cell table:style-name="Tabela1.E43" office:value-type="string">
            <text:p text:style-name="P4"><text:span text:style-name="T3">108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48,28</text:span></text:p>
          </table:table-cell>
          <table:table-cell table:style-name="Tabela1.E43" office:value-type="string">
            <text:p text:style-name="P4"><text:span text:style-name="T3">6.469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85</text:span></text:p>
          </table:table-cell>
          <table:table-cell table:style-name="Tabela1.B5" office:value-type="string">
            <text:p text:style-name="P3"><text:span text:style-name="T3">WESLEY DE SANTANA SANTOS</text:span></text:p>
          </table:table-cell>
          <table:table-cell table:style-name="Tabela1.B5" office:value-type="string">
            <text:p text:style-name="P3"><text:span text:style-name="T3">Chefe do Setor de A. e Est. do Cartório</text:span></text:p>
          </table:table-cell>
          <table:table-cell table:style-name="Tabela1.B5" office:value-type="string">
            <text:p text:style-name="P3"><text:span text:style-name="T3">CARTORIO DO 2º GRAU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.829,52</text:span></text:p>
          </table:table-cell>
          <table:table-cell table:style-name="Tabela1.E43" office:value-type="string">
            <text:p text:style-name="P4"><text:span text:style-name="T3">325,51</text:span></text:p>
          </table:table-cell>
          <table:table-cell table:style-name="Tabela1.E43" office:value-type="string">
            <text:p text:style-name="P4"><text:span text:style-name="T3">52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78,30</text:span></text:p>
          </table:table-cell>
          <table:table-cell table:style-name="Tabela1.E43" office:value-type="string">
            <text:p text:style-name="P4"><text:span text:style-name="T3">5.451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2</text:span></text:p>
          </table:table-cell>
          <table:table-cell table:style-name="Tabela1.B5" office:value-type="string">
            <text:p text:style-name="P3"><text:span text:style-name="T3">WESLEY SANTOS CERQU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INFRAESTRUTU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6,62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.111,01</text:span></text:p>
          </table:table-cell>
          <table:table-cell table:style-name="Tabela1.E43" office:value-type="string">
            <text:p text:style-name="P4"><text:span text:style-name="T3">239,29</text:span></text:p>
          </table:table-cell>
          <table:table-cell table:style-name="Tabela1.E43" office:value-type="string">
            <text:p text:style-name="P4"><text:span text:style-name="T3">12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1,44</text:span></text:p>
          </table:table-cell>
          <table:table-cell table:style-name="Tabela1.E43" office:value-type="string">
            <text:p text:style-name="P4"><text:span text:style-name="T3">4.859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7</text:span></text:p>
          </table:table-cell>
          <table:table-cell table:style-name="Tabela1.B5" office:value-type="string">
            <text:p text:style-name="P3"><text:span text:style-name="T3">WILLDE PEREIRA SOBRAL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OS DIREITOS DO CIDADAO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137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1.791,90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271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39,67</text:span></text:p>
          </table:table-cell>
          <table:table-cell table:style-name="Tabela1.E43" office:value-type="string">
            <text:p text:style-name="P4"><text:span text:style-name="T3">17.652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4</text:span></text:p>
          </table:table-cell>
          <table:table-cell table:style-name="Tabela1.B5" office:value-type="string">
            <text:p text:style-name="P3"><text:span text:style-name="T3">WILTON ARAUJO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6</text:span></text:p>
          </table:table-cell>
          <table:table-cell table:style-name="Tabela1.B5" office:value-type="string">
            <text:p text:style-name="P3"><text:span text:style-name="T3">WOLNEY MACIEL DE CARVALHO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ISTRITAL - ARACAJU 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5.654,61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271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39,67</text:span></text:p>
          </table:table-cell>
          <table:table-cell table:style-name="Tabela1.E43" office:value-type="string">
            <text:p text:style-name="P4"><text:span text:style-name="T3">11.514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4</text:span></text:p>
          </table:table-cell>
          <table:table-cell table:style-name="Tabela1.B5" office:value-type="string">
            <text:p text:style-name="P3"><text:span text:style-name="T3">YANNE LEITE MENES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645,0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0,01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716,70</text:span></text:p>
          </table:table-cell>
          <table:table-cell table:style-name="Tabela1.E43" office:value-type="string">
            <text:p text:style-name="P4"><text:span text:style-name="T3">692,30</text:span></text:p>
          </table:table-cell>
          <table:table-cell table:style-name="Tabela1.E43" office:value-type="string">
            <text:p text:style-name="P4"><text:span text:style-name="T3">909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01,94</text:span></text:p>
          </table:table-cell>
          <table:table-cell table:style-name="Tabela1.E43" office:value-type="string">
            <text:p text:style-name="P4"><text:span text:style-name="T3">8.114,76</text:span></text:p>
          </table:table-cell>
        </table:table-row>
        <table:table-row table:style-name="Tabela1.936">
          <table:table-cell table:style-name="Tabela1.A936" office:value-type="string">
            <text:p text:style-name="P3"><text:span text:style-name="T2">Total Geral</text:span></text:p>
          </table:table-cell>
          <table:table-cell table:style-name="Tabela1.B5" office:value-type="string">
            <text:p text:style-name="P1"><text:span text:style-name="T2">931</text:span></text:p>
          </table:table-cell>
          <table:table-cell table:style-name="Tabela1.C936" office:value-type="string">
            <text:p text:style-name="P1"/>
          </table:table-cell>
          <table:table-cell table:style-name="Tabela1.C936" office:value-type="string">
            <text:p text:style-name="P1"/>
          </table:table-cell>
          <table:table-cell table:style-name="Tabela1.E43" office:value-type="string">
            <text:p text:style-name="P4"><text:span text:style-name="T2">7.846.796,18</text:span></text:p>
          </table:table-cell>
          <table:table-cell table:style-name="Tabela1.E43" office:value-type="string">
            <text:p text:style-name="P4"><text:span text:style-name="T2">1.253.957,07</text:span></text:p>
          </table:table-cell>
          <table:table-cell table:style-name="Tabela1.E43" office:value-type="string">
            <text:p text:style-name="P4"><text:span text:style-name="T2">1.260.426,24</text:span></text:p>
          </table:table-cell>
          <table:table-cell table:style-name="Tabela1.E43" office:value-type="string">
            <text:p text:style-name="P4"><text:span text:style-name="T2">376.370,60</text:span></text:p>
          </table:table-cell>
          <table:table-cell table:style-name="Tabela1.E43" office:value-type="string">
            <text:p text:style-name="P4"><text:span text:style-name="T2">403.872,00</text:span></text:p>
          </table:table-cell>
          <table:table-cell table:style-name="Tabela1.E43" office:value-type="string">
            <text:p text:style-name="P4"><text:span text:style-name="T2">201.663,77</text:span></text:p>
          </table:table-cell>
          <table:table-cell table:style-name="Tabela1.E43" office:value-type="string">
            <text:p text:style-name="P4"><text:span text:style-name="T2">1.022.874,60</text:span></text:p>
          </table:table-cell>
          <table:table-cell table:style-name="Tabela1.E43" office:value-type="string">
            <text:p text:style-name="P4"><text:span text:style-name="T2">2.496.891,55</text:span></text:p>
          </table:table-cell>
          <table:table-cell table:style-name="Tabela1.E43" office:value-type="string">
            <text:p text:style-name="P4"><text:span text:style-name="T2">14.862.852,01</text:span></text:p>
          </table:table-cell>
          <table:table-cell table:style-name="Tabela1.E43" office:value-type="string">
            <text:p text:style-name="P4"><text:span text:style-name="T2">1.276.489,98</text:span></text:p>
          </table:table-cell>
          <table:table-cell table:style-name="Tabela1.E43" office:value-type="string">
            <text:p text:style-name="P4"><text:span text:style-name="T2">2.097.729,96</text:span></text:p>
          </table:table-cell>
          <table:table-cell table:style-name="Tabela1.E43" office:value-type="string">
            <text:p text:style-name="P4"><text:span text:style-name="T2">438.826,30</text:span></text:p>
          </table:table-cell>
          <table:table-cell table:style-name="Tabela1.E43" office:value-type="string">
            <text:p text:style-name="P4"><text:span text:style-name="T2">3.813.046,24</text:span></text:p>
          </table:table-cell>
          <table:table-cell table:style-name="Tabela1.E43" office:value-type="string">
            <text:p text:style-name="P4"><text:span text:style-name="T2">11.049.805,77</text:span></text:p>
          </table:table-cell>
        </table:table-row>
        <table:table-row table:style-name="Tabela1.937">
          <table:table-cell table:style-name="Tabela1.A937" office:value-type="string">
            <text:p text:style-name="P6"><text:span text:style-name="T1">Fonte da Informação:</text:span></text:p>
          </table:table-cell>
          <table:table-cell table:style-name="Tabela1.B937" table:number-columns-spanned="17" office:value-type="string">
            <text:p text:style-name="P2"><text:span text:style-name="T1">Diretoria de Recursos Human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37">
          <table:table-cell table:style-name="Tabela1.A938" office:value-type="string">
            <text:p text:style-name="P6"><text:span text:style-name="T1">Data da última atualização:</text:span></text:p>
          </table:table-cell>
          <table:table-cell table:style-name="Tabela1.B938" table:number-columns-spanned="17" office:value-type="string">
            <text:p text:style-name="P2"><text:span text:style-name="T1">31/08/2023 12:46: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39">
          <table:table-cell table:style-name="Tabela1.A939" table:number-columns-spanned="18" office:value-type="string">
            <text:p text:style-name="P2"><text:span text:style-name="T4">(1) Remuneração do Cargo Efetivo: Subsídio, Vencimento Estatutário, além de outras desta natureza.<text:line-break/>(2) V.P.N.I., Triênio, Ajuste Compensatório, Gratificação Especial de Atividade – GEA e vantagens decorrentes de sentença judicial ou extensão administrativa.<text:line-break/>(3) Rubricas que representam a retribuição paga pelo exercício de função de confiança (Servidor efetivo) ou remuneração de cargo em comissão (Servidor com/sem vínculo ou requisitado).<text:line-break/>(4) Parcelas da Gratificação Natalina (13º Salário) pagas no mês corrente, ou no caso de exoneração/aposentação do Membro/Servidor.<text:line-break/>(5) Adicional correspondente a 1/3 (um terço) da remuneração, pago ao Membro/Servidor por ocasião das férias.<text:line-break/>(6) Valor equivalente ao da contribuição previdenciária, devido ao Membro/Servidor que esteja em condição de aposentar-se, mas que optou por continuar em atividade (instituído pela Emenda Constitucional nº 41, de 16 de dezembro de 2003).<text:line-break/>(7) Valor total (somatório) das Remunerações Temporárias discriminadas na TABELA III.<text:line-break/>(8) Valor total (somatório) das Verbas Indenizatórias discriminadas na TABELA III.<text:line-break/>(9) Total dos rendimentos brutos pagos no mês.<text:line-break/>(10) Contribuição Previdenciária Oficial (Plano de Seguridade Social do Servidor Público e Regime Geral de Previdência Social).<text:line-break/>(11) Imposto de Renda Retido na Fonte.<text:line-break/>(12) Valor deduzido da remuneração básica bruta, quando esta ultrapassa o teto constitucional, nos termos da legislação correspondente.<text:line-break/>(13) Total dos descontos efetuados no mês.<text:line-break/>(14) Rendimento líquido após os descontos referidos nos itens anteriore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pt" fo:country="BR" style:letter-kerning="false" style:font-name-asian="Segoe UI" style:font-size-asian="12pt" style:language-asian="pt" style:country-asian="BR" style:font-name-complex="Tahoma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397cm" style:writing-mode="page"/>
      <style:text-properties fo:color="#000000" style:font-name="Liberation Serif" fo:font-size="12pt" fo:language="pt" fo:country="BR" style:letter-kerning="false" style:font-name-asian="Segoe UI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punctuation-wrap="simple" style:writing-mode="lr-tb"/>
      <style:text-properties fo:color="#000000" style:font-name="Liberation Serif" fo:font-family="'Liberation Serif'" style:font-family-generic="roman" style:font-pitch="variable" fo:font-size="12pt" fo:language="pt" fo:country="BR" style:font-name-asian="Segoe UI" style:font-family-asian="'Segoe UI'" style:font-family-generic-asian="system" style:font-pitch-asian="variable" style:font-size-asian="12pt" style:language-asian="pt" style:country-asian="BR" style:font-name-complex="Tahoma" style:font-family-complex="Tahoma" style:font-family-generic-complex="system" style:font-pitch-complex="variable" style:font-size-complex="12pt" style:language-complex="pt" style:country-complex="BR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0cm" fo:page-height="20.168cm" style:num-format="1" style:print-orientation="landscape" fo:margin-top="0cm" fo:margin-bottom="0cm" fo:margin-left="0cm" fo:margin-right="0cm" style:writing-mode="lr-tb" style:layout-grid-color="#c0c0c0" style:layout-grid-lines="19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pt-BR</dc:language>
    <dc:date>2023-10-24T14:04:18</dc:date>
    <meta:editing-cycles>1</meta:editing-cycles>
    <meta:editing-duration>P0D</meta:editing-duration>
    <meta:generator>LibreOffice/6.4.7.2$Linux_X86_64 LibreOffice_project/40$Build-2</meta:generator>
    <meta:document-statistic meta:table-count="1" meta:image-count="0" meta:object-count="0" meta:page-count="19" meta:paragraph-count="16804" meta:word-count="28058" meta:character-count="175293" meta:non-whitespace-character-count="163907"/>
  </office:meta>
</office:document-meta>
</file>